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7382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72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1.2437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7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5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5" office:value-type="string">
            <text:p>Remove HuyDNN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huyCNT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NhuVNQ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huyNTX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TaiPA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Add PhuT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Kien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LongD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Binh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Add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QuynhN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HuyD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3">
            <text:p>April 03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NhungH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HienV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09">
            <text:p>April 0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VietL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QuangV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12">
            <text:p>April 1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Remove KhaiL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4-24">
            <text:p>April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1">
            <text:p>1.1</text:p>
          </table:table-cell>
          <table:table-cell table:style-name="ce34" office:value-type="string">
            <text:p>Add ThanhC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04">
            <text:p>June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PhuongP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Remove HungNC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6-29">
            <text:p>June 29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HanTT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amHV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02">
            <text:p>July 02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tNH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4">
            <text:p>July 2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NhanP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27">
            <text:p>July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DaiPD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7-30">
            <text:p>July 3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ViTH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7">
            <text:p>August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4" office:value-type="string">
            <text:p>Add ToanBV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8-08-08">
            <text:p>August 08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K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Thinh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15">
            <text:p>August 15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2">
            <text:p>1.2</text:p>
          </table:table-cell>
          <table:table-cell table:style-name="ce35" office:value-type="string">
            <text:p>Add AnhNVN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0">
            <text:p>August 20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3">
            <text:p>1.3</text:p>
          </table:table-cell>
          <table:table-cell table:style-name="ce35" office:value-type="string">
            <text:p>Remove Ha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8-27">
            <text:p>August 2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HiepN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KhanhVH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MaiNT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4">
            <text:p>September 04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DauDQ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07">
            <text:p>September 07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Add NhungLM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4">
            <text:p>1.4</text:p>
          </table:table-cell>
          <table:table-cell table:style-name="ce35" office:value-type="string">
            <text:p>Remove KhanhVH from sheet O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11">
            <text:p>September 11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5">
            <text:p>1.5</text:p>
          </table:table-cell>
          <table:table-cell table:style-name="ce35" office:value-type="string">
            <text:p>Remove VietBA from sheet Oct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1.5">
            <text:p>1.5</text:p>
          </table:table-cell>
          <table:table-cell table:style-name="ce35" office:value-type="string">
            <text:p>Add LocNB</text:p>
          </table:table-cell>
          <table:table-cell table:style-name="ce35" office:value-type="string">
            <text:p>Thuyen Tran-Thanh-Nha</text:p>
          </table:table-cell>
          <table:table-cell table:style-name="ce37" office:value-type="date" office:date-value="2018-09-24">
            <text:p>September 24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38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8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559in" draw:caption-point-x="-0.7689in" draw:caption-point-y="0.907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843in" draw:caption-point-x="-0.2402in" draw:caption-point-y="0.679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843in" draw:caption-point-x="-0.2622in" draw:caption-point-y="0.679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843in" draw:caption-point-x="-0.2402in" draw:caption-point-y="0.679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843in" draw:caption-point-x="-0.2402in" draw:caption-point-y="0.679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152in" draw:caption-point-x="-1.4484in" draw:caption-point-y="0.211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3">
            <text:p>08/13/18</text:p>
          </table:table-cell>
          <table:table-cell table:style-name="ce50" table:formula="of:=IF(YEAR(NOW())&gt;YEAR([.E7]);DATE(YEAR([.E7]);12;31);NOW())" office:value-type="date" office:date-value="2018-10-01T09:45:26.45">
            <text:p>10/01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53]=[.$B7];[Thong_Tin_Ngay_Nghi_201801.$C$3:.$C$53]) +  SUMPRODUCT([Thong_Tin_Ngay_Nghi_201802.$B$3:.$B$55]=[.$B7];[Thong_Tin_Ngay_Nghi_201802.$C$3:.$C$55]) + SUMPRODUCT([Thong_Tin_Ngay_Nghi_201803.$B$3:.$B$49]=[.$B7];[Thong_Tin_Ngay_Nghi_201803.$C$3:.$C$49])" office:value-type="float" office:value="0">
            <text:p>0</text:p>
          </table:table-cell>
          <table:table-cell table:style-name="ce60" table:formula="of:=SUMPRODUCT([Thong_Tin_Ngay_Nghi_201801.$B$3:.$B$54]=[.$B7];[Thong_Tin_Ngay_Nghi_201801.$C$3:.$C$54])+SUMPRODUCT([Thong_Tin_Ngay_Nghi_201802.$B$3:.$B$56]=[.$B7];[Thong_Tin_Ngay_Nghi_201802.$C$3:.$C$56])+SUMPRODUCT([Thong_Tin_Ngay_Nghi_201803.$B$3:.$B$50]=[.$B7];[Thong_Tin_Ngay_Nghi_201803.$C$3:.$C$50])+SUMPRODUCT([Thong_Tin_Ngay_Nghi_201804.$B$3:.$B$49]=[.$B7];[Thong_Tin_Ngay_Nghi_201804.$C$3:.$C$49])+SUMPRODUCT([Thong_Tin_Ngay_Nghi_201805.$B$3:.$B$47]=[.$B7];[Thong_Tin_Ngay_Nghi_201805.$C$3:.$C$47])+SUMPRODUCT([Thong_Tin_Ngay_Nghi_201806.$B$3:.$B$51]=[.$B7];[Thong_Tin_Ngay_Nghi_201806.$C$3:.$C$51])+SUMPRODUCT([Thong_Tin_Ngay_Nghi_201807.$B$3:.$B$57]=[.$B7];[Thong_Tin_Ngay_Nghi_201807.$C$3:.$C$57])+SUMPRODUCT([Thong_Tin_Ngay_Nghi_201808.$B$3:.$B$62]=[.$B7];[Thong_Tin_Ngay_Nghi_201808.$C$3:.$C$62])+SUMPRODUCT([Thong_Tin_Ngay_Nghi_201809.$B$3:.$B$61]=[.$B7];[Thong_Tin_Ngay_Nghi_201809.$C$3:.$C$61])+SUMPRODUCT([Thong_Tin_Ngay_Nghi_201810.$B$3:.$B$57]=[.$B7];[Thong_Tin_Ngay_Nghi_201810.$C$3:.$C$57])+SUMPRODUCT([Thong_Tin_Ngay_Nghi_201811.$B$3:.$B$58]=[.$B7];[Thong_Tin_Ngay_Nghi_201811.$C$3:.$C$58])+ SUMPRODUCT([Thong_Tin_Ngay_Nghi_201812.$B$3:.$B$57]=[.$B7];[Thong_Tin_Ngay_Nghi_201812.$C$3:.$C$57])" office:value-type="float" office:value="6">
            <text:p>6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4">
            <text:p>-4</text:p>
          </table:table-cell>
          <table:table-cell table:style-name="ce48"/>
          <table:table-cell table:style-name="ce48" table:formula="of:=2.5" office:value-type="float" office:value="2.5">
            <text:p>2.5</text:p>
          </table:table-cell>
          <table:table-cell table:style-name="ce63"/>
          <table:table-cell table:style-name="ce48" table:formula="of:=[.J7]+[.L7] +[.K7]+[.M7]" office:value-type="float" office:value="-1.5">
            <text:p>-1.5</text:p>
          </table:table-cell>
          <table:table-cell table:style-name="ce66" office:value-type="string">
            <text:p>Những ngày nghỉ này đã trừ vào lương → sẽ ko trừ vào phép nữa: </text:p>
            <text:p>- Tháng 9: 2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20">
            <text:p>08/20/18</text:p>
          </table:table-cell>
          <table:table-cell table:style-name="ce50" table:formula="of:=IF(YEAR(NOW())&gt;YEAR([.E8]);DATE(YEAR([.E8]);12;31);NOW())" office:value-type="date" office:date-value="2018-10-01T09:45:26.45">
            <text:p>10/01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5" table:formula="of:=SUMPRODUCT([Thong_Tin_Ngay_Nghi_201801.$B$3:.$B$53]=[.$B8];[Thong_Tin_Ngay_Nghi_201801.$C$3:.$C$53]) +  SUMPRODUCT([Thong_Tin_Ngay_Nghi_201802.$B$3:.$B$55]=[.$B8];[Thong_Tin_Ngay_Nghi_201802.$C$3:.$C$55]) + SUMPRODUCT([Thong_Tin_Ngay_Nghi_201803.$B$3:.$B$49]=[.$B8];[Thong_Tin_Ngay_Nghi_201803.$C$3:.$C$49])" office:value-type="float" office:value="0">
            <text:p>0</text:p>
          </table:table-cell>
          <table:table-cell table:style-name="ce60" table:formula="of:=SUMPRODUCT([Thong_Tin_Ngay_Nghi_201801.$B$3:.$B$54]=[.$B8];[Thong_Tin_Ngay_Nghi_201801.$C$3:.$C$54])+SUMPRODUCT([Thong_Tin_Ngay_Nghi_201802.$B$3:.$B$56]=[.$B8];[Thong_Tin_Ngay_Nghi_201802.$C$3:.$C$56])+SUMPRODUCT([Thong_Tin_Ngay_Nghi_201803.$B$3:.$B$50]=[.$B8];[Thong_Tin_Ngay_Nghi_201803.$C$3:.$C$50])+SUMPRODUCT([Thong_Tin_Ngay_Nghi_201804.$B$3:.$B$49]=[.$B8];[Thong_Tin_Ngay_Nghi_201804.$C$3:.$C$49])+SUMPRODUCT([Thong_Tin_Ngay_Nghi_201805.$B$3:.$B$47]=[.$B8];[Thong_Tin_Ngay_Nghi_201805.$C$3:.$C$47])+SUMPRODUCT([Thong_Tin_Ngay_Nghi_201806.$B$3:.$B$51]=[.$B8];[Thong_Tin_Ngay_Nghi_201806.$C$3:.$C$51])+SUMPRODUCT([Thong_Tin_Ngay_Nghi_201807.$B$3:.$B$57]=[.$B8];[Thong_Tin_Ngay_Nghi_201807.$C$3:.$C$57])+SUMPRODUCT([Thong_Tin_Ngay_Nghi_201808.$B$3:.$B$62]=[.$B8];[Thong_Tin_Ngay_Nghi_201808.$C$3:.$C$62])+SUMPRODUCT([Thong_Tin_Ngay_Nghi_201809.$B$3:.$B$61]=[.$B8];[Thong_Tin_Ngay_Nghi_201809.$C$3:.$C$61])+SUMPRODUCT([Thong_Tin_Ngay_Nghi_201810.$B$3:.$B$57]=[.$B8];[Thong_Tin_Ngay_Nghi_201810.$C$3:.$C$57])+SUMPRODUCT([Thong_Tin_Ngay_Nghi_201811.$B$3:.$B$58]=[.$B8];[Thong_Tin_Ngay_Nghi_201811.$C$3:.$C$58])+ SUMPRODUCT([Thong_Tin_Ngay_Nghi_201812.$B$3:.$B$57]=[.$B8];[Thong_Tin_Ngay_Nghi_201812.$C$3:.$C$57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10-01T09:45:26.45">
            <text:p>10/01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9">
            <text:p>9</text:p>
          </table:table-cell>
          <table:table-cell table:style-name="ce56" table:formula="of:=SUMPRODUCT([Thong_Tin_Ngay_Nghi_201801.$B$3:.$B$53]=[.$B9];[Thong_Tin_Ngay_Nghi_201801.$C$3:.$C$53]) +  SUMPRODUCT([Thong_Tin_Ngay_Nghi_201802.$B$3:.$B$55]=[.$B9];[Thong_Tin_Ngay_Nghi_201802.$C$3:.$C$55]) + SUMPRODUCT([Thong_Tin_Ngay_Nghi_201803.$B$3:.$B$49]=[.$B9];[Thong_Tin_Ngay_Nghi_201803.$C$3:.$C$49])" office:value-type="float" office:value="4">
            <text:p>4</text:p>
          </table:table-cell>
          <table:table-cell table:style-name="ce61" table:formula="of:=SUMPRODUCT([Thong_Tin_Ngay_Nghi_201801.$B$3:.$B$54]=[.$B9];[Thong_Tin_Ngay_Nghi_201801.$C$3:.$C$54])+SUMPRODUCT([Thong_Tin_Ngay_Nghi_201802.$B$3:.$B$56]=[.$B9];[Thong_Tin_Ngay_Nghi_201802.$C$3:.$C$56])+SUMPRODUCT([Thong_Tin_Ngay_Nghi_201803.$B$3:.$B$50]=[.$B9];[Thong_Tin_Ngay_Nghi_201803.$C$3:.$C$50])+SUMPRODUCT([Thong_Tin_Ngay_Nghi_201804.$B$3:.$B$49]=[.$B9];[Thong_Tin_Ngay_Nghi_201804.$C$3:.$C$49])+SUMPRODUCT([Thong_Tin_Ngay_Nghi_201805.$B$3:.$B$47]=[.$B9];[Thong_Tin_Ngay_Nghi_201805.$C$3:.$C$47])+SUMPRODUCT([Thong_Tin_Ngay_Nghi_201806.$B$3:.$B$51]=[.$B9];[Thong_Tin_Ngay_Nghi_201806.$C$3:.$C$51])+SUMPRODUCT([Thong_Tin_Ngay_Nghi_201807.$B$3:.$B$57]=[.$B9];[Thong_Tin_Ngay_Nghi_201807.$C$3:.$C$57])+SUMPRODUCT([Thong_Tin_Ngay_Nghi_201808.$B$3:.$B$62]=[.$B9];[Thong_Tin_Ngay_Nghi_201808.$C$3:.$C$62])+SUMPRODUCT([Thong_Tin_Ngay_Nghi_201809.$B$3:.$B$61]=[.$B9];[Thong_Tin_Ngay_Nghi_201809.$C$3:.$C$61])+SUMPRODUCT([Thong_Tin_Ngay_Nghi_201810.$B$3:.$B$57]=[.$B9];[Thong_Tin_Ngay_Nghi_201810.$C$3:.$C$57])+SUMPRODUCT([Thong_Tin_Ngay_Nghi_201811.$B$3:.$B$58]=[.$B9];[Thong_Tin_Ngay_Nghi_201811.$C$3:.$C$58])+ SUMPRODUCT([Thong_Tin_Ngay_Nghi_201812.$B$3:.$B$57]=[.$B9];[Thong_Tin_Ngay_Nghi_201812.$C$3:.$C$57])" office:value-type="float" office:value="21">
            <text:p>21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2">
            <text:p>-1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11">
            <text:p>-1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10-01T09:45:26.45">
            <text:p>10/01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9">
            <text:p>9</text:p>
          </table:table-cell>
          <table:table-cell table:style-name="ce55" table:formula="of:=SUMPRODUCT([Thong_Tin_Ngay_Nghi_201801.$B$3:.$B$53]=[.$B10];[Thong_Tin_Ngay_Nghi_201801.$C$3:.$C$53]) +  SUMPRODUCT([Thong_Tin_Ngay_Nghi_201802.$B$3:.$B$55]=[.$B10];[Thong_Tin_Ngay_Nghi_201802.$C$3:.$C$55]) + SUMPRODUCT([Thong_Tin_Ngay_Nghi_201803.$B$3:.$B$49]=[.$B10];[Thong_Tin_Ngay_Nghi_201803.$C$3:.$C$49])" office:value-type="float" office:value="3">
            <text:p>3</text:p>
          </table:table-cell>
          <table:table-cell table:style-name="ce60" table:formula="of:=SUMPRODUCT([Thong_Tin_Ngay_Nghi_201801.$B$3:.$B$54]=[.$B10];[Thong_Tin_Ngay_Nghi_201801.$C$3:.$C$54])+SUMPRODUCT([Thong_Tin_Ngay_Nghi_201802.$B$3:.$B$56]=[.$B10];[Thong_Tin_Ngay_Nghi_201802.$C$3:.$C$56])+SUMPRODUCT([Thong_Tin_Ngay_Nghi_201803.$B$3:.$B$50]=[.$B10];[Thong_Tin_Ngay_Nghi_201803.$C$3:.$C$50])+SUMPRODUCT([Thong_Tin_Ngay_Nghi_201804.$B$3:.$B$49]=[.$B10];[Thong_Tin_Ngay_Nghi_201804.$C$3:.$C$49])+SUMPRODUCT([Thong_Tin_Ngay_Nghi_201805.$B$3:.$B$47]=[.$B10];[Thong_Tin_Ngay_Nghi_201805.$C$3:.$C$47])+SUMPRODUCT([Thong_Tin_Ngay_Nghi_201806.$B$3:.$B$51]=[.$B10];[Thong_Tin_Ngay_Nghi_201806.$C$3:.$C$51])+SUMPRODUCT([Thong_Tin_Ngay_Nghi_201807.$B$3:.$B$57]=[.$B10];[Thong_Tin_Ngay_Nghi_201807.$C$3:.$C$57])+SUMPRODUCT([Thong_Tin_Ngay_Nghi_201808.$B$3:.$B$62]=[.$B10];[Thong_Tin_Ngay_Nghi_201808.$C$3:.$C$62])+SUMPRODUCT([Thong_Tin_Ngay_Nghi_201809.$B$3:.$B$61]=[.$B10];[Thong_Tin_Ngay_Nghi_201809.$C$3:.$C$61])+SUMPRODUCT([Thong_Tin_Ngay_Nghi_201810.$B$3:.$B$57]=[.$B10];[Thong_Tin_Ngay_Nghi_201810.$C$3:.$C$57])+SUMPRODUCT([Thong_Tin_Ngay_Nghi_201811.$B$3:.$B$58]=[.$B10];[Thong_Tin_Ngay_Nghi_201811.$C$3:.$C$58])+ SUMPRODUCT([Thong_Tin_Ngay_Nghi_201812.$B$3:.$B$57]=[.$B10];[Thong_Tin_Ngay_Nghi_201812.$C$3:.$C$57])" office:value-type="float" office:value="4.5">
            <text:p>4.5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4.5">
            <text:p>4.5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10-01T09:45:26.46">
            <text:p>10/01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9">
            <text:p>9</text:p>
          </table:table-cell>
          <table:table-cell table:style-name="ce55" table:formula="of:=SUMPRODUCT([Thong_Tin_Ngay_Nghi_201801.$B$3:.$B$53]=[.$B11];[Thong_Tin_Ngay_Nghi_201801.$C$3:.$C$53]) +  SUMPRODUCT([Thong_Tin_Ngay_Nghi_201802.$B$3:.$B$55]=[.$B11];[Thong_Tin_Ngay_Nghi_201802.$C$3:.$C$55]) + SUMPRODUCT([Thong_Tin_Ngay_Nghi_201803.$B$3:.$B$49]=[.$B11];[Thong_Tin_Ngay_Nghi_201803.$C$3:.$C$49])" office:value-type="float" office:value="3">
            <text:p>3</text:p>
          </table:table-cell>
          <table:table-cell table:style-name="ce60" table:formula="of:=SUMPRODUCT([Thong_Tin_Ngay_Nghi_201801.$B$3:.$B$54]=[.$B11];[Thong_Tin_Ngay_Nghi_201801.$C$3:.$C$54])+SUMPRODUCT([Thong_Tin_Ngay_Nghi_201802.$B$3:.$B$56]=[.$B11];[Thong_Tin_Ngay_Nghi_201802.$C$3:.$C$56])+SUMPRODUCT([Thong_Tin_Ngay_Nghi_201803.$B$3:.$B$50]=[.$B11];[Thong_Tin_Ngay_Nghi_201803.$C$3:.$C$50])+SUMPRODUCT([Thong_Tin_Ngay_Nghi_201804.$B$3:.$B$49]=[.$B11];[Thong_Tin_Ngay_Nghi_201804.$C$3:.$C$49])+SUMPRODUCT([Thong_Tin_Ngay_Nghi_201805.$B$3:.$B$47]=[.$B11];[Thong_Tin_Ngay_Nghi_201805.$C$3:.$C$47])+SUMPRODUCT([Thong_Tin_Ngay_Nghi_201806.$B$3:.$B$51]=[.$B11];[Thong_Tin_Ngay_Nghi_201806.$C$3:.$C$51])+SUMPRODUCT([Thong_Tin_Ngay_Nghi_201807.$B$3:.$B$57]=[.$B11];[Thong_Tin_Ngay_Nghi_201807.$C$3:.$C$57])+SUMPRODUCT([Thong_Tin_Ngay_Nghi_201808.$B$3:.$B$62]=[.$B11];[Thong_Tin_Ngay_Nghi_201808.$C$3:.$C$62])+SUMPRODUCT([Thong_Tin_Ngay_Nghi_201809.$B$3:.$B$61]=[.$B11];[Thong_Tin_Ngay_Nghi_201809.$C$3:.$C$61])+SUMPRODUCT([Thong_Tin_Ngay_Nghi_201810.$B$3:.$B$57]=[.$B11];[Thong_Tin_Ngay_Nghi_201810.$C$3:.$C$57])+SUMPRODUCT([Thong_Tin_Ngay_Nghi_201811.$B$3:.$B$58]=[.$B11];[Thong_Tin_Ngay_Nghi_201811.$C$3:.$C$58])+ SUMPRODUCT([Thong_Tin_Ngay_Nghi_201812.$B$3:.$B$57]=[.$B11];[Thong_Tin_Ngay_Nghi_201812.$C$3:.$C$57])" office:value-type="float" office:value="6.5">
            <text:p>6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10-01T09:45:26.46">
            <text:p>10/01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9">
            <text:p>9</text:p>
          </table:table-cell>
          <table:table-cell table:style-name="ce55" table:formula="of:=SUMPRODUCT([Thong_Tin_Ngay_Nghi_201801.$B$3:.$B$53]=[.$B12];[Thong_Tin_Ngay_Nghi_201801.$C$3:.$C$53]) +  SUMPRODUCT([Thong_Tin_Ngay_Nghi_201802.$B$3:.$B$55]=[.$B12];[Thong_Tin_Ngay_Nghi_201802.$C$3:.$C$55]) + SUMPRODUCT([Thong_Tin_Ngay_Nghi_201803.$B$3:.$B$49]=[.$B12];[Thong_Tin_Ngay_Nghi_201803.$C$3:.$C$49])" office:value-type="float" office:value="3">
            <text:p>3</text:p>
          </table:table-cell>
          <table:table-cell table:style-name="ce60" table:formula="of:=SUMPRODUCT([Thong_Tin_Ngay_Nghi_201801.$B$3:.$B$54]=[.$B12];[Thong_Tin_Ngay_Nghi_201801.$C$3:.$C$54])+SUMPRODUCT([Thong_Tin_Ngay_Nghi_201802.$B$3:.$B$56]=[.$B12];[Thong_Tin_Ngay_Nghi_201802.$C$3:.$C$56])+SUMPRODUCT([Thong_Tin_Ngay_Nghi_201803.$B$3:.$B$50]=[.$B12];[Thong_Tin_Ngay_Nghi_201803.$C$3:.$C$50])+SUMPRODUCT([Thong_Tin_Ngay_Nghi_201804.$B$3:.$B$49]=[.$B12];[Thong_Tin_Ngay_Nghi_201804.$C$3:.$C$49])+SUMPRODUCT([Thong_Tin_Ngay_Nghi_201805.$B$3:.$B$47]=[.$B12];[Thong_Tin_Ngay_Nghi_201805.$C$3:.$C$47])+SUMPRODUCT([Thong_Tin_Ngay_Nghi_201806.$B$3:.$B$51]=[.$B12];[Thong_Tin_Ngay_Nghi_201806.$C$3:.$C$51])+SUMPRODUCT([Thong_Tin_Ngay_Nghi_201807.$B$3:.$B$57]=[.$B12];[Thong_Tin_Ngay_Nghi_201807.$C$3:.$C$57])+SUMPRODUCT([Thong_Tin_Ngay_Nghi_201808.$B$3:.$B$62]=[.$B12];[Thong_Tin_Ngay_Nghi_201808.$C$3:.$C$62])+SUMPRODUCT([Thong_Tin_Ngay_Nghi_201809.$B$3:.$B$61]=[.$B12];[Thong_Tin_Ngay_Nghi_201809.$C$3:.$C$61])+SUMPRODUCT([Thong_Tin_Ngay_Nghi_201810.$B$3:.$B$57]=[.$B12];[Thong_Tin_Ngay_Nghi_201810.$C$3:.$C$57])+SUMPRODUCT([Thong_Tin_Ngay_Nghi_201811.$B$3:.$B$58]=[.$B12];[Thong_Tin_Ngay_Nghi_201811.$C$3:.$C$58])+ SUMPRODUCT([Thong_Tin_Ngay_Nghi_201812.$B$3:.$B$57]=[.$B12];[Thong_Tin_Ngay_Nghi_201812.$C$3:.$C$57])" office:value-type="float" office:value="10.5">
            <text:p>10.5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30">
            <text:p>07/30/18</text:p>
          </table:table-cell>
          <table:table-cell table:style-name="ce50" table:formula="of:=IF(YEAR(NOW())&gt;YEAR([.E13]);DATE(YEAR([.E13]);12;31);NOW())" office:value-type="date" office:date-value="2018-10-01T09:45:26.46">
            <text:p>10/01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5" table:formula="of:=SUMPRODUCT([Thong_Tin_Ngay_Nghi_201801.$B$3:.$B$53]=[.$B13];[Thong_Tin_Ngay_Nghi_201801.$C$3:.$C$53]) +  SUMPRODUCT([Thong_Tin_Ngay_Nghi_201802.$B$3:.$B$55]=[.$B13];[Thong_Tin_Ngay_Nghi_201802.$C$3:.$C$55]) + SUMPRODUCT([Thong_Tin_Ngay_Nghi_201803.$B$3:.$B$49]=[.$B13];[Thong_Tin_Ngay_Nghi_201803.$C$3:.$C$49])" office:value-type="float" office:value="0">
            <text:p>0</text:p>
          </table:table-cell>
          <table:table-cell table:style-name="ce60" table:formula="of:=SUMPRODUCT([Thong_Tin_Ngay_Nghi_201801.$B$3:.$B$54]=[.$B13];[Thong_Tin_Ngay_Nghi_201801.$C$3:.$C$54])+SUMPRODUCT([Thong_Tin_Ngay_Nghi_201802.$B$3:.$B$56]=[.$B13];[Thong_Tin_Ngay_Nghi_201802.$C$3:.$C$56])+SUMPRODUCT([Thong_Tin_Ngay_Nghi_201803.$B$3:.$B$50]=[.$B13];[Thong_Tin_Ngay_Nghi_201803.$C$3:.$C$50])+SUMPRODUCT([Thong_Tin_Ngay_Nghi_201804.$B$3:.$B$49]=[.$B13];[Thong_Tin_Ngay_Nghi_201804.$C$3:.$C$49])+SUMPRODUCT([Thong_Tin_Ngay_Nghi_201805.$B$3:.$B$47]=[.$B13];[Thong_Tin_Ngay_Nghi_201805.$C$3:.$C$47])+SUMPRODUCT([Thong_Tin_Ngay_Nghi_201806.$B$3:.$B$51]=[.$B13];[Thong_Tin_Ngay_Nghi_201806.$C$3:.$C$51])+SUMPRODUCT([Thong_Tin_Ngay_Nghi_201807.$B$3:.$B$57]=[.$B13];[Thong_Tin_Ngay_Nghi_201807.$C$3:.$C$57])+SUMPRODUCT([Thong_Tin_Ngay_Nghi_201808.$B$3:.$B$62]=[.$B13];[Thong_Tin_Ngay_Nghi_201808.$C$3:.$C$62])+SUMPRODUCT([Thong_Tin_Ngay_Nghi_201809.$B$3:.$B$61]=[.$B13];[Thong_Tin_Ngay_Nghi_201809.$C$3:.$C$61])+SUMPRODUCT([Thong_Tin_Ngay_Nghi_201810.$B$3:.$B$57]=[.$B13];[Thong_Tin_Ngay_Nghi_201810.$C$3:.$C$57])+SUMPRODUCT([Thong_Tin_Ngay_Nghi_201811.$B$3:.$B$58]=[.$B13];[Thong_Tin_Ngay_Nghi_201811.$C$3:.$C$58])+ SUMPRODUCT([Thong_Tin_Ngay_Nghi_201812.$B$3:.$B$57]=[.$B13];[Thong_Tin_Ngay_Nghi_201812.$C$3:.$C$57])" office:value-type="float" office:value="0">
            <text:p>0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7">
            <text:p>09/07/18</text:p>
          </table:table-cell>
          <table:table-cell table:style-name="ce50" table:formula="of:=IF(YEAR(NOW())&gt;YEAR([.E14]);DATE(YEAR([.E14]);12;31);NOW())" office:value-type="date" office:date-value="2018-10-01T09:45:26.46">
            <text:p>10/01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1">
            <text:p>1</text:p>
          </table:table-cell>
          <table:table-cell table:style-name="ce55" table:formula="of:=SUMPRODUCT([Thong_Tin_Ngay_Nghi_201801.$B$3:.$B$53]=[.$B14];[Thong_Tin_Ngay_Nghi_201801.$C$3:.$C$53]) +  SUMPRODUCT([Thong_Tin_Ngay_Nghi_201802.$B$3:.$B$55]=[.$B14];[Thong_Tin_Ngay_Nghi_201802.$C$3:.$C$55]) + SUMPRODUCT([Thong_Tin_Ngay_Nghi_201803.$B$3:.$B$49]=[.$B14];[Thong_Tin_Ngay_Nghi_201803.$C$3:.$C$49])" office:value-type="float" office:value="0">
            <text:p>0</text:p>
          </table:table-cell>
          <table:table-cell table:style-name="ce60" table:formula="of:=SUMPRODUCT([Thong_Tin_Ngay_Nghi_201801.$B$3:.$B$54]=[.$B14];[Thong_Tin_Ngay_Nghi_201801.$C$3:.$C$54])+SUMPRODUCT([Thong_Tin_Ngay_Nghi_201802.$B$3:.$B$56]=[.$B14];[Thong_Tin_Ngay_Nghi_201802.$C$3:.$C$56])+SUMPRODUCT([Thong_Tin_Ngay_Nghi_201803.$B$3:.$B$50]=[.$B14];[Thong_Tin_Ngay_Nghi_201803.$C$3:.$C$50])+SUMPRODUCT([Thong_Tin_Ngay_Nghi_201804.$B$3:.$B$49]=[.$B14];[Thong_Tin_Ngay_Nghi_201804.$C$3:.$C$49])+SUMPRODUCT([Thong_Tin_Ngay_Nghi_201805.$B$3:.$B$47]=[.$B14];[Thong_Tin_Ngay_Nghi_201805.$C$3:.$C$47])+SUMPRODUCT([Thong_Tin_Ngay_Nghi_201806.$B$3:.$B$51]=[.$B14];[Thong_Tin_Ngay_Nghi_201806.$C$3:.$C$51])+SUMPRODUCT([Thong_Tin_Ngay_Nghi_201807.$B$3:.$B$57]=[.$B14];[Thong_Tin_Ngay_Nghi_201807.$C$3:.$C$57])+SUMPRODUCT([Thong_Tin_Ngay_Nghi_201808.$B$3:.$B$62]=[.$B14];[Thong_Tin_Ngay_Nghi_201808.$C$3:.$C$62])+SUMPRODUCT([Thong_Tin_Ngay_Nghi_201809.$B$3:.$B$61]=[.$B14];[Thong_Tin_Ngay_Nghi_201809.$C$3:.$C$61])+SUMPRODUCT([Thong_Tin_Ngay_Nghi_201810.$B$3:.$B$57]=[.$B14];[Thong_Tin_Ngay_Nghi_201810.$C$3:.$C$57])+SUMPRODUCT([Thong_Tin_Ngay_Nghi_201811.$B$3:.$B$58]=[.$B14];[Thong_Tin_Ngay_Nghi_201811.$C$3:.$C$58])+ SUMPRODUCT([Thong_Tin_Ngay_Nghi_201812.$B$3:.$B$57]=[.$B14];[Thong_Tin_Ngay_Nghi_201812.$C$3:.$C$57])" office:value-type="float" office:value="0">
            <text:p>0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5]&lt;0;0;[.C15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10-01T09:45:26.46">
            <text:p>10/01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9">
            <text:p>9</text:p>
          </table:table-cell>
          <table:table-cell table:style-name="ce55" table:formula="of:=SUMPRODUCT([Thong_Tin_Ngay_Nghi_201801.$B$3:.$B$53]=[.$B15];[Thong_Tin_Ngay_Nghi_201801.$C$3:.$C$53]) +  SUMPRODUCT([Thong_Tin_Ngay_Nghi_201802.$B$3:.$B$55]=[.$B15];[Thong_Tin_Ngay_Nghi_201802.$C$3:.$C$55]) + SUMPRODUCT([Thong_Tin_Ngay_Nghi_201803.$B$3:.$B$49]=[.$B15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15];[Thong_Tin_Ngay_Nghi_201801.$C$3:.$C$54])+SUMPRODUCT([Thong_Tin_Ngay_Nghi_201802.$B$3:.$B$56]=[.$B15];[Thong_Tin_Ngay_Nghi_201802.$C$3:.$C$56])+SUMPRODUCT([Thong_Tin_Ngay_Nghi_201803.$B$3:.$B$50]=[.$B15];[Thong_Tin_Ngay_Nghi_201803.$C$3:.$C$50])+SUMPRODUCT([Thong_Tin_Ngay_Nghi_201804.$B$3:.$B$49]=[.$B15];[Thong_Tin_Ngay_Nghi_201804.$C$3:.$C$49])+SUMPRODUCT([Thong_Tin_Ngay_Nghi_201805.$B$3:.$B$47]=[.$B15];[Thong_Tin_Ngay_Nghi_201805.$C$3:.$C$47])+SUMPRODUCT([Thong_Tin_Ngay_Nghi_201806.$B$3:.$B$51]=[.$B15];[Thong_Tin_Ngay_Nghi_201806.$C$3:.$C$51])+SUMPRODUCT([Thong_Tin_Ngay_Nghi_201807.$B$3:.$B$57]=[.$B15];[Thong_Tin_Ngay_Nghi_201807.$C$3:.$C$57])+SUMPRODUCT([Thong_Tin_Ngay_Nghi_201808.$B$3:.$B$62]=[.$B15];[Thong_Tin_Ngay_Nghi_201808.$C$3:.$C$62])+SUMPRODUCT([Thong_Tin_Ngay_Nghi_201809.$B$3:.$B$61]=[.$B15];[Thong_Tin_Ngay_Nghi_201809.$C$3:.$C$61])+SUMPRODUCT([Thong_Tin_Ngay_Nghi_201810.$B$3:.$B$57]=[.$B15];[Thong_Tin_Ngay_Nghi_201810.$C$3:.$C$57])+SUMPRODUCT([Thong_Tin_Ngay_Nghi_201811.$B$3:.$B$58]=[.$B15];[Thong_Tin_Ngay_Nghi_201811.$C$3:.$C$58])+ SUMPRODUCT([Thong_Tin_Ngay_Nghi_201812.$B$3:.$B$57]=[.$B15];[Thong_Tin_Ngay_Nghi_201812.$C$3:.$C$57])" office:value-type="float" office:value="10.5">
            <text:p>10.5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10-01T09:45:26.47">
            <text:p>10/01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9">
            <text:p>9</text:p>
          </table:table-cell>
          <table:table-cell table:style-name="ce55" table:formula="of:=SUMPRODUCT([Thong_Tin_Ngay_Nghi_201801.$B$3:.$B$53]=[.$B16];[Thong_Tin_Ngay_Nghi_201801.$C$3:.$C$53]) +  SUMPRODUCT([Thong_Tin_Ngay_Nghi_201802.$B$3:.$B$55]=[.$B16];[Thong_Tin_Ngay_Nghi_201802.$C$3:.$C$55]) + SUMPRODUCT([Thong_Tin_Ngay_Nghi_201803.$B$3:.$B$49]=[.$B16];[Thong_Tin_Ngay_Nghi_201803.$C$3:.$C$49])" office:value-type="float" office:value="3">
            <text:p>3</text:p>
          </table:table-cell>
          <table:table-cell table:style-name="ce60" table:formula="of:=SUMPRODUCT([Thong_Tin_Ngay_Nghi_201801.$B$3:.$B$54]=[.$B16];[Thong_Tin_Ngay_Nghi_201801.$C$3:.$C$54])+SUMPRODUCT([Thong_Tin_Ngay_Nghi_201802.$B$3:.$B$56]=[.$B16];[Thong_Tin_Ngay_Nghi_201802.$C$3:.$C$56])+SUMPRODUCT([Thong_Tin_Ngay_Nghi_201803.$B$3:.$B$50]=[.$B16];[Thong_Tin_Ngay_Nghi_201803.$C$3:.$C$50])+SUMPRODUCT([Thong_Tin_Ngay_Nghi_201804.$B$3:.$B$49]=[.$B16];[Thong_Tin_Ngay_Nghi_201804.$C$3:.$C$49])+SUMPRODUCT([Thong_Tin_Ngay_Nghi_201805.$B$3:.$B$47]=[.$B16];[Thong_Tin_Ngay_Nghi_201805.$C$3:.$C$47])+SUMPRODUCT([Thong_Tin_Ngay_Nghi_201806.$B$3:.$B$51]=[.$B16];[Thong_Tin_Ngay_Nghi_201806.$C$3:.$C$51])+SUMPRODUCT([Thong_Tin_Ngay_Nghi_201807.$B$3:.$B$57]=[.$B16];[Thong_Tin_Ngay_Nghi_201807.$C$3:.$C$57])+SUMPRODUCT([Thong_Tin_Ngay_Nghi_201808.$B$3:.$B$62]=[.$B16];[Thong_Tin_Ngay_Nghi_201808.$C$3:.$C$62])+SUMPRODUCT([Thong_Tin_Ngay_Nghi_201809.$B$3:.$B$61]=[.$B16];[Thong_Tin_Ngay_Nghi_201809.$C$3:.$C$61])+SUMPRODUCT([Thong_Tin_Ngay_Nghi_201810.$B$3:.$B$57]=[.$B16];[Thong_Tin_Ngay_Nghi_201810.$C$3:.$C$57])+SUMPRODUCT([Thong_Tin_Ngay_Nghi_201811.$B$3:.$B$58]=[.$B16];[Thong_Tin_Ngay_Nghi_201811.$C$3:.$C$58])+ SUMPRODUCT([Thong_Tin_Ngay_Nghi_201812.$B$3:.$B$57]=[.$B16];[Thong_Tin_Ngay_Nghi_201812.$C$3:.$C$57])" office:value-type="float" office:value="13">
            <text:p>13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4">
            <text:p>-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6]+[.L16] +[.K16]+[.M16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7]);DATE(YEAR([.E17]);12;31);NOW())" office:value-type="date" office:date-value="2018-10-01T09:45:26.47">
            <text:p>10/01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9">
            <text:p>9</text:p>
          </table:table-cell>
          <table:table-cell table:style-name="ce55" table:formula="of:=SUMPRODUCT([Thong_Tin_Ngay_Nghi_201801.$B$3:.$B$53]=[.$B17];[Thong_Tin_Ngay_Nghi_201801.$C$3:.$C$53]) +  SUMPRODUCT([Thong_Tin_Ngay_Nghi_201802.$B$3:.$B$55]=[.$B17];[Thong_Tin_Ngay_Nghi_201802.$C$3:.$C$55]) + SUMPRODUCT([Thong_Tin_Ngay_Nghi_201803.$B$3:.$B$49]=[.$B17];[Thong_Tin_Ngay_Nghi_201803.$C$3:.$C$49])" office:value-type="float" office:value="6">
            <text:p>6</text:p>
          </table:table-cell>
          <table:table-cell table:style-name="ce60" table:formula="of:=SUMPRODUCT([Thong_Tin_Ngay_Nghi_201801.$B$3:.$B$54]=[.$B17];[Thong_Tin_Ngay_Nghi_201801.$C$3:.$C$54])+SUMPRODUCT([Thong_Tin_Ngay_Nghi_201802.$B$3:.$B$56]=[.$B17];[Thong_Tin_Ngay_Nghi_201802.$C$3:.$C$56])+SUMPRODUCT([Thong_Tin_Ngay_Nghi_201803.$B$3:.$B$50]=[.$B17];[Thong_Tin_Ngay_Nghi_201803.$C$3:.$C$50])+SUMPRODUCT([Thong_Tin_Ngay_Nghi_201804.$B$3:.$B$49]=[.$B17];[Thong_Tin_Ngay_Nghi_201804.$C$3:.$C$49])+SUMPRODUCT([Thong_Tin_Ngay_Nghi_201805.$B$3:.$B$47]=[.$B17];[Thong_Tin_Ngay_Nghi_201805.$C$3:.$C$47])+SUMPRODUCT([Thong_Tin_Ngay_Nghi_201806.$B$3:.$B$51]=[.$B17];[Thong_Tin_Ngay_Nghi_201806.$C$3:.$C$51])+SUMPRODUCT([Thong_Tin_Ngay_Nghi_201807.$B$3:.$B$57]=[.$B17];[Thong_Tin_Ngay_Nghi_201807.$C$3:.$C$57])+SUMPRODUCT([Thong_Tin_Ngay_Nghi_201808.$B$3:.$B$62]=[.$B17];[Thong_Tin_Ngay_Nghi_201808.$C$3:.$C$62])+SUMPRODUCT([Thong_Tin_Ngay_Nghi_201809.$B$3:.$B$61]=[.$B17];[Thong_Tin_Ngay_Nghi_201809.$C$3:.$C$61])+SUMPRODUCT([Thong_Tin_Ngay_Nghi_201810.$B$3:.$B$57]=[.$B17];[Thong_Tin_Ngay_Nghi_201810.$C$3:.$C$57])+SUMPRODUCT([Thong_Tin_Ngay_Nghi_201811.$B$3:.$B$58]=[.$B17];[Thong_Tin_Ngay_Nghi_201811.$C$3:.$C$58])+ SUMPRODUCT([Thong_Tin_Ngay_Nghi_201812.$B$3:.$B$57]=[.$B17];[Thong_Tin_Ngay_Nghi_201812.$C$3:.$C$57])" office:value-type="float" office:value="10">
            <text:p>10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1">
            <text:p>-1</text:p>
          </table:table-cell>
          <table:table-cell table:number-columns-repeated="2" table:style-name="ce49"/>
          <table:table-cell table:style-name="ce64"/>
          <table:table-cell table:style-name="ce48" table:formula="of:=[.J17]+[.L17] +[.K17]+[.M17]" office:value-type="float" office:value="-1">
            <text:p>-1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10-01T09:45:26.47">
            <text:p>10/01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9">
            <text:p>9</text:p>
          </table:table-cell>
          <table:table-cell table:style-name="ce55" table:formula="of:=SUMPRODUCT([Thong_Tin_Ngay_Nghi_201801.$B$3:.$B$53]=[.$B18];[Thong_Tin_Ngay_Nghi_201801.$C$3:.$C$53]) +  SUMPRODUCT([Thong_Tin_Ngay_Nghi_201802.$B$3:.$B$55]=[.$B18];[Thong_Tin_Ngay_Nghi_201802.$C$3:.$C$55]) + SUMPRODUCT([Thong_Tin_Ngay_Nghi_201803.$B$3:.$B$49]=[.$B18];[Thong_Tin_Ngay_Nghi_201803.$C$3:.$C$49])" office:value-type="float" office:value="5">
            <text:p>5</text:p>
          </table:table-cell>
          <table:table-cell table:style-name="ce60" table:formula="of:=SUMPRODUCT([Thong_Tin_Ngay_Nghi_201801.$B$3:.$B$54]=[.$B18];[Thong_Tin_Ngay_Nghi_201801.$C$3:.$C$54])+SUMPRODUCT([Thong_Tin_Ngay_Nghi_201802.$B$3:.$B$56]=[.$B18];[Thong_Tin_Ngay_Nghi_201802.$C$3:.$C$56])+SUMPRODUCT([Thong_Tin_Ngay_Nghi_201803.$B$3:.$B$50]=[.$B18];[Thong_Tin_Ngay_Nghi_201803.$C$3:.$C$50])+SUMPRODUCT([Thong_Tin_Ngay_Nghi_201804.$B$3:.$B$49]=[.$B18];[Thong_Tin_Ngay_Nghi_201804.$C$3:.$C$49])+SUMPRODUCT([Thong_Tin_Ngay_Nghi_201805.$B$3:.$B$47]=[.$B18];[Thong_Tin_Ngay_Nghi_201805.$C$3:.$C$47])+SUMPRODUCT([Thong_Tin_Ngay_Nghi_201806.$B$3:.$B$51]=[.$B18];[Thong_Tin_Ngay_Nghi_201806.$C$3:.$C$51])+SUMPRODUCT([Thong_Tin_Ngay_Nghi_201807.$B$3:.$B$57]=[.$B18];[Thong_Tin_Ngay_Nghi_201807.$C$3:.$C$57])+SUMPRODUCT([Thong_Tin_Ngay_Nghi_201808.$B$3:.$B$62]=[.$B18];[Thong_Tin_Ngay_Nghi_201808.$C$3:.$C$62])+SUMPRODUCT([Thong_Tin_Ngay_Nghi_201809.$B$3:.$B$61]=[.$B18];[Thong_Tin_Ngay_Nghi_201809.$C$3:.$C$61])+SUMPRODUCT([Thong_Tin_Ngay_Nghi_201810.$B$3:.$B$57]=[.$B18];[Thong_Tin_Ngay_Nghi_201810.$C$3:.$C$57])+SUMPRODUCT([Thong_Tin_Ngay_Nghi_201811.$B$3:.$B$58]=[.$B18];[Thong_Tin_Ngay_Nghi_201811.$C$3:.$C$58])+ SUMPRODUCT([Thong_Tin_Ngay_Nghi_201812.$B$3:.$B$57]=[.$B18];[Thong_Tin_Ngay_Nghi_201812.$C$3:.$C$57])" office:value-type="float" office:value="12.5">
            <text:p>12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3">
            <text:p>13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9]&lt;0;0;[.C19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9]);DATE(YEAR([.E19]);12;31);NOW())" office:value-type="date" office:date-value="2018-10-01T09:45:26.47">
            <text:p>10/01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9">
            <text:p>9</text:p>
          </table:table-cell>
          <table:table-cell table:style-name="ce55" table:formula="of:=SUMPRODUCT([Thong_Tin_Ngay_Nghi_201801.$B$3:.$B$53]=[.$B19];[Thong_Tin_Ngay_Nghi_201801.$C$3:.$C$53]) +  SUMPRODUCT([Thong_Tin_Ngay_Nghi_201802.$B$3:.$B$55]=[.$B19];[Thong_Tin_Ngay_Nghi_201802.$C$3:.$C$55]) + SUMPRODUCT([Thong_Tin_Ngay_Nghi_201803.$B$3:.$B$49]=[.$B19];[Thong_Tin_Ngay_Nghi_201803.$C$3:.$C$49])" office:value-type="float" office:value="7">
            <text:p>7</text:p>
          </table:table-cell>
          <table:table-cell table:style-name="ce60" table:formula="of:=SUMPRODUCT([Thong_Tin_Ngay_Nghi_201801.$B$3:.$B$54]=[.$B19];[Thong_Tin_Ngay_Nghi_201801.$C$3:.$C$54])+SUMPRODUCT([Thong_Tin_Ngay_Nghi_201802.$B$3:.$B$56]=[.$B19];[Thong_Tin_Ngay_Nghi_201802.$C$3:.$C$56])+SUMPRODUCT([Thong_Tin_Ngay_Nghi_201803.$B$3:.$B$50]=[.$B19];[Thong_Tin_Ngay_Nghi_201803.$C$3:.$C$50])+SUMPRODUCT([Thong_Tin_Ngay_Nghi_201804.$B$3:.$B$49]=[.$B19];[Thong_Tin_Ngay_Nghi_201804.$C$3:.$C$49])+SUMPRODUCT([Thong_Tin_Ngay_Nghi_201805.$B$3:.$B$47]=[.$B19];[Thong_Tin_Ngay_Nghi_201805.$C$3:.$C$47])+SUMPRODUCT([Thong_Tin_Ngay_Nghi_201806.$B$3:.$B$51]=[.$B19];[Thong_Tin_Ngay_Nghi_201806.$C$3:.$C$51])+SUMPRODUCT([Thong_Tin_Ngay_Nghi_201807.$B$3:.$B$57]=[.$B19];[Thong_Tin_Ngay_Nghi_201807.$C$3:.$C$57])+SUMPRODUCT([Thong_Tin_Ngay_Nghi_201808.$B$3:.$B$62]=[.$B19];[Thong_Tin_Ngay_Nghi_201808.$C$3:.$C$62])+SUMPRODUCT([Thong_Tin_Ngay_Nghi_201809.$B$3:.$B$61]=[.$B19];[Thong_Tin_Ngay_Nghi_201809.$C$3:.$C$61])+SUMPRODUCT([Thong_Tin_Ngay_Nghi_201810.$B$3:.$B$57]=[.$B19];[Thong_Tin_Ngay_Nghi_201810.$C$3:.$C$57])+SUMPRODUCT([Thong_Tin_Ngay_Nghi_201811.$B$3:.$B$58]=[.$B19];[Thong_Tin_Ngay_Nghi_201811.$C$3:.$C$58])+ SUMPRODUCT([Thong_Tin_Ngay_Nghi_201812.$B$3:.$B$57]=[.$B19];[Thong_Tin_Ngay_Nghi_201812.$C$3:.$C$57])" office:value-type="float" office:value="11">
            <text:p>11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1.5">
            <text:p>-1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9]+[.L19] +[.K19]+[.M19]" office:value-type="float" office:value="-0.5">
            <text:p>-0.5</text:p>
          </table:table-cell>
          <table:table-cell table:style-name="ce66"/>
          <table:table-cell table:style-name="ce69" table:number-columns-repeated="1009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20]&lt;0;0;[.C20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10-01T09:45:26.47">
            <text:p>10/01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9">
            <text:p>9</text:p>
          </table:table-cell>
          <table:table-cell table:style-name="ce55" table:formula="of:=SUMPRODUCT([Thong_Tin_Ngay_Nghi_201801.$B$3:.$B$53]=[.$B20];[Thong_Tin_Ngay_Nghi_201801.$C$3:.$C$53]) +  SUMPRODUCT([Thong_Tin_Ngay_Nghi_201802.$B$3:.$B$55]=[.$B20];[Thong_Tin_Ngay_Nghi_201802.$C$3:.$C$55]) + SUMPRODUCT([Thong_Tin_Ngay_Nghi_201803.$B$3:.$B$49]=[.$B20];[Thong_Tin_Ngay_Nghi_201803.$C$3:.$C$49])" office:value-type="float" office:value="7">
            <text:p>7</text:p>
          </table:table-cell>
          <table:table-cell table:style-name="ce60" table:formula="of:=SUMPRODUCT([Thong_Tin_Ngay_Nghi_201801.$B$3:.$B$54]=[.$B20];[Thong_Tin_Ngay_Nghi_201801.$C$3:.$C$54])+SUMPRODUCT([Thong_Tin_Ngay_Nghi_201802.$B$3:.$B$56]=[.$B20];[Thong_Tin_Ngay_Nghi_201802.$C$3:.$C$56])+SUMPRODUCT([Thong_Tin_Ngay_Nghi_201803.$B$3:.$B$50]=[.$B20];[Thong_Tin_Ngay_Nghi_201803.$C$3:.$C$50])+SUMPRODUCT([Thong_Tin_Ngay_Nghi_201804.$B$3:.$B$49]=[.$B20];[Thong_Tin_Ngay_Nghi_201804.$C$3:.$C$49])+SUMPRODUCT([Thong_Tin_Ngay_Nghi_201805.$B$3:.$B$47]=[.$B20];[Thong_Tin_Ngay_Nghi_201805.$C$3:.$C$47])+SUMPRODUCT([Thong_Tin_Ngay_Nghi_201806.$B$3:.$B$51]=[.$B20];[Thong_Tin_Ngay_Nghi_201806.$C$3:.$C$51])+SUMPRODUCT([Thong_Tin_Ngay_Nghi_201807.$B$3:.$B$57]=[.$B20];[Thong_Tin_Ngay_Nghi_201807.$C$3:.$C$57])+SUMPRODUCT([Thong_Tin_Ngay_Nghi_201808.$B$3:.$B$62]=[.$B20];[Thong_Tin_Ngay_Nghi_201808.$C$3:.$C$62])+SUMPRODUCT([Thong_Tin_Ngay_Nghi_201809.$B$3:.$B$61]=[.$B20];[Thong_Tin_Ngay_Nghi_201809.$C$3:.$C$61])+SUMPRODUCT([Thong_Tin_Ngay_Nghi_201810.$B$3:.$B$57]=[.$B20];[Thong_Tin_Ngay_Nghi_201810.$C$3:.$C$57])+SUMPRODUCT([Thong_Tin_Ngay_Nghi_201811.$B$3:.$B$58]=[.$B20];[Thong_Tin_Ngay_Nghi_201811.$C$3:.$C$58])+ SUMPRODUCT([Thong_Tin_Ngay_Nghi_201812.$B$3:.$B$57]=[.$B20];[Thong_Tin_Ngay_Nghi_201812.$C$3:.$C$57])" office:value-type="float" office:value="16">
            <text:p>16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6">
            <text:p>-6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20]+[.L20] +[.K20]+[.M20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 </text:p>
            <text:p>- Tháng 6: 3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10-01T09:45:26.48">
            <text:p>10/01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9">
            <text:p>9</text:p>
          </table:table-cell>
          <table:table-cell table:style-name="ce55" table:formula="of:=SUMPRODUCT([Thong_Tin_Ngay_Nghi_201801.$B$3:.$B$53]=[.$B21];[Thong_Tin_Ngay_Nghi_201801.$C$3:.$C$53]) +  SUMPRODUCT([Thong_Tin_Ngay_Nghi_201802.$B$3:.$B$55]=[.$B21];[Thong_Tin_Ngay_Nghi_201802.$C$3:.$C$55]) + SUMPRODUCT([Thong_Tin_Ngay_Nghi_201803.$B$3:.$B$49]=[.$B21];[Thong_Tin_Ngay_Nghi_201803.$C$3:.$C$49])" office:value-type="float" office:value="4.5">
            <text:p>4.5</text:p>
          </table:table-cell>
          <table:table-cell table:style-name="ce60" table:formula="of:=SUMPRODUCT([Thong_Tin_Ngay_Nghi_201801.$B$3:.$B$54]=[.$B21];[Thong_Tin_Ngay_Nghi_201801.$C$3:.$C$54])+SUMPRODUCT([Thong_Tin_Ngay_Nghi_201802.$B$3:.$B$56]=[.$B21];[Thong_Tin_Ngay_Nghi_201802.$C$3:.$C$56])+SUMPRODUCT([Thong_Tin_Ngay_Nghi_201803.$B$3:.$B$50]=[.$B21];[Thong_Tin_Ngay_Nghi_201803.$C$3:.$C$50])+SUMPRODUCT([Thong_Tin_Ngay_Nghi_201804.$B$3:.$B$49]=[.$B21];[Thong_Tin_Ngay_Nghi_201804.$C$3:.$C$49])+SUMPRODUCT([Thong_Tin_Ngay_Nghi_201805.$B$3:.$B$47]=[.$B21];[Thong_Tin_Ngay_Nghi_201805.$C$3:.$C$47])+SUMPRODUCT([Thong_Tin_Ngay_Nghi_201806.$B$3:.$B$51]=[.$B21];[Thong_Tin_Ngay_Nghi_201806.$C$3:.$C$51])+SUMPRODUCT([Thong_Tin_Ngay_Nghi_201807.$B$3:.$B$57]=[.$B21];[Thong_Tin_Ngay_Nghi_201807.$C$3:.$C$57])+SUMPRODUCT([Thong_Tin_Ngay_Nghi_201808.$B$3:.$B$62]=[.$B21];[Thong_Tin_Ngay_Nghi_201808.$C$3:.$C$62])+SUMPRODUCT([Thong_Tin_Ngay_Nghi_201809.$B$3:.$B$61]=[.$B21];[Thong_Tin_Ngay_Nghi_201809.$C$3:.$C$61])+SUMPRODUCT([Thong_Tin_Ngay_Nghi_201810.$B$3:.$B$57]=[.$B21];[Thong_Tin_Ngay_Nghi_201810.$C$3:.$C$57])+SUMPRODUCT([Thong_Tin_Ngay_Nghi_201811.$B$3:.$B$58]=[.$B21];[Thong_Tin_Ngay_Nghi_201811.$C$3:.$C$58])+ SUMPRODUCT([Thong_Tin_Ngay_Nghi_201812.$B$3:.$B$57]=[.$B21];[Thong_Tin_Ngay_Nghi_201812.$C$3:.$C$57])" office:value-type="float" office:value="9">
            <text:p>9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22]);DATE(YEAR([.E22]);12;31);NOW())" office:value-type="date" office:date-value="2018-10-01T09:45:26.48">
            <text:p>10/01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5" table:formula="of:=SUMPRODUCT([Thong_Tin_Ngay_Nghi_201801.$B$3:.$B$53]=[.$B22];[Thong_Tin_Ngay_Nghi_201801.$C$3:.$C$53]) +  SUMPRODUCT([Thong_Tin_Ngay_Nghi_201802.$B$3:.$B$55]=[.$B22];[Thong_Tin_Ngay_Nghi_201802.$C$3:.$C$55]) + SUMPRODUCT([Thong_Tin_Ngay_Nghi_201803.$B$3:.$B$49]=[.$B22];[Thong_Tin_Ngay_Nghi_201803.$C$3:.$C$49])" office:value-type="float" office:value="0">
            <text:p>0</text:p>
          </table:table-cell>
          <table:table-cell table:style-name="ce60" table:formula="of:=SUMPRODUCT([Thong_Tin_Ngay_Nghi_201801.$B$3:.$B$54]=[.$B22];[Thong_Tin_Ngay_Nghi_201801.$C$3:.$C$54])+SUMPRODUCT([Thong_Tin_Ngay_Nghi_201802.$B$3:.$B$56]=[.$B22];[Thong_Tin_Ngay_Nghi_201802.$C$3:.$C$56])+SUMPRODUCT([Thong_Tin_Ngay_Nghi_201803.$B$3:.$B$50]=[.$B22];[Thong_Tin_Ngay_Nghi_201803.$C$3:.$C$50])+SUMPRODUCT([Thong_Tin_Ngay_Nghi_201804.$B$3:.$B$49]=[.$B22];[Thong_Tin_Ngay_Nghi_201804.$C$3:.$C$49])+SUMPRODUCT([Thong_Tin_Ngay_Nghi_201805.$B$3:.$B$47]=[.$B22];[Thong_Tin_Ngay_Nghi_201805.$C$3:.$C$47])+SUMPRODUCT([Thong_Tin_Ngay_Nghi_201806.$B$3:.$B$51]=[.$B22];[Thong_Tin_Ngay_Nghi_201806.$C$3:.$C$51])+SUMPRODUCT([Thong_Tin_Ngay_Nghi_201807.$B$3:.$B$57]=[.$B22];[Thong_Tin_Ngay_Nghi_201807.$C$3:.$C$57])+SUMPRODUCT([Thong_Tin_Ngay_Nghi_201808.$B$3:.$B$62]=[.$B22];[Thong_Tin_Ngay_Nghi_201808.$C$3:.$C$62])+SUMPRODUCT([Thong_Tin_Ngay_Nghi_201809.$B$3:.$B$61]=[.$B22];[Thong_Tin_Ngay_Nghi_201809.$C$3:.$C$61])+SUMPRODUCT([Thong_Tin_Ngay_Nghi_201810.$B$3:.$B$57]=[.$B22];[Thong_Tin_Ngay_Nghi_201810.$C$3:.$C$57])+SUMPRODUCT([Thong_Tin_Ngay_Nghi_201811.$B$3:.$B$58]=[.$B22];[Thong_Tin_Ngay_Nghi_201811.$C$3:.$C$58])+ SUMPRODUCT([Thong_Tin_Ngay_Nghi_201812.$B$3:.$B$57]=[.$B22];[Thong_Tin_Ngay_Nghi_201812.$C$3:.$C$57])" office:value-type="float" office:value="1">
            <text:p>1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10-01T09:45:26.48">
            <text:p>10/01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9">
            <text:p>9</text:p>
          </table:table-cell>
          <table:table-cell table:style-name="ce55" table:formula="of:=SUMPRODUCT([Thong_Tin_Ngay_Nghi_201801.$B$3:.$B$53]=[.$B23];[Thong_Tin_Ngay_Nghi_201801.$C$3:.$C$53]) +  SUMPRODUCT([Thong_Tin_Ngay_Nghi_201802.$B$3:.$B$55]=[.$B23];[Thong_Tin_Ngay_Nghi_201802.$C$3:.$C$55]) + SUMPRODUCT([Thong_Tin_Ngay_Nghi_201803.$B$3:.$B$49]=[.$B23];[Thong_Tin_Ngay_Nghi_201803.$C$3:.$C$49])" office:value-type="float" office:value="21">
            <text:p>21</text:p>
          </table:table-cell>
          <table:table-cell table:style-name="ce60" table:formula="of:=SUMPRODUCT([Thong_Tin_Ngay_Nghi_201801.$B$3:.$B$54]=[.$B23];[Thong_Tin_Ngay_Nghi_201801.$C$3:.$C$54])+SUMPRODUCT([Thong_Tin_Ngay_Nghi_201802.$B$3:.$B$56]=[.$B23];[Thong_Tin_Ngay_Nghi_201802.$C$3:.$C$56])+SUMPRODUCT([Thong_Tin_Ngay_Nghi_201803.$B$3:.$B$50]=[.$B23];[Thong_Tin_Ngay_Nghi_201803.$C$3:.$C$50])+SUMPRODUCT([Thong_Tin_Ngay_Nghi_201804.$B$3:.$B$49]=[.$B23];[Thong_Tin_Ngay_Nghi_201804.$C$3:.$C$49])+SUMPRODUCT([Thong_Tin_Ngay_Nghi_201805.$B$3:.$B$47]=[.$B23];[Thong_Tin_Ngay_Nghi_201805.$C$3:.$C$47])+SUMPRODUCT([Thong_Tin_Ngay_Nghi_201806.$B$3:.$B$51]=[.$B23];[Thong_Tin_Ngay_Nghi_201806.$C$3:.$C$51])+SUMPRODUCT([Thong_Tin_Ngay_Nghi_201807.$B$3:.$B$57]=[.$B23];[Thong_Tin_Ngay_Nghi_201807.$C$3:.$C$57])+SUMPRODUCT([Thong_Tin_Ngay_Nghi_201808.$B$3:.$B$62]=[.$B23];[Thong_Tin_Ngay_Nghi_201808.$C$3:.$C$62])+SUMPRODUCT([Thong_Tin_Ngay_Nghi_201809.$B$3:.$B$61]=[.$B23];[Thong_Tin_Ngay_Nghi_201809.$C$3:.$C$61])+SUMPRODUCT([Thong_Tin_Ngay_Nghi_201810.$B$3:.$B$57]=[.$B23];[Thong_Tin_Ngay_Nghi_201810.$C$3:.$C$57])+SUMPRODUCT([Thong_Tin_Ngay_Nghi_201811.$B$3:.$B$58]=[.$B23];[Thong_Tin_Ngay_Nghi_201811.$C$3:.$C$58])+ SUMPRODUCT([Thong_Tin_Ngay_Nghi_201812.$B$3:.$B$57]=[.$B23];[Thong_Tin_Ngay_Nghi_201812.$C$3:.$C$57])" office:value-type="float" office:value="69.5">
            <text:p>69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60.5">
            <text:p>-6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59.5">
            <text:p>-5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4]&lt;0;0;[.C24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10-01T09:45:26.48">
            <text:p>10/01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9">
            <text:p>9</text:p>
          </table:table-cell>
          <table:table-cell table:style-name="ce55" table:formula="of:=SUMPRODUCT([Thong_Tin_Ngay_Nghi_201801.$B$3:.$B$53]=[.$B24];[Thong_Tin_Ngay_Nghi_201801.$C$3:.$C$53]) +  SUMPRODUCT([Thong_Tin_Ngay_Nghi_201802.$B$3:.$B$55]=[.$B24];[Thong_Tin_Ngay_Nghi_201802.$C$3:.$C$55]) + SUMPRODUCT([Thong_Tin_Ngay_Nghi_201803.$B$3:.$B$49]=[.$B24];[Thong_Tin_Ngay_Nghi_201803.$C$3:.$C$49])" office:value-type="float" office:value="4">
            <text:p>4</text:p>
          </table:table-cell>
          <table:table-cell table:style-name="ce60" table:formula="of:=SUMPRODUCT([Thong_Tin_Ngay_Nghi_201801.$B$3:.$B$54]=[.$B24];[Thong_Tin_Ngay_Nghi_201801.$C$3:.$C$54])+SUMPRODUCT([Thong_Tin_Ngay_Nghi_201802.$B$3:.$B$56]=[.$B24];[Thong_Tin_Ngay_Nghi_201802.$C$3:.$C$56])+SUMPRODUCT([Thong_Tin_Ngay_Nghi_201803.$B$3:.$B$50]=[.$B24];[Thong_Tin_Ngay_Nghi_201803.$C$3:.$C$50])+SUMPRODUCT([Thong_Tin_Ngay_Nghi_201804.$B$3:.$B$49]=[.$B24];[Thong_Tin_Ngay_Nghi_201804.$C$3:.$C$49])+SUMPRODUCT([Thong_Tin_Ngay_Nghi_201805.$B$3:.$B$47]=[.$B24];[Thong_Tin_Ngay_Nghi_201805.$C$3:.$C$47])+SUMPRODUCT([Thong_Tin_Ngay_Nghi_201806.$B$3:.$B$51]=[.$B24];[Thong_Tin_Ngay_Nghi_201806.$C$3:.$C$51])+SUMPRODUCT([Thong_Tin_Ngay_Nghi_201807.$B$3:.$B$57]=[.$B24];[Thong_Tin_Ngay_Nghi_201807.$C$3:.$C$57])+SUMPRODUCT([Thong_Tin_Ngay_Nghi_201808.$B$3:.$B$62]=[.$B24];[Thong_Tin_Ngay_Nghi_201808.$C$3:.$C$62])+SUMPRODUCT([Thong_Tin_Ngay_Nghi_201809.$B$3:.$B$61]=[.$B24];[Thong_Tin_Ngay_Nghi_201809.$C$3:.$C$61])+SUMPRODUCT([Thong_Tin_Ngay_Nghi_201810.$B$3:.$B$57]=[.$B24];[Thong_Tin_Ngay_Nghi_201810.$C$3:.$C$57])+SUMPRODUCT([Thong_Tin_Ngay_Nghi_201811.$B$3:.$B$58]=[.$B24];[Thong_Tin_Ngay_Nghi_201811.$C$3:.$C$58])+ SUMPRODUCT([Thong_Tin_Ngay_Nghi_201812.$B$3:.$B$57]=[.$B24];[Thong_Tin_Ngay_Nghi_201812.$C$3:.$C$57])" office:value-type="float" office:value="10">
            <text:p>10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">
            <text:p>3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5]&lt;0;0;[.C25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10-01T09:45:26.48">
            <text:p>10/01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9">
            <text:p>9</text:p>
          </table:table-cell>
          <table:table-cell table:style-name="ce55" table:formula="of:=SUMPRODUCT([Thong_Tin_Ngay_Nghi_201801.$B$3:.$B$53]=[.$B25];[Thong_Tin_Ngay_Nghi_201801.$C$3:.$C$53]) +  SUMPRODUCT([Thong_Tin_Ngay_Nghi_201802.$B$3:.$B$55]=[.$B25];[Thong_Tin_Ngay_Nghi_201802.$C$3:.$C$55]) + SUMPRODUCT([Thong_Tin_Ngay_Nghi_201803.$B$3:.$B$49]=[.$B25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25];[Thong_Tin_Ngay_Nghi_201801.$C$3:.$C$54])+SUMPRODUCT([Thong_Tin_Ngay_Nghi_201802.$B$3:.$B$56]=[.$B25];[Thong_Tin_Ngay_Nghi_201802.$C$3:.$C$56])+SUMPRODUCT([Thong_Tin_Ngay_Nghi_201803.$B$3:.$B$50]=[.$B25];[Thong_Tin_Ngay_Nghi_201803.$C$3:.$C$50])+SUMPRODUCT([Thong_Tin_Ngay_Nghi_201804.$B$3:.$B$49]=[.$B25];[Thong_Tin_Ngay_Nghi_201804.$C$3:.$C$49])+SUMPRODUCT([Thong_Tin_Ngay_Nghi_201805.$B$3:.$B$47]=[.$B25];[Thong_Tin_Ngay_Nghi_201805.$C$3:.$C$47])+SUMPRODUCT([Thong_Tin_Ngay_Nghi_201806.$B$3:.$B$51]=[.$B25];[Thong_Tin_Ngay_Nghi_201806.$C$3:.$C$51])+SUMPRODUCT([Thong_Tin_Ngay_Nghi_201807.$B$3:.$B$57]=[.$B25];[Thong_Tin_Ngay_Nghi_201807.$C$3:.$C$57])+SUMPRODUCT([Thong_Tin_Ngay_Nghi_201808.$B$3:.$B$62]=[.$B25];[Thong_Tin_Ngay_Nghi_201808.$C$3:.$C$62])+SUMPRODUCT([Thong_Tin_Ngay_Nghi_201809.$B$3:.$B$61]=[.$B25];[Thong_Tin_Ngay_Nghi_201809.$C$3:.$C$61])+SUMPRODUCT([Thong_Tin_Ngay_Nghi_201810.$B$3:.$B$57]=[.$B25];[Thong_Tin_Ngay_Nghi_201810.$C$3:.$C$57])+SUMPRODUCT([Thong_Tin_Ngay_Nghi_201811.$B$3:.$B$58]=[.$B25];[Thong_Tin_Ngay_Nghi_201811.$C$3:.$C$58])+ SUMPRODUCT([Thong_Tin_Ngay_Nghi_201812.$B$3:.$B$57]=[.$B25];[Thong_Tin_Ngay_Nghi_201812.$C$3:.$C$57])" office:value-type="float" office:value="8.5">
            <text:p>8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10-01T09:45:26.48">
            <text:p>10/01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9">
            <text:p>9</text:p>
          </table:table-cell>
          <table:table-cell table:style-name="ce55" table:formula="of:=SUMPRODUCT([Thong_Tin_Ngay_Nghi_201801.$B$3:.$B$53]=[.$B26];[Thong_Tin_Ngay_Nghi_201801.$C$3:.$C$53]) +  SUMPRODUCT([Thong_Tin_Ngay_Nghi_201802.$B$3:.$B$55]=[.$B26];[Thong_Tin_Ngay_Nghi_201802.$C$3:.$C$55]) + SUMPRODUCT([Thong_Tin_Ngay_Nghi_201803.$B$3:.$B$49]=[.$B26];[Thong_Tin_Ngay_Nghi_201803.$C$3:.$C$49])" office:value-type="float" office:value="12.5">
            <text:p>12.5</text:p>
          </table:table-cell>
          <table:table-cell table:style-name="ce60" table:formula="of:=SUMPRODUCT([Thong_Tin_Ngay_Nghi_201801.$B$3:.$B$54]=[.$B26];[Thong_Tin_Ngay_Nghi_201801.$C$3:.$C$54])+SUMPRODUCT([Thong_Tin_Ngay_Nghi_201802.$B$3:.$B$56]=[.$B26];[Thong_Tin_Ngay_Nghi_201802.$C$3:.$C$56])+SUMPRODUCT([Thong_Tin_Ngay_Nghi_201803.$B$3:.$B$50]=[.$B26];[Thong_Tin_Ngay_Nghi_201803.$C$3:.$C$50])+SUMPRODUCT([Thong_Tin_Ngay_Nghi_201804.$B$3:.$B$49]=[.$B26];[Thong_Tin_Ngay_Nghi_201804.$C$3:.$C$49])+SUMPRODUCT([Thong_Tin_Ngay_Nghi_201805.$B$3:.$B$47]=[.$B26];[Thong_Tin_Ngay_Nghi_201805.$C$3:.$C$47])+SUMPRODUCT([Thong_Tin_Ngay_Nghi_201806.$B$3:.$B$51]=[.$B26];[Thong_Tin_Ngay_Nghi_201806.$C$3:.$C$51])+SUMPRODUCT([Thong_Tin_Ngay_Nghi_201807.$B$3:.$B$57]=[.$B26];[Thong_Tin_Ngay_Nghi_201807.$C$3:.$C$57])+SUMPRODUCT([Thong_Tin_Ngay_Nghi_201808.$B$3:.$B$62]=[.$B26];[Thong_Tin_Ngay_Nghi_201808.$C$3:.$C$62])+SUMPRODUCT([Thong_Tin_Ngay_Nghi_201809.$B$3:.$B$61]=[.$B26];[Thong_Tin_Ngay_Nghi_201809.$C$3:.$C$61])+SUMPRODUCT([Thong_Tin_Ngay_Nghi_201810.$B$3:.$B$57]=[.$B26];[Thong_Tin_Ngay_Nghi_201810.$C$3:.$C$57])+SUMPRODUCT([Thong_Tin_Ngay_Nghi_201811.$B$3:.$B$58]=[.$B26];[Thong_Tin_Ngay_Nghi_201811.$C$3:.$C$58])+ SUMPRODUCT([Thong_Tin_Ngay_Nghi_201812.$B$3:.$B$57]=[.$B26];[Thong_Tin_Ngay_Nghi_201812.$C$3:.$C$57])" office:value-type="float" office:value="24">
            <text:p>24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15">
            <text:p>-15</text:p>
          </table:table-cell>
          <table:table-cell table:style-name="ce48"/>
          <table:table-cell table:style-name="ce48" table:formula="of:=3+3" office:value-type="float" office:value="6">
            <text:p>6</text:p>
          </table:table-cell>
          <table:table-cell table:style-name="ce63" office:value-type="float" office:value="1">
            <text:p>1</text:p>
          </table:table-cell>
          <table:table-cell table:style-name="ce48" table:formula="of:=[.J26]+[.L26] +[.K26]+[.M26]" office:value-type="float" office:value="-8">
            <text:p>-8</text:p>
          </table:table-cell>
          <table:table-cell table:style-name="ce66" office:value-type="string">
            <text:p>Những ngày nghỉ này đã trừ vào lương → sẽ ko trừ vào phép nữa: </text:p>
            <text:p>- Tháng 8: 3 ngày</text:p>
            <text:p>- Tháng 9: 3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10-01T09:45:26.49">
            <text:p>10/01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9">
            <text:p>9</text:p>
          </table:table-cell>
          <table:table-cell table:style-name="ce55" table:formula="of:=SUMPRODUCT([Thong_Tin_Ngay_Nghi_201801.$B$3:.$B$53]=[.$B27];[Thong_Tin_Ngay_Nghi_201801.$C$3:.$C$53]) +  SUMPRODUCT([Thong_Tin_Ngay_Nghi_201802.$B$3:.$B$55]=[.$B27];[Thong_Tin_Ngay_Nghi_201802.$C$3:.$C$55]) + SUMPRODUCT([Thong_Tin_Ngay_Nghi_201803.$B$3:.$B$49]=[.$B27];[Thong_Tin_Ngay_Nghi_201803.$C$3:.$C$49])" office:value-type="float" office:value="2">
            <text:p>2</text:p>
          </table:table-cell>
          <table:table-cell table:style-name="ce60" table:formula="of:=SUMPRODUCT([Thong_Tin_Ngay_Nghi_201801.$B$3:.$B$54]=[.$B27];[Thong_Tin_Ngay_Nghi_201801.$C$3:.$C$54])+SUMPRODUCT([Thong_Tin_Ngay_Nghi_201802.$B$3:.$B$56]=[.$B27];[Thong_Tin_Ngay_Nghi_201802.$C$3:.$C$56])+SUMPRODUCT([Thong_Tin_Ngay_Nghi_201803.$B$3:.$B$50]=[.$B27];[Thong_Tin_Ngay_Nghi_201803.$C$3:.$C$50])+SUMPRODUCT([Thong_Tin_Ngay_Nghi_201804.$B$3:.$B$49]=[.$B27];[Thong_Tin_Ngay_Nghi_201804.$C$3:.$C$49])+SUMPRODUCT([Thong_Tin_Ngay_Nghi_201805.$B$3:.$B$47]=[.$B27];[Thong_Tin_Ngay_Nghi_201805.$C$3:.$C$47])+SUMPRODUCT([Thong_Tin_Ngay_Nghi_201806.$B$3:.$B$51]=[.$B27];[Thong_Tin_Ngay_Nghi_201806.$C$3:.$C$51])+SUMPRODUCT([Thong_Tin_Ngay_Nghi_201807.$B$3:.$B$57]=[.$B27];[Thong_Tin_Ngay_Nghi_201807.$C$3:.$C$57])+SUMPRODUCT([Thong_Tin_Ngay_Nghi_201808.$B$3:.$B$62]=[.$B27];[Thong_Tin_Ngay_Nghi_201808.$C$3:.$C$62])+SUMPRODUCT([Thong_Tin_Ngay_Nghi_201809.$B$3:.$B$61]=[.$B27];[Thong_Tin_Ngay_Nghi_201809.$C$3:.$C$61])+SUMPRODUCT([Thong_Tin_Ngay_Nghi_201810.$B$3:.$B$57]=[.$B27];[Thong_Tin_Ngay_Nghi_201810.$C$3:.$C$57])+SUMPRODUCT([Thong_Tin_Ngay_Nghi_201811.$B$3:.$B$58]=[.$B27];[Thong_Tin_Ngay_Nghi_201811.$C$3:.$C$58])+ SUMPRODUCT([Thong_Tin_Ngay_Nghi_201812.$B$3:.$B$57]=[.$B27];[Thong_Tin_Ngay_Nghi_201812.$C$3:.$C$57])" office:value-type="float" office:value="8.5">
            <text:p>8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8]&lt;0;0;[.C28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10-01T09:45:26.49">
            <text:p>10/01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9">
            <text:p>9</text:p>
          </table:table-cell>
          <table:table-cell table:style-name="ce55" table:formula="of:=SUMPRODUCT([Thong_Tin_Ngay_Nghi_201801.$B$3:.$B$54]=[.$B28];[Thong_Tin_Ngay_Nghi_201801.$C$3:.$C$54]) +SUMPRODUCT([Thong_Tin_Ngay_Nghi_201802.$B$3:.$B$56]=[.$B28];[Thong_Tin_Ngay_Nghi_201802.$C$3:.$C$56]) +SUMPRODUCT([Thong_Tin_Ngay_Nghi_201803.$B$3:.$B$50]=[.$B28];[Thong_Tin_Ngay_Nghi_201803.$C$3:.$C$50]) +SUMPRODUCT([Thong_Tin_Ngay_Nghi_201804.$B$3:.$B$49]=[.$B28];[Thong_Tin_Ngay_Nghi_201804.$C$3:.$C$49]) +SUMPRODUCT([Thong_Tin_Ngay_Nghi_201805.$B$3:.$B$47]=[.$B28];[Thong_Tin_Ngay_Nghi_201805.$C$3:.$C$47]) +SUMPRODUCT([Thong_Tin_Ngay_Nghi_201806.$B$3:.$B$51]=[.$B28];[Thong_Tin_Ngay_Nghi_201806.$C$3:.$C$51])" office:value-type="float" office:value="9.5">
            <text:p>9.5</text:p>
          </table:table-cell>
          <table:table-cell table:style-name="ce60" table:formula="of:=SUMPRODUCT([Thong_Tin_Ngay_Nghi_201801.$B$3:.$B$54]=[.$B28];[Thong_Tin_Ngay_Nghi_201801.$C$3:.$C$54])+SUMPRODUCT([Thong_Tin_Ngay_Nghi_201802.$B$3:.$B$56]=[.$B28];[Thong_Tin_Ngay_Nghi_201802.$C$3:.$C$56])+SUMPRODUCT([Thong_Tin_Ngay_Nghi_201803.$B$3:.$B$50]=[.$B28];[Thong_Tin_Ngay_Nghi_201803.$C$3:.$C$50])+SUMPRODUCT([Thong_Tin_Ngay_Nghi_201804.$B$3:.$B$49]=[.$B28];[Thong_Tin_Ngay_Nghi_201804.$C$3:.$C$49])+SUMPRODUCT([Thong_Tin_Ngay_Nghi_201805.$B$3:.$B$47]=[.$B28];[Thong_Tin_Ngay_Nghi_201805.$C$3:.$C$47])+SUMPRODUCT([Thong_Tin_Ngay_Nghi_201806.$B$3:.$B$51]=[.$B28];[Thong_Tin_Ngay_Nghi_201806.$C$3:.$C$51])+SUMPRODUCT([Thong_Tin_Ngay_Nghi_201807.$B$3:.$B$57]=[.$B28];[Thong_Tin_Ngay_Nghi_201807.$C$3:.$C$57])+SUMPRODUCT([Thong_Tin_Ngay_Nghi_201808.$B$3:.$B$62]=[.$B28];[Thong_Tin_Ngay_Nghi_201808.$C$3:.$C$62])+SUMPRODUCT([Thong_Tin_Ngay_Nghi_201809.$B$3:.$B$61]=[.$B28];[Thong_Tin_Ngay_Nghi_201809.$C$3:.$C$61])+SUMPRODUCT([Thong_Tin_Ngay_Nghi_201810.$B$3:.$B$57]=[.$B28];[Thong_Tin_Ngay_Nghi_201810.$C$3:.$C$57])+SUMPRODUCT([Thong_Tin_Ngay_Nghi_201811.$B$3:.$B$58]=[.$B28];[Thong_Tin_Ngay_Nghi_201811.$C$3:.$C$58])+ SUMPRODUCT([Thong_Tin_Ngay_Nghi_201812.$B$3:.$B$57]=[.$B28];[Thong_Tin_Ngay_Nghi_201812.$C$3:.$C$57])" office:value-type="float" office:value="12">
            <text:p>12</text:p>
          </table:table-cell>
          <table:table-cell table:style-name="ce48" table:formula="of:=IF(DATE(YEAR([.F28]);MONTH([.F28]);DAY([.F28]))&lt;=DATE(YEAR([.F28]);6;30); [.D28]-[.H28] + [.G28]; IF([.H28]-[.D28]&lt;0;[.H28] + [.G28] -[.I28];[.G28]+[.D28]-[.I28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29]&lt;0;0;[.C2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10-01T09:45:26.49">
            <text:p>10/01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9">
            <text:p>9</text:p>
          </table:table-cell>
          <table:table-cell table:style-name="ce55" table:formula="of:=SUMPRODUCT([Thong_Tin_Ngay_Nghi_201801.$B$3:.$B$53]=[.$B29];[Thong_Tin_Ngay_Nghi_201801.$C$3:.$C$53]) +  SUMPRODUCT([Thong_Tin_Ngay_Nghi_201802.$B$3:.$B$55]=[.$B29];[Thong_Tin_Ngay_Nghi_201802.$C$3:.$C$55]) + SUMPRODUCT([Thong_Tin_Ngay_Nghi_201803.$B$3:.$B$49]=[.$B29];[Thong_Tin_Ngay_Nghi_201803.$C$3:.$C$49])" office:value-type="float" office:value="8">
            <text:p>8</text:p>
          </table:table-cell>
          <table:table-cell table:style-name="ce60" table:formula="of:=SUMPRODUCT([Thong_Tin_Ngay_Nghi_201801.$B$3:.$B$54]=[.$B29];[Thong_Tin_Ngay_Nghi_201801.$C$3:.$C$54])+SUMPRODUCT([Thong_Tin_Ngay_Nghi_201802.$B$3:.$B$56]=[.$B29];[Thong_Tin_Ngay_Nghi_201802.$C$3:.$C$56])+SUMPRODUCT([Thong_Tin_Ngay_Nghi_201803.$B$3:.$B$50]=[.$B29];[Thong_Tin_Ngay_Nghi_201803.$C$3:.$C$50])+SUMPRODUCT([Thong_Tin_Ngay_Nghi_201804.$B$3:.$B$49]=[.$B29];[Thong_Tin_Ngay_Nghi_201804.$C$3:.$C$49])+SUMPRODUCT([Thong_Tin_Ngay_Nghi_201805.$B$3:.$B$47]=[.$B29];[Thong_Tin_Ngay_Nghi_201805.$C$3:.$C$47])+SUMPRODUCT([Thong_Tin_Ngay_Nghi_201806.$B$3:.$B$51]=[.$B29];[Thong_Tin_Ngay_Nghi_201806.$C$3:.$C$51])+SUMPRODUCT([Thong_Tin_Ngay_Nghi_201807.$B$3:.$B$57]=[.$B29];[Thong_Tin_Ngay_Nghi_201807.$C$3:.$C$57])+SUMPRODUCT([Thong_Tin_Ngay_Nghi_201808.$B$3:.$B$62]=[.$B29];[Thong_Tin_Ngay_Nghi_201808.$C$3:.$C$62])+SUMPRODUCT([Thong_Tin_Ngay_Nghi_201809.$B$3:.$B$61]=[.$B29];[Thong_Tin_Ngay_Nghi_201809.$C$3:.$C$61])+SUMPRODUCT([Thong_Tin_Ngay_Nghi_201810.$B$3:.$B$57]=[.$B29];[Thong_Tin_Ngay_Nghi_201810.$C$3:.$C$57])+SUMPRODUCT([Thong_Tin_Ngay_Nghi_201811.$B$3:.$B$58]=[.$B29];[Thong_Tin_Ngay_Nghi_201811.$C$3:.$C$58])+ SUMPRODUCT([Thong_Tin_Ngay_Nghi_201812.$B$3:.$B$57]=[.$B29];[Thong_Tin_Ngay_Nghi_201812.$C$3:.$C$57])" office:value-type="float" office:value="13">
            <text:p>13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-4">
            <text:p>-4</text:p>
          </table:table-cell>
          <table:table-cell table:style-name="ce48"/>
          <table:table-cell table:style-name="ce48" table:formula="of:=1+1+1" office:value-type="float" office:value="3">
            <text:p>3</text:p>
          </table:table-cell>
          <table:table-cell table:style-name="ce63"/>
          <table:table-cell table:style-name="ce48" table:formula="of:=[.J29]+[.L29] +[.K29]+[.M29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  <text:p>- Tháng 4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0]&lt;0;0;[.C30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10-01T09:45:26.49">
            <text:p>10/01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9">
            <text:p>9</text:p>
          </table:table-cell>
          <table:table-cell table:style-name="ce55" table:formula="of:=SUMPRODUCT([Thong_Tin_Ngay_Nghi_201801.$B$3:.$B$53]=[.$B30];[Thong_Tin_Ngay_Nghi_201801.$C$3:.$C$53]) +  SUMPRODUCT([Thong_Tin_Ngay_Nghi_201802.$B$3:.$B$55]=[.$B30];[Thong_Tin_Ngay_Nghi_201802.$C$3:.$C$55]) + SUMPRODUCT([Thong_Tin_Ngay_Nghi_201803.$B$3:.$B$49]=[.$B30];[Thong_Tin_Ngay_Nghi_201803.$C$3:.$C$49])" office:value-type="float" office:value="4">
            <text:p>4</text:p>
          </table:table-cell>
          <table:table-cell table:style-name="ce60" table:formula="of:=SUMPRODUCT([Thong_Tin_Ngay_Nghi_201801.$B$3:.$B$54]=[.$B30];[Thong_Tin_Ngay_Nghi_201801.$C$3:.$C$54])+SUMPRODUCT([Thong_Tin_Ngay_Nghi_201802.$B$3:.$B$56]=[.$B30];[Thong_Tin_Ngay_Nghi_201802.$C$3:.$C$56])+SUMPRODUCT([Thong_Tin_Ngay_Nghi_201803.$B$3:.$B$50]=[.$B30];[Thong_Tin_Ngay_Nghi_201803.$C$3:.$C$50])+SUMPRODUCT([Thong_Tin_Ngay_Nghi_201804.$B$3:.$B$49]=[.$B30];[Thong_Tin_Ngay_Nghi_201804.$C$3:.$C$49])+SUMPRODUCT([Thong_Tin_Ngay_Nghi_201805.$B$3:.$B$47]=[.$B30];[Thong_Tin_Ngay_Nghi_201805.$C$3:.$C$47])+SUMPRODUCT([Thong_Tin_Ngay_Nghi_201806.$B$3:.$B$51]=[.$B30];[Thong_Tin_Ngay_Nghi_201806.$C$3:.$C$51])+SUMPRODUCT([Thong_Tin_Ngay_Nghi_201807.$B$3:.$B$57]=[.$B30];[Thong_Tin_Ngay_Nghi_201807.$C$3:.$C$57])+SUMPRODUCT([Thong_Tin_Ngay_Nghi_201808.$B$3:.$B$62]=[.$B30];[Thong_Tin_Ngay_Nghi_201808.$C$3:.$C$62])+SUMPRODUCT([Thong_Tin_Ngay_Nghi_201809.$B$3:.$B$61]=[.$B30];[Thong_Tin_Ngay_Nghi_201809.$C$3:.$C$61])+SUMPRODUCT([Thong_Tin_Ngay_Nghi_201810.$B$3:.$B$57]=[.$B30];[Thong_Tin_Ngay_Nghi_201810.$C$3:.$C$57])+SUMPRODUCT([Thong_Tin_Ngay_Nghi_201811.$B$3:.$B$58]=[.$B30];[Thong_Tin_Ngay_Nghi_201811.$C$3:.$C$58])+ SUMPRODUCT([Thong_Tin_Ngay_Nghi_201812.$B$3:.$B$57]=[.$B30];[Thong_Tin_Ngay_Nghi_201812.$C$3:.$C$57])" office:value-type="float" office:value="11.5">
            <text:p>11.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LocNB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24">
            <text:p>09/24/18</text:p>
          </table:table-cell>
          <table:table-cell table:style-name="ce50" table:formula="of:=IF(YEAR(NOW())&gt;YEAR([.E31]);DATE(YEAR([.E31]);12;31);NOW())" office:value-type="date" office:date-value="2018-10-01T09:45:26.49">
            <text:p>10/01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0">
            <text:p>0</text:p>
          </table:table-cell>
          <table:table-cell table:style-name="ce55" table:formula="of:=SUMPRODUCT([Thong_Tin_Ngay_Nghi_201801.$B$3:.$B$53]=[.$B31];[Thong_Tin_Ngay_Nghi_201801.$C$3:.$C$53]) +  SUMPRODUCT([Thong_Tin_Ngay_Nghi_201802.$B$3:.$B$55]=[.$B31];[Thong_Tin_Ngay_Nghi_201802.$C$3:.$C$55]) + SUMPRODUCT([Thong_Tin_Ngay_Nghi_201803.$B$3:.$B$49]=[.$B31];[Thong_Tin_Ngay_Nghi_201803.$C$3:.$C$49])" office:value-type="float" office:value="0">
            <text:p>0</text:p>
          </table:table-cell>
          <table:table-cell table:style-name="ce60" table:formula="of:=SUMPRODUCT([Thong_Tin_Ngay_Nghi_201801.$B$3:.$B$54]=[.$B31];[Thong_Tin_Ngay_Nghi_201801.$C$3:.$C$54])+SUMPRODUCT([Thong_Tin_Ngay_Nghi_201802.$B$3:.$B$56]=[.$B31];[Thong_Tin_Ngay_Nghi_201802.$C$3:.$C$56])+SUMPRODUCT([Thong_Tin_Ngay_Nghi_201803.$B$3:.$B$50]=[.$B31];[Thong_Tin_Ngay_Nghi_201803.$C$3:.$C$50])+SUMPRODUCT([Thong_Tin_Ngay_Nghi_201804.$B$3:.$B$49]=[.$B31];[Thong_Tin_Ngay_Nghi_201804.$C$3:.$C$49])+SUMPRODUCT([Thong_Tin_Ngay_Nghi_201805.$B$3:.$B$47]=[.$B31];[Thong_Tin_Ngay_Nghi_201805.$C$3:.$C$47])+SUMPRODUCT([Thong_Tin_Ngay_Nghi_201806.$B$3:.$B$51]=[.$B31];[Thong_Tin_Ngay_Nghi_201806.$C$3:.$C$51])+SUMPRODUCT([Thong_Tin_Ngay_Nghi_201807.$B$3:.$B$57]=[.$B31];[Thong_Tin_Ngay_Nghi_201807.$C$3:.$C$57])+SUMPRODUCT([Thong_Tin_Ngay_Nghi_201808.$B$3:.$B$62]=[.$B31];[Thong_Tin_Ngay_Nghi_201808.$C$3:.$C$62])+SUMPRODUCT([Thong_Tin_Ngay_Nghi_201809.$B$3:.$B$61]=[.$B31];[Thong_Tin_Ngay_Nghi_201809.$C$3:.$C$61])+SUMPRODUCT([Thong_Tin_Ngay_Nghi_201810.$B$3:.$B$57]=[.$B31];[Thong_Tin_Ngay_Nghi_201810.$C$3:.$C$57])+SUMPRODUCT([Thong_Tin_Ngay_Nghi_201811.$B$3:.$B$58]=[.$B31];[Thong_Tin_Ngay_Nghi_201811.$C$3:.$C$58])+ SUMPRODUCT([Thong_Tin_Ngay_Nghi_201812.$B$3:.$B$57]=[.$B31];[Thong_Tin_Ngay_Nghi_201812.$C$3:.$C$57])" office:value-type="float" office:value="0">
            <text:p>0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2]&lt;0;0;[.C3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10-01T09:45:26.5">
            <text:p>10/01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9">
            <text:p>9</text:p>
          </table:table-cell>
          <table:table-cell table:style-name="ce55" table:formula="of:=SUMPRODUCT([Thong_Tin_Ngay_Nghi_201801.$B$3:.$B$53]=[.$B32];[Thong_Tin_Ngay_Nghi_201801.$C$3:.$C$53]) +  SUMPRODUCT([Thong_Tin_Ngay_Nghi_201802.$B$3:.$B$55]=[.$B32];[Thong_Tin_Ngay_Nghi_201802.$C$3:.$C$55]) + SUMPRODUCT([Thong_Tin_Ngay_Nghi_201803.$B$3:.$B$49]=[.$B32];[Thong_Tin_Ngay_Nghi_201803.$C$3:.$C$49])" office:value-type="float" office:value="1.5">
            <text:p>1.5</text:p>
          </table:table-cell>
          <table:table-cell table:style-name="ce60" table:formula="of:=SUMPRODUCT([Thong_Tin_Ngay_Nghi_201801.$B$3:.$B$54]=[.$B32];[Thong_Tin_Ngay_Nghi_201801.$C$3:.$C$54])+SUMPRODUCT([Thong_Tin_Ngay_Nghi_201802.$B$3:.$B$56]=[.$B32];[Thong_Tin_Ngay_Nghi_201802.$C$3:.$C$56])+SUMPRODUCT([Thong_Tin_Ngay_Nghi_201803.$B$3:.$B$50]=[.$B32];[Thong_Tin_Ngay_Nghi_201803.$C$3:.$C$50])+SUMPRODUCT([Thong_Tin_Ngay_Nghi_201804.$B$3:.$B$49]=[.$B32];[Thong_Tin_Ngay_Nghi_201804.$C$3:.$C$49])+SUMPRODUCT([Thong_Tin_Ngay_Nghi_201805.$B$3:.$B$47]=[.$B32];[Thong_Tin_Ngay_Nghi_201805.$C$3:.$C$47])+SUMPRODUCT([Thong_Tin_Ngay_Nghi_201806.$B$3:.$B$51]=[.$B32];[Thong_Tin_Ngay_Nghi_201806.$C$3:.$C$51])+SUMPRODUCT([Thong_Tin_Ngay_Nghi_201807.$B$3:.$B$57]=[.$B32];[Thong_Tin_Ngay_Nghi_201807.$C$3:.$C$57])+SUMPRODUCT([Thong_Tin_Ngay_Nghi_201808.$B$3:.$B$62]=[.$B32];[Thong_Tin_Ngay_Nghi_201808.$C$3:.$C$62])+SUMPRODUCT([Thong_Tin_Ngay_Nghi_201809.$B$3:.$B$61]=[.$B32];[Thong_Tin_Ngay_Nghi_201809.$C$3:.$C$61])+SUMPRODUCT([Thong_Tin_Ngay_Nghi_201810.$B$3:.$B$57]=[.$B32];[Thong_Tin_Ngay_Nghi_201810.$C$3:.$C$57])+SUMPRODUCT([Thong_Tin_Ngay_Nghi_201811.$B$3:.$B$58]=[.$B32];[Thong_Tin_Ngay_Nghi_201811.$C$3:.$C$58])+ SUMPRODUCT([Thong_Tin_Ngay_Nghi_201812.$B$3:.$B$57]=[.$B32];[Thong_Tin_Ngay_Nghi_201812.$C$3:.$C$57])" office:value-type="float" office:value="13.5">
            <text:p>13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3]&lt;0;0;[.C3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10-01T09:45:26.5">
            <text:p>10/01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9">
            <text:p>9</text:p>
          </table:table-cell>
          <table:table-cell table:style-name="ce55" table:formula="of:=SUMPRODUCT([Thong_Tin_Ngay_Nghi_201801.$B$3:.$B$53]=[.$B33];[Thong_Tin_Ngay_Nghi_201801.$C$3:.$C$53]) +  SUMPRODUCT([Thong_Tin_Ngay_Nghi_201802.$B$3:.$B$55]=[.$B33];[Thong_Tin_Ngay_Nghi_201802.$C$3:.$C$55]) + SUMPRODUCT([Thong_Tin_Ngay_Nghi_201803.$B$3:.$B$49]=[.$B33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33];[Thong_Tin_Ngay_Nghi_201801.$C$3:.$C$54])+SUMPRODUCT([Thong_Tin_Ngay_Nghi_201802.$B$3:.$B$56]=[.$B33];[Thong_Tin_Ngay_Nghi_201802.$C$3:.$C$56])+SUMPRODUCT([Thong_Tin_Ngay_Nghi_201803.$B$3:.$B$50]=[.$B33];[Thong_Tin_Ngay_Nghi_201803.$C$3:.$C$50])+SUMPRODUCT([Thong_Tin_Ngay_Nghi_201804.$B$3:.$B$49]=[.$B33];[Thong_Tin_Ngay_Nghi_201804.$C$3:.$C$49])+SUMPRODUCT([Thong_Tin_Ngay_Nghi_201805.$B$3:.$B$47]=[.$B33];[Thong_Tin_Ngay_Nghi_201805.$C$3:.$C$47])+SUMPRODUCT([Thong_Tin_Ngay_Nghi_201806.$B$3:.$B$51]=[.$B33];[Thong_Tin_Ngay_Nghi_201806.$C$3:.$C$51])+SUMPRODUCT([Thong_Tin_Ngay_Nghi_201807.$B$3:.$B$57]=[.$B33];[Thong_Tin_Ngay_Nghi_201807.$C$3:.$C$57])+SUMPRODUCT([Thong_Tin_Ngay_Nghi_201808.$B$3:.$B$62]=[.$B33];[Thong_Tin_Ngay_Nghi_201808.$C$3:.$C$62])+SUMPRODUCT([Thong_Tin_Ngay_Nghi_201809.$B$3:.$B$61]=[.$B33];[Thong_Tin_Ngay_Nghi_201809.$C$3:.$C$61])+SUMPRODUCT([Thong_Tin_Ngay_Nghi_201810.$B$3:.$B$57]=[.$B33];[Thong_Tin_Ngay_Nghi_201810.$C$3:.$C$57])+SUMPRODUCT([Thong_Tin_Ngay_Nghi_201811.$B$3:.$B$58]=[.$B33];[Thong_Tin_Ngay_Nghi_201811.$C$3:.$C$58])+ SUMPRODUCT([Thong_Tin_Ngay_Nghi_201812.$B$3:.$B$57]=[.$B33];[Thong_Tin_Ngay_Nghi_201812.$C$3:.$C$57])" office:value-type="float" office:value="13">
            <text:p>13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4]&lt;0;0;[.C34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10-01T09:45:26.5">
            <text:p>10/01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9">
            <text:p>9</text:p>
          </table:table-cell>
          <table:table-cell table:style-name="ce55" table:formula="of:=SUMPRODUCT([Thong_Tin_Ngay_Nghi_201801.$B$3:.$B$53]=[.$B34];[Thong_Tin_Ngay_Nghi_201801.$C$3:.$C$53]) +  SUMPRODUCT([Thong_Tin_Ngay_Nghi_201802.$B$3:.$B$55]=[.$B34];[Thong_Tin_Ngay_Nghi_201802.$C$3:.$C$55]) + SUMPRODUCT([Thong_Tin_Ngay_Nghi_201803.$B$3:.$B$49]=[.$B34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34];[Thong_Tin_Ngay_Nghi_201801.$C$3:.$C$54])+SUMPRODUCT([Thong_Tin_Ngay_Nghi_201802.$B$3:.$B$56]=[.$B34];[Thong_Tin_Ngay_Nghi_201802.$C$3:.$C$56])+SUMPRODUCT([Thong_Tin_Ngay_Nghi_201803.$B$3:.$B$50]=[.$B34];[Thong_Tin_Ngay_Nghi_201803.$C$3:.$C$50])+SUMPRODUCT([Thong_Tin_Ngay_Nghi_201804.$B$3:.$B$49]=[.$B34];[Thong_Tin_Ngay_Nghi_201804.$C$3:.$C$49])+SUMPRODUCT([Thong_Tin_Ngay_Nghi_201805.$B$3:.$B$47]=[.$B34];[Thong_Tin_Ngay_Nghi_201805.$C$3:.$C$47])+SUMPRODUCT([Thong_Tin_Ngay_Nghi_201806.$B$3:.$B$51]=[.$B34];[Thong_Tin_Ngay_Nghi_201806.$C$3:.$C$51])+SUMPRODUCT([Thong_Tin_Ngay_Nghi_201807.$B$3:.$B$57]=[.$B34];[Thong_Tin_Ngay_Nghi_201807.$C$3:.$C$57])+SUMPRODUCT([Thong_Tin_Ngay_Nghi_201808.$B$3:.$B$62]=[.$B34];[Thong_Tin_Ngay_Nghi_201808.$C$3:.$C$62])+SUMPRODUCT([Thong_Tin_Ngay_Nghi_201809.$B$3:.$B$61]=[.$B34];[Thong_Tin_Ngay_Nghi_201809.$C$3:.$C$61])+SUMPRODUCT([Thong_Tin_Ngay_Nghi_201810.$B$3:.$B$57]=[.$B34];[Thong_Tin_Ngay_Nghi_201810.$C$3:.$C$57])+SUMPRODUCT([Thong_Tin_Ngay_Nghi_201811.$B$3:.$B$58]=[.$B34];[Thong_Tin_Ngay_Nghi_201811.$C$3:.$C$58])+ SUMPRODUCT([Thong_Tin_Ngay_Nghi_201812.$B$3:.$B$57]=[.$B34];[Thong_Tin_Ngay_Nghi_201812.$C$3:.$C$57])" office:value-type="float" office:value="6">
            <text:p>6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5]&lt;0;0;[.C35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10-01T09:45:26.5">
            <text:p>10/01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9">
            <text:p>9</text:p>
          </table:table-cell>
          <table:table-cell table:style-name="ce55" table:formula="of:=SUMPRODUCT([Thong_Tin_Ngay_Nghi_201801.$B$3:.$B$53]=[.$B35];[Thong_Tin_Ngay_Nghi_201801.$C$3:.$C$53]) +  SUMPRODUCT([Thong_Tin_Ngay_Nghi_201802.$B$3:.$B$55]=[.$B35];[Thong_Tin_Ngay_Nghi_201802.$C$3:.$C$55]) + SUMPRODUCT([Thong_Tin_Ngay_Nghi_201803.$B$3:.$B$49]=[.$B35];[Thong_Tin_Ngay_Nghi_201803.$C$3:.$C$49])" office:value-type="float" office:value="5">
            <text:p>5</text:p>
          </table:table-cell>
          <table:table-cell table:style-name="ce60" table:formula="of:=SUMPRODUCT([Thong_Tin_Ngay_Nghi_201801.$B$3:.$B$54]=[.$B35];[Thong_Tin_Ngay_Nghi_201801.$C$3:.$C$54])+SUMPRODUCT([Thong_Tin_Ngay_Nghi_201802.$B$3:.$B$56]=[.$B35];[Thong_Tin_Ngay_Nghi_201802.$C$3:.$C$56])+SUMPRODUCT([Thong_Tin_Ngay_Nghi_201803.$B$3:.$B$50]=[.$B35];[Thong_Tin_Ngay_Nghi_201803.$C$3:.$C$50])+SUMPRODUCT([Thong_Tin_Ngay_Nghi_201804.$B$3:.$B$49]=[.$B35];[Thong_Tin_Ngay_Nghi_201804.$C$3:.$C$49])+SUMPRODUCT([Thong_Tin_Ngay_Nghi_201805.$B$3:.$B$47]=[.$B35];[Thong_Tin_Ngay_Nghi_201805.$C$3:.$C$47])+SUMPRODUCT([Thong_Tin_Ngay_Nghi_201806.$B$3:.$B$51]=[.$B35];[Thong_Tin_Ngay_Nghi_201806.$C$3:.$C$51])+SUMPRODUCT([Thong_Tin_Ngay_Nghi_201807.$B$3:.$B$57]=[.$B35];[Thong_Tin_Ngay_Nghi_201807.$C$3:.$C$57])+SUMPRODUCT([Thong_Tin_Ngay_Nghi_201808.$B$3:.$B$62]=[.$B35];[Thong_Tin_Ngay_Nghi_201808.$C$3:.$C$62])+SUMPRODUCT([Thong_Tin_Ngay_Nghi_201809.$B$3:.$B$61]=[.$B35];[Thong_Tin_Ngay_Nghi_201809.$C$3:.$C$61])+SUMPRODUCT([Thong_Tin_Ngay_Nghi_201810.$B$3:.$B$57]=[.$B35];[Thong_Tin_Ngay_Nghi_201810.$C$3:.$C$57])+SUMPRODUCT([Thong_Tin_Ngay_Nghi_201811.$B$3:.$B$58]=[.$B35];[Thong_Tin_Ngay_Nghi_201811.$C$3:.$C$58])+ SUMPRODUCT([Thong_Tin_Ngay_Nghi_201812.$B$3:.$B$57]=[.$B35];[Thong_Tin_Ngay_Nghi_201812.$C$3:.$C$57])" office:value-type="float" office:value="11.5">
            <text:p>11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2.5">
            <text:p>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5]+[.L35] +[.K35]+[.M35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6]&lt;0;0;[.C36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10-01T09:45:26.5">
            <text:p>10/01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9">
            <text:p>9</text:p>
          </table:table-cell>
          <table:table-cell table:style-name="ce55" table:formula="of:=SUMPRODUCT([Thong_Tin_Ngay_Nghi_201801.$B$3:.$B$53]=[.$B36];[Thong_Tin_Ngay_Nghi_201801.$C$3:.$C$53]) +  SUMPRODUCT([Thong_Tin_Ngay_Nghi_201802.$B$3:.$B$55]=[.$B36];[Thong_Tin_Ngay_Nghi_201802.$C$3:.$C$55]) + SUMPRODUCT([Thong_Tin_Ngay_Nghi_201803.$B$3:.$B$49]=[.$B36];[Thong_Tin_Ngay_Nghi_201803.$C$3:.$C$49])" office:value-type="float" office:value="6">
            <text:p>6</text:p>
          </table:table-cell>
          <table:table-cell table:style-name="ce60" table:formula="of:=SUMPRODUCT([Thong_Tin_Ngay_Nghi_201801.$B$3:.$B$54]=[.$B36];[Thong_Tin_Ngay_Nghi_201801.$C$3:.$C$54])+SUMPRODUCT([Thong_Tin_Ngay_Nghi_201802.$B$3:.$B$56]=[.$B36];[Thong_Tin_Ngay_Nghi_201802.$C$3:.$C$56])+SUMPRODUCT([Thong_Tin_Ngay_Nghi_201803.$B$3:.$B$50]=[.$B36];[Thong_Tin_Ngay_Nghi_201803.$C$3:.$C$50])+SUMPRODUCT([Thong_Tin_Ngay_Nghi_201804.$B$3:.$B$49]=[.$B36];[Thong_Tin_Ngay_Nghi_201804.$C$3:.$C$49])+SUMPRODUCT([Thong_Tin_Ngay_Nghi_201805.$B$3:.$B$47]=[.$B36];[Thong_Tin_Ngay_Nghi_201805.$C$3:.$C$47])+SUMPRODUCT([Thong_Tin_Ngay_Nghi_201806.$B$3:.$B$51]=[.$B36];[Thong_Tin_Ngay_Nghi_201806.$C$3:.$C$51])+SUMPRODUCT([Thong_Tin_Ngay_Nghi_201807.$B$3:.$B$57]=[.$B36];[Thong_Tin_Ngay_Nghi_201807.$C$3:.$C$57])+SUMPRODUCT([Thong_Tin_Ngay_Nghi_201808.$B$3:.$B$62]=[.$B36];[Thong_Tin_Ngay_Nghi_201808.$C$3:.$C$62])+SUMPRODUCT([Thong_Tin_Ngay_Nghi_201809.$B$3:.$B$61]=[.$B36];[Thong_Tin_Ngay_Nghi_201809.$C$3:.$C$61])+SUMPRODUCT([Thong_Tin_Ngay_Nghi_201810.$B$3:.$B$57]=[.$B36];[Thong_Tin_Ngay_Nghi_201810.$C$3:.$C$57])+SUMPRODUCT([Thong_Tin_Ngay_Nghi_201811.$B$3:.$B$58]=[.$B36];[Thong_Tin_Ngay_Nghi_201811.$C$3:.$C$58])+ SUMPRODUCT([Thong_Tin_Ngay_Nghi_201812.$B$3:.$B$57]=[.$B36];[Thong_Tin_Ngay_Nghi_201812.$C$3:.$C$57])" office:value-type="float" office:value="12.5">
            <text:p>12.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7]&lt;0;0;[.C37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10-01T09:45:26.5">
            <text:p>10/01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9">
            <text:p>9</text:p>
          </table:table-cell>
          <table:table-cell table:style-name="ce55" table:formula="of:=SUMPRODUCT([Thong_Tin_Ngay_Nghi_201801.$B$3:.$B$53]=[.$B37];[Thong_Tin_Ngay_Nghi_201801.$C$3:.$C$53]) +  SUMPRODUCT([Thong_Tin_Ngay_Nghi_201802.$B$3:.$B$55]=[.$B37];[Thong_Tin_Ngay_Nghi_201802.$C$3:.$C$55]) + SUMPRODUCT([Thong_Tin_Ngay_Nghi_201803.$B$3:.$B$49]=[.$B37];[Thong_Tin_Ngay_Nghi_201803.$C$3:.$C$49])" office:value-type="float" office:value="8">
            <text:p>8</text:p>
          </table:table-cell>
          <table:table-cell table:style-name="ce60" table:formula="of:=SUMPRODUCT([Thong_Tin_Ngay_Nghi_201801.$B$3:.$B$54]=[.$B37];[Thong_Tin_Ngay_Nghi_201801.$C$3:.$C$54])+SUMPRODUCT([Thong_Tin_Ngay_Nghi_201802.$B$3:.$B$56]=[.$B37];[Thong_Tin_Ngay_Nghi_201802.$C$3:.$C$56])+SUMPRODUCT([Thong_Tin_Ngay_Nghi_201803.$B$3:.$B$50]=[.$B37];[Thong_Tin_Ngay_Nghi_201803.$C$3:.$C$50])+SUMPRODUCT([Thong_Tin_Ngay_Nghi_201804.$B$3:.$B$49]=[.$B37];[Thong_Tin_Ngay_Nghi_201804.$C$3:.$C$49])+SUMPRODUCT([Thong_Tin_Ngay_Nghi_201805.$B$3:.$B$47]=[.$B37];[Thong_Tin_Ngay_Nghi_201805.$C$3:.$C$47])+SUMPRODUCT([Thong_Tin_Ngay_Nghi_201806.$B$3:.$B$51]=[.$B37];[Thong_Tin_Ngay_Nghi_201806.$C$3:.$C$51])+SUMPRODUCT([Thong_Tin_Ngay_Nghi_201807.$B$3:.$B$57]=[.$B37];[Thong_Tin_Ngay_Nghi_201807.$C$3:.$C$57])+SUMPRODUCT([Thong_Tin_Ngay_Nghi_201808.$B$3:.$B$62]=[.$B37];[Thong_Tin_Ngay_Nghi_201808.$C$3:.$C$62])+SUMPRODUCT([Thong_Tin_Ngay_Nghi_201809.$B$3:.$B$61]=[.$B37];[Thong_Tin_Ngay_Nghi_201809.$C$3:.$C$61])+SUMPRODUCT([Thong_Tin_Ngay_Nghi_201810.$B$3:.$B$57]=[.$B37];[Thong_Tin_Ngay_Nghi_201810.$C$3:.$C$57])+SUMPRODUCT([Thong_Tin_Ngay_Nghi_201811.$B$3:.$B$58]=[.$B37];[Thong_Tin_Ngay_Nghi_201811.$C$3:.$C$58])+ SUMPRODUCT([Thong_Tin_Ngay_Nghi_201812.$B$3:.$B$57]=[.$B37];[Thong_Tin_Ngay_Nghi_201812.$C$3:.$C$57])" office:value-type="float" office:value="14">
            <text:p>14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7]+[.L37] +[.K37]+[.M37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6">
            <text:p>07/26/18</text:p>
          </table:table-cell>
          <table:table-cell table:style-name="ce50" table:formula="of:=IF(YEAR(NOW())&gt;YEAR([.E38]);DATE(YEAR([.E38]);12;31);NOW())" office:value-type="date" office:date-value="2018-10-01T09:45:26.51">
            <text:p>10/01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60" table:formula="of:=SUMPRODUCT([Thong_Tin_Ngay_Nghi_201801.$B$3:.$B$54]=[.$B38];[Thong_Tin_Ngay_Nghi_201801.$C$3:.$C$54])+SUMPRODUCT([Thong_Tin_Ngay_Nghi_201802.$B$3:.$B$56]=[.$B38];[Thong_Tin_Ngay_Nghi_201802.$C$3:.$C$56])+SUMPRODUCT([Thong_Tin_Ngay_Nghi_201803.$B$3:.$B$50]=[.$B38];[Thong_Tin_Ngay_Nghi_201803.$C$3:.$C$50])+SUMPRODUCT([Thong_Tin_Ngay_Nghi_201804.$B$3:.$B$49]=[.$B38];[Thong_Tin_Ngay_Nghi_201804.$C$3:.$C$49])+SUMPRODUCT([Thong_Tin_Ngay_Nghi_201805.$B$3:.$B$47]=[.$B38];[Thong_Tin_Ngay_Nghi_201805.$C$3:.$C$47])+SUMPRODUCT([Thong_Tin_Ngay_Nghi_201806.$B$3:.$B$51]=[.$B38];[Thong_Tin_Ngay_Nghi_201806.$C$3:.$C$51])+SUMPRODUCT([Thong_Tin_Ngay_Nghi_201807.$B$3:.$B$57]=[.$B38];[Thong_Tin_Ngay_Nghi_201807.$C$3:.$C$57])+SUMPRODUCT([Thong_Tin_Ngay_Nghi_201808.$B$3:.$B$62]=[.$B38];[Thong_Tin_Ngay_Nghi_201808.$C$3:.$C$62])+SUMPRODUCT([Thong_Tin_Ngay_Nghi_201809.$B$3:.$B$61]=[.$B38];[Thong_Tin_Ngay_Nghi_201809.$C$3:.$C$61])+SUMPRODUCT([Thong_Tin_Ngay_Nghi_201810.$B$3:.$B$57]=[.$B38];[Thong_Tin_Ngay_Nghi_201810.$C$3:.$C$57])+SUMPRODUCT([Thong_Tin_Ngay_Nghi_201811.$B$3:.$B$58]=[.$B38];[Thong_Tin_Ngay_Nghi_201811.$C$3:.$C$58])+ SUMPRODUCT([Thong_Tin_Ngay_Nghi_201812.$B$3:.$B$57]=[.$B38];[Thong_Tin_Ngay_Nghi_201812.$C$3:.$C$57])" office:value-type="float" office:value="0">
            <text:p>0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23">
            <text:p>07/23/18</text:p>
          </table:table-cell>
          <table:table-cell table:style-name="ce50" table:formula="of:=IF(YEAR(NOW())&gt;YEAR([.E39]);DATE(YEAR([.E39]);12;31);NOW())" office:value-type="date" office:date-value="2018-10-01T09:45:26.51">
            <text:p>10/01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5" table:formula="of:=SUMPRODUCT([Thong_Tin_Ngay_Nghi_201801.$B$3:.$B$53]=[.$B39];[Thong_Tin_Ngay_Nghi_201801.$C$3:.$C$53]) +  SUMPRODUCT([Thong_Tin_Ngay_Nghi_201802.$B$3:.$B$55]=[.$B39];[Thong_Tin_Ngay_Nghi_201802.$C$3:.$C$55]) + SUMPRODUCT([Thong_Tin_Ngay_Nghi_201803.$B$3:.$B$49]=[.$B39];[Thong_Tin_Ngay_Nghi_201803.$C$3:.$C$49])" office:value-type="float" office:value="0">
            <text:p>0</text:p>
          </table:table-cell>
          <table:table-cell table:style-name="ce60" table:formula="of:=SUMPRODUCT([Thong_Tin_Ngay_Nghi_201801.$B$3:.$B$54]=[.$B39];[Thong_Tin_Ngay_Nghi_201801.$C$3:.$C$54])+SUMPRODUCT([Thong_Tin_Ngay_Nghi_201802.$B$3:.$B$56]=[.$B39];[Thong_Tin_Ngay_Nghi_201802.$C$3:.$C$56])+SUMPRODUCT([Thong_Tin_Ngay_Nghi_201803.$B$3:.$B$50]=[.$B39];[Thong_Tin_Ngay_Nghi_201803.$C$3:.$C$50])+SUMPRODUCT([Thong_Tin_Ngay_Nghi_201804.$B$3:.$B$49]=[.$B39];[Thong_Tin_Ngay_Nghi_201804.$C$3:.$C$49])+SUMPRODUCT([Thong_Tin_Ngay_Nghi_201805.$B$3:.$B$47]=[.$B39];[Thong_Tin_Ngay_Nghi_201805.$C$3:.$C$47])+SUMPRODUCT([Thong_Tin_Ngay_Nghi_201806.$B$3:.$B$51]=[.$B39];[Thong_Tin_Ngay_Nghi_201806.$C$3:.$C$51])+SUMPRODUCT([Thong_Tin_Ngay_Nghi_201807.$B$3:.$B$57]=[.$B39];[Thong_Tin_Ngay_Nghi_201807.$C$3:.$C$57])+SUMPRODUCT([Thong_Tin_Ngay_Nghi_201808.$B$3:.$B$62]=[.$B39];[Thong_Tin_Ngay_Nghi_201808.$C$3:.$C$62])+SUMPRODUCT([Thong_Tin_Ngay_Nghi_201809.$B$3:.$B$61]=[.$B39];[Thong_Tin_Ngay_Nghi_201809.$C$3:.$C$61])+SUMPRODUCT([Thong_Tin_Ngay_Nghi_201810.$B$3:.$B$57]=[.$B39];[Thong_Tin_Ngay_Nghi_201810.$C$3:.$C$57])+SUMPRODUCT([Thong_Tin_Ngay_Nghi_201811.$B$3:.$B$58]=[.$B39];[Thong_Tin_Ngay_Nghi_201811.$C$3:.$C$58])+ SUMPRODUCT([Thong_Tin_Ngay_Nghi_201812.$B$3:.$B$57]=[.$B39];[Thong_Tin_Ngay_Nghi_201812.$C$3:.$C$57])" office:value-type="float" office:value="1">
            <text:p>1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1">
            <text:p>1</text:p>
          </table:table-cell>
          <table:table-cell table:style-name="ce48"/>
          <table:table-cell table:style-name="ce48" office:value-type="float" office:value="0.5">
            <text:p>0.5</text:p>
          </table:table-cell>
          <table:table-cell table:style-name="ce63"/>
          <table:table-cell table:style-name="ce48" table:formula="of:=[.J39]+[.L39] +[.K39]+[.M39]" office:value-type="float" office:value="1.5">
            <text:p>1.5</text:p>
          </table:table-cell>
          <table:table-cell table:style-name="ce66" office:value-type="string">
            <text:p>Những ngày nghỉ này đã trừ vào lương → sẽ ko trừ vào phép nữa: </text:p>
            <text:p>- Tháng 9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9-05">
            <text:p>09/05/18</text:p>
          </table:table-cell>
          <table:table-cell table:style-name="ce50" table:formula="of:=IF(YEAR(NOW())&gt;YEAR([.E40]);DATE(YEAR([.E40]);12;31);NOW())" office:value-type="date" office:date-value="2018-10-01T09:45:26.51">
            <text:p>10/01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1">
            <text:p>1</text:p>
          </table:table-cell>
          <table:table-cell table:style-name="ce55" table:formula="of:=SUMPRODUCT([Thong_Tin_Ngay_Nghi_201801.$B$3:.$B$53]=[.$B40];[Thong_Tin_Ngay_Nghi_201801.$C$3:.$C$53]) +  SUMPRODUCT([Thong_Tin_Ngay_Nghi_201802.$B$3:.$B$55]=[.$B40];[Thong_Tin_Ngay_Nghi_201802.$C$3:.$C$55]) + SUMPRODUCT([Thong_Tin_Ngay_Nghi_201803.$B$3:.$B$49]=[.$B40];[Thong_Tin_Ngay_Nghi_201803.$C$3:.$C$49])" office:value-type="float" office:value="0">
            <text:p>0</text:p>
          </table:table-cell>
          <table:table-cell table:style-name="ce60" table:formula="of:=SUMPRODUCT([Thong_Tin_Ngay_Nghi_201801.$B$3:.$B$54]=[.$B40];[Thong_Tin_Ngay_Nghi_201801.$C$3:.$C$54])+SUMPRODUCT([Thong_Tin_Ngay_Nghi_201802.$B$3:.$B$56]=[.$B40];[Thong_Tin_Ngay_Nghi_201802.$C$3:.$C$56])+SUMPRODUCT([Thong_Tin_Ngay_Nghi_201803.$B$3:.$B$50]=[.$B40];[Thong_Tin_Ngay_Nghi_201803.$C$3:.$C$50])+SUMPRODUCT([Thong_Tin_Ngay_Nghi_201804.$B$3:.$B$49]=[.$B40];[Thong_Tin_Ngay_Nghi_201804.$C$3:.$C$49])+SUMPRODUCT([Thong_Tin_Ngay_Nghi_201805.$B$3:.$B$47]=[.$B40];[Thong_Tin_Ngay_Nghi_201805.$C$3:.$C$47])+SUMPRODUCT([Thong_Tin_Ngay_Nghi_201806.$B$3:.$B$51]=[.$B40];[Thong_Tin_Ngay_Nghi_201806.$C$3:.$C$51])+SUMPRODUCT([Thong_Tin_Ngay_Nghi_201807.$B$3:.$B$57]=[.$B40];[Thong_Tin_Ngay_Nghi_201807.$C$3:.$C$57])+SUMPRODUCT([Thong_Tin_Ngay_Nghi_201808.$B$3:.$B$62]=[.$B40];[Thong_Tin_Ngay_Nghi_201808.$C$3:.$C$62])+SUMPRODUCT([Thong_Tin_Ngay_Nghi_201809.$B$3:.$B$61]=[.$B40];[Thong_Tin_Ngay_Nghi_201809.$C$3:.$C$61])+SUMPRODUCT([Thong_Tin_Ngay_Nghi_201810.$B$3:.$B$57]=[.$B40];[Thong_Tin_Ngay_Nghi_201810.$C$3:.$C$57])+SUMPRODUCT([Thong_Tin_Ngay_Nghi_201811.$B$3:.$B$58]=[.$B40];[Thong_Tin_Ngay_Nghi_201811.$C$3:.$C$58])+ SUMPRODUCT([Thong_Tin_Ngay_Nghi_201812.$B$3:.$B$57]=[.$B40];[Thong_Tin_Ngay_Nghi_201812.$C$3:.$C$57])" office:value-type="float" office:value="0.5">
            <text:p>0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1]&lt;0;0;[.C41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10-01T09:45:26.51">
            <text:p>10/01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9">
            <text:p>9</text:p>
          </table:table-cell>
          <table:table-cell table:style-name="ce55" table:formula="of:=SUMPRODUCT([Thong_Tin_Ngay_Nghi_201801.$B$3:.$B$53]=[.$B41];[Thong_Tin_Ngay_Nghi_201801.$C$3:.$C$53]) +  SUMPRODUCT([Thong_Tin_Ngay_Nghi_201802.$B$3:.$B$55]=[.$B41];[Thong_Tin_Ngay_Nghi_201802.$C$3:.$C$55]) + SUMPRODUCT([Thong_Tin_Ngay_Nghi_201803.$B$3:.$B$49]=[.$B41];[Thong_Tin_Ngay_Nghi_201803.$C$3:.$C$49])" office:value-type="float" office:value="3.5">
            <text:p>3.5</text:p>
          </table:table-cell>
          <table:table-cell table:style-name="ce60" table:formula="of:=SUMPRODUCT([Thong_Tin_Ngay_Nghi_201801.$B$3:.$B$54]=[.$B41];[Thong_Tin_Ngay_Nghi_201801.$C$3:.$C$54])+SUMPRODUCT([Thong_Tin_Ngay_Nghi_201802.$B$3:.$B$56]=[.$B41];[Thong_Tin_Ngay_Nghi_201802.$C$3:.$C$56])+SUMPRODUCT([Thong_Tin_Ngay_Nghi_201803.$B$3:.$B$50]=[.$B41];[Thong_Tin_Ngay_Nghi_201803.$C$3:.$C$50])+SUMPRODUCT([Thong_Tin_Ngay_Nghi_201804.$B$3:.$B$49]=[.$B41];[Thong_Tin_Ngay_Nghi_201804.$C$3:.$C$49])+SUMPRODUCT([Thong_Tin_Ngay_Nghi_201805.$B$3:.$B$47]=[.$B41];[Thong_Tin_Ngay_Nghi_201805.$C$3:.$C$47])+SUMPRODUCT([Thong_Tin_Ngay_Nghi_201806.$B$3:.$B$51]=[.$B41];[Thong_Tin_Ngay_Nghi_201806.$C$3:.$C$51])+SUMPRODUCT([Thong_Tin_Ngay_Nghi_201807.$B$3:.$B$57]=[.$B41];[Thong_Tin_Ngay_Nghi_201807.$C$3:.$C$57])+SUMPRODUCT([Thong_Tin_Ngay_Nghi_201808.$B$3:.$B$62]=[.$B41];[Thong_Tin_Ngay_Nghi_201808.$C$3:.$C$62])+SUMPRODUCT([Thong_Tin_Ngay_Nghi_201809.$B$3:.$B$61]=[.$B41];[Thong_Tin_Ngay_Nghi_201809.$C$3:.$C$61])+SUMPRODUCT([Thong_Tin_Ngay_Nghi_201810.$B$3:.$B$57]=[.$B41];[Thong_Tin_Ngay_Nghi_201810.$C$3:.$C$57])+SUMPRODUCT([Thong_Tin_Ngay_Nghi_201811.$B$3:.$B$58]=[.$B41];[Thong_Tin_Ngay_Nghi_201811.$C$3:.$C$58])+ SUMPRODUCT([Thong_Tin_Ngay_Nghi_201812.$B$3:.$B$57]=[.$B41];[Thong_Tin_Ngay_Nghi_201812.$C$3:.$C$57])" office:value-type="float" office:value="9.5">
            <text:p>9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2]);DATE(YEAR([.E42]);12;31);NOW())" office:value-type="date" office:date-value="2018-10-01T09:45:26.51">
            <text:p>10/01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9">
            <text:p>9</text:p>
          </table:table-cell>
          <table:table-cell table:style-name="ce55" table:formula="of:=SUMPRODUCT([Thong_Tin_Ngay_Nghi_201801.$B$3:.$B$53]=[.$B42];[Thong_Tin_Ngay_Nghi_201801.$C$3:.$C$53]) +  SUMPRODUCT([Thong_Tin_Ngay_Nghi_201802.$B$3:.$B$55]=[.$B42];[Thong_Tin_Ngay_Nghi_201802.$C$3:.$C$55]) + SUMPRODUCT([Thong_Tin_Ngay_Nghi_201803.$B$3:.$B$49]=[.$B42];[Thong_Tin_Ngay_Nghi_201803.$C$3:.$C$49])" office:value-type="float" office:value="2.5">
            <text:p>2.5</text:p>
          </table:table-cell>
          <table:table-cell table:style-name="ce60" table:formula="of:=SUMPRODUCT([Thong_Tin_Ngay_Nghi_201801.$B$3:.$B$54]=[.$B42];[Thong_Tin_Ngay_Nghi_201801.$C$3:.$C$54])+SUMPRODUCT([Thong_Tin_Ngay_Nghi_201802.$B$3:.$B$56]=[.$B42];[Thong_Tin_Ngay_Nghi_201802.$C$3:.$C$56])+SUMPRODUCT([Thong_Tin_Ngay_Nghi_201803.$B$3:.$B$50]=[.$B42];[Thong_Tin_Ngay_Nghi_201803.$C$3:.$C$50])+SUMPRODUCT([Thong_Tin_Ngay_Nghi_201804.$B$3:.$B$49]=[.$B42];[Thong_Tin_Ngay_Nghi_201804.$C$3:.$C$49])+SUMPRODUCT([Thong_Tin_Ngay_Nghi_201805.$B$3:.$B$47]=[.$B42];[Thong_Tin_Ngay_Nghi_201805.$C$3:.$C$47])+SUMPRODUCT([Thong_Tin_Ngay_Nghi_201806.$B$3:.$B$51]=[.$B42];[Thong_Tin_Ngay_Nghi_201806.$C$3:.$C$51])+SUMPRODUCT([Thong_Tin_Ngay_Nghi_201807.$B$3:.$B$57]=[.$B42];[Thong_Tin_Ngay_Nghi_201807.$C$3:.$C$57])+SUMPRODUCT([Thong_Tin_Ngay_Nghi_201808.$B$3:.$B$62]=[.$B42];[Thong_Tin_Ngay_Nghi_201808.$C$3:.$C$62])+SUMPRODUCT([Thong_Tin_Ngay_Nghi_201809.$B$3:.$B$61]=[.$B42];[Thong_Tin_Ngay_Nghi_201809.$C$3:.$C$61])+SUMPRODUCT([Thong_Tin_Ngay_Nghi_201810.$B$3:.$B$57]=[.$B42];[Thong_Tin_Ngay_Nghi_201810.$C$3:.$C$57])+SUMPRODUCT([Thong_Tin_Ngay_Nghi_201811.$B$3:.$B$58]=[.$B42];[Thong_Tin_Ngay_Nghi_201811.$C$3:.$C$58])+ SUMPRODUCT([Thong_Tin_Ngay_Nghi_201812.$B$3:.$B$57]=[.$B42];[Thong_Tin_Ngay_Nghi_201812.$C$3:.$C$57])" office:value-type="float" office:value="14.5">
            <text:p>14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5.5">
            <text:p>-5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5.5">
            <text:p>-5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7">
            <text:p>37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10-01T09:45:26.52">
            <text:p>10/01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9">
            <text:p>9</text:p>
          </table:table-cell>
          <table:table-cell table:style-name="ce55" table:formula="of:=SUMPRODUCT([Thong_Tin_Ngay_Nghi_201801.$B$3:.$B$53]=[.$B43];[Thong_Tin_Ngay_Nghi_201801.$C$3:.$C$53]) +  SUMPRODUCT([Thong_Tin_Ngay_Nghi_201802.$B$3:.$B$55]=[.$B43];[Thong_Tin_Ngay_Nghi_201802.$C$3:.$C$55]) + SUMPRODUCT([Thong_Tin_Ngay_Nghi_201803.$B$3:.$B$49]=[.$B43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43];[Thong_Tin_Ngay_Nghi_201801.$C$3:.$C$54])+SUMPRODUCT([Thong_Tin_Ngay_Nghi_201802.$B$3:.$B$56]=[.$B43];[Thong_Tin_Ngay_Nghi_201802.$C$3:.$C$56])+SUMPRODUCT([Thong_Tin_Ngay_Nghi_201803.$B$3:.$B$50]=[.$B43];[Thong_Tin_Ngay_Nghi_201803.$C$3:.$C$50])+SUMPRODUCT([Thong_Tin_Ngay_Nghi_201804.$B$3:.$B$49]=[.$B43];[Thong_Tin_Ngay_Nghi_201804.$C$3:.$C$49])+SUMPRODUCT([Thong_Tin_Ngay_Nghi_201805.$B$3:.$B$47]=[.$B43];[Thong_Tin_Ngay_Nghi_201805.$C$3:.$C$47])+SUMPRODUCT([Thong_Tin_Ngay_Nghi_201806.$B$3:.$B$51]=[.$B43];[Thong_Tin_Ngay_Nghi_201806.$C$3:.$C$51])+SUMPRODUCT([Thong_Tin_Ngay_Nghi_201807.$B$3:.$B$57]=[.$B43];[Thong_Tin_Ngay_Nghi_201807.$C$3:.$C$57])+SUMPRODUCT([Thong_Tin_Ngay_Nghi_201808.$B$3:.$B$62]=[.$B43];[Thong_Tin_Ngay_Nghi_201808.$C$3:.$C$62])+SUMPRODUCT([Thong_Tin_Ngay_Nghi_201809.$B$3:.$B$61]=[.$B43];[Thong_Tin_Ngay_Nghi_201809.$C$3:.$C$61])+SUMPRODUCT([Thong_Tin_Ngay_Nghi_201810.$B$3:.$B$57]=[.$B43];[Thong_Tin_Ngay_Nghi_201810.$C$3:.$C$57])+SUMPRODUCT([Thong_Tin_Ngay_Nghi_201811.$B$3:.$B$58]=[.$B43];[Thong_Tin_Ngay_Nghi_201811.$C$3:.$C$58])+ SUMPRODUCT([Thong_Tin_Ngay_Nghi_201812.$B$3:.$B$57]=[.$B43];[Thong_Tin_Ngay_Nghi_201812.$C$3:.$C$57])" office:value-type="float" office:value="15">
            <text:p>1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6">
            <text:p>-6</text:p>
          </table:table-cell>
          <table:table-cell table:style-name="ce48"/>
          <table:table-cell table:style-name="ce48" table:formula="of:=4.5+1" office:value-type="float" office:value="5.5">
            <text:p>5.5</text:p>
          </table:table-cell>
          <table:table-cell table:style-name="ce63"/>
          <table:table-cell table:style-name="ce48" table:formula="of:=[.J43]+[.L43] +[.K43]+[.M43]" office:value-type="float" office:value="-0.5">
            <text:p>-0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  <text:p>- Tháng 4 1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10-01T09:45:26.52">
            <text:p>10/01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9">
            <text:p>9</text:p>
          </table:table-cell>
          <table:table-cell table:style-name="ce55" table:formula="of:=SUMPRODUCT([Thong_Tin_Ngay_Nghi_201801.$B$3:.$B$53]=[.$B44];[Thong_Tin_Ngay_Nghi_201801.$C$3:.$C$53]) +  SUMPRODUCT([Thong_Tin_Ngay_Nghi_201802.$B$3:.$B$55]=[.$B44];[Thong_Tin_Ngay_Nghi_201802.$C$3:.$C$55]) + SUMPRODUCT([Thong_Tin_Ngay_Nghi_201803.$B$3:.$B$49]=[.$B44];[Thong_Tin_Ngay_Nghi_201803.$C$3:.$C$49])" office:value-type="float" office:value="0">
            <text:p>0</text:p>
          </table:table-cell>
          <table:table-cell table:style-name="ce60" table:formula="of:=SUMPRODUCT([Thong_Tin_Ngay_Nghi_201801.$B$3:.$B$54]=[.$B44];[Thong_Tin_Ngay_Nghi_201801.$C$3:.$C$54])+SUMPRODUCT([Thong_Tin_Ngay_Nghi_201802.$B$3:.$B$56]=[.$B44];[Thong_Tin_Ngay_Nghi_201802.$C$3:.$C$56])+SUMPRODUCT([Thong_Tin_Ngay_Nghi_201803.$B$3:.$B$50]=[.$B44];[Thong_Tin_Ngay_Nghi_201803.$C$3:.$C$50])+SUMPRODUCT([Thong_Tin_Ngay_Nghi_201804.$B$3:.$B$49]=[.$B44];[Thong_Tin_Ngay_Nghi_201804.$C$3:.$C$49])+SUMPRODUCT([Thong_Tin_Ngay_Nghi_201805.$B$3:.$B$47]=[.$B44];[Thong_Tin_Ngay_Nghi_201805.$C$3:.$C$47])+SUMPRODUCT([Thong_Tin_Ngay_Nghi_201806.$B$3:.$B$51]=[.$B44];[Thong_Tin_Ngay_Nghi_201806.$C$3:.$C$51])+SUMPRODUCT([Thong_Tin_Ngay_Nghi_201807.$B$3:.$B$57]=[.$B44];[Thong_Tin_Ngay_Nghi_201807.$C$3:.$C$57])+SUMPRODUCT([Thong_Tin_Ngay_Nghi_201808.$B$3:.$B$62]=[.$B44];[Thong_Tin_Ngay_Nghi_201808.$C$3:.$C$62])+SUMPRODUCT([Thong_Tin_Ngay_Nghi_201809.$B$3:.$B$61]=[.$B44];[Thong_Tin_Ngay_Nghi_201809.$C$3:.$C$61])+SUMPRODUCT([Thong_Tin_Ngay_Nghi_201810.$B$3:.$B$57]=[.$B44];[Thong_Tin_Ngay_Nghi_201810.$C$3:.$C$57])+SUMPRODUCT([Thong_Tin_Ngay_Nghi_201811.$B$3:.$B$58]=[.$B44];[Thong_Tin_Ngay_Nghi_201811.$C$3:.$C$58])+ SUMPRODUCT([Thong_Tin_Ngay_Nghi_201812.$B$3:.$B$57]=[.$B44];[Thong_Tin_Ngay_Nghi_201812.$C$3:.$C$57])" office:value-type="float" office:value="6.5">
            <text:p>6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5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5]&lt;0;0;[.C4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10-01T09:45:26.52">
            <text:p>10/01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9">
            <text:p>9</text:p>
          </table:table-cell>
          <table:table-cell table:style-name="ce55" table:formula="of:=SUMPRODUCT([Thong_Tin_Ngay_Nghi_201801.$B$3:.$B$53]=[.$B45];[Thong_Tin_Ngay_Nghi_201801.$C$3:.$C$53]) +  SUMPRODUCT([Thong_Tin_Ngay_Nghi_201802.$B$3:.$B$55]=[.$B45];[Thong_Tin_Ngay_Nghi_201802.$C$3:.$C$55]) + SUMPRODUCT([Thong_Tin_Ngay_Nghi_201803.$B$3:.$B$49]=[.$B45];[Thong_Tin_Ngay_Nghi_201803.$C$3:.$C$49])" office:value-type="float" office:value="8.5">
            <text:p>8.5</text:p>
          </table:table-cell>
          <table:table-cell table:style-name="ce60" table:formula="of:=SUMPRODUCT([Thong_Tin_Ngay_Nghi_201801.$B$3:.$B$54]=[.$B45];[Thong_Tin_Ngay_Nghi_201801.$C$3:.$C$54])+SUMPRODUCT([Thong_Tin_Ngay_Nghi_201802.$B$3:.$B$56]=[.$B45];[Thong_Tin_Ngay_Nghi_201802.$C$3:.$C$56])+SUMPRODUCT([Thong_Tin_Ngay_Nghi_201803.$B$3:.$B$50]=[.$B45];[Thong_Tin_Ngay_Nghi_201803.$C$3:.$C$50])+SUMPRODUCT([Thong_Tin_Ngay_Nghi_201804.$B$3:.$B$49]=[.$B45];[Thong_Tin_Ngay_Nghi_201804.$C$3:.$C$49])+SUMPRODUCT([Thong_Tin_Ngay_Nghi_201805.$B$3:.$B$47]=[.$B45];[Thong_Tin_Ngay_Nghi_201805.$C$3:.$C$47])+SUMPRODUCT([Thong_Tin_Ngay_Nghi_201806.$B$3:.$B$51]=[.$B45];[Thong_Tin_Ngay_Nghi_201806.$C$3:.$C$51])+SUMPRODUCT([Thong_Tin_Ngay_Nghi_201807.$B$3:.$B$57]=[.$B45];[Thong_Tin_Ngay_Nghi_201807.$C$3:.$C$57])+SUMPRODUCT([Thong_Tin_Ngay_Nghi_201808.$B$3:.$B$62]=[.$B45];[Thong_Tin_Ngay_Nghi_201808.$C$3:.$C$62])+SUMPRODUCT([Thong_Tin_Ngay_Nghi_201809.$B$3:.$B$61]=[.$B45];[Thong_Tin_Ngay_Nghi_201809.$C$3:.$C$61])+SUMPRODUCT([Thong_Tin_Ngay_Nghi_201810.$B$3:.$B$57]=[.$B45];[Thong_Tin_Ngay_Nghi_201810.$C$3:.$C$57])+SUMPRODUCT([Thong_Tin_Ngay_Nghi_201811.$B$3:.$B$58]=[.$B45];[Thong_Tin_Ngay_Nghi_201811.$C$3:.$C$58])+ SUMPRODUCT([Thong_Tin_Ngay_Nghi_201812.$B$3:.$B$57]=[.$B45];[Thong_Tin_Ngay_Nghi_201812.$C$3:.$C$57])" office:value-type="float" office:value="39.5">
            <text:p>39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29">
            <text:p>-29</text:p>
          </table:table-cell>
          <table:table-cell table:style-name="ce48"/>
          <table:table-cell table:style-name="ce48" table:formula="of:=4.5+6+6+6.5" office:value-type="float" office:value="23">
            <text:p>23</text:p>
          </table:table-cell>
          <table:table-cell table:style-name="ce63"/>
          <table:table-cell table:style-name="ce48" table:formula="of:=[.J45]+[.L45] +[.K45]+[.M45]" office:value-type="float" office:value="-6">
            <text:p>-6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  <text:p>- Tháng 4: 6 ngày</text:p>
            <text:p>- Tháng 5: 6 ngày</text:p>
            <text:p>- Tháng 6: 6.5 ngày</text:p>
          </table:table-cell>
          <table:table-cell table:number-columns-repeated="1009"/>
        </table:table-row>
        <table:table-row table:style-name="ro16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6]);DATE(YEAR([.E46]);12;31);NOW())" office:value-type="date" office:date-value="2018-10-01T09:45:26.52">
            <text:p>10/01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8">
            <text:p>8</text:p>
          </table:table-cell>
          <table:table-cell table:style-name="ce55" table:formula="of:=SUMPRODUCT([Thong_Tin_Ngay_Nghi_201801.$B$3:.$B$53]=[.$B46];[Thong_Tin_Ngay_Nghi_201801.$C$3:.$C$53]) +  SUMPRODUCT([Thong_Tin_Ngay_Nghi_201802.$B$3:.$B$55]=[.$B46];[Thong_Tin_Ngay_Nghi_201802.$C$3:.$C$55]) + SUMPRODUCT([Thong_Tin_Ngay_Nghi_201803.$B$3:.$B$49]=[.$B46];[Thong_Tin_Ngay_Nghi_201803.$C$3:.$C$49])" office:value-type="float" office:value="6">
            <text:p>6</text:p>
          </table:table-cell>
          <table:table-cell table:style-name="ce60" table:formula="of:=SUMPRODUCT([Thong_Tin_Ngay_Nghi_201801.$B$3:.$B$54]=[.$B46];[Thong_Tin_Ngay_Nghi_201801.$C$3:.$C$54])+SUMPRODUCT([Thong_Tin_Ngay_Nghi_201802.$B$3:.$B$56]=[.$B46];[Thong_Tin_Ngay_Nghi_201802.$C$3:.$C$56])+SUMPRODUCT([Thong_Tin_Ngay_Nghi_201803.$B$3:.$B$50]=[.$B46];[Thong_Tin_Ngay_Nghi_201803.$C$3:.$C$50])+SUMPRODUCT([Thong_Tin_Ngay_Nghi_201804.$B$3:.$B$49]=[.$B46];[Thong_Tin_Ngay_Nghi_201804.$C$3:.$C$49])+SUMPRODUCT([Thong_Tin_Ngay_Nghi_201805.$B$3:.$B$47]=[.$B46];[Thong_Tin_Ngay_Nghi_201805.$C$3:.$C$47])+SUMPRODUCT([Thong_Tin_Ngay_Nghi_201806.$B$3:.$B$51]=[.$B46];[Thong_Tin_Ngay_Nghi_201806.$C$3:.$C$51])+SUMPRODUCT([Thong_Tin_Ngay_Nghi_201807.$B$3:.$B$57]=[.$B46];[Thong_Tin_Ngay_Nghi_201807.$C$3:.$C$57])+SUMPRODUCT([Thong_Tin_Ngay_Nghi_201808.$B$3:.$B$62]=[.$B46];[Thong_Tin_Ngay_Nghi_201808.$C$3:.$C$62])+SUMPRODUCT([Thong_Tin_Ngay_Nghi_201809.$B$3:.$B$61]=[.$B46];[Thong_Tin_Ngay_Nghi_201809.$C$3:.$C$61])+SUMPRODUCT([Thong_Tin_Ngay_Nghi_201810.$B$3:.$B$57]=[.$B46];[Thong_Tin_Ngay_Nghi_201810.$C$3:.$C$57])+SUMPRODUCT([Thong_Tin_Ngay_Nghi_201811.$B$3:.$B$58]=[.$B46];[Thong_Tin_Ngay_Nghi_201811.$C$3:.$C$58])+ SUMPRODUCT([Thong_Tin_Ngay_Nghi_201812.$B$3:.$B$57]=[.$B46];[Thong_Tin_Ngay_Nghi_201812.$C$3:.$C$57])" office:value-type="float" office:value="23">
            <text:p>23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5">
            <text:p>-15</text:p>
          </table:table-cell>
          <table:table-cell table:style-name="ce48"/>
          <table:table-cell table:style-name="ce48" table:formula="of:=2+3+1+7" office:value-type="float" office:value="13">
            <text:p>13</text:p>
          </table:table-cell>
          <table:table-cell table:style-name="ce63"/>
          <table:table-cell table:style-name="ce48" table:formula="of:=[.J46]+[.L46] +[.K46]+[.M46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  <text:p>- Tháng 4: 3 ngày</text:p>
            <text:p>- Tháng 5: 1 ngày</text:p>
            <text:p>- Tháng 6: 7 ngày</text:p>
            <text:p/>
          </table:table-cell>
          <table:table-cell table:number-columns-repeated="1009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7]);DATE(YEAR([.E47]);12;31);NOW())" office:value-type="date" office:date-value="2018-10-01T09:45:26.52">
            <text:p>10/01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8">
            <text:p>8</text:p>
          </table:table-cell>
          <table:table-cell table:style-name="ce55" table:formula="of:=SUMPRODUCT([Thong_Tin_Ngay_Nghi_201801.$B$3:.$B$53]=[.$B47];[Thong_Tin_Ngay_Nghi_201801.$C$3:.$C$53]) +  SUMPRODUCT([Thong_Tin_Ngay_Nghi_201802.$B$3:.$B$55]=[.$B47];[Thong_Tin_Ngay_Nghi_201802.$C$3:.$C$55]) + SUMPRODUCT([Thong_Tin_Ngay_Nghi_201803.$B$3:.$B$49]=[.$B47];[Thong_Tin_Ngay_Nghi_201803.$C$3:.$C$49])" office:value-type="float" office:value="0.5">
            <text:p>0.5</text:p>
          </table:table-cell>
          <table:table-cell table:style-name="ce60" table:formula="of:=SUMPRODUCT([Thong_Tin_Ngay_Nghi_201801.$B$3:.$B$54]=[.$B47];[Thong_Tin_Ngay_Nghi_201801.$C$3:.$C$54])+SUMPRODUCT([Thong_Tin_Ngay_Nghi_201802.$B$3:.$B$56]=[.$B47];[Thong_Tin_Ngay_Nghi_201802.$C$3:.$C$56])+SUMPRODUCT([Thong_Tin_Ngay_Nghi_201803.$B$3:.$B$50]=[.$B47];[Thong_Tin_Ngay_Nghi_201803.$C$3:.$C$50])+SUMPRODUCT([Thong_Tin_Ngay_Nghi_201804.$B$3:.$B$49]=[.$B47];[Thong_Tin_Ngay_Nghi_201804.$C$3:.$C$49])+SUMPRODUCT([Thong_Tin_Ngay_Nghi_201805.$B$3:.$B$47]=[.$B47];[Thong_Tin_Ngay_Nghi_201805.$C$3:.$C$47])+SUMPRODUCT([Thong_Tin_Ngay_Nghi_201806.$B$3:.$B$51]=[.$B47];[Thong_Tin_Ngay_Nghi_201806.$C$3:.$C$51])+SUMPRODUCT([Thong_Tin_Ngay_Nghi_201807.$B$3:.$B$57]=[.$B47];[Thong_Tin_Ngay_Nghi_201807.$C$3:.$C$57])+SUMPRODUCT([Thong_Tin_Ngay_Nghi_201808.$B$3:.$B$62]=[.$B47];[Thong_Tin_Ngay_Nghi_201808.$C$3:.$C$62])+SUMPRODUCT([Thong_Tin_Ngay_Nghi_201809.$B$3:.$B$61]=[.$B47];[Thong_Tin_Ngay_Nghi_201809.$C$3:.$C$61])+SUMPRODUCT([Thong_Tin_Ngay_Nghi_201810.$B$3:.$B$57]=[.$B47];[Thong_Tin_Ngay_Nghi_201810.$C$3:.$C$57])+SUMPRODUCT([Thong_Tin_Ngay_Nghi_201811.$B$3:.$B$58]=[.$B47];[Thong_Tin_Ngay_Nghi_201811.$C$3:.$C$58])+ SUMPRODUCT([Thong_Tin_Ngay_Nghi_201812.$B$3:.$B$57]=[.$B47];[Thong_Tin_Ngay_Nghi_201812.$C$3:.$C$57])" office:value-type="float" office:value="6.5">
            <text:p>6.5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7]+[.L47] +[.K47]+[.M47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7-02">
            <text:p>07/02/18</text:p>
          </table:table-cell>
          <table:table-cell table:style-name="ce50" table:formula="of:=IF(YEAR(NOW())&gt;YEAR([.E48]);DATE(YEAR([.E48]);12;31);NOW())" office:value-type="date" office:date-value="2018-10-01T09:45:26.53">
            <text:p>10/01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3">
            <text:p>3</text:p>
          </table:table-cell>
          <table:table-cell table:style-name="ce55" table:formula="of:=SUMPRODUCT([Thong_Tin_Ngay_Nghi_201801.$B$3:.$B$53]=[.$B48];[Thong_Tin_Ngay_Nghi_201801.$C$3:.$C$53]) +  SUMPRODUCT([Thong_Tin_Ngay_Nghi_201802.$B$3:.$B$55]=[.$B48];[Thong_Tin_Ngay_Nghi_201802.$C$3:.$C$55]) + SUMPRODUCT([Thong_Tin_Ngay_Nghi_201803.$B$3:.$B$49]=[.$B48];[Thong_Tin_Ngay_Nghi_201803.$C$3:.$C$49])" office:value-type="float" office:value="0">
            <text:p>0</text:p>
          </table:table-cell>
          <table:table-cell table:style-name="ce60" table:formula="of:=SUMPRODUCT([Thong_Tin_Ngay_Nghi_201801.$B$3:.$B$54]=[.$B48];[Thong_Tin_Ngay_Nghi_201801.$C$3:.$C$54])+SUMPRODUCT([Thong_Tin_Ngay_Nghi_201802.$B$3:.$B$56]=[.$B48];[Thong_Tin_Ngay_Nghi_201802.$C$3:.$C$56])+SUMPRODUCT([Thong_Tin_Ngay_Nghi_201803.$B$3:.$B$50]=[.$B48];[Thong_Tin_Ngay_Nghi_201803.$C$3:.$C$50])+SUMPRODUCT([Thong_Tin_Ngay_Nghi_201804.$B$3:.$B$49]=[.$B48];[Thong_Tin_Ngay_Nghi_201804.$C$3:.$C$49])+SUMPRODUCT([Thong_Tin_Ngay_Nghi_201805.$B$3:.$B$47]=[.$B48];[Thong_Tin_Ngay_Nghi_201805.$C$3:.$C$47])+SUMPRODUCT([Thong_Tin_Ngay_Nghi_201806.$B$3:.$B$51]=[.$B48];[Thong_Tin_Ngay_Nghi_201806.$C$3:.$C$51])+SUMPRODUCT([Thong_Tin_Ngay_Nghi_201807.$B$3:.$B$57]=[.$B48];[Thong_Tin_Ngay_Nghi_201807.$C$3:.$C$57])+SUMPRODUCT([Thong_Tin_Ngay_Nghi_201808.$B$3:.$B$62]=[.$B48];[Thong_Tin_Ngay_Nghi_201808.$C$3:.$C$62])+SUMPRODUCT([Thong_Tin_Ngay_Nghi_201809.$B$3:.$B$61]=[.$B48];[Thong_Tin_Ngay_Nghi_201809.$C$3:.$C$61])+SUMPRODUCT([Thong_Tin_Ngay_Nghi_201810.$B$3:.$B$57]=[.$B48];[Thong_Tin_Ngay_Nghi_201810.$C$3:.$C$57])+SUMPRODUCT([Thong_Tin_Ngay_Nghi_201811.$B$3:.$B$58]=[.$B48];[Thong_Tin_Ngay_Nghi_201811.$C$3:.$C$58])+ SUMPRODUCT([Thong_Tin_Ngay_Nghi_201812.$B$3:.$B$57]=[.$B48];[Thong_Tin_Ngay_Nghi_201812.$C$3:.$C$57])" office:value-type="float" office:value="0.5">
            <text:p>0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2.5">
            <text:p>2.5</text:p>
          </table:table-cell>
          <table:table-cell table:style-name="ce48"/>
          <table:table-cell table:style-name="ce48" office:value-type="float" office:value="0">
            <text:p>0</text:p>
          </table:table-cell>
          <table:table-cell table:style-name="ce63"/>
          <table:table-cell table:style-name="ce48" table:formula="of:=[.J48]+[.L48] +[.K48]+[.M48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5-02">
            <text:p>05/02/18</text:p>
          </table:table-cell>
          <table:table-cell table:style-name="ce50" table:formula="of:=IF(YEAR(NOW())&gt;YEAR([.E49]);DATE(YEAR([.E49]);12;31);NOW())" office:value-type="date" office:date-value="2018-10-01T09:45:26.53">
            <text:p>10/01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5">
            <text:p>5</text:p>
          </table:table-cell>
          <table:table-cell table:style-name="ce55" table:formula="of:=SUMPRODUCT([Thong_Tin_Ngay_Nghi_201801.$B$3:.$B$53]=[.$B49];[Thong_Tin_Ngay_Nghi_201801.$C$3:.$C$53]) +  SUMPRODUCT([Thong_Tin_Ngay_Nghi_201802.$B$3:.$B$55]=[.$B49];[Thong_Tin_Ngay_Nghi_201802.$C$3:.$C$55]) + SUMPRODUCT([Thong_Tin_Ngay_Nghi_201803.$B$3:.$B$49]=[.$B49];[Thong_Tin_Ngay_Nghi_201803.$C$3:.$C$49])" office:value-type="float" office:value="0">
            <text:p>0</text:p>
          </table:table-cell>
          <table:table-cell table:style-name="ce60" table:formula="of:=SUMPRODUCT([Thong_Tin_Ngay_Nghi_201801.$B$3:.$B$54]=[.$B49];[Thong_Tin_Ngay_Nghi_201801.$C$3:.$C$54])+SUMPRODUCT([Thong_Tin_Ngay_Nghi_201802.$B$3:.$B$56]=[.$B49];[Thong_Tin_Ngay_Nghi_201802.$C$3:.$C$56])+SUMPRODUCT([Thong_Tin_Ngay_Nghi_201803.$B$3:.$B$50]=[.$B49];[Thong_Tin_Ngay_Nghi_201803.$C$3:.$C$50])+SUMPRODUCT([Thong_Tin_Ngay_Nghi_201804.$B$3:.$B$49]=[.$B49];[Thong_Tin_Ngay_Nghi_201804.$C$3:.$C$49])+SUMPRODUCT([Thong_Tin_Ngay_Nghi_201805.$B$3:.$B$47]=[.$B49];[Thong_Tin_Ngay_Nghi_201805.$C$3:.$C$47])+SUMPRODUCT([Thong_Tin_Ngay_Nghi_201806.$B$3:.$B$51]=[.$B49];[Thong_Tin_Ngay_Nghi_201806.$C$3:.$C$51])+SUMPRODUCT([Thong_Tin_Ngay_Nghi_201807.$B$3:.$B$57]=[.$B49];[Thong_Tin_Ngay_Nghi_201807.$C$3:.$C$57])+SUMPRODUCT([Thong_Tin_Ngay_Nghi_201808.$B$3:.$B$62]=[.$B49];[Thong_Tin_Ngay_Nghi_201808.$C$3:.$C$62])+SUMPRODUCT([Thong_Tin_Ngay_Nghi_201809.$B$3:.$B$61]=[.$B49];[Thong_Tin_Ngay_Nghi_201809.$C$3:.$C$61])+SUMPRODUCT([Thong_Tin_Ngay_Nghi_201810.$B$3:.$B$57]=[.$B49];[Thong_Tin_Ngay_Nghi_201810.$C$3:.$C$57])+SUMPRODUCT([Thong_Tin_Ngay_Nghi_201811.$B$3:.$B$58]=[.$B49];[Thong_Tin_Ngay_Nghi_201811.$C$3:.$C$58])+ SUMPRODUCT([Thong_Tin_Ngay_Nghi_201812.$B$3:.$B$57]=[.$B49];[Thong_Tin_Ngay_Nghi_201812.$C$3:.$C$57])" office:value-type="float" office:value="8.5">
            <text:p>8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3.5">
            <text:p>-3.5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49]+[.L49] +[.K49]+[.M49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10-01T09:45:26.53">
            <text:p>10/01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9">
            <text:p>9</text:p>
          </table:table-cell>
          <table:table-cell table:style-name="ce55" table:formula="of:=SUMPRODUCT([Thong_Tin_Ngay_Nghi_201801.$B$3:.$B$53]=[.$B50];[Thong_Tin_Ngay_Nghi_201801.$C$3:.$C$53]) +  SUMPRODUCT([Thong_Tin_Ngay_Nghi_201802.$B$3:.$B$55]=[.$B50];[Thong_Tin_Ngay_Nghi_201802.$C$3:.$C$55]) + SUMPRODUCT([Thong_Tin_Ngay_Nghi_201803.$B$3:.$B$49]=[.$B50];[Thong_Tin_Ngay_Nghi_201803.$C$3:.$C$49])" office:value-type="float" office:value="5">
            <text:p>5</text:p>
          </table:table-cell>
          <table:table-cell table:style-name="ce60" table:formula="of:=SUMPRODUCT([Thong_Tin_Ngay_Nghi_201801.$B$3:.$B$54]=[.$B50];[Thong_Tin_Ngay_Nghi_201801.$C$3:.$C$54])+SUMPRODUCT([Thong_Tin_Ngay_Nghi_201802.$B$3:.$B$56]=[.$B50];[Thong_Tin_Ngay_Nghi_201802.$C$3:.$C$56])+SUMPRODUCT([Thong_Tin_Ngay_Nghi_201803.$B$3:.$B$50]=[.$B50];[Thong_Tin_Ngay_Nghi_201803.$C$3:.$C$50])+SUMPRODUCT([Thong_Tin_Ngay_Nghi_201804.$B$3:.$B$49]=[.$B50];[Thong_Tin_Ngay_Nghi_201804.$C$3:.$C$49])+SUMPRODUCT([Thong_Tin_Ngay_Nghi_201805.$B$3:.$B$47]=[.$B50];[Thong_Tin_Ngay_Nghi_201805.$C$3:.$C$47])+SUMPRODUCT([Thong_Tin_Ngay_Nghi_201806.$B$3:.$B$51]=[.$B50];[Thong_Tin_Ngay_Nghi_201806.$C$3:.$C$51])+SUMPRODUCT([Thong_Tin_Ngay_Nghi_201807.$B$3:.$B$57]=[.$B50];[Thong_Tin_Ngay_Nghi_201807.$C$3:.$C$57])+SUMPRODUCT([Thong_Tin_Ngay_Nghi_201808.$B$3:.$B$62]=[.$B50];[Thong_Tin_Ngay_Nghi_201808.$C$3:.$C$62])+SUMPRODUCT([Thong_Tin_Ngay_Nghi_201809.$B$3:.$B$61]=[.$B50];[Thong_Tin_Ngay_Nghi_201809.$C$3:.$C$61])+SUMPRODUCT([Thong_Tin_Ngay_Nghi_201810.$B$3:.$B$57]=[.$B50];[Thong_Tin_Ngay_Nghi_201810.$C$3:.$C$57])+SUMPRODUCT([Thong_Tin_Ngay_Nghi_201811.$B$3:.$B$58]=[.$B50];[Thong_Tin_Ngay_Nghi_201811.$C$3:.$C$58])+ SUMPRODUCT([Thong_Tin_Ngay_Nghi_201812.$B$3:.$B$57]=[.$B50];[Thong_Tin_Ngay_Nghi_201812.$C$3:.$C$57])" office:value-type="float" office:value="9.5">
            <text:p>9.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1]&lt;0;0;[.C51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10-01T09:45:26.53">
            <text:p>10/01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9">
            <text:p>9</text:p>
          </table:table-cell>
          <table:table-cell table:style-name="ce55" table:formula="of:=SUMPRODUCT([Thong_Tin_Ngay_Nghi_201801.$B$3:.$B$53]=[.$B51];[Thong_Tin_Ngay_Nghi_201801.$C$3:.$C$53]) +  SUMPRODUCT([Thong_Tin_Ngay_Nghi_201802.$B$3:.$B$55]=[.$B51];[Thong_Tin_Ngay_Nghi_201802.$C$3:.$C$55]) + SUMPRODUCT([Thong_Tin_Ngay_Nghi_201803.$B$3:.$B$49]=[.$B51];[Thong_Tin_Ngay_Nghi_201803.$C$3:.$C$49])" office:value-type="float" office:value="3">
            <text:p>3</text:p>
          </table:table-cell>
          <table:table-cell table:style-name="ce60" table:formula="of:=SUMPRODUCT([Thong_Tin_Ngay_Nghi_201801.$B$3:.$B$54]=[.$B51];[Thong_Tin_Ngay_Nghi_201801.$C$3:.$C$54])+SUMPRODUCT([Thong_Tin_Ngay_Nghi_201802.$B$3:.$B$56]=[.$B51];[Thong_Tin_Ngay_Nghi_201802.$C$3:.$C$56])+SUMPRODUCT([Thong_Tin_Ngay_Nghi_201803.$B$3:.$B$50]=[.$B51];[Thong_Tin_Ngay_Nghi_201803.$C$3:.$C$50])+SUMPRODUCT([Thong_Tin_Ngay_Nghi_201804.$B$3:.$B$49]=[.$B51];[Thong_Tin_Ngay_Nghi_201804.$C$3:.$C$49])+SUMPRODUCT([Thong_Tin_Ngay_Nghi_201805.$B$3:.$B$47]=[.$B51];[Thong_Tin_Ngay_Nghi_201805.$C$3:.$C$47])+SUMPRODUCT([Thong_Tin_Ngay_Nghi_201806.$B$3:.$B$51]=[.$B51];[Thong_Tin_Ngay_Nghi_201806.$C$3:.$C$51])+SUMPRODUCT([Thong_Tin_Ngay_Nghi_201807.$B$3:.$B$57]=[.$B51];[Thong_Tin_Ngay_Nghi_201807.$C$3:.$C$57])+SUMPRODUCT([Thong_Tin_Ngay_Nghi_201808.$B$3:.$B$62]=[.$B51];[Thong_Tin_Ngay_Nghi_201808.$C$3:.$C$62])+SUMPRODUCT([Thong_Tin_Ngay_Nghi_201809.$B$3:.$B$61]=[.$B51];[Thong_Tin_Ngay_Nghi_201809.$C$3:.$C$61])+SUMPRODUCT([Thong_Tin_Ngay_Nghi_201810.$B$3:.$B$57]=[.$B51];[Thong_Tin_Ngay_Nghi_201810.$C$3:.$C$57])+SUMPRODUCT([Thong_Tin_Ngay_Nghi_201811.$B$3:.$B$58]=[.$B51];[Thong_Tin_Ngay_Nghi_201811.$C$3:.$C$58])+ SUMPRODUCT([Thong_Tin_Ngay_Nghi_201812.$B$3:.$B$57]=[.$B51];[Thong_Tin_Ngay_Nghi_201812.$C$3:.$C$57])" office:value-type="float" office:value="12">
            <text:p>12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8">
            <text:p>08/08/18</text:p>
          </table:table-cell>
          <table:table-cell table:style-name="ce50" table:formula="of:=IF(YEAR(NOW())&gt;YEAR([.E52]);DATE(YEAR([.E52]);12;31);NOW())" office:value-type="date" office:date-value="2018-10-01T09:45:26.53">
            <text:p>10/01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2">
            <text:p>2</text:p>
          </table:table-cell>
          <table:table-cell table:style-name="ce55" table:formula="of:=SUMPRODUCT([Thong_Tin_Ngay_Nghi_201801.$B$3:.$B$53]=[.$B52];[Thong_Tin_Ngay_Nghi_201801.$C$3:.$C$53]) +  SUMPRODUCT([Thong_Tin_Ngay_Nghi_201802.$B$3:.$B$55]=[.$B52];[Thong_Tin_Ngay_Nghi_201802.$C$3:.$C$55]) + SUMPRODUCT([Thong_Tin_Ngay_Nghi_201803.$B$3:.$B$49]=[.$B52];[Thong_Tin_Ngay_Nghi_201803.$C$3:.$C$49])" office:value-type="float" office:value="0">
            <text:p>0</text:p>
          </table:table-cell>
          <table:table-cell table:style-name="ce60" table:formula="of:=SUMPRODUCT([Thong_Tin_Ngay_Nghi_201801.$B$3:.$B$54]=[.$B52];[Thong_Tin_Ngay_Nghi_201801.$C$3:.$C$54])+SUMPRODUCT([Thong_Tin_Ngay_Nghi_201802.$B$3:.$B$56]=[.$B52];[Thong_Tin_Ngay_Nghi_201802.$C$3:.$C$56])+SUMPRODUCT([Thong_Tin_Ngay_Nghi_201803.$B$3:.$B$50]=[.$B52];[Thong_Tin_Ngay_Nghi_201803.$C$3:.$C$50])+SUMPRODUCT([Thong_Tin_Ngay_Nghi_201804.$B$3:.$B$49]=[.$B52];[Thong_Tin_Ngay_Nghi_201804.$C$3:.$C$49])+SUMPRODUCT([Thong_Tin_Ngay_Nghi_201805.$B$3:.$B$47]=[.$B52];[Thong_Tin_Ngay_Nghi_201805.$C$3:.$C$47])+SUMPRODUCT([Thong_Tin_Ngay_Nghi_201806.$B$3:.$B$51]=[.$B52];[Thong_Tin_Ngay_Nghi_201806.$C$3:.$C$51])+SUMPRODUCT([Thong_Tin_Ngay_Nghi_201807.$B$3:.$B$57]=[.$B52];[Thong_Tin_Ngay_Nghi_201807.$C$3:.$C$57])+SUMPRODUCT([Thong_Tin_Ngay_Nghi_201808.$B$3:.$B$62]=[.$B52];[Thong_Tin_Ngay_Nghi_201808.$C$3:.$C$62])+SUMPRODUCT([Thong_Tin_Ngay_Nghi_201809.$B$3:.$B$61]=[.$B52];[Thong_Tin_Ngay_Nghi_201809.$C$3:.$C$61])+SUMPRODUCT([Thong_Tin_Ngay_Nghi_201810.$B$3:.$B$57]=[.$B52];[Thong_Tin_Ngay_Nghi_201810.$C$3:.$C$57])+SUMPRODUCT([Thong_Tin_Ngay_Nghi_201811.$B$3:.$B$58]=[.$B52];[Thong_Tin_Ngay_Nghi_201811.$C$3:.$C$58])+ SUMPRODUCT([Thong_Tin_Ngay_Nghi_201812.$B$3:.$B$57]=[.$B52];[Thong_Tin_Ngay_Nghi_201812.$C$3:.$C$57])" office:value-type="float" office:value="0">
            <text:p>0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3]&lt;0;0;[.C5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10-01T09:45:26.54">
            <text:p>10/01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9">
            <text:p>9</text:p>
          </table:table-cell>
          <table:table-cell table:style-name="ce55" table:formula="of:=SUMPRODUCT([Thong_Tin_Ngay_Nghi_201801.$B$3:.$B$53]=[.$B53];[Thong_Tin_Ngay_Nghi_201801.$C$3:.$C$53]) +  SUMPRODUCT([Thong_Tin_Ngay_Nghi_201802.$B$3:.$B$55]=[.$B53];[Thong_Tin_Ngay_Nghi_201802.$C$3:.$C$55]) + SUMPRODUCT([Thong_Tin_Ngay_Nghi_201803.$B$3:.$B$49]=[.$B53];[Thong_Tin_Ngay_Nghi_201803.$C$3:.$C$49])" office:value-type="float" office:value="1">
            <text:p>1</text:p>
          </table:table-cell>
          <table:table-cell table:style-name="ce60" table:formula="of:=SUMPRODUCT([Thong_Tin_Ngay_Nghi_201801.$B$3:.$B$54]=[.$B53];[Thong_Tin_Ngay_Nghi_201801.$C$3:.$C$54])+SUMPRODUCT([Thong_Tin_Ngay_Nghi_201802.$B$3:.$B$56]=[.$B53];[Thong_Tin_Ngay_Nghi_201802.$C$3:.$C$56])+SUMPRODUCT([Thong_Tin_Ngay_Nghi_201803.$B$3:.$B$50]=[.$B53];[Thong_Tin_Ngay_Nghi_201803.$C$3:.$C$50])+SUMPRODUCT([Thong_Tin_Ngay_Nghi_201804.$B$3:.$B$49]=[.$B53];[Thong_Tin_Ngay_Nghi_201804.$C$3:.$C$49])+SUMPRODUCT([Thong_Tin_Ngay_Nghi_201805.$B$3:.$B$47]=[.$B53];[Thong_Tin_Ngay_Nghi_201805.$C$3:.$C$47])+SUMPRODUCT([Thong_Tin_Ngay_Nghi_201806.$B$3:.$B$51]=[.$B53];[Thong_Tin_Ngay_Nghi_201806.$C$3:.$C$51])+SUMPRODUCT([Thong_Tin_Ngay_Nghi_201807.$B$3:.$B$57]=[.$B53];[Thong_Tin_Ngay_Nghi_201807.$C$3:.$C$57])+SUMPRODUCT([Thong_Tin_Ngay_Nghi_201808.$B$3:.$B$62]=[.$B53];[Thong_Tin_Ngay_Nghi_201808.$C$3:.$C$62])+SUMPRODUCT([Thong_Tin_Ngay_Nghi_201809.$B$3:.$B$61]=[.$B53];[Thong_Tin_Ngay_Nghi_201809.$C$3:.$C$61])+SUMPRODUCT([Thong_Tin_Ngay_Nghi_201810.$B$3:.$B$57]=[.$B53];[Thong_Tin_Ngay_Nghi_201810.$C$3:.$C$57])+SUMPRODUCT([Thong_Tin_Ngay_Nghi_201811.$B$3:.$B$58]=[.$B53];[Thong_Tin_Ngay_Nghi_201811.$C$3:.$C$58])+ SUMPRODUCT([Thong_Tin_Ngay_Nghi_201812.$B$3:.$B$57]=[.$B53];[Thong_Tin_Ngay_Nghi_201812.$C$3:.$C$57])" office:value-type="float" office:value="7">
            <text:p>7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10-01T09:45:26.54">
            <text:p>10/01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9">
            <text:p>9</text:p>
          </table:table-cell>
          <table:table-cell table:style-name="ce55" table:formula="of:=SUMPRODUCT([Thong_Tin_Ngay_Nghi_201801.$B$3:.$B$53]=[.$B54];[Thong_Tin_Ngay_Nghi_201801.$C$3:.$C$53]) +  SUMPRODUCT([Thong_Tin_Ngay_Nghi_201802.$B$3:.$B$55]=[.$B54];[Thong_Tin_Ngay_Nghi_201802.$C$3:.$C$55]) + SUMPRODUCT([Thong_Tin_Ngay_Nghi_201803.$B$3:.$B$49]=[.$B54];[Thong_Tin_Ngay_Nghi_201803.$C$3:.$C$49])" office:value-type="float" office:value="0">
            <text:p>0</text:p>
          </table:table-cell>
          <table:table-cell table:style-name="ce60" table:formula="of:=SUMPRODUCT([Thong_Tin_Ngay_Nghi_201801.$B$3:.$B$54]=[.$B54];[Thong_Tin_Ngay_Nghi_201801.$C$3:.$C$54])+SUMPRODUCT([Thong_Tin_Ngay_Nghi_201802.$B$3:.$B$56]=[.$B54];[Thong_Tin_Ngay_Nghi_201802.$C$3:.$C$56])+SUMPRODUCT([Thong_Tin_Ngay_Nghi_201803.$B$3:.$B$50]=[.$B54];[Thong_Tin_Ngay_Nghi_201803.$C$3:.$C$50])+SUMPRODUCT([Thong_Tin_Ngay_Nghi_201804.$B$3:.$B$49]=[.$B54];[Thong_Tin_Ngay_Nghi_201804.$C$3:.$C$49])+SUMPRODUCT([Thong_Tin_Ngay_Nghi_201805.$B$3:.$B$47]=[.$B54];[Thong_Tin_Ngay_Nghi_201805.$C$3:.$C$47])+SUMPRODUCT([Thong_Tin_Ngay_Nghi_201806.$B$3:.$B$51]=[.$B54];[Thong_Tin_Ngay_Nghi_201806.$C$3:.$C$51])+SUMPRODUCT([Thong_Tin_Ngay_Nghi_201807.$B$3:.$B$57]=[.$B54];[Thong_Tin_Ngay_Nghi_201807.$C$3:.$C$57])+SUMPRODUCT([Thong_Tin_Ngay_Nghi_201808.$B$3:.$B$62]=[.$B54];[Thong_Tin_Ngay_Nghi_201808.$C$3:.$C$62])+SUMPRODUCT([Thong_Tin_Ngay_Nghi_201809.$B$3:.$B$61]=[.$B54];[Thong_Tin_Ngay_Nghi_201809.$C$3:.$C$61])+SUMPRODUCT([Thong_Tin_Ngay_Nghi_201810.$B$3:.$B$57]=[.$B54];[Thong_Tin_Ngay_Nghi_201810.$C$3:.$C$57])+SUMPRODUCT([Thong_Tin_Ngay_Nghi_201811.$B$3:.$B$58]=[.$B54];[Thong_Tin_Ngay_Nghi_201811.$C$3:.$C$58])+ SUMPRODUCT([Thong_Tin_Ngay_Nghi_201812.$B$3:.$B$57]=[.$B54];[Thong_Tin_Ngay_Nghi_201812.$C$3:.$C$57])" office:value-type="float" office:value="4.5">
            <text:p>4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4.5">
            <text:p>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4]+[.L54] +[.K54]+[.M54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6-01">
            <text:p>06/01/18</text:p>
          </table:table-cell>
          <table:table-cell table:style-name="ce50" table:formula="of:=IF(YEAR(NOW())&gt;YEAR([.E55]);DATE(YEAR([.E55]);12;31);NOW())" office:value-type="date" office:date-value="2018-10-01T09:45:26.54">
            <text:p>10/01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4">
            <text:p>4</text:p>
          </table:table-cell>
          <table:table-cell table:style-name="ce55" table:formula="of:=SUMPRODUCT([Thong_Tin_Ngay_Nghi_201801.$B$3:.$B$53]=[.$B55];[Thong_Tin_Ngay_Nghi_201801.$C$3:.$C$53]) +  SUMPRODUCT([Thong_Tin_Ngay_Nghi_201802.$B$3:.$B$55]=[.$B55];[Thong_Tin_Ngay_Nghi_201802.$C$3:.$C$55]) + SUMPRODUCT([Thong_Tin_Ngay_Nghi_201803.$B$3:.$B$49]=[.$B55];[Thong_Tin_Ngay_Nghi_201803.$C$3:.$C$49])" office:value-type="float" office:value="0">
            <text:p>0</text:p>
          </table:table-cell>
          <table:table-cell table:style-name="ce60" table:formula="of:=SUMPRODUCT([Thong_Tin_Ngay_Nghi_201801.$B$3:.$B$54]=[.$B55];[Thong_Tin_Ngay_Nghi_201801.$C$3:.$C$54])+SUMPRODUCT([Thong_Tin_Ngay_Nghi_201802.$B$3:.$B$56]=[.$B55];[Thong_Tin_Ngay_Nghi_201802.$C$3:.$C$56])+SUMPRODUCT([Thong_Tin_Ngay_Nghi_201803.$B$3:.$B$50]=[.$B55];[Thong_Tin_Ngay_Nghi_201803.$C$3:.$C$50])+SUMPRODUCT([Thong_Tin_Ngay_Nghi_201804.$B$3:.$B$49]=[.$B55];[Thong_Tin_Ngay_Nghi_201804.$C$3:.$C$49])+SUMPRODUCT([Thong_Tin_Ngay_Nghi_201805.$B$3:.$B$47]=[.$B55];[Thong_Tin_Ngay_Nghi_201805.$C$3:.$C$47])+SUMPRODUCT([Thong_Tin_Ngay_Nghi_201806.$B$3:.$B$51]=[.$B55];[Thong_Tin_Ngay_Nghi_201806.$C$3:.$C$51])+SUMPRODUCT([Thong_Tin_Ngay_Nghi_201807.$B$3:.$B$57]=[.$B55];[Thong_Tin_Ngay_Nghi_201807.$C$3:.$C$57])+SUMPRODUCT([Thong_Tin_Ngay_Nghi_201808.$B$3:.$B$62]=[.$B55];[Thong_Tin_Ngay_Nghi_201808.$C$3:.$C$62])+SUMPRODUCT([Thong_Tin_Ngay_Nghi_201809.$B$3:.$B$61]=[.$B55];[Thong_Tin_Ngay_Nghi_201809.$C$3:.$C$61])+SUMPRODUCT([Thong_Tin_Ngay_Nghi_201810.$B$3:.$B$57]=[.$B55];[Thong_Tin_Ngay_Nghi_201810.$C$3:.$C$57])+SUMPRODUCT([Thong_Tin_Ngay_Nghi_201811.$B$3:.$B$58]=[.$B55];[Thong_Tin_Ngay_Nghi_201811.$C$3:.$C$58])+ SUMPRODUCT([Thong_Tin_Ngay_Nghi_201812.$B$3:.$B$57]=[.$B55];[Thong_Tin_Ngay_Nghi_201812.$C$3:.$C$57])" office:value-type="float" office:value="2">
            <text:p>2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6]&lt;0;0;[.C56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10-01T09:45:26.54">
            <text:p>10/01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9">
            <text:p>9</text:p>
          </table:table-cell>
          <table:table-cell table:style-name="ce55" table:formula="of:=SUMPRODUCT([Thong_Tin_Ngay_Nghi_201801.$B$3:.$B$53]=[.$B56];[Thong_Tin_Ngay_Nghi_201801.$C$3:.$C$53]) +  SUMPRODUCT([Thong_Tin_Ngay_Nghi_201802.$B$3:.$B$55]=[.$B56];[Thong_Tin_Ngay_Nghi_201802.$C$3:.$C$55]) + SUMPRODUCT([Thong_Tin_Ngay_Nghi_201803.$B$3:.$B$49]=[.$B56];[Thong_Tin_Ngay_Nghi_201803.$C$3:.$C$49])" office:value-type="float" office:value="7.5">
            <text:p>7.5</text:p>
          </table:table-cell>
          <table:table-cell table:style-name="ce60" table:formula="of:=SUMPRODUCT([Thong_Tin_Ngay_Nghi_201801.$B$3:.$B$54]=[.$B56];[Thong_Tin_Ngay_Nghi_201801.$C$3:.$C$54])+SUMPRODUCT([Thong_Tin_Ngay_Nghi_201802.$B$3:.$B$56]=[.$B56];[Thong_Tin_Ngay_Nghi_201802.$C$3:.$C$56])+SUMPRODUCT([Thong_Tin_Ngay_Nghi_201803.$B$3:.$B$50]=[.$B56];[Thong_Tin_Ngay_Nghi_201803.$C$3:.$C$50])+SUMPRODUCT([Thong_Tin_Ngay_Nghi_201804.$B$3:.$B$49]=[.$B56];[Thong_Tin_Ngay_Nghi_201804.$C$3:.$C$49])+SUMPRODUCT([Thong_Tin_Ngay_Nghi_201805.$B$3:.$B$47]=[.$B56];[Thong_Tin_Ngay_Nghi_201805.$C$3:.$C$47])+SUMPRODUCT([Thong_Tin_Ngay_Nghi_201806.$B$3:.$B$51]=[.$B56];[Thong_Tin_Ngay_Nghi_201806.$C$3:.$C$51])+SUMPRODUCT([Thong_Tin_Ngay_Nghi_201807.$B$3:.$B$57]=[.$B56];[Thong_Tin_Ngay_Nghi_201807.$C$3:.$C$57])+SUMPRODUCT([Thong_Tin_Ngay_Nghi_201808.$B$3:.$B$62]=[.$B56];[Thong_Tin_Ngay_Nghi_201808.$C$3:.$C$62])+SUMPRODUCT([Thong_Tin_Ngay_Nghi_201809.$B$3:.$B$61]=[.$B56];[Thong_Tin_Ngay_Nghi_201809.$C$3:.$C$61])+SUMPRODUCT([Thong_Tin_Ngay_Nghi_201810.$B$3:.$B$57]=[.$B56];[Thong_Tin_Ngay_Nghi_201810.$C$3:.$C$57])+SUMPRODUCT([Thong_Tin_Ngay_Nghi_201811.$B$3:.$B$58]=[.$B56];[Thong_Tin_Ngay_Nghi_201811.$C$3:.$C$58])+ SUMPRODUCT([Thong_Tin_Ngay_Nghi_201812.$B$3:.$B$57]=[.$B56];[Thong_Tin_Ngay_Nghi_201812.$C$3:.$C$57])" office:value-type="float" office:value="14">
            <text:p>14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15">
            <text:p>08/15/18</text:p>
          </table:table-cell>
          <table:table-cell table:style-name="ce50" table:formula="of:=IF(YEAR(NOW())&gt;YEAR([.E57]);DATE(YEAR([.E57]);12;31);NOW())" office:value-type="date" office:date-value="2018-10-01T09:45:26.54">
            <text:p>10/01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5" table:formula="of:=SUMPRODUCT([Thong_Tin_Ngay_Nghi_201801.$B$3:.$B$53]=[.$B57];[Thong_Tin_Ngay_Nghi_201801.$C$3:.$C$53]) +  SUMPRODUCT([Thong_Tin_Ngay_Nghi_201802.$B$3:.$B$55]=[.$B57];[Thong_Tin_Ngay_Nghi_201802.$C$3:.$C$55]) + SUMPRODUCT([Thong_Tin_Ngay_Nghi_201803.$B$3:.$B$49]=[.$B57];[Thong_Tin_Ngay_Nghi_201803.$C$3:.$C$49])" office:value-type="float" office:value="0">
            <text:p>0</text:p>
          </table:table-cell>
          <table:table-cell table:style-name="ce60" table:formula="of:=SUMPRODUCT([Thong_Tin_Ngay_Nghi_201801.$B$3:.$B$54]=[.$B57];[Thong_Tin_Ngay_Nghi_201801.$C$3:.$C$54])+SUMPRODUCT([Thong_Tin_Ngay_Nghi_201802.$B$3:.$B$56]=[.$B57];[Thong_Tin_Ngay_Nghi_201802.$C$3:.$C$56])+SUMPRODUCT([Thong_Tin_Ngay_Nghi_201803.$B$3:.$B$50]=[.$B57];[Thong_Tin_Ngay_Nghi_201803.$C$3:.$C$50])+SUMPRODUCT([Thong_Tin_Ngay_Nghi_201804.$B$3:.$B$49]=[.$B57];[Thong_Tin_Ngay_Nghi_201804.$C$3:.$C$49])+SUMPRODUCT([Thong_Tin_Ngay_Nghi_201805.$B$3:.$B$47]=[.$B57];[Thong_Tin_Ngay_Nghi_201805.$C$3:.$C$47])+SUMPRODUCT([Thong_Tin_Ngay_Nghi_201806.$B$3:.$B$51]=[.$B57];[Thong_Tin_Ngay_Nghi_201806.$C$3:.$C$51])+SUMPRODUCT([Thong_Tin_Ngay_Nghi_201807.$B$3:.$B$57]=[.$B57];[Thong_Tin_Ngay_Nghi_201807.$C$3:.$C$57])+SUMPRODUCT([Thong_Tin_Ngay_Nghi_201808.$B$3:.$B$62]=[.$B57];[Thong_Tin_Ngay_Nghi_201808.$C$3:.$C$62])+SUMPRODUCT([Thong_Tin_Ngay_Nghi_201809.$B$3:.$B$61]=[.$B57];[Thong_Tin_Ngay_Nghi_201809.$C$3:.$C$61])+SUMPRODUCT([Thong_Tin_Ngay_Nghi_201810.$B$3:.$B$57]=[.$B57];[Thong_Tin_Ngay_Nghi_201810.$C$3:.$C$57])+SUMPRODUCT([Thong_Tin_Ngay_Nghi_201811.$B$3:.$B$58]=[.$B57];[Thong_Tin_Ngay_Nghi_201811.$C$3:.$C$58])+ SUMPRODUCT([Thong_Tin_Ngay_Nghi_201812.$B$3:.$B$57]=[.$B57];[Thong_Tin_Ngay_Nghi_201812.$C$3:.$C$57])" office:value-type="float" office:value="1">
            <text:p>1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10-01T09:45:26.55">
            <text:p>10/01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9">
            <text:p>9</text:p>
          </table:table-cell>
          <table:table-cell table:style-name="ce55" table:formula="of:=SUMPRODUCT([Thong_Tin_Ngay_Nghi_201801.$B$3:.$B$53]=[.$B58];[Thong_Tin_Ngay_Nghi_201801.$C$3:.$C$53]) +  SUMPRODUCT([Thong_Tin_Ngay_Nghi_201802.$B$3:.$B$55]=[.$B58];[Thong_Tin_Ngay_Nghi_201802.$C$3:.$C$55]) + SUMPRODUCT([Thong_Tin_Ngay_Nghi_201803.$B$3:.$B$49]=[.$B58];[Thong_Tin_Ngay_Nghi_201803.$C$3:.$C$49])" office:value-type="float" office:value="4">
            <text:p>4</text:p>
          </table:table-cell>
          <table:table-cell table:style-name="ce60" table:formula="of:=SUMPRODUCT([Thong_Tin_Ngay_Nghi_201801.$B$3:.$B$54]=[.$B58];[Thong_Tin_Ngay_Nghi_201801.$C$3:.$C$54])+SUMPRODUCT([Thong_Tin_Ngay_Nghi_201802.$B$3:.$B$56]=[.$B58];[Thong_Tin_Ngay_Nghi_201802.$C$3:.$C$56])+SUMPRODUCT([Thong_Tin_Ngay_Nghi_201803.$B$3:.$B$50]=[.$B58];[Thong_Tin_Ngay_Nghi_201803.$C$3:.$C$50])+SUMPRODUCT([Thong_Tin_Ngay_Nghi_201804.$B$3:.$B$49]=[.$B58];[Thong_Tin_Ngay_Nghi_201804.$C$3:.$C$49])+SUMPRODUCT([Thong_Tin_Ngay_Nghi_201805.$B$3:.$B$47]=[.$B58];[Thong_Tin_Ngay_Nghi_201805.$C$3:.$C$47])+SUMPRODUCT([Thong_Tin_Ngay_Nghi_201806.$B$3:.$B$51]=[.$B58];[Thong_Tin_Ngay_Nghi_201806.$C$3:.$C$51])+SUMPRODUCT([Thong_Tin_Ngay_Nghi_201807.$B$3:.$B$57]=[.$B58];[Thong_Tin_Ngay_Nghi_201807.$C$3:.$C$57])+SUMPRODUCT([Thong_Tin_Ngay_Nghi_201808.$B$3:.$B$62]=[.$B58];[Thong_Tin_Ngay_Nghi_201808.$C$3:.$C$62])+SUMPRODUCT([Thong_Tin_Ngay_Nghi_201809.$B$3:.$B$61]=[.$B58];[Thong_Tin_Ngay_Nghi_201809.$C$3:.$C$61])+SUMPRODUCT([Thong_Tin_Ngay_Nghi_201810.$B$3:.$B$57]=[.$B58];[Thong_Tin_Ngay_Nghi_201810.$C$3:.$C$57])+SUMPRODUCT([Thong_Tin_Ngay_Nghi_201811.$B$3:.$B$58]=[.$B58];[Thong_Tin_Ngay_Nghi_201811.$C$3:.$C$58])+ SUMPRODUCT([Thong_Tin_Ngay_Nghi_201812.$B$3:.$B$57]=[.$B58];[Thong_Tin_Ngay_Nghi_201812.$C$3:.$C$57])" office:value-type="float" office:value="19">
            <text:p>19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10">
            <text:p>-10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10-01T09:45:26.55">
            <text:p>10/01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9">
            <text:p>9</text:p>
          </table:table-cell>
          <table:table-cell table:style-name="ce55" table:formula="of:=SUMPRODUCT([Thong_Tin_Ngay_Nghi_201801.$B$3:.$B$53]=[.$B59];[Thong_Tin_Ngay_Nghi_201801.$C$3:.$C$53]) +  SUMPRODUCT([Thong_Tin_Ngay_Nghi_201802.$B$3:.$B$55]=[.$B59];[Thong_Tin_Ngay_Nghi_201802.$C$3:.$C$55]) + SUMPRODUCT([Thong_Tin_Ngay_Nghi_201803.$B$3:.$B$49]=[.$B59];[Thong_Tin_Ngay_Nghi_201803.$C$3:.$C$49])" office:value-type="float" office:value="7">
            <text:p>7</text:p>
          </table:table-cell>
          <table:table-cell table:style-name="ce60" table:formula="of:=SUMPRODUCT([Thong_Tin_Ngay_Nghi_201801.$B$3:.$B$54]=[.$B59];[Thong_Tin_Ngay_Nghi_201801.$C$3:.$C$54])+SUMPRODUCT([Thong_Tin_Ngay_Nghi_201802.$B$3:.$B$56]=[.$B59];[Thong_Tin_Ngay_Nghi_201802.$C$3:.$C$56])+SUMPRODUCT([Thong_Tin_Ngay_Nghi_201803.$B$3:.$B$50]=[.$B59];[Thong_Tin_Ngay_Nghi_201803.$C$3:.$C$50])+SUMPRODUCT([Thong_Tin_Ngay_Nghi_201804.$B$3:.$B$49]=[.$B59];[Thong_Tin_Ngay_Nghi_201804.$C$3:.$C$49])+SUMPRODUCT([Thong_Tin_Ngay_Nghi_201805.$B$3:.$B$47]=[.$B59];[Thong_Tin_Ngay_Nghi_201805.$C$3:.$C$47])+SUMPRODUCT([Thong_Tin_Ngay_Nghi_201806.$B$3:.$B$51]=[.$B59];[Thong_Tin_Ngay_Nghi_201806.$C$3:.$C$51])+SUMPRODUCT([Thong_Tin_Ngay_Nghi_201807.$B$3:.$B$57]=[.$B59];[Thong_Tin_Ngay_Nghi_201807.$C$3:.$C$57])+SUMPRODUCT([Thong_Tin_Ngay_Nghi_201808.$B$3:.$B$62]=[.$B59];[Thong_Tin_Ngay_Nghi_201808.$C$3:.$C$62])+SUMPRODUCT([Thong_Tin_Ngay_Nghi_201809.$B$3:.$B$61]=[.$B59];[Thong_Tin_Ngay_Nghi_201809.$C$3:.$C$61])+SUMPRODUCT([Thong_Tin_Ngay_Nghi_201810.$B$3:.$B$57]=[.$B59];[Thong_Tin_Ngay_Nghi_201810.$C$3:.$C$57])+SUMPRODUCT([Thong_Tin_Ngay_Nghi_201811.$B$3:.$B$58]=[.$B59];[Thong_Tin_Ngay_Nghi_201811.$C$3:.$C$58])+ SUMPRODUCT([Thong_Tin_Ngay_Nghi_201812.$B$3:.$B$57]=[.$B59];[Thong_Tin_Ngay_Nghi_201812.$C$3:.$C$57])" office:value-type="float" office:value="25">
            <text:p>2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16">
            <text:p>-16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-15">
            <text:p>-1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60]&lt;0;0;[.C60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60]);DATE(YEAR([.E60]);12;31);NOW())" office:value-type="date" office:date-value="2018-10-01T09:45:26.55">
            <text:p>10/01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8">
            <text:p>8</text:p>
          </table:table-cell>
          <table:table-cell table:style-name="ce55" table:formula="of:=SUMPRODUCT([Thong_Tin_Ngay_Nghi_201801.$B$3:.$B$53]=[.$B60];[Thong_Tin_Ngay_Nghi_201801.$C$3:.$C$53]) +  SUMPRODUCT([Thong_Tin_Ngay_Nghi_201802.$B$3:.$B$55]=[.$B60];[Thong_Tin_Ngay_Nghi_201802.$C$3:.$C$55]) + SUMPRODUCT([Thong_Tin_Ngay_Nghi_201803.$B$3:.$B$49]=[.$B60];[Thong_Tin_Ngay_Nghi_201803.$C$3:.$C$49])" office:value-type="float" office:value="2">
            <text:p>2</text:p>
          </table:table-cell>
          <table:table-cell table:style-name="ce60" table:formula="of:=SUMPRODUCT([Thong_Tin_Ngay_Nghi_201801.$B$3:.$B$54]=[.$B60];[Thong_Tin_Ngay_Nghi_201801.$C$3:.$C$54])+SUMPRODUCT([Thong_Tin_Ngay_Nghi_201802.$B$3:.$B$56]=[.$B60];[Thong_Tin_Ngay_Nghi_201802.$C$3:.$C$56])+SUMPRODUCT([Thong_Tin_Ngay_Nghi_201803.$B$3:.$B$50]=[.$B60];[Thong_Tin_Ngay_Nghi_201803.$C$3:.$C$50])+SUMPRODUCT([Thong_Tin_Ngay_Nghi_201804.$B$3:.$B$49]=[.$B60];[Thong_Tin_Ngay_Nghi_201804.$C$3:.$C$49])+SUMPRODUCT([Thong_Tin_Ngay_Nghi_201805.$B$3:.$B$47]=[.$B60];[Thong_Tin_Ngay_Nghi_201805.$C$3:.$C$47])+SUMPRODUCT([Thong_Tin_Ngay_Nghi_201806.$B$3:.$B$51]=[.$B60];[Thong_Tin_Ngay_Nghi_201806.$C$3:.$C$51])+SUMPRODUCT([Thong_Tin_Ngay_Nghi_201807.$B$3:.$B$57]=[.$B60];[Thong_Tin_Ngay_Nghi_201807.$C$3:.$C$57])+SUMPRODUCT([Thong_Tin_Ngay_Nghi_201808.$B$3:.$B$62]=[.$B60];[Thong_Tin_Ngay_Nghi_201808.$C$3:.$C$62])+SUMPRODUCT([Thong_Tin_Ngay_Nghi_201809.$B$3:.$B$61]=[.$B60];[Thong_Tin_Ngay_Nghi_201809.$C$3:.$C$61])+SUMPRODUCT([Thong_Tin_Ngay_Nghi_201810.$B$3:.$B$57]=[.$B60];[Thong_Tin_Ngay_Nghi_201810.$C$3:.$C$57])+SUMPRODUCT([Thong_Tin_Ngay_Nghi_201811.$B$3:.$B$58]=[.$B60];[Thong_Tin_Ngay_Nghi_201811.$C$3:.$C$58])+ SUMPRODUCT([Thong_Tin_Ngay_Nghi_201812.$B$3:.$B$57]=[.$B60];[Thong_Tin_Ngay_Nghi_201812.$C$3:.$C$57])" office:value-type="float" office:value="9">
            <text:p>9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-1">
            <text:p>-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60]+[.L60] +[.K60]+[.M60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1]&lt;0;0;[.C6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10-01T09:45:26.55">
            <text:p>10/01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9">
            <text:p>9</text:p>
          </table:table-cell>
          <table:table-cell table:style-name="ce55" table:formula="of:=SUMPRODUCT([Thong_Tin_Ngay_Nghi_201801.$B$3:.$B$53]=[.$B61];[Thong_Tin_Ngay_Nghi_201801.$C$3:.$C$53]) +  SUMPRODUCT([Thong_Tin_Ngay_Nghi_201802.$B$3:.$B$55]=[.$B61];[Thong_Tin_Ngay_Nghi_201802.$C$3:.$C$55]) + SUMPRODUCT([Thong_Tin_Ngay_Nghi_201803.$B$3:.$B$49]=[.$B61];[Thong_Tin_Ngay_Nghi_201803.$C$3:.$C$49])" office:value-type="float" office:value="3">
            <text:p>3</text:p>
          </table:table-cell>
          <table:table-cell table:style-name="ce60" table:formula="of:=SUMPRODUCT([Thong_Tin_Ngay_Nghi_201801.$B$3:.$B$54]=[.$B61];[Thong_Tin_Ngay_Nghi_201801.$C$3:.$C$54])+SUMPRODUCT([Thong_Tin_Ngay_Nghi_201802.$B$3:.$B$56]=[.$B61];[Thong_Tin_Ngay_Nghi_201802.$C$3:.$C$56])+SUMPRODUCT([Thong_Tin_Ngay_Nghi_201803.$B$3:.$B$50]=[.$B61];[Thong_Tin_Ngay_Nghi_201803.$C$3:.$C$50])+SUMPRODUCT([Thong_Tin_Ngay_Nghi_201804.$B$3:.$B$49]=[.$B61];[Thong_Tin_Ngay_Nghi_201804.$C$3:.$C$49])+SUMPRODUCT([Thong_Tin_Ngay_Nghi_201805.$B$3:.$B$47]=[.$B61];[Thong_Tin_Ngay_Nghi_201805.$C$3:.$C$47])+SUMPRODUCT([Thong_Tin_Ngay_Nghi_201806.$B$3:.$B$51]=[.$B61];[Thong_Tin_Ngay_Nghi_201806.$C$3:.$C$51])+SUMPRODUCT([Thong_Tin_Ngay_Nghi_201807.$B$3:.$B$57]=[.$B61];[Thong_Tin_Ngay_Nghi_201807.$C$3:.$C$57])+SUMPRODUCT([Thong_Tin_Ngay_Nghi_201808.$B$3:.$B$62]=[.$B61];[Thong_Tin_Ngay_Nghi_201808.$C$3:.$C$62])+SUMPRODUCT([Thong_Tin_Ngay_Nghi_201809.$B$3:.$B$61]=[.$B61];[Thong_Tin_Ngay_Nghi_201809.$C$3:.$C$61])+SUMPRODUCT([Thong_Tin_Ngay_Nghi_201810.$B$3:.$B$57]=[.$B61];[Thong_Tin_Ngay_Nghi_201810.$C$3:.$C$57])+SUMPRODUCT([Thong_Tin_Ngay_Nghi_201811.$B$3:.$B$58]=[.$B61];[Thong_Tin_Ngay_Nghi_201811.$C$3:.$C$58])+ SUMPRODUCT([Thong_Tin_Ngay_Nghi_201812.$B$3:.$B$57]=[.$B61];[Thong_Tin_Ngay_Nghi_201812.$C$3:.$C$57])" office:value-type="float" office:value="9.5">
            <text:p>9.5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56">
            <text:p>56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10-01T09:45:26.55">
            <text:p>10/01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9">
            <text:p>9</text:p>
          </table:table-cell>
          <table:table-cell table:style-name="ce55" table:formula="of:=SUMPRODUCT([Thong_Tin_Ngay_Nghi_201801.$B$3:.$B$53]=[.$B62];[Thong_Tin_Ngay_Nghi_201801.$C$3:.$C$53]) +  SUMPRODUCT([Thong_Tin_Ngay_Nghi_201802.$B$3:.$B$55]=[.$B62];[Thong_Tin_Ngay_Nghi_201802.$C$3:.$C$55]) + SUMPRODUCT([Thong_Tin_Ngay_Nghi_201803.$B$3:.$B$49]=[.$B62];[Thong_Tin_Ngay_Nghi_201803.$C$3:.$C$49])" office:value-type="float" office:value="5">
            <text:p>5</text:p>
          </table:table-cell>
          <table:table-cell table:style-name="ce60" table:formula="of:=SUMPRODUCT([Thong_Tin_Ngay_Nghi_201801.$B$3:.$B$54]=[.$B62];[Thong_Tin_Ngay_Nghi_201801.$C$3:.$C$54])+SUMPRODUCT([Thong_Tin_Ngay_Nghi_201802.$B$3:.$B$56]=[.$B62];[Thong_Tin_Ngay_Nghi_201802.$C$3:.$C$56])+SUMPRODUCT([Thong_Tin_Ngay_Nghi_201803.$B$3:.$B$50]=[.$B62];[Thong_Tin_Ngay_Nghi_201803.$C$3:.$C$50])+SUMPRODUCT([Thong_Tin_Ngay_Nghi_201804.$B$3:.$B$49]=[.$B62];[Thong_Tin_Ngay_Nghi_201804.$C$3:.$C$49])+SUMPRODUCT([Thong_Tin_Ngay_Nghi_201805.$B$3:.$B$47]=[.$B62];[Thong_Tin_Ngay_Nghi_201805.$C$3:.$C$47])+SUMPRODUCT([Thong_Tin_Ngay_Nghi_201806.$B$3:.$B$51]=[.$B62];[Thong_Tin_Ngay_Nghi_201806.$C$3:.$C$51])+SUMPRODUCT([Thong_Tin_Ngay_Nghi_201807.$B$3:.$B$57]=[.$B62];[Thong_Tin_Ngay_Nghi_201807.$C$3:.$C$57])+SUMPRODUCT([Thong_Tin_Ngay_Nghi_201808.$B$3:.$B$62]=[.$B62];[Thong_Tin_Ngay_Nghi_201808.$C$3:.$C$62])+SUMPRODUCT([Thong_Tin_Ngay_Nghi_201809.$B$3:.$B$61]=[.$B62];[Thong_Tin_Ngay_Nghi_201809.$C$3:.$C$61])+SUMPRODUCT([Thong_Tin_Ngay_Nghi_201810.$B$3:.$B$57]=[.$B62];[Thong_Tin_Ngay_Nghi_201810.$C$3:.$C$57])+SUMPRODUCT([Thong_Tin_Ngay_Nghi_201811.$B$3:.$B$58]=[.$B62];[Thong_Tin_Ngay_Nghi_201811.$C$3:.$C$58])+ SUMPRODUCT([Thong_Tin_Ngay_Nghi_201812.$B$3:.$B$57]=[.$B62];[Thong_Tin_Ngay_Nghi_201812.$C$3:.$C$57])" office:value-type="float" office:value="11">
            <text:p>11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0.5">
            <text:p>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63" office:value-type="float" office:value="1">
            <text:p>1</text:p>
          </table:table-cell>
          <table:table-cell table:style-name="ce48" table:formula="of:=[.J62]+[.L62] +[.K62]+[.M62]" office:value-type="float" office:value="6.5">
            <text:p>6.5</text:p>
          </table:table-cell>
          <table:table-cell table:style-name="ce66" office:value-type="string">
            <text:p>Những ngày nghỉ này đã trừ vào lương → sẽ ko trừ vào phép nữa: </text:p>
            <text:p>- Tháng 9: 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7">
            <text:p>57</text:p>
          </table:table-cell>
          <table:table-cell table:style-name="ce46" office:value-type="string">
            <text:p>ViTH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8-01">
            <text:p>08/01/18</text:p>
          </table:table-cell>
          <table:table-cell table:style-name="ce50" table:formula="of:=IF(YEAR(NOW())&gt;YEAR([.E63]);DATE(YEAR([.E63]);12;31);NOW())" office:value-type="date" office:date-value="2018-10-01T09:45:26.55">
            <text:p>10/01/18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2">
            <text:p>2</text:p>
          </table:table-cell>
          <table:table-cell table:style-name="ce55" table:formula="of:=SUMPRODUCT([Thong_Tin_Ngay_Nghi_201801.$B$3:.$B$53]=[.$B63];[Thong_Tin_Ngay_Nghi_201801.$C$3:.$C$53]) +  SUMPRODUCT([Thong_Tin_Ngay_Nghi_201802.$B$3:.$B$55]=[.$B63];[Thong_Tin_Ngay_Nghi_201802.$C$3:.$C$55]) + SUMPRODUCT([Thong_Tin_Ngay_Nghi_201803.$B$3:.$B$49]=[.$B63];[Thong_Tin_Ngay_Nghi_201803.$C$3:.$C$49])" office:value-type="float" office:value="0">
            <text:p>0</text:p>
          </table:table-cell>
          <table:table-cell table:style-name="ce60" table:formula="of:=SUMPRODUCT([Thong_Tin_Ngay_Nghi_201801.$B$3:.$B$54]=[.$B63];[Thong_Tin_Ngay_Nghi_201801.$C$3:.$C$54])+SUMPRODUCT([Thong_Tin_Ngay_Nghi_201802.$B$3:.$B$56]=[.$B63];[Thong_Tin_Ngay_Nghi_201802.$C$3:.$C$56])+SUMPRODUCT([Thong_Tin_Ngay_Nghi_201803.$B$3:.$B$50]=[.$B63];[Thong_Tin_Ngay_Nghi_201803.$C$3:.$C$50])+SUMPRODUCT([Thong_Tin_Ngay_Nghi_201804.$B$3:.$B$49]=[.$B63];[Thong_Tin_Ngay_Nghi_201804.$C$3:.$C$49])+SUMPRODUCT([Thong_Tin_Ngay_Nghi_201805.$B$3:.$B$47]=[.$B63];[Thong_Tin_Ngay_Nghi_201805.$C$3:.$C$47])+SUMPRODUCT([Thong_Tin_Ngay_Nghi_201806.$B$3:.$B$51]=[.$B63];[Thong_Tin_Ngay_Nghi_201806.$C$3:.$C$51])+SUMPRODUCT([Thong_Tin_Ngay_Nghi_201807.$B$3:.$B$57]=[.$B63];[Thong_Tin_Ngay_Nghi_201807.$C$3:.$C$57])+SUMPRODUCT([Thong_Tin_Ngay_Nghi_201808.$B$3:.$B$62]=[.$B63];[Thong_Tin_Ngay_Nghi_201808.$C$3:.$C$62])+SUMPRODUCT([Thong_Tin_Ngay_Nghi_201809.$B$3:.$B$61]=[.$B63];[Thong_Tin_Ngay_Nghi_201809.$C$3:.$C$61])+SUMPRODUCT([Thong_Tin_Ngay_Nghi_201810.$B$3:.$B$57]=[.$B63];[Thong_Tin_Ngay_Nghi_201810.$C$3:.$C$57])+SUMPRODUCT([Thong_Tin_Ngay_Nghi_201811.$B$3:.$B$58]=[.$B63];[Thong_Tin_Ngay_Nghi_201811.$C$3:.$C$58])+ SUMPRODUCT([Thong_Tin_Ngay_Nghi_201812.$B$3:.$B$57]=[.$B63];[Thong_Tin_Ngay_Nghi_201812.$C$3:.$C$57])" office:value-type="float" office:value="1">
            <text:p>1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3]+[.L63] +[.K63]+[.M6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34in" draw:caption-point-x="-0.2402in" draw:caption-point-y="0.6047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08in" draw:caption-point-x="-0.2402in" draw:caption-point-y="0.6173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12in" draw:caption-point-x="-0.2402in" draw:caption-point-y="0.6169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39in" draw:caption-point-x="-0.2402in" draw:caption-point-y="0.6142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47in" draw:caption-point-x="-0.2402in" draw:caption-point-y="0.6134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51in" draw:caption-point-x="-0.2402in" draw:caption-point-y="0.613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47in" draw:caption-point-x="-0.2402in" draw:caption-point-y="0.6134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63in" draw:caption-point-x="-0.2402in" draw:caption-point-y="0.6118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091in" draw:caption-point-x="-0.2402in" draw:caption-point-y="0.6091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087in" draw:caption-point-x="-0.2402in" draw:caption-point-y="0.6094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091in" draw:caption-point-x="-0.2402in" draw:caption-point-y="0.6091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094in" draw:caption-point-x="-0.2402in" draw:caption-point-y="0.6087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098in" draw:caption-point-x="-0.2402in" draw:caption-point-y="0.6083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02in" draw:caption-point-x="-0.2402in" draw:caption-point-y="0.6079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1in" draw:caption-point-x="-0.2402in" draw:caption-point-y="0.6071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18in" draw:caption-point-x="-0.2402in" draw:caption-point-y="0.6063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3in" draw:caption-point-x="-0.2402in" draw:caption-point-y="0.6051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18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6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38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69in" draw:caption-point-x="-0.2402in" draw:caption-point-y="0.6142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492in" draw:caption-point-x="-0.2402in" draw:caption-point-y="0.6118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08in" draw:caption-point-x="-0.2402in" draw:caption-point-y="0.6102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28in" draw:caption-point-x="-0.2402in" draw:caption-point-y="0.6083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31in" draw:caption-point-x="-0.2402in" draw:caption-point-y="0.6079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47in" draw:caption-point-x="-0.2402in" draw:caption-point-y="0.6063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1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37in" draw:caption-point-x="-0.2402in" draw:caption-point-y="0.615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45in" draw:caption-point-x="-0.2402in" draw:caption-point-y="0.6142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0976in" draw:caption-point-x="-0.2402in" draw:caption-point-y="0.611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0992in" draw:caption-point-x="-0.2402in" draw:caption-point-y="0.6094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0996in" draw:caption-point-x="-0.2402in" draw:caption-point-y="0.6091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51in" draw:caption-point-x="-0.2402in" draw:caption-point-y="0.6035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09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39in" draw:caption-point-x="-0.2402in" draw:caption-point-y="0.6177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7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874in" draw:caption-point-x="-0.2402in" draw:caption-point-y="0.6169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09in" draw:caption-point-x="-0.2402in" draw:caption-point-y="0.613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41in" draw:caption-point-x="-0.2402in" draw:caption-point-y="0.6102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53in" draw:caption-point-x="-0.2402in" draw:caption-point-y="0.6091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5992in" draw:caption-point-x="-0.2402in" draw:caption-point-y="0.6051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4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398in" draw:caption-point-x="-0.2402in" draw:caption-point-y="0.6122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41in" draw:caption-point-x="-0.2402in" draw:caption-point-y="0.6079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65in" draw:caption-point-x="-0.2402in" draw:caption-point-y="0.6055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2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27in" draw:caption-point-x="-0.2402in" draw:caption-point-y="0.6169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62in" draw:caption-point-x="-0.2402in" draw:caption-point-y="0.6134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878in" draw:caption-point-x="-0.2402in" draw:caption-point-y="0.6118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886in" draw:caption-point-x="-0.2402in" draw:caption-point-y="0.611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894in" draw:caption-point-x="-0.2402in" draw:caption-point-y="0.6102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02in" draw:caption-point-x="-0.2402in" draw:caption-point-y="0.6094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06in" draw:caption-point-x="-0.2402in" draw:caption-point-y="0.6091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13in" draw:caption-point-x="-0.2402in" draw:caption-point-y="0.6083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17in" draw:caption-point-x="-0.2402in" draw:caption-point-y="0.6079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25in" draw:caption-point-x="-0.2402in" draw:caption-point-y="0.6071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6" table:formula="of:=SUM([.D13:.AH1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3303in" draw:caption-point-x="-0.2402in" draw:caption-point-y="0.6169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3331in" draw:caption-point-x="-0.2402in" draw:caption-point-y="0.6142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3339in" draw:caption-point-x="-0.2402in" draw:caption-point-y="0.6134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335in" draw:caption-point-x="-0.2402in" draw:caption-point-y="0.6122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5in" draw:caption-point-x="-0.2402in" draw:caption-point-y="0.6122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7in" draw:caption-point-x="-0.2402in" draw:caption-point-y="0.6102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3382in" draw:caption-point-x="-0.2402in" draw:caption-point-y="0.6091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3402in" draw:caption-point-x="-0.2402in" draw:caption-point-y="0.6071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3421in" draw:caption-point-x="-0.2402in" draw:caption-point-y="0.6051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76" table:formula="of:=SUM([.D14:.AH1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47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585in" draw:caption-point-x="-0.2402in" draw:caption-point-y="0.6098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5858in" draw:caption-point-x="-0.2402in" draw:caption-point-y="0.6091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5886in" draw:caption-point-x="-0.2402in" draw:caption-point-y="0.6063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76" table:formula="of:=SUM([.D15:.AH15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5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2.8291in" draw:caption-point-x="-0.2402in" draw:caption-point-y="0.6134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2.8335in" draw:caption-point-x="-0.2402in" draw:caption-point-y="0.609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2.8335in" draw:caption-point-x="-0.2402in" draw:caption-point-y="0.6091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2.8343in" draw:caption-point-x="-0.2402in" draw:caption-point-y="0.6083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2.8358in" draw:caption-point-x="-0.2402in" draw:caption-point-y="0.6067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76" table:formula="of:=SUM([.D16:.AH16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2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0724in" draw:caption-point-x="-0.2402in" draw:caption-point-y="0.6177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0772in" draw:caption-point-x="-0.2402in" draw:caption-point-y="0.613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0791in" draw:caption-point-x="-0.2402in" draw:caption-point-y="0.611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085in" draw:caption-point-x="-0.2402in" draw:caption-point-y="0.6051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76" table:formula="of:=SUM([.D17:.AH1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0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38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6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3.8165in" draw:caption-point-x="-0.2402in" draw:caption-point-y="0.6169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3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0669in" draw:caption-point-x="-0.2402in" draw:caption-point-y="0.6142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0685in" draw:caption-point-x="-0.2402in" draw:caption-point-y="0.6126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0693in" draw:caption-point-x="-0.2402in" draw:caption-point-y="0.6118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0701in" draw:caption-point-x="-0.2402in" draw:caption-point-y="0.611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0709in" draw:caption-point-x="-0.2402in" draw:caption-point-y="0.6102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0717in" draw:caption-point-x="-0.2402in" draw:caption-point-y="0.6094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072in" draw:caption-point-x="-0.2402in" draw:caption-point-y="0.6091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0748in" draw:caption-point-x="-0.2402in" draw:caption-point-y="0.6063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0756in" draw:caption-point-x="-0.2402in" draw:caption-point-y="0.6055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0776in" draw:caption-point-x="-0.2402in" draw:caption-point-y="0.6035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1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3161in" draw:caption-point-x="-0.2402in" draw:caption-point-y="0.6126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6" table:formula="of:=SUM([.D22:.AH2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29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76" table:formula="of:=SUM([.D23:.AH23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68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4.8142in" draw:caption-point-x="-0.2402in" draw:caption-point-y="0.6098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4.8142in" draw:caption-point-x="-0.2402in" draw:caption-point-y="0.6098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4.8106in" draw:caption-point-x="-0.2402in" draw:caption-point-y="0.613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4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76" table:formula="of:=SUM([.D25:.AH25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5.3114in" draw:caption-point-x="-0.2402in" draw:caption-point-y="0.6079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76" table:formula="of:=SUM([.D26:.AH2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0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5.5524in" draw:caption-point-x="-0.2402in" draw:caption-point-y="0.615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5.5531in" draw:caption-point-x="-0.2402in" draw:caption-point-y="0.6142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5543in" draw:caption-point-x="-0.2402in" draw:caption-point-y="0.613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5.5551in" draw:caption-point-x="-0.2402in" draw:caption-point-y="0.6122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5.5555in" draw:caption-point-x="-0.2402in" draw:caption-point-y="0.6118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5.5563in" draw:caption-point-x="-0.2402in" draw:caption-point-y="0.611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5.5571in" draw:caption-point-x="-0.2402in" draw:caption-point-y="0.6102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5.5583in" draw:caption-point-x="-0.2402in" draw:caption-point-y="0.6091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67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5.802in" draw:caption-point-x="-0.2402in" draw:caption-point-y="0.613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5.8071in" draw:caption-point-x="-0.2402in" draw:caption-point-y="0.6079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5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6.0516in" draw:caption-point-x="-0.2402in" draw:caption-point-y="0.611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76" table:formula="of:=SUM([.D29:.AH2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6.2937in" draw:caption-point-x="-0.2402in" draw:caption-point-y="0.616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6.2937in" draw:caption-point-x="-0.2402in" draw:caption-point-y="0.6165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0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6.5449in" draw:caption-point-x="-0.2402in" draw:caption-point-y="0.613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6.5469in" draw:caption-point-x="-0.2402in" draw:caption-point-y="0.611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58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6.7886in" draw:caption-point-x="-0.2402in" draw:caption-point-y="0.6169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6.7957in" draw:caption-point-x="-0.2402in" draw:caption-point-y="0.6098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6.7972in" draw:caption-point-x="-0.2402in" draw:caption-point-y="0.608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6.7984in" draw:caption-point-x="-0.2402in" draw:caption-point-y="0.6071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5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7.1004in" draw:caption-point-x="-0.2402in" draw:caption-point-y="0.5528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76" table:formula="of:=SUM([.D33:.AH33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3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7.2874in" draw:caption-point-x="-0.2402in" draw:caption-point-y="0.6134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7.289in" draw:caption-point-x="-0.2402in" draw:caption-point-y="0.6118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7.2909in" draw:caption-point-x="-0.2402in" draw:caption-point-y="0.6098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7.2909in" draw:caption-point-x="-0.2402in" draw:caption-point-y="0.6098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7.2945in" draw:caption-point-x="-0.2402in" draw:caption-point-y="0.6063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7.2953in" draw:caption-point-x="-0.2402in" draw:caption-point-y="0.6055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1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5394in" draw:caption-point-x="-0.2402in" draw:caption-point-y="0.6091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5421in" draw:caption-point-x="-0.2402in" draw:caption-point-y="0.6063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492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54in" draw:caption-point-x="-0.2402in" draw:caption-point-y="0.611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7.7866in" draw:caption-point-x="-0.2402in" draw:caption-point-y="0.6098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874in" draw:caption-point-x="-0.2402in" draw:caption-point-y="0.6091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7.7902in" draw:caption-point-x="-0.2402in" draw:caption-point-y="0.6063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7.7929in" draw:caption-point-x="-0.2402in" draw:caption-point-y="0.6035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inN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69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8.0299in" draw:caption-point-x="-0.2402in" draw:caption-point-y="0.6142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0323in" draw:caption-point-x="-0.2402in" draw:caption-point-y="0.6118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ienND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4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2827in" draw:caption-point-x="-0.2402in" draw:caption-point-y="0.6091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2835in" draw:caption-point-x="-0.2402in" draw:caption-point-y="0.6083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haiNHQ</text:p>
          </table:table-cell>
          <table:table-cell table:style-name="ce76" table:formula="of:=SUM([.D38:.AH3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21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8.526in" draw:caption-point-x="-0.2402in" draw:caption-point-y="0.6134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5" office:value-type="string">
            <text:p>ThamDT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oDTN</text:p>
          </table:table-cell>
          <table:table-cell table:style-name="ce76" table:formula="of:=SUM([.D40:.AH4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874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9.0173in" draw:caption-point-x="-0.2402in" draw:caption-point-y="0.6173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9.0224in" draw:caption-point-x="-0.2402in" draw:caption-point-y="0.6122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9.026in" draw:caption-point-x="-0.2402in" draw:caption-point-y="0.6087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0311in" draw:caption-point-x="-0.2402in" draw:caption-point-y="0.6035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76" table:formula="of:=SUM([.D41:.AH41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5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2681in" draw:caption-point-x="-0.2402in" draw:caption-point-y="0.6142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9.2713in" draw:caption-point-x="-0.2402in" draw:caption-point-y="0.611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9.2713in" draw:caption-point-x="-0.2402in" draw:caption-point-y="0.611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9.2744in" draw:caption-point-x="-0.2402in" draw:caption-point-y="0.6079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6" table:formula="of:=SUM([.D42:.AH42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27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9.5134in" draw:caption-point-x="-0.2402in" draw:caption-point-y="0.6165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9.515in" draw:caption-point-x="-0.2402in" draw:caption-point-y="0.615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9.5169in" draw:caption-point-x="-0.2402in" draw:caption-point-y="0.613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9.5205in" draw:caption-point-x="-0.2402in" draw:caption-point-y="0.6094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9.5197in" draw:caption-point-x="-0.2402in" draw:caption-point-y="0.6102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9.5217in" draw:caption-point-x="-0.2402in" draw:caption-point-y="0.6083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9.522in" draw:caption-point-x="-0.2402in" draw:caption-point-y="0.6079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9.5244in" draw:caption-point-x="-0.2402in" draw:caption-point-y="0.6055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uyNTX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enTTN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783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0.0169in" draw:caption-point-x="-0.2402in" draw:caption-point-y="0.6087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0.0177in" draw:caption-point-x="-0.2402in" draw:caption-point-y="0.6079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0228in" draw:caption-point-x="-0.2402in" draw:caption-point-y="0.6028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74" office:value-type="string">
            <text:p>VietBA</text:p>
          </table:table-cell>
          <table:table-cell table:style-name="ce76" table:formula="of:=SUM([.D45:.AH4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0.2567in" draw:caption-point-x="-0.2402in" draw:caption-point-y="0.6165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2591in" draw:caption-point-x="-0.2402in" draw:caption-point-y="0.6142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261in" draw:caption-point-x="-0.2402in" draw:caption-point-y="0.6122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0.2622in" draw:caption-point-x="-0.2402in" draw:caption-point-y="0.611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2642in" draw:caption-point-x="-0.2402in" draw:caption-point-y="0.6091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0.2646in" draw:caption-point-x="-0.2402in" draw:caption-point-y="0.6087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0.2697in" draw:caption-point-x="-0.2402in" draw:caption-point-y="0.6035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36in" draw:caption-point-x="-0.2402in" draw:caption-point-y="0.547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0.5075in" draw:caption-point-x="-0.2402in" draw:caption-point-y="0.6134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2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091in" draw:caption-point-x="-0.2402in" draw:caption-point-y="0.6091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098in" draw:caption-point-x="-0.2402in" draw:caption-point-y="0.6083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02in" draw:caption-point-x="-0.2402in" draw:caption-point-y="0.6079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14in" draw:caption-point-x="-0.2402in" draw:caption-point-y="0.6067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26in" draw:caption-point-x="-0.2402in" draw:caption-point-y="0.6055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0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0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06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0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43in" draw:caption-point-x="-0.2402in" draw:caption-point-y="0.6067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559in" draw:caption-point-x="-0.2402in" draw:caption-point-y="0.6051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575in" draw:caption-point-x="-0.2402in" draw:caption-point-y="0.6035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0992in" draw:caption-point-x="-0.2402in" draw:caption-point-y="0.6094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0996in" draw:caption-point-x="-0.2402in" draw:caption-point-y="0.6091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3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3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39in" draw:caption-point-x="-0.2402in" draw:caption-point-y="0.6047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492in" draw:caption-point-x="-0.2402in" draw:caption-point-y="0.6075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1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1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599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599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5992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12in" draw:caption-point-x="-0.2402in" draw:caption-point-y="0.6031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46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46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472in" draw:caption-point-x="-0.2402in" draw:caption-point-y="0.6047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02in" draw:caption-point-x="-0.2402in" draw:caption-point-y="0.6094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06in" draw:caption-point-x="-0.2402in" draw:caption-point-y="0.6091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29in" draw:caption-point-x="-0.2402in" draw:caption-point-y="0.6067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41in" draw:caption-point-x="-0.2402in" draw:caption-point-y="0.6055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4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4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45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8" table:formula="of:=SUM([.D13:.AH13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78in" draw:caption-point-x="-0.2402in" draw:caption-point-y="0.6094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3398in" draw:caption-point-x="-0.2402in" draw:caption-point-y="0.6075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3417in" draw:caption-point-x="-0.2402in" draw:caption-point-y="0.6055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21in" draw:caption-point-x="-0.2402in" draw:caption-point-y="0.6051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88" table:formula="of:=SUM([.D14:.AH14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5858in" draw:caption-point-x="-0.2402in" draw:caption-point-y="0.6091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8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8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8" table:formula="of:=SUM([.D15:.AH15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2.8343in" draw:caption-point-x="-0.2402in" draw:caption-point-y="0.6083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2.8366in" draw:caption-point-x="-0.2402in" draw:caption-point-y="0.6059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8" table:formula="of:=SUM([.D16:.AH16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0846in" draw:caption-point-x="-0.2402in" draw:caption-point-y="0.6055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0846in" draw:caption-point-x="-0.2402in" draw:caption-point-y="0.6055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085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8" table:formula="of:=SUM([.D17:.AH1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3291in" draw:caption-point-x="-0.2402in" draw:caption-point-y="0.6091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88" table:formula="of:=SUM([.D18:.AH18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580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580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88" table:formula="of:=SUM([.D19:.AH19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3.828in" draw:caption-point-x="-0.2402in" draw:caption-point-y="0.6055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82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3.8283in" draw:caption-point-x="-0.2402in" draw:caption-point-y="0.6051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3.8299in" draw:caption-point-x="-0.2402in" draw:caption-point-y="0.6035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3.8299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3.8299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88" table:formula="of:=SUM([.D20:.AH20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4.072in" draw:caption-point-x="-0.2402in" draw:caption-point-y="0.6091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4.0736in" draw:caption-point-x="-0.2402in" draw:caption-point-y="0.6075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7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4.0764in" draw:caption-point-x="-0.2402in" draw:caption-point-y="0.6047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4.0768in" draw:caption-point-x="-0.2402in" draw:caption-point-y="0.6043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0772in" draw:caption-point-x="-0.2402in" draw:caption-point-y="0.6039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4.078in" draw:caption-point-x="-0.2402in" draw:caption-point-y="0.6031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3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36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88" table:formula="of:=SUM([.D22:.AH22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4.5709in" draw:caption-point-x="-0.2402in" draw:caption-point-y="0.6055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88" table:formula="of:=SUM([.D23:.AH23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4.8083in" draw:caption-point-x="-0.2402in" draw:caption-point-y="0.6157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4.8083in" draw:caption-point-x="-0.2402in" draw:caption-point-y="0.6157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4.8157in" draw:caption-point-x="-0.2402in" draw:caption-point-y="0.6083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189in" draw:caption-point-x="-0.2402in" draw:caption-point-y="0.6051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88" table:formula="of:=SUM([.D24:.AH2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66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66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5.0665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88" table:formula="of:=SUM([.D25:.AH25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88" table:formula="of:=SUM([.D26:.AH26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5594in" draw:caption-point-x="-0.2402in" draw:caption-point-y="0.6079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5606in" draw:caption-point-x="-0.2402in" draw:caption-point-y="0.6067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5.5618in" draw:caption-point-x="-0.2402in" draw:caption-point-y="0.6055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2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22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5622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5642in" draw:caption-point-x="-0.2402in" draw:caption-point-y="0.6031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88" table:formula="of:=SUM([.D27:.AH2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80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809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88" table:formula="of:=SUM([.D28:.AH28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0543in" draw:caption-point-x="-0.2402in" draw:caption-point-y="0.6083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6.0547in" draw:caption-point-x="-0.2402in" draw:caption-point-y="0.6079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57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57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88" table:formula="of:=SUM([.D29:.AH2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3051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88" table:formula="of:=SUM([.D30:.AH30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6.5524in" draw:caption-point-x="-0.2402in" draw:caption-point-y="0.6055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552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552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5528in" draw:caption-point-x="-0.2402in" draw:caption-point-y="0.6051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6.5539in" draw:caption-point-x="-0.2402in" draw:caption-point-y="0.6039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88" table:formula="of:=SUM([.D31:.AH31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04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88" table:formula="of:=SUM([.D32:.AH32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88" table:formula="of:=SUM([.D33:.AH33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7.2913in" draw:caption-point-x="-0.2402in" draw:caption-point-y="0.6094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7.2925in" draw:caption-point-x="-0.2402in" draw:caption-point-y="0.6083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2965in" draw:caption-point-x="-0.2402in" draw:caption-point-y="0.6043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88" table:formula="of:=SUM([.D34:.AH34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7.5441in" draw:caption-point-x="-0.2402in" draw:caption-point-y="0.6043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88" table:formula="of:=SUM([.D35:.AH3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1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13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6in" draw:caption-point-x="-0.2402in" draw:caption-point-y="0.6055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039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88" table:formula="of:=SUM([.D37:.AH37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2862in" draw:caption-point-x="-0.2402in" draw:caption-point-y="0.6055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5311in" draw:caption-point-x="-0.2402in" draw:caption-point-y="0.6083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8.5339in" draw:caption-point-x="-0.2402in" draw:caption-point-y="0.6055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88" table:formula="of:=SUM([.D39:.AH3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781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7819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8.7839in" draw:caption-point-x="-0.2402in" draw:caption-point-y="0.6031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88" table:formula="of:=SUM([.D40:.AH4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0295in" draw:caption-point-x="-0.2402in" draw:caption-point-y="0.6051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88" table:formula="of:=SUM([.D41:.AH41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88" table:formula="of:=SUM([.D42:.AH42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9.5205in" draw:caption-point-x="-0.2402in" draw:caption-point-y="0.6094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9.5224in" draw:caption-point-x="-0.2402in" draw:caption-point-y="0.6075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48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5248in" draw:caption-point-x="-0.2402in" draw:caption-point-y="0.6051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88" table:formula="of:=SUM([.D43:.AH4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7724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7724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9.7724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9.7728in" draw:caption-point-x="-0.2402in" draw:caption-point-y="0.6047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88" table:formula="of:=SUM([.D44:.AH4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0189in" draw:caption-point-x="-0.2402in" draw:caption-point-y="0.6067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020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05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09in" draw:caption-point-x="-0.2402in" draw:caption-point-y="0.6047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0.0217in" draw:caption-point-x="-0.2402in" draw:caption-point-y="0.6039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88" table:formula="of:=SUM([.D45:.AH4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268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268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88" table:formula="of:=SUM([.D46:.AH4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0.5134in" draw:caption-point-x="-0.2402in" draw:caption-point-y="0.6075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515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5157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88" table:formula="of:=SUM([.D47:.AH47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0.7591in" draw:caption-point-x="-0.2402in" draw:caption-point-y="0.6094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7642in" draw:caption-point-x="-0.2402in" draw:caption-point-y="0.6043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0.7654in" draw:caption-point-x="-0.2402in" draw:caption-point-y="0.6031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88" table:formula="of:=SUM([.D48:.AH48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1in" draw:caption-point-x="-0.2402in" draw:caption-point-y="0.6051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1.011in" draw:caption-point-x="-0.2402in" draw:caption-point-y="0.6051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04in" draw:caption-point-x="-0.2402in" draw:caption-point-y="0.6177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12in" draw:caption-point-x="-0.2402in" draw:caption-point-y="0.6169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2in" draw:caption-point-x="-0.2402in" draw:caption-point-y="0.6161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28in" draw:caption-point-x="-0.2402in" draw:caption-point-y="0.6154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39in" draw:caption-point-x="-0.2402in" draw:caption-point-y="0.6142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051in" draw:caption-point-x="-0.2402in" draw:caption-point-y="0.613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075in" draw:caption-point-x="-0.2402in" draw:caption-point-y="0.6106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083in" draw:caption-point-x="-0.2402in" draw:caption-point-y="0.6098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098in" draw:caption-point-x="-0.2402in" draw:caption-point-y="0.6083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29in" draw:caption-point-x="-0.2402in" draw:caption-point-y="0.620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29in" draw:caption-point-x="-0.2402in" draw:caption-point-y="0.620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13in" draw:caption-point-x="-0.2402in" draw:caption-point-y="0.6197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33in" draw:caption-point-x="-0.2402in" draw:caption-point-y="0.6177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457in" draw:caption-point-x="-0.2402in" draw:caption-point-y="0.615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457in" draw:caption-point-x="-0.2402in" draw:caption-point-y="0.6154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492in" draw:caption-point-x="-0.2402in" draw:caption-point-y="0.6118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04in" draw:caption-point-x="-0.2402in" draw:caption-point-y="0.6106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35in" draw:caption-point-x="-0.2402in" draw:caption-point-y="0.6075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555in" draw:caption-point-x="-0.2402in" draw:caption-point-y="0.6055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571in" draw:caption-point-x="-0.2402in" draw:caption-point-y="0.6039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587in" draw:caption-point-x="-0.2402in" draw:caption-point-y="0.6024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25in" draw:caption-point-x="-0.2402in" draw:caption-point-y="0.6161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.0945in" draw:caption-point-x="-0.2402in" draw:caption-point-y="0.6142in">
              <dc:date>2018-04-26T00:00:00</dc:date>
              <text:p text:style-name="P1"><text:span text:style-name="T1">Nghỉ theo chế độ thai sản của vợ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0957in" draw:caption-point-x="-0.2402in" draw:caption-point-y="0.61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0957in" draw:caption-point-x="-0.2402in" draw:caption-point-y="0.61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12in" draw:caption-point-x="-0.2402in" draw:caption-point-y="0.6075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071in" draw:caption-point-x="-0.2402in" draw:caption-point-y="0.6016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362in" draw:caption-point-x="-0.2402in" draw:caption-point-y="0.620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5945in" draw:caption-point-x="-0.2402in" draw:caption-point-y="0.6098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35in" draw:caption-point-x="-0.2402in" draw:caption-point-y="0.6169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13in" draw:caption-point-x="-0.2402in" draw:caption-point-y="0.6106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33in" draw:caption-point-x="-0.2402in" draw:caption-point-y="0.6087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476in" draw:caption-point-x="-0.2402in" draw:caption-point-y="0.6043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496in" draw:caption-point-x="-0.2402in" draw:caption-point-y="0.6024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04in" draw:caption-point-x="-0.2402in" draw:caption-point-y="0.6016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07in" draw:caption-point-x="-0.2402in" draw:caption-point-y="0.6189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19in" draw:caption-point-x="-0.2402in" draw:caption-point-y="0.6177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27in" draw:caption-point-x="-0.2402in" draw:caption-point-y="0.6169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35in" draw:caption-point-x="-0.2402in" draw:caption-point-y="0.6161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43in" draw:caption-point-x="-0.2402in" draw:caption-point-y="0.6154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854in" draw:caption-point-x="-0.2402in" draw:caption-point-y="0.6142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866in" draw:caption-point-x="-0.2402in" draw:caption-point-y="0.613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898in" draw:caption-point-x="-0.2402in" draw:caption-point-y="0.6098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02in" draw:caption-point-x="-0.2402in" draw:caption-point-y="0.6094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09in" draw:caption-point-x="-0.2402in" draw:caption-point-y="0.608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13in" draw:caption-point-x="-0.2402in" draw:caption-point-y="0.608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0953in" draw:caption-point-x="-0.2402in" draw:caption-point-y="0.6043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0957in" draw:caption-point-x="-0.2402in" draw:caption-point-y="0.6039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0" table:formula="of:=SUM([.D13:.AH1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3335in" draw:caption-point-x="-0.2402in" draw:caption-point-y="0.6138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3374in" draw:caption-point-x="-0.2402in" draw:caption-point-y="0.6098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3378in" draw:caption-point-x="-0.2402in" draw:caption-point-y="0.6094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3386in" draw:caption-point-x="-0.2402in" draw:caption-point-y="0.608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3386in" draw:caption-point-x="-0.2402in" draw:caption-point-y="0.6087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00" table:formula="of:=SUM([.D14:.AH14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5807in" draw:caption-point-x="-0.2402in" draw:caption-point-y="0.6142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585in" draw:caption-point-x="-0.2402in" draw:caption-point-y="0.6098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5906in" draw:caption-point-x="-0.2402in" draw:caption-point-y="0.6043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5925in" draw:caption-point-x="-0.2402in" draw:caption-point-y="0.6024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00" table:formula="of:=SUM([.D15:.AH15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2.8366in" draw:caption-point-x="-0.2402in" draw:caption-point-y="0.6059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00" table:formula="of:=SUM([.D16:.AH16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0673in" draw:caption-point-x="-0.2402in" draw:caption-point-y="0.622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0673in" draw:caption-point-x="-0.2402in" draw:caption-point-y="0.622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0732in" draw:caption-point-x="-0.2402in" draw:caption-point-y="0.6169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0803in" draw:caption-point-x="-0.2402in" draw:caption-point-y="0.6098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0827in" draw:caption-point-x="-0.2402in" draw:caption-point-y="0.6075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00" table:formula="of:=SUM([.D17:.AH17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3331in" draw:caption-point-x="-0.2402in" draw:caption-point-y="0.6051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00" table:formula="of:=SUM([.D18:.AH1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3.5752in" draw:caption-point-x="-0.2402in" draw:caption-point-y="0.6106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0" table:formula="of:=SUM([.D19:.AH19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3.8122in" draw:caption-point-x="-0.2402in" draw:caption-point-y="0.621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3.8122in" draw:caption-point-x="-0.2402in" draw:caption-point-y="0.6213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3.8146in" draw:caption-point-x="-0.2402in" draw:caption-point-y="0.6189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3.8193in" draw:caption-point-x="-0.2402in" draw:caption-point-y="0.6142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3.8217in" draw:caption-point-x="-0.2402in" draw:caption-point-y="0.6118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3.8331in" draw:caption-point-x="-0.2402in" draw:caption-point-y="0.6004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00" table:formula="of:=SUM([.D20:.AH20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4.061in" draw:caption-point-x="-0.2402in" draw:caption-point-y="0.6201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4.0614in" draw:caption-point-x="-0.2402in" draw:caption-point-y="0.6197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4.0634in" draw:caption-point-x="-0.2402in" draw:caption-point-y="0.6177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4.0642in" draw:caption-point-x="-0.2402in" draw:caption-point-y="0.6169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4.0657in" draw:caption-point-x="-0.2402in" draw:caption-point-y="0.6154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4.0669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0681in" draw:caption-point-x="-0.2402in" draw:caption-point-y="0.613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4.076in" draw:caption-point-x="-0.2402in" draw:caption-point-y="0.6051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4.0772in" draw:caption-point-x="-0.2402in" draw:caption-point-y="0.6039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0772in" draw:caption-point-x="-0.2402in" draw:caption-point-y="0.6039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4.0787in" draw:caption-point-x="-0.2402in" draw:caption-point-y="0.6024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00" table:formula="of:=SUM([.D21:.AH21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4.3126in" draw:caption-point-x="-0.2402in" draw:caption-point-y="0.6161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2in" draw:caption-point-x="-0.2402in" draw:caption-point-y="0.6067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00" table:formula="of:=SUM([.D22:.AH22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4.5614in" draw:caption-point-x="-0.2402in" draw:caption-point-y="0.615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4.5697in" draw:caption-point-x="-0.2402in" draw:caption-point-y="0.6067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4.574in" draw:caption-point-x="-0.2402in" draw:caption-point-y="0.602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4.574in" draw:caption-point-x="-0.2402in" draw:caption-point-y="0.6024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00" table:formula="of:=SUM([.D23:.AH2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00" table:formula="of:=SUM([.D24:.AH2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0567in" draw:caption-point-x="-0.2402in" draw:caption-point-y="0.615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5.0661in" draw:caption-point-x="-0.2402in" draw:caption-point-y="0.6055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00" table:formula="of:=SUM([.D25:.AH2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5.313in" draw:caption-point-x="-0.2402in" draw:caption-point-y="0.6063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00" table:formula="of:=SUM([.D26:.AH26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5.5469in" draw:caption-point-x="-0.2402in" draw:caption-point-y="0.620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5.5476in" draw:caption-point-x="-0.2402in" draw:caption-point-y="0.6197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5484in" draw:caption-point-x="-0.2402in" draw:caption-point-y="0.6189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5496in" draw:caption-point-x="-0.2402in" draw:caption-point-y="0.6177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5.5512in" draw:caption-point-x="-0.2402in" draw:caption-point-y="0.6161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5.552in" draw:caption-point-x="-0.2402in" draw:caption-point-y="0.6154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5531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5543in" draw:caption-point-x="-0.2402in" draw:caption-point-y="0.61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5.5575in" draw:caption-point-x="-0.2402in" draw:caption-point-y="0.6098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5.5598in" draw:caption-point-x="-0.2402in" draw:caption-point-y="0.607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5634in" draw:caption-point-x="-0.2402in" draw:caption-point-y="0.6039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5.565in" draw:caption-point-x="-0.2402in" draw:caption-point-y="0.6024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00" table:formula="of:=SUM([.D27:.AH2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5.7953in" draw:caption-point-x="-0.2402in" draw:caption-point-y="0.6197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5.8094in" draw:caption-point-x="-0.2402in" draw:caption-point-y="0.6055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5.8134in" draw:caption-point-x="-0.2402in" draw:caption-point-y="0.6016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00" table:formula="of:=SUM([.D28:.AH28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6.0437in" draw:caption-point-x="-0.2402in" draw:caption-point-y="0.6189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6.0528in" draw:caption-point-x="-0.2402in" draw:caption-point-y="0.6098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6.0535in" draw:caption-point-x="-0.2402in" draw:caption-point-y="0.6091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6.0551in" draw:caption-point-x="-0.2402in" draw:caption-point-y="0.6075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00" table:formula="of:=SUM([.D29:.AH29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6.3083in" draw:caption-point-x="-0.2402in" draw:caption-point-y="0.602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00" table:formula="of:=SUM([.D30:.AH30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6.5378in" draw:caption-point-x="-0.2402in" draw:caption-point-y="0.6201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6.5398in" draw:caption-point-x="-0.2402in" draw:caption-point-y="0.6181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6.5402in" draw:caption-point-x="-0.2402in" draw:caption-point-y="0.6177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6.5528in" draw:caption-point-x="-0.2402in" draw:caption-point-y="0.6051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6.5539in" draw:caption-point-x="-0.2402in" draw:caption-point-y="0.6039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PHQ</text:p>
          </table:table-cell>
          <table:table-cell table:style-name="ce100" table:formula="of:=SUM([.D31:.AH31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6.7858in" draw:caption-point-x="-0.2402in" draw:caption-point-y="0.6197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6.7866in" draw:caption-point-x="-0.2402in" draw:caption-point-y="0.6189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878in" draw:caption-point-x="-0.2402in" draw:caption-point-y="0.6177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6.7961in" draw:caption-point-x="-0.2402in" draw:caption-point-y="0.6094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6.8004in" draw:caption-point-x="-0.2402in" draw:caption-point-y="0.6051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VNQ</text:p>
          </table:table-cell>
          <table:table-cell table:style-name="ce100" table:formula="of:=SUM([.D32:.AH32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7.0331in" draw:caption-point-x="-0.2402in" draw:caption-point-y="0.6201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7.037in" draw:caption-point-x="-0.2402in" draw:caption-point-y="0.6161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73" office:value-type="string">
            <text:p>PhatHDT</text:p>
          </table:table-cell>
          <table:table-cell table:style-name="ce100" table:formula="of:=SUM([.D33:.AH33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7.2839in" draw:caption-point-x="-0.2402in" draw:caption-point-y="0.6169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7.2795in" draw:caption-point-x="-0.2402in" draw:caption-point-y="0.6213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7.2969in" draw:caption-point-x="-0.2402in" draw:caption-point-y="0.6039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7.2984in" draw:caption-point-x="-0.2402in" draw:caption-point-y="0.6024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2992in" draw:caption-point-x="-0.2402in" draw:caption-point-y="0.6016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5" office:value-type="string">
            <text:p>PhongPT</text:p>
          </table:table-cell>
          <table:table-cell table:style-name="ce100" table:formula="of:=SUM([.D34:.AH3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5307in" draw:caption-point-x="-0.2402in" draw:caption-point-y="0.6177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7.5323in" draw:caption-point-x="-0.2402in" draw:caption-point-y="0.6161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ongTH</text:p>
          </table:table-cell>
          <table:table-cell table:style-name="ce100" table:formula="of:=SUM([.D35:.AH35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7776in" draw:caption-point-x="-0.2402in" draw:caption-point-y="0.6189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7.7823in" draw:caption-point-x="-0.2402in" draw:caption-point-y="0.6142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7.7866in" draw:caption-point-x="-0.2402in" draw:caption-point-y="0.6098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7.7882in" draw:caption-point-x="-0.2402in" draw:caption-point-y="0.608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7.7937in" draw:caption-point-x="-0.2402in" draw:caption-point-y="0.6028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uTV</text:p>
          </table:table-cell>
          <table:table-cell table:style-name="ce100" table:formula="of:=SUM([.D36:.AH36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8.0303in" draw:caption-point-x="-0.2402in" draw:caption-point-y="0.613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8.0303in" draw:caption-point-x="-0.2402in" draw:caption-point-y="0.6138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8.0303in" draw:caption-point-x="-0.2402in" draw:caption-point-y="0.6138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iPA</text:p>
          </table:table-cell>
          <table:table-cell table:style-name="ce100" table:formula="of:=SUM([.D37:.AH3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8.2728in" draw:caption-point-x="-0.2402in" draw:caption-point-y="0.6189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4in" draw:caption-point-x="-0.2402in" draw:caption-point-y="0.6177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2748in" draw:caption-point-x="-0.2402in" draw:caption-point-y="0.6169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8.2787in" draw:caption-point-x="-0.2402in" draw:caption-point-y="0.613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8.2807in" draw:caption-point-x="-0.2402in" draw:caption-point-y="0.61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8.2819in" draw:caption-point-x="-0.2402in" draw:caption-point-y="0.6098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23in" draw:caption-point-x="-0.2402in" draw:caption-point-y="0.6094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8.2835in" draw:caption-point-x="-0.2402in" draw:caption-point-y="0.6083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2862in" draw:caption-point-x="-0.2402in" draw:caption-point-y="0.6055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00" table:formula="of:=SUM([.D38:.AH38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8.5193in" draw:caption-point-x="-0.2402in" draw:caption-point-y="0.6201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5224in" draw:caption-point-x="-0.2402in" draw:caption-point-y="0.6169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8.5252in" draw:caption-point-x="-0.2402in" draw:caption-point-y="0.6142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8.5252in" draw:caption-point-x="-0.2402in" draw:caption-point-y="0.6142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8.5264in" draw:caption-point-x="-0.2402in" draw:caption-point-y="0.613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8.5276in" draw:caption-point-x="-0.2402in" draw:caption-point-y="0.6118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8.5299in" draw:caption-point-x="-0.2402in" draw:caption-point-y="0.6094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8.5299in" draw:caption-point-x="-0.2402in" draw:caption-point-y="0.6094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0" table:formula="of:=SUM([.D39:.AH3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00" table:formula="of:=SUM([.D40:.AH4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00" table:formula="of:=SUM([.D41:.AH41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00" table:formula="of:=SUM([.D42:.AH42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9.5102in" draw:caption-point-x="-0.2402in" draw:caption-point-y="0.6197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9.5224in" draw:caption-point-x="-0.2402in" draw:caption-point-y="0.6075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9.5248in" draw:caption-point-x="-0.2402in" draw:caption-point-y="0.6051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00" table:formula="of:=SUM([.D43:.AH4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9.7701in" draw:caption-point-x="-0.2402in" draw:caption-point-y="0.6075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0" table:formula="of:=SUM([.D44:.AH44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0.0055in" draw:caption-point-x="-0.2402in" draw:caption-point-y="0.6201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0.0079in" draw:caption-point-x="-0.2402in" draw:caption-point-y="0.6177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0.0126in" draw:caption-point-x="-0.2402in" draw:caption-point-y="0.613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0.0138in" draw:caption-point-x="-0.2402in" draw:caption-point-y="0.6118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0.0154in" draw:caption-point-x="-0.2402in" draw:caption-point-y="0.6102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0.0157in" draw:caption-point-x="-0.2402in" draw:caption-point-y="0.6098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0.0169in" draw:caption-point-x="-0.2402in" draw:caption-point-y="0.6087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0.0173in" draw:caption-point-x="-0.2402in" draw:caption-point-y="0.6083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0217in" draw:caption-point-x="-0.2402in" draw:caption-point-y="0.6039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00" table:formula="of:=SUM([.D45:.AH4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00" table:formula="of:=SUM([.D46:.AH46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0.5004in" draw:caption-point-x="-0.2402in" draw:caption-point-y="0.620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0.5098in" draw:caption-point-x="-0.2402in" draw:caption-point-y="0.611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0.5138in" draw:caption-point-x="-0.2402in" draw:caption-point-y="0.6071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00" table:formula="of:=SUM([.D47:.AH47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75in" draw:caption-point-x="-0.2402in" draw:caption-point-y="0.6185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7508in" draw:caption-point-x="-0.2402in" draw:caption-point-y="0.6177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16in" draw:caption-point-x="-0.2402in" draw:caption-point-y="0.6169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0.7535in" draw:caption-point-x="-0.2402in" draw:caption-point-y="0.615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43in" draw:caption-point-x="-0.2402in" draw:caption-point-y="0.6142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0.7555in" draw:caption-point-x="-0.2402in" draw:caption-point-y="0.613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7575in" draw:caption-point-x="-0.2402in" draw:caption-point-y="0.611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7587in" draw:caption-point-x="-0.2402in" draw:caption-point-y="0.6098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7591in" draw:caption-point-x="-0.2402in" draw:caption-point-y="0.6094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0.7598in" draw:caption-point-x="-0.2402in" draw:caption-point-y="0.6087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7602in" draw:caption-point-x="-0.2402in" draw:caption-point-y="0.6083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0.7618in" draw:caption-point-x="-0.2402in" draw:caption-point-y="0.6067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7634in" draw:caption-point-x="-0.2402in" draw:caption-point-y="0.6051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0.7646in" draw:caption-point-x="-0.2402in" draw:caption-point-y="0.6039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0.7618in" draw:caption-point-x="-0.2402in" draw:caption-point-y="0.6067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.5">
            <text:p>0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083in" draw:caption-point-x="-0.2402in" draw:caption-point-y="0.6098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472in" svg:y="0.1094in" draw:caption-point-x="-0.2402in" draw:caption-point-y="0.6087in">
              <dc:date>2018-04-05T00:00:00</dc:date>
              <text:p text:style-name="P1"><text:span text:style-name="T1">Nhà có việc, xin đi trễ, 8h3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0.1098in" draw:caption-point-x="-0.2402in" draw:caption-point-y="0.6083in">
              <dc:date>2018-04-09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0.1102in" draw:caption-point-x="-0.2402in" draw:caption-point-y="0.6079in">
              <dc:date>2018-04-10T00:00:00</dc:date>
              <text:p text:style-name="P1"><text:span text:style-name="T1">Ngủ dậy trễ, 8h4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0.1106in" draw:caption-point-x="-0.2402in" draw:caption-point-y="0.6075in">
              <dc:date>2018-04-11T00:00:00</dc:date>
              <text:p text:style-name="P1"><text:span text:style-name="T1">Nhà có khách, 8h55 đến cty</text:span></text:p>
            </office:annotation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7.7988in" svg:y="0.1106in" draw:caption-point-x="-0.2402in" draw:caption-point-y="0.6075in">
              <dc:date>2018-04-11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8-04-1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0.1146in" draw:caption-point-x="-0.2402in" draw:caption-point-y="0.6035in">
              <dc:date>2018-04-19T00:00:00</dc:date>
              <text:p text:style-name="P1"><text:span text:style-name="T1">Ngủ dậy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0.1154in" draw:caption-point-x="-0.2402in" draw:caption-point-y="0.6028in">
              <dc:date>2018-04-20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0.1157in" draw:caption-point-x="-0.2402in" draw:caption-point-y="0.6024in">
              <dc:date>2018-04-23T00:00:00</dc:date>
              <text:p text:style-name="P1"><text:span text:style-name="T1">Lên quận lấy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1161in" draw:caption-point-x="-0.2402in" draw:caption-point-y="0.602in">
              <dc:date>2018-04-24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0.3638in" draw:caption-point-x="-0.2402in" draw:caption-point-y="0.602in">
              <dc:date>2018-04-24T00:00:00</dc:date>
              <text:p text:style-name="P1"><text:span text:style-name="T1">Tối qua đi làm về trễ, 8h37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0.6094in" draw:caption-point-x="-0.2402in" draw:caption-point-y="0.6039in">
              <dc:date>2018-04-18T00:00:00</dc:date>
              <text:p text:style-name="P1"><text:span text:style-name="T1">Đau bụng, xin đi trễ, 8h33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0.6094in" draw:caption-point-x="-0.2402in" draw:caption-point-y="0.6039in">
              <dc:date>2018-04-18T00:00:00</dc:date>
              <text:p text:style-name="P1"><text:span text:style-name="T1">Về quê nội ở thái bình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0.8543in" draw:caption-point-x="-0.2402in" draw:caption-point-y="0.6067in">
              <dc:date>2018-04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0.8547in" draw:caption-point-x="-0.2402in" draw:caption-point-y="0.6063in">
              <dc:date>2018-04-13T00:00:00</dc:date>
              <text:p text:style-name="P1"><text:span text:style-name="T1">Xe hư, xin đi trễ, 9h1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9.7228in" svg:y="0.8535in" draw:caption-point-x="-0.2402in" draw:caption-point-y="0.607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0.1791in" svg:y="0.8535in" draw:caption-point-x="-0.2402in" draw:caption-point-y="0.6075in">
              <dc:date>2018-04-11T00:00:00</dc:date>
              <text:p text:style-name="P1"><text:span text:style-name="T1">Về quê giỗ ông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6" draw:text-style-name="P1" svg:width="1.1413in" svg:height="0.2634in" svg:x="11.5492in" svg:y="0.8583in" draw:caption-point-x="-0.2402in" draw:caption-point-y="0.6028in">
              <dc:date>2018-04-20T00:00:00</dc:date>
              <text:p text:style-name="P1"><text:span text:style-name="T1">Hư xe, cxin đi trễ</text:span></text:p>
            </office:annotation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4.472in" svg:y="1.1in" draw:caption-point-x="-0.2402in" draw:caption-point-y="0.6087in">
              <dc:date>2018-04-05T00:00:00</dc:date>
              <text:p text:style-name="P1"><text:span text:style-name="T1">Tối qua làm khuya nên dậy muộn, xin đi trễ, 8h5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1.1047in" draw:caption-point-x="-0.2402in" draw:caption-point-y="0.6039in">
              <dc:date>2018-04-18T00:00:00</dc:date>
              <text:p text:style-name="P1"><text:span text:style-name="T1">Ngủ dậy muộn, xin đi trễ, 8h41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.35in" draw:caption-point-x="-0.2402in" draw:caption-point-y="0.6067in">
              <dc:date>2018-04-12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1.3559in" draw:caption-point-x="-0.2402in" draw:caption-point-y="0.6008in">
              <dc:date>2018-04-27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1.5965in" draw:caption-point-x="-0.2402in" draw:caption-point-y="0.6079in">
              <dc:date>2018-04-10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3.3756in" svg:y="1.6024in" draw:caption-point-x="-0.2402in" draw:caption-point-y="0.602in">
              <dc:date>2018-04-24T00:00:00</dc:date>
              <text:p text:style-name="P1"><text:span text:style-name="T1">Xin qua ngân hàng làm giấy tờ, từ 9h đến 11h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1.8453in" draw:caption-point-x="-0.2402in" draw:caption-point-y="0.6067in">
              <dc:date>2018-04-12T00:00:00</dc:date>
              <text:p text:style-name="P1"><text:span text:style-name="T1">Có việc cá nhân cần giải quyết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0898in" draw:caption-point-x="-0.2402in" draw:caption-point-y="0.6098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2.0902in" draw:caption-point-x="-0.2402in" draw:caption-point-y="0.6094in">
              <dc:date>2018-04-0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6.3311in" svg:y="2.0913in" draw:caption-point-x="-0.2402in" draw:caption-point-y="0.6083in">
              <dc:date>2018-04-0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2.0917in" draw:caption-point-x="-0.2402in" draw:caption-point-y="0.6079in">
              <dc:date>2018-04-10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2.0929in" draw:caption-point-x="-0.2402in" draw:caption-point-y="0.6067in">
              <dc:date>2018-04-12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2.0941in" draw:caption-point-x="-0.2402in" draw:caption-point-y="0.6055in">
              <dc:date>2018-04-16T00:00:00</dc:date>
              <text:p text:style-name="P1"><text:span text:style-name="T1">Kẹt xe, 8h39 vào cty</text:span></text:p>
              <text:p text:style-name="P1"><text:span text:style-name="T1"/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1791in" svg:y="2.0949in" draw:caption-point-x="-0.2402in" draw:caption-point-y="0.6047in">
              <dc:date>2018-04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0.6358in" svg:y="2.0957in" draw:caption-point-x="-0.2402in" draw:caption-point-y="0.6039in">
              <dc:date>2018-04-1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2.0953in" draw:caption-point-x="-0.2402in" draw:caption-point-y="0.6043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2.0953in" draw:caption-point-x="-0.2402in" draw:caption-point-y="0.6043in">
              <dc:date>2018-04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2.0972in" draw:caption-point-x="-0.2402in" draw:caption-point-y="0.6024in">
              <dc:date>2018-04-23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2.0984in" draw:caption-point-x="-0.2402in" draw:caption-point-y="0.601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2.0984in" draw:caption-point-x="-0.2402in" draw:caption-point-y="0.6012in">
              <dc:date>2018-04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1" table:formula="of:=SUM([.D13:.AH1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0157in" svg:y="2.3386in" draw:caption-point-x="-0.2402in" draw:caption-point-y="0.6087in">
              <dc:date>2018-04-04T00:00:00</dc:date>
              <text:p text:style-name="P1"><text:span text:style-name="T1">Té lật cổ chân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2.339in" draw:caption-point-x="-0.2402in" draw:caption-point-y="0.6083in">
              <dc:date>2018-04-09T00:00:00</dc:date>
              <text:p text:style-name="P1"><text:span text:style-name="T1">Khám sức khỏe ở trường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8.2878in" svg:y="2.3417in" draw:caption-point-x="-0.2402in" draw:caption-point-y="0.6055in">
              <dc:date>2018-04-13T00:00:00</dc:date>
              <text:p text:style-name="P1"><text:span text:style-name="T1">Lo việc gia đì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11" table:formula="of:=SUM([.D14:.AH14])" office:value-type="float" office:value="2">
            <text:p>2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585in" draw:caption-point-x="-0.2402in" draw:caption-point-y="0.6098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2" draw:text-style-name="P1" svg:width="1.1413in" svg:height="0.5457in" svg:x="14.289in" svg:y="2.5921in" draw:caption-point-x="-0.2402in" draw:caption-point-y="0.602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office:value-type="float" office:value="1">
            <office:annotation draw:style-name="gr2" draw:text-style-name="P1" svg:width="1.1413in" svg:height="0.5457in" svg:x="14.7457in" svg:y="2.5921in" draw:caption-point-x="-0.2402in" draw:caption-point-y="0.6028in">
              <dc:date>2018-04-20T00:00:00</dc:date>
              <text:p text:style-name="P1"><text:span text:style-name="T1">Về quê làm passport + thăm nhà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11" table:formula="of:=SUM([.D15:.AH15])" office:value-type="float" office:value="7">
            <text:p>7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4.0157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4.472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7.7988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1">
            <text:p>1</text:p>
          </table:table-cell>
          <table:table-cell table:style-name="ce115" table:number-columns-repeated="2"/>
          <table:table-cell table:style-name="ce115" office:value-type="float" office:value="0.5">
            <office:annotation draw:style-name="gr6" draw:text-style-name="P1" svg:width="1.1413in" svg:height="0.2634in" svg:x="9.7228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2.8335in" draw:caption-point-x="-0.2402in" draw:caption-point-y="0.6091in">
              <dc:date>2018-04-04T00:00:00</dc:date>
              <text:p text:style-name="P1"><text:span text:style-name="T1">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2.8394in" draw:caption-point-x="-0.2402in" draw:caption-point-y="0.6031in">
              <dc:date>2018-04-19T00:00:00</dc:date>
              <text:p text:style-name="P1"><text:span text:style-name="T1">Off chiều</text:span></text:p>
            </office:annotation>
            <text:p>0.5</text:p>
          </table:table-cell>
          <table:table-cell table:style-name="ce115" office:value-type="float" office:value="0.5"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text:p>1</text:p>
          </table:table-cell>
          <table:table-cell table:style-name="ce115" office:value-type="float" office:value="0.5">
            <office:annotation draw:style-name="gr6" draw:text-style-name="P1" svg:width="1.1413in" svg:height="0.2634in" svg:x="14.7457in" svg:y="2.8421in" draw:caption-point-x="-0.2402in" draw:caption-point-y="0.6004in">
              <dc:date>2018-04-27T00:00:00</dc:date>
              <text:p text:style-name="P1"><text:span text:style-name="T1">Off sáng</text:span></text:p>
            </office:annotation>
            <text:p>0.5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11" table:formula="of:=SUM([.D16:.AH16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3.0819in" draw:caption-point-x="-0.2402in" draw:caption-point-y="0.6083in">
              <dc:date>2018-04-09T00:00:00</dc:date>
              <text:p text:style-name="P1"><text:span text:style-name="T1">Bận việc riêng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11" table:formula="of:=SUM([.D17:.AH17])" office:value-type="float" office:value="1.5">
            <text:p>1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3.3299in" draw:caption-point-x="-0.2402in" draw:caption-point-y="0.6083in">
              <dc:date>2018-04-09T00:00:00</dc:date>
              <text:p text:style-name="P1"><text:span text:style-name="T1">Lấy sổ bhxh + làm giấy tờ, off sáng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1.0925in" svg:y="3.3346in" draw:caption-point-x="-0.2402in" draw:caption-point-y="0.6035in">
              <dc:date>2018-04-19T00:00:00</dc:date>
              <text:p text:style-name="P1"><text:span text:style-name="T1">Bị sốt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11" table:formula="of:=SUM([.D18:.AH1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4" draw:text-style-name="P1" svg:width="1.1413in" svg:height="0.3902in" svg:x="6.3311in" svg:y="3.5776in" draw:caption-point-x="-0.2402in" draw:caption-point-y="0.6083in">
              <dc:date>2018-04-09T00:00:00</dc:date>
              <text:p text:style-name="P1"><text:span text:style-name="T1">Đón mẹ lên chơi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3.8268in" draw:caption-point-x="-0.2402in" draw:caption-point-y="0.6067in">
              <dc:date>2018-04-12T00:00:00</dc:date>
              <text:p text:style-name="P1"><text:span text:style-name="T1">Ngủ qu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3.8299in" draw:caption-point-x="-0.2402in" draw:caption-point-y="0.6035in">
              <dc:date>2018-04-19T00:00:00</dc:date>
              <text:p text:style-name="P1"><text:span text:style-name="T1">Qua bệnh viện lấy thuốc, 8h4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3.3756in" svg:y="3.8315in" draw:caption-point-x="-0.2402in" draw:caption-point-y="0.602in">
              <dc:date>2018-04-24T00:00:00</dc:date>
              <text:p text:style-name="P1"><text:span text:style-name="T1">Ra ngân hàng, xin đi trễ, 8h33 đến cty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11" table:formula="of:=SUM([.D20:.AH20])" office:value-type="float" office:value="5.5">
            <text:p>5.5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0713in" draw:caption-point-x="-0.2402in" draw:caption-point-y="0.6098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6.8205in" svg:y="4.0732in" draw:caption-point-x="-0.2402in" draw:caption-point-y="0.6079in">
              <dc:date>2018-04-10T00:00:00</dc:date>
              <text:p text:style-name="P1"><text:span text:style-name="T1">Vào bệnh viện chăm ngoại</text:span></text:p>
            </office:annotation>
            <text:p>1</text:p>
          </table:table-cell>
          <table:table-cell table:style-name="ce115" office:value-type="float" office:value="0">
            <office:annotation draw:style-name="gr3" draw:text-style-name="P1" svg:width="1.1413in" svg:height="0.7012in" svg:x="7.3094in" svg:y="4.0736in" draw:caption-point-x="-0.2402in" draw:caption-point-y="0.6075in">
              <dc:date>2018-04-11T00:00:00</dc:date>
              <text:p text:style-name="P1"><text:span text:style-name="T1">Qua bệnh viện đưa đồ cho dì, xin đi trễ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7988in" svg:y="4.0744in" draw:caption-point-x="-0.2402in" draw:caption-point-y="0.6067in">
              <dc:date>2018-04-12T00:00:00</dc:date>
              <text:p text:style-name="P1"><text:span text:style-name="T1">Đau bụng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4.0748in" draw:caption-point-x="-0.2402in" draw:caption-point-y="0.6063in">
              <dc:date>2018-04-13T00:00:00</dc:date>
              <text:p text:style-name="P1"><text:span text:style-name="T1">Đau bụng, xin đi trễ, 8h5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9" draw:text-style-name="P1" svg:width="1.1413in" svg:height="1.1677in" svg:x="9.7228in" svg:y="4.0756in" draw:caption-point-x="-0.2402in" draw:caption-point-y="0.6055in">
              <dc:date>2018-04-16T00:00:00</dc:date>
              <text:p text:style-name="P1"><text:span text:style-name="T1">Ngủ quên, 8h49 đến cty</text:span></text:p>
              <text:p text:style-name="P1"><text:span text:style-name="T1">Ngoại trở nặng, qua bệnh viện làm thủ tục chở ngoại về, off chiều</text:span></text:p>
            </office:annotation>
            <text:p>0.5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4.0764in" draw:caption-point-x="-0.2402in" draw:caption-point-y="0.6047in">
              <dc:date>2018-04-17T00:00:00</dc:date>
              <text:p text:style-name="P1"><text:span text:style-name="T1">Về quê đưa bà đ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6358in" svg:y="4.0764in" draw:caption-point-x="-0.2402in" draw:caption-point-y="0.6047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0925in" svg:y="4.076in" draw:caption-point-x="-0.2402in" draw:caption-point-y="0.6051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4.0764in" draw:caption-point-x="-0.2402in" draw:caption-point-y="0.6047in">
              <dc:date>2018-04-17T00:00:00</dc:date>
              <text:p text:style-name="P1"><text:span text:style-name="T1">Lo tang sự cho ngoại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4.0787in" draw:caption-point-x="-0.2402in" draw:caption-point-y="0.6024in">
              <dc:date>2018-04-23T00:00:00</dc:date>
              <text:p text:style-name="P1"><text:span text:style-name="T1">Xe vô trễ, 8h33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14.289in" svg:y="4.0799in" draw:caption-point-x="-0.2402in" draw:caption-point-y="0.6012in">
              <dc:date>2018-04-26T00:00:00</dc:date>
              <text:p text:style-name="P1"><text:span text:style-name="T1">Gửi đồ cho mẹ, xin đi trễ, 8h58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7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111" table:formula="of:=SUM([.D22:.AH22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11.5492in" svg:y="4.5736in" draw:caption-point-x="-0.2402in" draw:caption-point-y="0.6028in">
              <dc:date>2018-04-20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tNVT</text:p>
          </table:table-cell>
          <table:table-cell table:style-name="ce111" table:formula="of:=SUM([.D23:.AH23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3" draw:text-style-name="P1" svg:width="1.1413in" svg:height="0.7012in" svg:x="13.3756in" svg:y="4.822in" draw:caption-point-x="-0.2402in" draw:caption-point-y="0.602in">
              <dc:date>2018-04-24T00:00:00</dc:date>
              <text:p text:style-name="P1"><text:span text:style-name="T1">có việc cần gairi quyết trong giờ hành chính, xin off chiều</text:span></text:p>
            </office:annotation>
            <text:p>0.5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LinhBT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iLT</text:p>
          </table:table-cell>
          <table:table-cell table:style-name="ce111" table:formula="of:=SUM([.D25:.AH25])" office:value-type="float" office:value="0.5">
            <text:p>0.5</text:p>
          </table:table-cell>
          <table:table-cell table:style-name="ce115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472in" svg:y="5.3106in" draw:caption-point-x="-0.2402in" draw:caption-point-y="0.6087in">
              <dc:date>2018-04-05T00:00:00</dc:date>
              <text:p text:style-name="P1"><text:span text:style-name="T1">Ra ngân hàng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nhNB</text:p>
          </table:table-cell>
          <table:table-cell table:style-name="ce111" table:formula="of:=SUM([.D26:.AH26])" office:value-type="float" office:value="2">
            <text:p>2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5.5571in" draw:caption-point-x="-0.2402in" draw:caption-point-y="0.6102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5.5575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0157in" svg:y="5.5575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5.5591in" draw:caption-point-x="-0.2402in" draw:caption-point-y="0.6083in">
              <dc:date>2018-04-09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5.5594in" draw:caption-point-x="-0.2402in" draw:caption-point-y="0.6079in">
              <dc:date>2018-04-10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5.561in" draw:caption-point-x="-0.2402in" draw:caption-point-y="0.6063in">
              <dc:date>2018-04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14.289in" svg:y="5.5661in" draw:caption-point-x="-0.2402in" draw:caption-point-y="0.601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5.5661in" draw:caption-point-x="-0.2402in" draw:caption-point-y="0.6012in">
              <dc:date>2018-04-26T00:00:00</dc:date>
              <text:p text:style-name="P1"><text:span text:style-name="T1">Về quê thăm ông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H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7.3094in" svg:y="5.8075in" draw:caption-point-x="-0.2402in" draw:caption-point-y="0.6075in">
              <dc:date>2018-04-1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V</text:p>
          </table:table-cell>
          <table:table-cell table:style-name="ce111" table:formula="of:=SUM([.D28:.AH28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6.8205in" svg:y="6.0547in" draw:caption-point-x="-0.2402in" draw:caption-point-y="0.6079in">
              <dc:date>2018-04-10T00:00:00</dc:date>
              <text:p text:style-name="P1"><text:span text:style-name="T1">Dẫn em bé đi khám bệnh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HTH</text:p>
          </table:table-cell>
          <table:table-cell table:style-name="ce111" table:formula="of:=SUM([.D29:.AH29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4" draw:text-style-name="P1" svg:width="1.1413in" svg:height="0.3902in" svg:x="4.9287in" svg:y="6.302in" draw:caption-point-x="-0.2402in" draw:caption-point-y="0.6083in">
              <dc:date>2018-04-09T00:00:00</dc:date>
              <text:p text:style-name="P1"><text:span text:style-name="T1">Không khỏe, xin off chiều</text:span></text:p>
            </office:annotation>
            <text:p>0.5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NM</text:p>
          </table:table-cell>
          <table:table-cell table:style-name="ce111" table:formula="of:=SUM([.D30:.AH30])" office:value-type="float" office:value="2">
            <text:p>2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6.548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6.548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6.5524in" draw:caption-point-x="-0.2402in" draw:caption-point-y="0.6055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ngHTH</text:p>
          </table:table-cell>
          <table:table-cell table:style-name="ce111" table:formula="of:=SUM([.D31:.AH31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6.7953in" draw:caption-point-x="-0.2402in" draw:caption-point-y="0.6102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6.7957in" draw:caption-point-x="-0.2402in" draw:caption-point-y="0.6098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472in" svg:y="6.7969in" draw:caption-point-x="-0.2402in" draw:caption-point-y="0.6087in">
              <dc:date>2018-04-05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6.7972in" draw:caption-point-x="-0.2402in" draw:caption-point-y="0.6083in">
              <dc:date>2018-04-09T00:00:00</dc:date>
              <text:p text:style-name="P1"><text:span text:style-name="T1">Khám sức khỏe, 9h50 đến cty</text:span></text:p>
            </office:annotation>
            <text:p>0</text:p>
          </table:table-cell>
          <table:table-cell table:style-name="ce115" table:number-columns-repeated="25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uPHQ</text:p>
          </table:table-cell>
          <table:table-cell table:style-name="ce111" table:formula="of:=SUM([.D32:.AH32])" office:value-type="float" office:value="1"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7.0433in" draw:caption-point-x="-0.2402in" draw:caption-point-y="0.6098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0.6358in" svg:y="7.0492in" draw:caption-point-x="-0.2402in" draw:caption-point-y="0.6039in">
              <dc:date>2018-04-18T00:00:00</dc:date>
              <text:p text:style-name="P1"><text:span text:style-name="T1">Chở mẹ đi khám bệnh, 9h08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7.0496in" draw:caption-point-x="-0.2402in" draw:caption-point-y="0.6035in">
              <dc:date>2018-04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14.289in" svg:y="7.0453in" draw:caption-point-x="-0.2402in" draw:caption-point-y="0.6079in">
              <dc:date>2018-04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15" office:value-type="float" office:value="0">
            <office:annotation draw:style-name="gr4" draw:text-style-name="P1" svg:width="1.1413in" svg:height="0.3902in" svg:x="14.7457in" svg:y="7.0524in" draw:caption-point-x="-0.2402in" draw:caption-point-y="0.6008in">
              <dc:date>2018-04-27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15" table:number-columns-repeated="4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uVNQ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73" office:value-type="string">
            <text:p>PhatHDT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6.3311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8.2878in" svg:y="7.5421in" draw:caption-point-x="-0.2402in" draw:caption-point-y="0.6063in">
              <dc:date>2018-04-13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12.9189in" svg:y="7.5177in" draw:caption-point-x="-0.2402in" draw:caption-point-y="0.630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7.5465in" draw:caption-point-x="-0.2402in" draw:caption-point-y="0.602in">
              <dc:date>2018-04-24T00:00:00</dc:date>
              <text:p text:style-name="P1"><text:span text:style-name="T1">Mệt trong người, 8h42 đến cty</text:span></text:p>
            </office:annotation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5472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5" office:value-type="string">
            <text:p>PhongPT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3" draw:text-style-name="P1" svg:width="1.1413in" svg:height="0.7012in" svg:x="10.6358in" svg:y="7.7925in" draw:caption-point-x="-0.2402in" draw:caption-point-y="0.6039in">
              <dc:date>2018-04-18T00:00:00</dc:date>
              <text:p text:style-name="P1"><text:span text:style-name="T1">Mất thẻ xe ở nhà, ko lấy xe ra được, 8h59 đến cty</text:span></text:p>
            </office:annotation>
            <text:p>0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7.7953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PhongTH</text:p>
          </table:table-cell>
          <table:table-cell table:style-name="ce111" table:formula="of:=SUM([.D36:.AH36])" office:value-type="float" office:value="7">
            <text:p>7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472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6.3311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3094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9.7228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10.1791in" svg:y="8.0394in" draw:caption-point-x="-0.2402in" draw:caption-point-y="0.6047in">
              <dc:date>2018-04-17T00:00:00</dc:date>
              <text:p text:style-name="P1"><text:span text:style-name="T1">Có việc gấp cần lên trườ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0925in" svg:y="8.0406in" draw:caption-point-x="-0.2402in" draw:caption-point-y="0.6035in">
              <dc:date>2018-04-19T00:00:00</dc:date>
              <text:p text:style-name="P1"><text:span text:style-name="T1">Đau bụng, xin đi trễ, 8h5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8.0299in" draw:caption-point-x="-0.2402in" draw:caption-point-y="0.6142in">
              <dc:date>2018-03-21T00:00:00</dc:date>
              <text:p text:style-name="P1"><text:span text:style-name="T1">Lên trường làm luận văn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uTV</text:p>
          </table:table-cell>
          <table:table-cell table:style-name="ce111" table:formula="of:=SUM([.D37:.AH37])" office:value-type="float" office:value="4">
            <text:p>4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4.9287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1.5492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14.7457in" svg:y="8.2803in" draw:caption-point-x="-0.2402in" draw:caption-point-y="0.6114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aiPA</text:p>
          </table:table-cell>
          <table:table-cell table:style-name="ce111" table:formula="of:=SUM([.D38:.AH38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6.8205in" svg:y="8.5315in" draw:caption-point-x="-0.2402in" draw:caption-point-y="0.6079in">
              <dc:date>2018-04-10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8.5339in" draw:caption-point-x="-0.2402in" draw:caption-point-y="0.6055in">
              <dc:date>2018-04-1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12.9189in" svg:y="8.537in" draw:caption-point-x="-0.2402in" draw:caption-point-y="0.6024in">
              <dc:date>2018-04-23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nNQ</text:p>
          </table:table-cell>
          <table:table-cell table:style-name="ce111" table:formula="of:=SUM([.D39:.AH3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11.0925in" svg:y="8.7835in" draw:caption-point-x="-0.2402in" draw:caption-point-y="0.6035in">
              <dc:date>2018-04-19T00:00:00</dc:date>
              <text:p text:style-name="P1"><text:span text:style-name="T1">Nhà có việc, xin đi trễ, 8h41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14.289in" svg:y="8.7858in" draw:caption-point-x="-0.2402in" draw:caption-point-y="0.6012in">
              <dc:date>2018-04-26T00:00:00</dc:date>
              <text:p text:style-name="P1"><text:span text:style-name="T1">Lên trường dự lế tuyên dương, off chiều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ienND</text:p>
          </table:table-cell>
          <table:table-cell table:style-name="ce111" table:formula="of:=SUM([.D40:.AH40])" office:value-type="float" office:value="0.5">
            <text:p>0.5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4.9287in" svg:y="9.0264in" draw:caption-point-x="-0.2402in" draw:caption-point-y="0.6083in">
              <dc:date>2018-04-09T00:00:00</dc:date>
              <text:p text:style-name="P1"><text:span text:style-name="T1">Bận việc nhà, làm remote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.5">
            <office:annotation draw:style-name="gr2" draw:text-style-name="P1" svg:width="1.1413in" svg:height="0.5457in" svg:x="9.7228in" svg:y="9.0291in" draw:caption-point-x="-0.2402in" draw:caption-point-y="0.6055in">
              <dc:date>2018-04-16T00:00:00</dc:date>
              <text:p text:style-name="P1"><text:span text:style-name="T1">Chấn thương đầu gối, đi khám chân, off chiều</text:span></text:p>
            </office:annotation>
            <text:p>0.5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0323in" draw:caption-point-x="-0.2402in" draw:caption-point-y="0.6024in">
              <dc:date>2018-04-23T00:00:00</dc:date>
              <text:p text:style-name="P1"><text:span text:style-name="T1">Bể bánh xe, xin đi trễ, 9h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iNHQ</text:p>
          </table:table-cell>
          <table:table-cell table:style-name="ce111" table:formula="of:=SUM([.D41:.AH41])" office:value-type="float" office:value="1">
            <text:p>1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6.3311in" svg:y="9.274in" draw:caption-point-x="-0.2402in" draw:caption-point-y="0.6083in">
              <dc:date>2018-04-0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11" table:formula="of:=SUM([.D43:.AH43])" office:value-type="float" office:value="1"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0157in" svg:y="9.7681in" draw:caption-point-x="-0.2402in" draw:caption-point-y="0.6094in">
              <dc:date>2018-04-04T00:00:00</dc:date>
              <text:p text:style-name="P1"><text:span text:style-name="T1">Ra ngân hàng, xin đi trễ, 8h38 đến cty</text:span></text:p>
            </office:annotation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4.472in" svg:y="9.7689in" draw:caption-point-x="-0.2402in" draw:caption-point-y="0.6087in">
              <dc:date>2018-04-05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9.7748in" draw:caption-point-x="-0.2402in" draw:caption-point-y="0.6028in">
              <dc:date>2018-04-2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12.9189in" svg:y="9.7752in" draw:caption-point-x="-0.2402in" draw:caption-point-y="0.6024in">
              <dc:date>2018-04-23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14.289in" svg:y="9.7764in" draw:caption-point-x="-0.2402in" draw:caption-point-y="0.6012in">
              <dc:date>2018-04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11" table:formula="of:=SUM([.D44:.AH44])" office:value-type="float" office:value="2.5">
            <text:p>2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1.0925in" svg:y="10.022in" draw:caption-point-x="-0.2402in" draw:caption-point-y="0.6035in">
              <dc:date>2018-04-19T00:00:00</dc:date>
              <text:p text:style-name="P1"><text:span text:style-name="T1">Bị sốt</text:span></text:p>
            </office:annotation>
            <text:p>0.5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0228in" draw:caption-point-x="-0.2402in" draw:caption-point-y="0.6028in">
              <dc:date>2018-04-20T00:00:00</dc:date>
              <text:p text:style-name="P1"><text:span text:style-name="T1">Hư xe, xin đi trễ, 8h43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0.0256in" draw:caption-point-x="-0.2402in" draw:caption-point-y="0.6in">
              <dc:date>2018-04-27T00:00:00</dc:date>
              <text:p text:style-name="P1"><text:span text:style-name="T1">Đi khám bệnh</text:span></text:p>
            </office:annotation>
            <text:p>1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office:annotation draw:style-name="gr6" draw:text-style-name="P1" svg:width="1.1413in" svg:height="0.2634in" svg:x="14.7457in" svg:y="10.0177in" draw:caption-point-x="-0.2402in" draw:caption-point-y="0.6079in">
              <dc:date>2018-04-1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1" table:formula="of:=SUM([.D45:.AH45])" office:value-type="float" office:value="3">
            <text:p>3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0.263in" draw:caption-point-x="-0.2402in" draw:caption-point-y="0.6102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number-columns-repeated="2"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2" draw:text-style-name="P1" svg:width="1.1413in" svg:height="0.5457in" svg:x="4.472in" svg:y="10.2646in" draw:caption-point-x="-0.2402in" draw:caption-point-y="0.6087in">
              <dc:date>2018-04-05T00:00:00</dc:date>
              <text:p text:style-name="P1"><text:span text:style-name="T1">Mệt trong người, xin đi trễ, off sáng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"/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1">
            <office:annotation draw:style-name="gr4" draw:text-style-name="P1" svg:width="1.1413in" svg:height="0.3902in" svg:x="7.7988in" svg:y="10.2634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0.2634in" draw:caption-point-x="-0.2402in" draw:caption-point-y="0.6098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9.7228in" svg:y="10.2677in" draw:caption-point-x="-0.2402in" draw:caption-point-y="0.6055in">
              <dc:date>2018-04-16T00:00:00</dc:date>
              <text:p text:style-name="P1"><text:span text:style-name="T1">Về tới sân bay lúc 1h30, xin đi trễ, 9h12 đến cty</text:span></text:p>
            </office:annotation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1.5492in" svg:y="10.2705in" draw:caption-point-x="-0.2402in" draw:caption-point-y="0.6028in">
              <dc:date>2018-04-20T00:00:00</dc:date>
              <text:p text:style-name="P1"><text:span text:style-name="T1">Kẹt xe, 8h28 đến cty</text:span></text:p>
            </office:annotation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2" draw:text-style-name="P1" svg:width="1.1413in" svg:height="0.5457in" svg:x="12.9189in" svg:y="10.2709in" draw:caption-point-x="-0.2402in" draw:caption-point-y="0.6024in">
              <dc:date>2018-04-23T00:00:00</dc:date>
              <text:p text:style-name="P1"><text:span text:style-name="T1">Làm giấy tờ, xin đi trễ, 9h27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13.3756in" svg:y="10.2713in" draw:caption-point-x="-0.2402in" draw:caption-point-y="0.602in">
              <dc:date>2018-04-24T00:00:00</dc:date>
              <text:p text:style-name="P1"><text:span text:style-name="T1">Đi đưa đám tang, xin đi trễ</text:span></text:p>
            </office:annotation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office:annotation draw:style-name="gr4" draw:text-style-name="P1" svg:width="1.1413in" svg:height="0.3902in" svg:x="9.7228in" svg:y="10.5154in" draw:caption-point-x="-0.2402in" draw:caption-point-y="0.6055in">
              <dc:date>2018-04-16T00:00:00</dc:date>
              <text:p text:style-name="P1"><text:span text:style-name="T1">Ngủ quên, 8h39 đến cty</text:span></text:p>
            </office:annotation>
            <text:p>0</text:p>
          </table:table-cell>
          <table:table-cell table:number-columns-repeated="4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11" table:formula="of:=SUM([.D47:.AH47])" office:value-type="float" office:value="1">
            <text:p>1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1">
            <office:annotation draw:style-name="gr2" draw:text-style-name="P1" svg:width="1.1413in" svg:height="0.5457in" svg:x="4.9287in" svg:y="10.7602in" draw:caption-point-x="-0.2402in" draw:caption-point-y="0.6083in">
              <dc:date>2018-04-09T00:00:00</dc:date>
              <text:p text:style-name="P1"><text:span text:style-name="T1">Về quê đi đám cưới + làm giấy tờ</text:span></text:p>
            </office:annotation>
            <text:p>1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11" table:formula="of:=SUM([.D48:.AH48])" office:value-type="float" office:value="2">
            <text:p>2</text:p>
          </table:table-cell>
          <table:table-cell table:style-name="ce115"/>
          <table:table-cell table:number-columns-repeated="4"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8-04-09T00:00:00</dc:date>
              <text:p text:style-name="P1"><text:span text:style-name="T1">Xe vợ hư, chở vợ đi làm, xin đi trễ, 9h vào cty</text:span></text:p>
            </office:annotation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6" draw:text-style-name="P1" svg:width="1.1413in" svg:height="0.2634in" svg:x="12.9189in" svg:y="11.0134in" draw:caption-point-x="-0.2402in" draw:caption-point-y="0.602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 office:value-type="float" office:value="1">
            <office:annotation draw:style-name="gr6" draw:text-style-name="P1" svg:width="1.1413in" svg:height="0.2634in" svg:x="13.3756in" svg:y="11.0134in" draw:caption-point-x="-0.2402in" draw:caption-point-y="0.6028in">
              <dc:date>2018-04-20T00:00:00</dc:date>
              <text:p text:style-name="P1"><text:span text:style-name="T1">Đi du lịch</text:span></text:p>
            </office:annotation>
            <text:p>1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11" table:formula="of:=SUM([.D49:.AH49])" office:value-type="float" office:value="0.5">
            <text:p>0.5</text:p>
          </table:table-cell>
          <table:table-cell table:style-name="ce115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5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office:value-type="float" office:value="0.5">
            <office:annotation draw:style-name="gr6" draw:text-style-name="P1" svg:width="1.1413in" svg:height="0.2634in" svg:x="10.1791in" svg:y="11.2642in" draw:caption-point-x="-0.2402in" draw:caption-point-y="0.5996in">
              <dc:date>2018-05-02T00:00:00</dc:date>
              <text:p text:style-name="P1"><text:span text:style-name="T1">Bị đau, off sáng</text:span></text:p>
            </office:annotation>
            <text:p>0.5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table:number-columns-repeated="2"/>
          <table:table-cell table:number-columns-repeated="2" table:style-name="ce115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4">
            <text:p>4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3.5591in" svg:y="0.1043in" draw:caption-point-x="-0.2402in" draw:caption-point-y="0.6138in">
              <dc:date>2018-05-03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6.3311in" svg:y="0.1075in" draw:caption-point-x="-0.2402in" draw:caption-point-y="0.6106in">
              <dc:date>2018-05-09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7.3094in" svg:y="0.1091in" draw:caption-point-x="-0.2402in" draw:caption-point-y="0.6091in">
              <dc:date>2018-05-11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0.111in" draw:caption-point-x="-0.2402in" draw:caption-point-y="0.6071in">
              <dc:date>2018-05-15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0.1114in" draw:caption-point-x="-0.2402in" draw:caption-point-y="0.6067in">
              <dc:date>2018-05-16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0.1118in" draw:caption-point-x="-0.2402in" draw:caption-point-y="0.6063in">
              <dc:date>2018-05-17T00:00:00</dc:date>
              <text:p text:style-name="P1"><text:span text:style-name="T1">Ngủ quên, 8h55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113in" draw:caption-point-x="-0.2402in" draw:caption-point-y="0.6051in">
              <dc:date>2018-05-18T00:00:00</dc:date>
              <text:p text:style-name="P1"><text:span text:style-name="T1">Đau bụng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2.0059in" svg:y="0.1154in" draw:caption-point-x="-0.2402in" draw:caption-point-y="0.6028in">
              <dc:date>2018-05-21T00:00:00</dc:date>
              <text:p text:style-name="P1"><text:span text:style-name="T1">Đau đầu, xin đi trễ, 11h đến cty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0.1146in" draw:caption-point-x="-0.2402in" draw:caption-point-y="0.6035in">
              <dc:date>2018-05-22T00:00:00</dc:date>
              <text:p text:style-name="P1"><text:span text:style-name="T1">Bận việc nhà, 8h35 đễ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5.6587in" svg:y="0.1169in" draw:caption-point-x="-0.2402in" draw:caption-point-y="0.6012in">
              <dc:date>2018-05-29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3" draw:text-style-name="P1" svg:width="1.1413in" svg:height="0.7012in" svg:x="16.572in" svg:y="0.1177in" draw:caption-point-x="-0.2402in" draw:caption-point-y="0.6004in">
              <dc:date>2018-05-31T00:00:00</dc:date>
              <text:p text:style-name="P1"><text:span text:style-name="T1">Đi lấy thuốc, off sáng</text:span></text:p>
              <text:p text:style-name="P1"><text:span text:style-name="T1">Ngủ quên, off chiề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6122in" draw:caption-point-x="-0.2402in" draw:caption-point-y="0.6012in">
              <dc:date>2018-05-29T00:00:00</dc:date>
              <text:p text:style-name="P1"><text:span text:style-name="T1">Đau bụng, 8h4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0.8461in" draw:caption-point-x="-0.2402in" draw:caption-point-y="0.615in">
              <dc:date>2018-05-02T00:00:00</dc:date>
              <text:p text:style-name="P1"><text:span text:style-name="T1">Xe từ quê lên trễ, xin đi trễ, 9h1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0.8528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0.8543in" draw:caption-point-x="-0.2402in" draw:caption-point-y="0.6067in">
              <dc:date>2018-05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0.8559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0.8598in" draw:caption-point-x="-0.2402in" draw:caption-point-y="0.6012in">
              <dc:date>2018-05-30T00:00:00</dc:date>
              <text:p text:style-name="P1"><text:span text:style-name="T1">Đau bụng, 9h38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1.0949in" draw:caption-point-x="-0.2402in" draw:caption-point-y="0.6138in">
              <dc:date>2018-05-03T00:00:00</dc:date>
              <text:p text:style-name="P1"><text:span text:style-name="T1">Ngủ dậy muộn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1.0996in" draw:caption-point-x="-0.2402in" draw:caption-point-y="0.6091in">
              <dc:date>2018-05-1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9.2661in" svg:y="1.1016in" draw:caption-point-x="-0.2402in" draw:caption-point-y="0.6071in">
              <dc:date>2018-05-15T00:00:00</dc:date>
              <text:p text:style-name="P1"><text:span text:style-name="T1">Để quên đồ, chạy về lấy, xin đi trễ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1.102in" draw:caption-point-x="-0.2402in" draw:caption-point-y="0.6067in">
              <dc:date>2018-05-16T00:00:00</dc:date>
              <text:p text:style-name="P1"><text:span text:style-name="T1">Ngủ quên, xin đi trễ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1.1035in" draw:caption-point-x="-0.2402in" draw:caption-point-y="0.6051in">
              <dc:date>2018-05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2.9189in" svg:y="1.1055in" draw:caption-point-x="-0.2402in" draw:caption-point-y="0.6031in">
              <dc:date>2018-05-23T00:00:00</dc:date>
              <text:p text:style-name="P1"><text:span text:style-name="T1">Ngủ quên, xin đi trễ, 9h001 đến ctyu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1.1067in" draw:caption-point-x="-0.2402in" draw:caption-point-y="0.602in">
              <dc:date>2018-05-25T00:00:00</dc:date>
              <text:p text:style-name="P1"><text:span text:style-name="T1">Làm kính mới, xin đi trễ, 9h30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572in" svg:y="1.1083in" draw:caption-point-x="-0.2402in" draw:caption-point-y="0.6004in">
              <dc:date>2018-05-31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1.35in" draw:caption-point-x="-0.2402in" draw:caption-point-y="0.6067in">
              <dc:date>2018-05-16T00:00:00</dc:date>
              <text:p text:style-name="P1"><text:span text:style-name="T1">Bận việc nhà, xin đi trễ, 8h35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1791in" svg:y="1.3488in" draw:caption-point-x="-0.2402in" draw:caption-point-y="0.607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1.3488in" draw:caption-point-x="-0.2402in" draw:caption-point-y="0.6079in">
              <dc:date>2018-05-14T00:00:00</dc:date>
              <text:p text:style-name="P1"><text:span text:style-name="T1">Đi du lịch + thăm chị ở xa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.3539in" draw:caption-point-x="-0.2402in" draw:caption-point-y="0.6028in">
              <dc:date>2018-05-24T00:00:00</dc:date>
              <text:p text:style-name="P1"><text:span text:style-name="T1">Bận việc riêng, xin đi trễ, 8h5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3">
            <text:p>3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2.9189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.5937in" draw:caption-point-x="-0.2402in" draw:caption-point-y="0.6106in">
              <dc:date>2018-05-09T00:00:00</dc:date>
              <text:p text:style-name="P1"><text:span text:style-name="T1">Về quê dự đám cưới chị gá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.837in" draw:caption-point-x="-0.2402in" draw:caption-point-y="0.615in">
              <dc:date>2018-05-02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5.3854in" svg:y="1.8398in" draw:caption-point-x="-0.2402in" draw:caption-point-y="0.6122in">
              <dc:date>2018-05-07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.8406in" draw:caption-point-x="-0.2402in" draw:caption-point-y="0.6114in">
              <dc:date>2018-05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1.8421in" draw:caption-point-x="-0.2402in" draw:caption-point-y="0.6098in">
              <dc:date>2018-05-10T00:00:00</dc:date>
              <text:p text:style-name="P1"><text:span text:style-name="T1">Hqua releas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7228in" svg:y="1.8453in" draw:caption-point-x="-0.2402in" draw:caption-point-y="0.6067in">
              <dc:date>2018-05-16T00:00:00</dc:date>
              <text:p text:style-name="P1"><text:span text:style-name="T1">Làm giấy tờ cá nhân, off sáng</text:span></text:p>
            </office:annotation>
            <text:p>0.5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1.8457in" draw:caption-point-x="-0.2402in" draw:caption-point-y="0.6063in">
              <dc:date>2018-05-17T00:00:00</dc:date>
              <text:p text:style-name="P1"><text:span text:style-name="T1">Ngủ quên, 8h3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.8484in" draw:caption-point-x="-0.2402in" draw:caption-point-y="0.6035in">
              <dc:date>2018-05-22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1.8488in" draw:caption-point-x="-0.2402in" draw:caption-point-y="0.6031in">
              <dc:date>2018-05-23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1.8492in" draw:caption-point-x="-0.2402in" draw:caption-point-y="0.6028in">
              <dc:date>2018-05-24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572in" svg:y="1.8516in" draw:caption-point-x="-0.2402in" draw:caption-point-y="0.6004in">
              <dc:date>2018-06-05T00:00:00</dc:date>
              <text:p text:style-name="P1"><text:span text:style-name="T1">Chuyển nhà cho bạ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2.0846in" draw:caption-point-x="-0.2402in" draw:caption-point-y="0.615in">
              <dc:date>2018-05-02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0866in" draw:caption-point-x="-0.2402in" draw:caption-point-y="0.613in">
              <dc:date>2018-05-0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2.0878in" draw:caption-point-x="-0.2402in" draw:caption-point-y="0.6118in">
              <dc:date>2018-05-08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2.089in" draw:caption-point-x="-0.2402in" draw:caption-point-y="0.6106in">
              <dc:date>2018-05-0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8-05-10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2.0909in" draw:caption-point-x="-0.2402in" draw:caption-point-y="0.6087in">
              <dc:date>2018-05-11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2.0913in" draw:caption-point-x="-0.2402in" draw:caption-point-y="0.6083in">
              <dc:date>2018-05-14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2.0925in" draw:caption-point-x="-0.2402in" draw:caption-point-y="0.6071in">
              <dc:date>2018-05-1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2.0929in" draw:caption-point-x="-0.2402in" draw:caption-point-y="0.6067in">
              <dc:date>2018-05-16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1791in" svg:y="2.0933in" draw:caption-point-x="-0.2402in" draw:caption-point-y="0.6063in">
              <dc:date>2018-05-17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0945in" draw:caption-point-x="-0.2402in" draw:caption-point-y="0.6051in">
              <dc:date>2018-05-18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2.0953in" draw:caption-point-x="-0.2402in" draw:caption-point-y="0.6043in">
              <dc:date>2018-05-2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2.0965in" draw:caption-point-x="-0.2402in" draw:caption-point-y="0.6031in">
              <dc:date>2018-05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2.0969in" draw:caption-point-x="-0.2402in" draw:caption-point-y="0.6028in">
              <dc:date>2018-05-24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2.098in" draw:caption-point-x="-0.2402in" draw:caption-point-y="0.6016in">
              <dc:date>2018-05-28T00:00:00</dc:date>
              <text:p text:style-name="P1"><text:span text:style-name="T1">Kẹt se, 8h38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1154in" svg:y="2.0988in" draw:caption-point-x="-0.2402in" draw:caption-point-y="0.6008in">
              <dc:date>2018-05-3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16.572in" svg:y="2.0992in" draw:caption-point-x="-0.2402in" draw:caption-point-y="0.6004in">
              <dc:date>2018-05-31T00:00:00</dc:date>
              <text:p text:style-name="P1"><text:span text:style-name="T1">Bị số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2" table:formula="of:=SUM([.D13:.AH13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2.335in" draw:caption-point-x="-0.2402in" draw:caption-point-y="0.6122in">
              <dc:date>2018-05-04T00:00:00</dc:date>
              <text:p text:style-name="P1"><text:span text:style-name="T1">Có lịch họp ở trường, off chiều </text:span></text:p>
            </office:annotation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6358in" svg:y="2.3421in" draw:caption-point-x="-0.2402in" draw:caption-point-y="0.6051in">
              <dc:date>2018-05-18T00:00:00</dc:date>
              <text:p text:style-name="P1"><text:span text:style-name="T1">Kẹt xe, 8h32 đến cty</text:span></text:p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2.3445in" draw:caption-point-x="-0.2402in" draw:caption-point-y="0.6028in">
              <dc:date>2018-05-24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style-name="ce126" office:value-type="float" office:value="0.5">
            <office:annotation draw:style-name="gr4" draw:text-style-name="P1" svg:width="1.1413in" svg:height="0.3902in" svg:x="15.202in" svg:y="2.3457in" draw:caption-point-x="-0.2402in" draw:caption-point-y="0.6016in">
              <dc:date>2018-05-28T00:00:00</dc:date>
              <text:p text:style-name="P1"><text:span text:style-name="T1">Đi họp, xin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2.3469in" draw:caption-point-x="-0.2402in" draw:caption-point-y="0.6004in">
              <dc:date>2018-05-31T00:00:00</dc:date>
              <text:p text:style-name="P1"><text:span text:style-name="T1">Bận việc gia đình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2.5898in" draw:caption-point-x="-0.2402in" draw:caption-point-y="0.6051in">
              <dc:date>2018-05-18T00:00:00</dc:date>
              <text:p text:style-name="P1"><text:span text:style-name="T1">Ngủ quên, 8h22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2.5929in" draw:caption-point-x="-0.2402in" draw:caption-point-y="0.602in">
              <dc:date>2018-05-25T00:00:00</dc:date>
              <text:p text:style-name="P1"><text:span text:style-name="T1">Nộp báo cáo lao động, xin đi trễ, 8h57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6.572in" svg:y="2.5945in" draw:caption-point-x="-0.2402in" draw:caption-point-y="0.6004in">
              <dc:date>2018-05-31T00:00:00</dc:date>
              <text:p text:style-name="P1"><text:span text:style-name="T1">Qua bên bhxh lấy tiền, xin đi trễ, 8h2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2" table:formula="of:=SUM([.D15:.AH15])" office:value-type="float" office:value="9.5">
            <text:p>9.5</text:p>
          </table:table-cell>
          <table:table-cell table:style-name="ce126"/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3.5591in" svg:y="2.8291in" draw:caption-point-x="-0.2402in" draw:caption-point-y="0.6134in">
              <dc:date>2018-05-03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4.0157in" svg:y="2.8303in" draw:caption-point-x="-0.2402in" draw:caption-point-y="0.6122in">
              <dc:date>2018-05-04T00:00:00</dc:date>
              <text:p text:style-name="P1"><text:span text:style-name="T1">Off sáng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6.3311in" svg:y="2.8327in" draw:caption-point-x="-0.2402in" draw:caption-point-y="0.6098in">
              <dc:date>2018-05-09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.5">
            <office:annotation draw:style-name="gr6" draw:text-style-name="P1" svg:width="1.1413in" svg:height="0.2634in" svg:x="10.1791in" svg:y="2.8374in" draw:caption-point-x="-0.2402in" draw:caption-point-y="0.6051in">
              <dc:date>2018-05-17T00:00:00</dc:date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.5">
            <office:annotation draw:style-name="gr6" draw:text-style-name="P1" svg:width="1.1413in" svg:height="0.2634in" svg:x="10.6358in" svg:y="2.8382in" draw:caption-point-x="-0.2402in" draw:caption-point-y="0.6043in">
              <dc:date>2018-05-18T00:00:00</dc:date>
              <text:p text:style-name="P1"><text:span text:style-name="T1">Off chiều</text:span></text:p>
            </office:annotation>
            <text:p>0.5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3.3756in" svg:y="2.8406in" draw:caption-point-x="-0.2402in" draw:caption-point-y="0.602in">
              <dc:date>2018-05-24T00:00:00</dc:date>
              <text:p text:style-name="P1"><text:span text:style-name="T1">Off chiều</text:span></text:p>
            </office:annotation>
            <text:p>0.5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"/>
          <table:table-cell table:style-name="ce126" office:value-type="float" office:value="1"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572in" svg:y="2.8433in" draw:caption-point-x="-0.2402in" draw:caption-point-y="0.5992in">
              <dc:date>2018-05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2" table:formula="of:=SUM([.D16:.AH16])" office:value-type="float" office:value="0.5">
            <text:p>0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3.089in" draw:caption-point-x="-0.2402in" draw:caption-point-y="0.6012in">
              <dc:date>2018-05-29T00:00:00</dc:date>
              <text:p text:style-name="P1"><text:span text:style-name="T1">Bị sốt, xin đi trễ, 9h30 đến cty</text:span></text:p>
            </office:annotation>
            <text:p>0</text:p>
          </table:table-cell>
          <table:table-cell table:style-name="ce126" office:value-type="float" office:value="0.5">
            <office:annotation draw:style-name="gr6" draw:text-style-name="P1" svg:width="1.1413in" svg:height="0.2634in" svg:x="16.1154in" svg:y="3.0894in" draw:caption-point-x="-0.2402in" draw:caption-point-y="0.6008in">
              <dc:date>2018-05-30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22" table:formula="of:=SUM([.D18:.AH1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9.2661in" svg:y="3.5787in" draw:caption-point-x="-0.2402in" draw:caption-point-y="0.6071in">
              <dc:date>2018-05-15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3.5823in" draw:caption-point-x="-0.2402in" draw:caption-point-y="0.6035in">
              <dc:date>2018-05-22T00:00:00</dc:date>
              <text:p text:style-name="P1"><text:span text:style-name="T1">Thi thử bằng lái xe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22" table:formula="of:=SUM([.D19:.AH19])" office:value-type="float" office:value="0.5">
            <text:p>0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3.8189in" draw:caption-point-x="-0.2402in" draw:caption-point-y="0.6146in">
              <dc:date>2018-05-02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4.0673in" draw:caption-point-x="-0.2402in" draw:caption-point-y="0.6138in">
              <dc:date>2018-05-03T00:00:00</dc:date>
              <text:p text:style-name="P1"><text:span text:style-name="T1">Đau bao tử, xin đi trễ, 8h5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4.0685in" draw:caption-point-x="-0.2402in" draw:caption-point-y="0.6126in">
              <dc:date>2018-05-04T00:00:00</dc:date>
              <text:p text:style-name="P1"><text:span text:style-name="T1">Ngủ quên, 8h59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2" draw:text-style-name="P1" svg:width="1.1413in" svg:height="0.5457in" svg:x="5.3854in" svg:y="4.0689in" draw:caption-point-x="-0.2402in" draw:caption-point-y="0.6122in">
              <dc:date>2018-05-07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5.8421in" svg:y="4.0693in" draw:caption-point-x="-0.2402in" draw:caption-point-y="0.6118in">
              <dc:date>2018-05-0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4.0713in" draw:caption-point-x="-0.2402in" draw:caption-point-y="0.6098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7.3094in" svg:y="4.072in" draw:caption-point-x="-0.2402in" draw:caption-point-y="0.6091in">
              <dc:date>2018-05-11T00:00:00</dc:date>
              <text:p text:style-name="P1"><text:span text:style-name="T1">Chở anh ra sân bay, xin đi trễ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4.0728in" draw:caption-point-x="-0.2402in" draw:caption-point-y="0.6083in">
              <dc:date>2018-05-14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7228in" svg:y="4.0744in" draw:caption-point-x="-0.2402in" draw:caption-point-y="0.6067in">
              <dc:date>2018-05-16T00:00:00</dc:date>
              <text:p text:style-name="P1"><text:span text:style-name="T1">Bị bệnh, xin đi trễ, 8h4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4.076in" draw:caption-point-x="-0.2402in" draw:caption-point-y="0.6051in">
              <dc:date>2018-05-18T00:00:00</dc:date>
              <text:p text:style-name="P1"><text:span text:style-name="T1">Gửi đồ, xin đi trễ, 8h56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4.0768in" draw:caption-point-x="-0.2402in" draw:caption-point-y="0.6043in">
              <dc:date>2018-05-21T00:00:00</dc:date>
              <text:p text:style-name="P1"><text:span text:style-name="T1">Ngủ quên, xin đi trễ, 8h42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4.0776in" draw:caption-point-x="-0.2402in" draw:caption-point-y="0.6035in">
              <dc:date>2018-05-22T00:00:00</dc:date>
              <text:p text:style-name="P1"><text:span text:style-name="T1">Ngủ quên, 8h5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4.078in" draw:caption-point-x="-0.2402in" draw:caption-point-y="0.6031in">
              <dc:date>2018-05-23T00:00:00</dc:date>
              <text:p text:style-name="P1"><text:span text:style-name="T1">Bị bắt xe, 8h50 đễ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5.6587in" svg:y="4.0799in" draw:caption-point-x="-0.2402in" draw:caption-point-y="0.6012in">
              <dc:date>2018-05-29T00:00:00</dc:date>
              <text:p text:style-name="P1"><text:span text:style-name="T1">Gửi đồ về cho má, xin đi trễ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4.0807in" draw:caption-point-x="-0.2402in" draw:caption-point-y="0.6004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22" table:formula="of:=SUM([.D21:.AH21])" office:value-type="float" office:value="2">
            <text:p>2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4.3189in" draw:caption-point-x="-0.2402in" draw:caption-point-y="0.6098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7.3094in" svg:y="4.3189in" draw:caption-point-x="-0.2402in" draw:caption-point-y="0.6098in">
              <dc:date>2018-05-10T00:00:00</dc:date>
              <text:p text:style-name="P1"><text:span text:style-name="T1">Dọn dẹp và phụ sửa nhà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22" table:formula="of:=SUM([.D22:.AH22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2" draw:text-style-name="P1" svg:width="1.1413in" svg:height="0.5457in" svg:x="15.202in" svg:y="4.5748in" draw:caption-point-x="-0.2402in" draw:caption-point-y="0.6016in">
              <dc:date>2018-05-28T00:00:00</dc:date>
              <text:p text:style-name="P1"><text:span text:style-name="T1">Về quê giải quyết việc <text:s/>gia đình</text:span></text:p>
            </office:annotation>
            <text:p>1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22" table:formula="of:=SUM([.D24:.AH24])" office:value-type="float" office:value="1.5">
            <text:p>1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5.0579in" draw:caption-point-x="-0.2402in" draw:caption-point-y="0.6138in">
              <dc:date>2018-05-03T00:00:00</dc:date>
              <text:p text:style-name="P1"><text:span text:style-name="T1">Cậu mất, chở mẹ qua nhà cậu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5.0665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5.0693in" draw:caption-point-x="-0.2402in" draw:caption-point-y="0.6024in">
              <dc:date>2018-05-24T00:00:00</dc:date>
              <text:p text:style-name="P1"><text:span text:style-name="T1">Bảo hành cục sạc laptop, xin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5.3094in" draw:caption-point-x="-0.2402in" draw:caption-point-y="0.6098in">
              <dc:date>2018-05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5.311in" draw:caption-point-x="-0.2402in" draw:caption-point-y="0.6083in">
              <dc:date>2018-05-1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5.3157in" draw:caption-point-x="-0.2402in" draw:caption-point-y="0.6035in">
              <dc:date>2018-05-22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5.3161in" draw:caption-point-x="-0.2402in" draw:caption-point-y="0.6031in">
              <dc:date>2018-05-2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5.3185in" draw:caption-point-x="-0.2402in" draw:caption-point-y="0.6008in">
              <dc:date>2018-05-3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5.3189in" draw:caption-point-x="-0.2402in" draw:caption-point-y="0.6004in">
              <dc:date>2018-05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22" table:formula="of:=SUM([.D26:.AH26])" office:value-type="float" office:value="0.5">
            <text:p>0.5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3.5591in" svg:y="5.5535in" draw:caption-point-x="-0.2402in" draw:caption-point-y="0.6138in">
              <dc:date>2018-05-03T00:00:00</dc:date>
              <text:p text:style-name="P1"><text:span text:style-name="T1">Mất xe, xin đi trễ, 9h31 đến cty</text:span></text:p>
              <text:p text:style-name="P1"><text:span text:style-name="T1">Off chiều lên công an làm việc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9.2661in" svg:y="5.5602in" draw:caption-point-x="-0.2402in" draw:caption-point-y="0.6071in">
              <dc:date>2018-05-15T00:00:00</dc:date>
              <text:p text:style-name="P1"><text:span text:style-name="T1">Dậy trễ, 8h36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22" table:formula="of:=SUM([.D27:.AH27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2" draw:text-style-name="P1" svg:width="1.1413in" svg:height="0.5457in" svg:x="3.1024in" svg:y="5.8004in" draw:caption-point-x="-0.2402in" draw:caption-point-y="0.6146in">
              <dc:date>2018-05-03T00:00:00</dc:date>
              <text:p text:style-name="P1"><text:span text:style-name="T1">Không khỏe, off chiều, lđã làm bù đủ số giờ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5.8083in" draw:caption-point-x="-0.2402in" draw:caption-point-y="0.6067in">
              <dc:date>2018-05-1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5.8122in" draw:caption-point-x="-0.2402in" draw:caption-point-y="0.6028in">
              <dc:date>2018-05-24T00:00:00</dc:date>
              <text:p text:style-name="P1"><text:span text:style-name="T1">Em bé bị ốm ngủ không được, 8h4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22" table:formula="of:=SUM([.D28:.AH28])" office:value-type="float" office:value="1.5">
            <text:p>1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6.0559in" draw:caption-point-x="-0.2402in" draw:caption-point-y="0.6067in">
              <dc:date>2018-05-16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6.0598in" draw:caption-point-x="-0.2402in" draw:caption-point-y="0.6028in">
              <dc:date>2018-05-24T00:00:00</dc:date>
              <text:p text:style-name="P1"><text:span text:style-name="T1">Ra ngân hàng, xin đi trễ, 10h09 đến cty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22" table:formula="of:=SUM([.D29:.AH29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6.3004in" draw:caption-point-x="-0.2402in" draw:caption-point-y="0.6098in">
              <dc:date>2018-05-10T00:00:00</dc:date>
              <text:p text:style-name="P1"><text:span text:style-name="T1">Đi nhổ răng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22" table:formula="of:=SUM([.D30:.AH30])" office:value-type="float" office:value="2">
            <text:p>2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6.5429in" draw:caption-point-x="-0.2402in" draw:caption-point-y="0.615in">
              <dc:date>2018-05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6.5441in" draw:caption-point-x="-0.2402in" draw:caption-point-y="0.613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6.5472in" draw:caption-point-x="-0.2402in" draw:caption-point-y="0.6106in">
              <dc:date>2018-05-09T00:00:00</dc:date>
              <text:p text:style-name="P1"><text:span text:style-name="T1">Sửa xe, xin đi trễ, 9h22 đến cty</text:span></text:p>
            </office:annotation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6.548in" draw:caption-point-x="-0.2402in" draw:caption-point-y="0.6098in">
              <dc:date>2018-05-10T00:00:00</dc:date>
              <text:p text:style-name="P1"><text:span text:style-name="T1">Hqua release, xin đi trễ, 9h4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6.5496in" draw:caption-point-x="-0.2402in" draw:caption-point-y="0.6083in">
              <dc:date>2018-05-14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6358in" svg:y="6.5528in" draw:caption-point-x="-0.2402in" draw:caption-point-y="0.6051in">
              <dc:date>2018-05-18T00:00:00</dc:date>
              <text:p text:style-name="P1"><text:span text:style-name="T1">Chở mẹ đi khám bệnh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6.5539in" draw:caption-point-x="-0.2402in" draw:caption-point-y="0.6039in">
              <dc:date>2018-05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6.5547in" draw:caption-point-x="-0.2402in" draw:caption-point-y="0.6031in">
              <dc:date>2018-05-23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6.5563in" draw:caption-point-x="-0.2402in" draw:caption-point-y="0.601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5.6587in" svg:y="6.5563in" draw:caption-point-x="-0.2402in" draw:caption-point-y="0.6016in">
              <dc:date>2018-05-28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6.5575in" draw:caption-point-x="-0.2402in" draw:caption-point-y="0.6004in">
              <dc:date>2018-05-31T00:00:00</dc:date>
              <text:p text:style-name="P1"><text:span text:style-name="T1">Ngủ quên, 9h43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7.0382in" draw:caption-point-x="-0.2402in" draw:caption-point-y="0.615in">
              <dc:date>2018-05-02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7.0394in" draw:caption-point-x="-0.2402in" draw:caption-point-y="0.6138in">
              <dc:date>2018-05-03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0425in" draw:caption-point-x="-0.2402in" draw:caption-point-y="0.6106in">
              <dc:date>2018-05-09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7.0433in" draw:caption-point-x="-0.2402in" draw:caption-point-y="0.6098in">
              <dc:date>2018-05-1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7.0449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9189in" svg:y="7.05in" draw:caption-point-x="-0.2402in" draw:caption-point-y="0.6031in">
              <dc:date>2018-05-23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22" table:formula="of:=SUM([.D33:.AH33])" office:value-type="float" office:value="1">
            <text:p>1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6" draw:text-style-name="P1" svg:width="1.1413in" svg:height="0.2634in" svg:x="8.7768in" svg:y="7.2925in" draw:caption-point-x="-0.2402in" draw:caption-point-y="0.6083in">
              <dc:date>2018-05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22" table:formula="of:=SUM([.D34:.AH34])" office:value-type="float" office:value="8">
            <text:p>8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3.5591in" svg:y="7.5346in" draw:caption-point-x="-0.2402in" draw:caption-point-y="0.6138in">
              <dc:date>2018-05-03T00:00:00</dc:date>
              <text:p text:style-name="P1"><text:span text:style-name="T1">Lên trường nộp giấy tờ, xin đi trễ, 10h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5.3854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7.5378in" draw:caption-point-x="-0.2402in" draw:caption-point-y="0.6106in">
              <dc:date>2018-05-0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8.7768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7.5417in" draw:caption-point-x="-0.2402in" draw:caption-point-y="0.6067in">
              <dc:date>2018-05-16T00:00:00</dc:date>
              <text:p text:style-name="P1"><text:span text:style-name="T1">Bị bệnh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0.6358in" svg:y="7.5433in" draw:caption-point-x="-0.2402in" draw:caption-point-y="0.6051in">
              <dc:date>2018-05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2.0059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1">
            <office:annotation draw:style-name="gr4" draw:text-style-name="P1" svg:width="1.1413in" svg:height="0.3902in" svg:x="15.202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6.1154in" svg:y="7.5248in" draw:caption-point-x="-0.2402in" draw:caption-point-y="0.623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22" table:formula="of:=SUM([.D35:.AH35])" office:value-type="float" office:value="2">
            <text:p>2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4.0157in" svg:y="7.7756in" draw:caption-point-x="-0.2402in" draw:caption-point-y="0.6209in">
              <dc:date>2018-03-12T00:00:00</dc:date>
              <text:p text:style-name="P1"><text:span text:style-name="T1">Làm khóa luận tốt nghiệp</text:span></text:p>
            </office:annotation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6.8205in" svg:y="7.7862in" draw:caption-point-x="-0.2402in" draw:caption-point-y="0.6102in">
              <dc:date>2018-05-09T00:00:00</dc:date>
              <text:p text:style-name="P1"><text:span text:style-name="T1">Lên trường báo cáo tiến độ đồ án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0.6358in" svg:y="7.7756in" draw:caption-point-x="-0.2402in" draw:caption-point-y="0.620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3.3756in" svg:y="7.7929in" draw:caption-point-x="-0.2402in" draw:caption-point-y="0.6035in">
              <dc:date>2018-05-22T00:00:00</dc:date>
              <text:p text:style-name="P1"><text:span text:style-name="T1">Chở ông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22" table:formula="of:=SUM([.D36:.AH36])" office:value-type="float" office:value="1">
            <text:p>1</text:p>
          </table:table-cell>
          <table:table-cell table:style-name="ce126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3.5591in" svg:y="8.0303in" draw:caption-point-x="-0.2402in" draw:caption-point-y="0.6138in">
              <dc:date>2018-05-03T00:00:00</dc:date>
              <text:p text:style-name="P1"><text:span text:style-name="T1">Sửa xe, 8h55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3311in" svg:y="8.0335in" draw:caption-point-x="-0.2402in" draw:caption-point-y="0.6106in">
              <dc:date>2018-05-09T00:00:00</dc:date>
              <text:p text:style-name="P1"><text:span text:style-name="T1">Bận việc nhà, 8h38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6.8205in" svg:y="8.0343in" draw:caption-point-x="-0.2402in" draw:caption-point-y="0.6098in">
              <dc:date>2018-05-1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037in" draw:caption-point-x="-0.2402in" draw:caption-point-y="0.6071in">
              <dc:date>2018-05-14T00:00:00</dc:date>
              <text:p text:style-name="P1"><text:span text:style-name="T1">Bận việc gia đình, xin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3" draw:text-style-name="P1" svg:width="1.1413in" svg:height="0.7012in" svg:x="10.1791in" svg:y="8.0378in" draw:caption-point-x="-0.2402in" draw:caption-point-y="0.6063in">
              <dc:date>2018-05-17T00:00:00</dc:date>
              <text:p text:style-name="P1"><text:span text:style-name="T1">Kẹt xe, 8h37 vào cty</text:span></text:p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2.0059in" svg:y="8.0398in" draw:caption-point-x="-0.2402in" draw:caption-point-y="0.6043in">
              <dc:date>2018-05-21T00:00:00</dc:date>
              <text:p text:style-name="P1"><text:span text:style-name="T1">Hư xe, 8h4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0413in" draw:caption-point-x="-0.2402in" draw:caption-point-y="0.6028in">
              <dc:date>2018-05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15.202in" svg:y="8.0425in" draw:caption-point-x="-0.2402in" draw:caption-point-y="0.6016in">
              <dc:date>2018-05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8.0429in" draw:caption-point-x="-0.2402in" draw:caption-point-y="0.6012in">
              <dc:date>2018-05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8.0433in" draw:caption-point-x="-0.2402in" draw:caption-point-y="0.6008in">
              <dc:date>2018-05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0.1791in" svg:y="8.2854in" draw:caption-point-x="-0.2402in" draw:caption-point-y="0.6063in">
              <dc:date>2018-05-17T00:00:00</dc:date>
              <text:p text:style-name="P1"><text:span text:style-name="T1">Bận việc đột xuất, 8h52 vào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22" table:formula="of:=SUM([.D38:.AH38])" office:value-type="float" office:value="2">
            <text:p>2</text:p>
          </table:table-cell>
          <table:table-cell table:style-name="ce126"/>
          <table:table-cell table:style-name="ce126" office:value-type="float" office:value="0.5">
            <office:annotation draw:style-name="gr2" draw:text-style-name="P1" svg:width="1.1413in" svg:height="0.5457in" svg:x="3.1024in" svg:y="8.5236in" draw:caption-point-x="-0.2402in" draw:caption-point-y="0.6157in">
              <dc:date>2018-04-27T00:00:00</dc:date>
              <text:p text:style-name="P1"><text:span text:style-name="T1">Tập dợt lễ tốt nghiệp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1">
            <office:annotation draw:style-name="gr4" draw:text-style-name="P1" svg:width="1.1413in" svg:height="0.3902in" svg:x="3.5591in" svg:y="8.524in" draw:caption-point-x="-0.2402in" draw:caption-point-y="0.6154in">
              <dc:date>2018-04-27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9.2661in" svg:y="8.5315in" draw:caption-point-x="-0.2402in" draw:caption-point-y="0.6079in">
              <dc:date>2018-05-14T00:00:00</dc:date>
              <text:p text:style-name="P1"><text:span text:style-name="T1">Lên trường lấy bằng tốt nghiệp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9.7228in" svg:y="8.5327in" draw:caption-point-x="-0.2402in" draw:caption-point-y="0.6067in">
              <dc:date>2018-05-16T00:00:00</dc:date>
              <text:p text:style-name="P1"><text:span text:style-name="T1">Bện việc nhà, xin đi trễ, 8h52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22" table:formula="of:=SUM([.D39:.AH39])" office:value-type="float" office:value="3.5">
            <text:p>3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9.7228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1791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office:value-type="float" office:value="1">
            <office:annotation draw:style-name="gr6" draw:text-style-name="P1" svg:width="1.1413in" svg:height="0.2634in" svg:x="10.6358in" svg:y="8.7693in" draw:caption-point-x="-0.2402in" draw:caption-point-y="0.6177in">
              <dc:date>2018-04-17T00:00:00</dc:date>
              <text:p text:style-name="P1"><text:span text:style-name="T1">Đi du lịch</text:span></text:p>
            </office:annotation>
            <text:p>1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3756in" svg:y="8.7843in" draw:caption-point-x="-0.2402in" draw:caption-point-y="0.6028in">
              <dc:date>2018-05-24T00:00:00</dc:date>
              <text:p text:style-name="P1"><text:span text:style-name="T1">Ra ngân hàng, 8h39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6.1154in" svg:y="8.7862in" draw:caption-point-x="-0.2402in" draw:caption-point-y="0.6008in">
              <dc:date>2018-05-30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13.8323in" svg:y="9.0327in" draw:caption-point-x="-0.2402in" draw:caption-point-y="0.602in">
              <dc:date>2018-05-25T00:00:00</dc:date>
              <text:p text:style-name="P1"><text:span text:style-name="T1">Để quên lap, quay về lấy, 8h40 đến cty</text:span></text:p>
            </office:annotation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oDTN</text:p>
          </table:table-cell>
          <table:table-cell table:style-name="ce122" table:formula="of:=SUM([.D42:.AH42])" office:value-type="float" office:value="1">
            <text:p>1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9.5146in" draw:caption-point-x="-0.2402in" draw:caption-point-y="0.6154in">
              <dc:date>2018-05-02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6.8205in" svg:y="9.5201in" draw:caption-point-x="-0.2402in" draw:caption-point-y="0.6098in">
              <dc:date>2018-05-10T00:00:00</dc:date>
              <text:p text:style-name="P1"><text:span text:style-name="T1">Bận việc cá nhân, off sáng</text:span></text:p>
            </office:annotation>
            <text:p>1</text:p>
          </table:table-cell>
          <table:table-cell table:style-name="ce126" office:value-type="float" office:value="0">
            <office:annotation draw:style-name="gr2" draw:text-style-name="P1" svg:width="1.1413in" svg:height="0.5457in" svg:x="7.3094in" svg:y="9.5213in" draw:caption-point-x="-0.2402in" draw:caption-point-y="0.6087in">
              <dc:date>2018-05-11T00:00:00</dc:date>
              <text:p text:style-name="P1"><text:span text:style-name="T1">Ra ngân hàng, xin đi trễ, 9h42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9.5217in" draw:caption-point-x="-0.2402in" draw:caption-point-y="0.6083in">
              <dc:date>2018-05-1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3.8323in" svg:y="9.528in" draw:caption-point-x="-0.2402in" draw:caption-point-y="0.602in">
              <dc:date>2018-05-25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5.6587in" svg:y="9.5287in" draw:caption-point-x="-0.2402in" draw:caption-point-y="0.6012in">
              <dc:date>2018-05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5295in" draw:caption-point-x="-0.2402in" draw:caption-point-y="0.6004in">
              <dc:date>2018-05-31T00:00:00</dc:date>
              <text:p text:style-name="P1"><text:span text:style-name="T1">Chở mẹ đi công việc, xin đi trễ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inhT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9.7772in" draw:caption-point-x="-0.2402in" draw:caption-point-y="0.6004in">
              <dc:date>2018-05-3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22" table:formula="of:=SUM([.D44:.AH44])" office:value-type="float" office:value="1.5">
            <text:p>1.5</text:p>
          </table:table-cell>
          <table:table-cell table:style-name="ce126"/>
          <table:table-cell table:style-name="ce126" office:value-type="float" office:value="0.5">
            <office:annotation draw:style-name="gr4" draw:text-style-name="P1" svg:width="1.1413in" svg:height="0.3902in" svg:x="3.1024in" svg:y="10.0106in" draw:caption-point-x="-0.2402in" draw:caption-point-y="0.615in">
              <dc:date>2018-05-02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3" draw:text-style-name="P1" svg:width="1.1413in" svg:height="0.7012in" svg:x="5.3854in" svg:y="10.0138in" draw:caption-point-x="-0.2402in" draw:caption-point-y="0.6118in">
              <dc:date>2018-05-07T00:00:00</dc:date>
              <text:p text:style-name="P1"><text:span text:style-name="T1">Ra ngân hàng làm giấy tờ cho cty, xin đi trễ, 9h55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8205in" svg:y="10.0157in" draw:caption-point-x="-0.2402in" draw:caption-point-y="0.6098in">
              <dc:date>2018-05-10T00:00:00</dc:date>
              <text:p text:style-name="P1"><text:span text:style-name="T1">Để quên đồ, về nhà lấy, xin đi trễ, 8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office:annotation draw:style-name="gr4" draw:text-style-name="P1" svg:width="1.1413in" svg:height="0.3902in" svg:x="8.7768in" svg:y="10.0173in" draw:caption-point-x="-0.2402in" draw:caption-point-y="0.6083in">
              <dc:date>2018-05-14T00:00:00</dc:date>
              <text:p text:style-name="P1"><text:span text:style-name="T1">Ra ngân hàng, xin đi trễ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0.6358in" svg:y="10.0205in" draw:caption-point-x="-0.2402in" draw:caption-point-y="0.6051in">
              <dc:date>2018-06-05T00:00:00</dc:date>
              <text:p text:style-name="P1"><text:span text:style-name="T1">Mệt trong người, xin đi trễ, 10h08 đến cty</text:span></text:p>
            </office:annotation>
            <text:p>0.5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2" draw:text-style-name="P1" svg:width="1.1413in" svg:height="0.5457in" svg:x="12.9189in" svg:y="10.0224in" draw:caption-point-x="-0.2402in" draw:caption-point-y="0.6031in">
              <dc:date>2018-05-23T00:00:00</dc:date>
              <text:p text:style-name="P1"><text:span text:style-name="T1">Hôm qua làm khuya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26" office:value-type="float" office:value="0">
            <office:annotation draw:style-name="gr2" draw:text-style-name="P1" svg:width="1.1413in" svg:height="0.5457in" svg:x="13.3756in" svg:y="10.0228in" draw:caption-point-x="-0.2402in" draw:caption-point-y="0.6028in">
              <dc:date>2018-05-24T00:00:00</dc:date>
              <text:p text:style-name="P1"><text:span text:style-name="T1">Chóng mặt, xin đi trễ, 9h5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3" draw:text-style-name="P1" svg:width="1.1413in" svg:height="0.7012in" svg:x="16.1154in" svg:y="10.0252in" draw:caption-point-x="-0.2402in" draw:caption-point-y="0.6004in">
              <dc:date>2018-05-30T00:00:00</dc:date>
              <text:p text:style-name="P1"><text:span text:style-name="T1">Ra ngân hàng rút tiền, xin đi trễ, 10h22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NTX</text:p>
          </table:table-cell>
          <table:table-cell table:style-name="ce122" table:formula="of:=SUM([.D45:.AH45])" office:value-type="float" office:value="1">
            <text:p>1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1">
            <office:annotation draw:style-name="gr6" draw:text-style-name="P1" svg:width="1.1413in" svg:height="0.2634in" svg:x="4.0157in" svg:y="10.2602in" draw:caption-point-x="-0.2402in" draw:caption-point-y="0.613in">
              <dc:date>2018-05-04T00:00:00</dc:date>
              <text:p text:style-name="P1"><text:span text:style-name="T1">Đi khám bệnh</text:span></text:p>
            </office:annotation>
            <text:p>1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enTTN</text:p>
          </table:table-cell>
          <table:table-cell table:style-name="ce122" table:formula="of:=SUM([.D46:.AH46])" office:value-type="float" office:value="0.5">
            <text:p>0.5</text:p>
          </table:table-cell>
          <table:table-cell table:style-name="ce126"/>
          <table:table-cell table:style-name="ce126" office:value-type="float" office:value="0">
            <office:annotation draw:style-name="gr4" draw:text-style-name="P1" svg:width="1.1413in" svg:height="0.3902in" svg:x="3.1024in" svg:y="10.5059in" draw:caption-point-x="-0.2402in" draw:caption-point-y="0.615in">
              <dc:date>2018-05-02T00:00:00</dc:date>
              <text:p text:style-name="P1"><text:span text:style-name="T1">Bận việc nhà, 8h33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2" draw:text-style-name="P1" svg:width="1.1413in" svg:height="0.5457in" svg:x="6.3311in" svg:y="10.5102in" draw:caption-point-x="-0.2402in" draw:caption-point-y="0.6106in">
              <dc:date>2018-05-09T00:00:00</dc:date>
              <text:p text:style-name="P1"><text:span text:style-name="T1">Lủng bánh xe, xin đi trễ, 9h06 đến cty</text:span></text:p>
            </office:annotation>
            <text:p>0</text:p>
          </table:table-cell>
          <table:table-cell table:number-columns-repeated="2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10.1791in" svg:y="10.515in" draw:caption-point-x="-0.2402in" draw:caption-point-y="0.6059in">
              <dc:date>2018-05-17T00:00:00</dc:date>
              <text:p text:style-name="P1"><text:span text:style-name="T1">Bị mệt, off sáng</text:span></text:p>
              <text:p text:style-name="P1"><text:span text:style-name="T1"/></text:p>
            </office:annotation>
            <text:p>0.5</text:p>
          </table:table-cell>
          <table:table-cell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2.4622in" svg:y="10.5173in" draw:caption-point-x="-0.2402in" draw:caption-point-y="0.6035in">
              <dc:date>2018-05-22T00:00:00</dc:date>
              <text:p text:style-name="P1"><text:span text:style-name="T1">Ngủ quên, 8h28 đến cty</text:span></text:p>
            </office:annotation>
            <text:p>0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1154in" svg:y="10.5205in" draw:caption-point-x="-0.2402in" draw:caption-point-y="0.6004in">
              <dc:date>2018-05-30T00:00:00</dc:date>
              <text:p text:style-name="P1"><text:span text:style-name="T1">Mỏi mình, xin đi trễ, 8h30 đến cty</text:span></text:p>
            </office:annotation>
            <text:p>0</text:p>
          </table:table-cell>
          <table:table-cell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4" office:value-type="string">
            <text:p>VietBA</text:p>
          </table:table-cell>
          <table:table-cell table:style-name="ce122" table:formula="of:=SUM([.D47:.AH47])" office:value-type="float" office:value="0.5">
            <text:p>0.5</text:p>
          </table:table-cell>
          <table:table-cell table:style-name="ce126"/>
          <table:table-cell table:number-columns-repeated="2"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4.0157in" svg:y="10.7555in" draw:caption-point-x="-0.2402in" draw:caption-point-y="0.613in">
              <dc:date>2018-05-0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0">
            <office:annotation draw:style-name="gr4" draw:text-style-name="P1" svg:width="1.1413in" svg:height="0.3902in" svg:x="16.572in" svg:y="10.7681in" draw:caption-point-x="-0.2402in" draw:caption-point-y="0.6004in">
              <dc:date>2018-05-31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22" table:formula="of:=SUM([.D48:.AH48])" office:value-type="float" office:value="2.5">
            <text:p>2.5</text:p>
          </table:table-cell>
          <table:table-cell table:style-name="ce126"/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style-name="ce126" office:value-type="float" office:value="0">
            <text:p>0</text:p>
          </table:table-cell>
          <table:table-cell table:style-name="ce126" office:value-type="float" office:value="0.5">
            <office:annotation draw:style-name="gr4" draw:text-style-name="P1" svg:width="1.1413in" svg:height="0.3902in" svg:x="5.8421in" svg:y="11.0043in" draw:caption-point-x="-0.2402in" draw:caption-point-y="0.6118in">
              <dc:date>2018-05-08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5" table:style-name="ce126" office:value-type="float" office:value="0">
            <text:p>0</text:p>
          </table:table-cell>
          <table:table-cell table:style-name="ce126" table:number-columns-repeated="2"/>
          <table:table-cell table:number-columns-repeated="3" table:style-name="ce126" office:value-type="float" office:value="0">
            <text:p>0</text:p>
          </table:table-cell>
          <table:table-cell table:style-name="ce126" office:value-type="float" office:value="1">
            <office:annotation draw:style-name="gr4" draw:text-style-name="P1" svg:width="1.1413in" svg:height="0.3902in" svg:x="13.3756in" svg:y="11.0126in" draw:caption-point-x="-0.2402in" draw:caption-point-y="0.6035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office:value-type="float" office:value="1">
            <office:annotation draw:style-name="gr4" draw:text-style-name="P1" svg:width="1.1413in" svg:height="0.3902in" svg:x="13.8323in" svg:y="11.0126in" draw:caption-point-x="-0.2402in" draw:caption-point-y="0.6035in">
              <dc:date>2018-05-22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6" table:number-columns-repeated="2"/>
          <table:table-cell table:number-columns-repeated="4" table:style-name="ce126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3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4.0157in" svg:y="0.1083in" draw:caption-point-x="-0.2402in" draw:caption-point-y="0.6098in">
              <dc:date>2018-06-04T00:00:00</dc:date>
              <text:p text:style-name="P1"><text:span text:style-name="T1">Hôm qua ngủ trễ, xin đi trễ, 10h57 đến cty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0.111in" draw:caption-point-x="-0.2402in" draw:caption-point-y="0.6071in">
              <dc:date>2018-06-11T00:00:00</dc:date>
              <text:p text:style-name="P1"><text:span text:style-name="T1">Ngủ dậy trễ, 8h58 đến cty</text:span></text:p>
            </office:annotation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7.7988in" svg:y="0.1114in" draw:caption-point-x="-0.2402in" draw:caption-point-y="0.6067in">
              <dc:date>2018-06-12T00:00:00</dc:date>
              <text:p text:style-name="P1"><text:span text:style-name="T1">Đau bụng, xin đi trễ, 10h05 đến cty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0.1118in" draw:caption-point-x="-0.2402in" draw:caption-point-y="0.6063in">
              <dc:date>2018-06-14T00:00:00</dc:date>
              <text:p text:style-name="P1"><text:span text:style-name="T1">Kẹt xe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5492in" svg:y="0.1142in" draw:caption-point-x="-0.2402in" draw:caption-point-y="0.6039in">
              <dc:date>2018-06-20T00:00:00</dc:date>
              <text:p text:style-name="P1"><text:span text:style-name="T1">Bận việc gia đình, xin đi trễ, 8h4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4622in" svg:y="0.115in" draw:caption-point-x="-0.2402in" draw:caption-point-y="0.6031in">
              <dc:date>2018-07-03T00:00:00</dc:date>
              <text:p text:style-name="P1"><text:span text:style-name="T1">Mệt trong người, xin đi trễ, khoảng 11h đến cty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0.1157in" draw:caption-point-x="-0.2402in" draw:caption-point-y="0.6024in">
              <dc:date>2018-06-25T00:00:00</dc:date>
              <text:p text:style-name="P1"><text:span text:style-name="T1">Bận việc gia đình, xin đi trễ, 10h34 đến cty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202in" svg:y="0.1181in" draw:caption-point-x="-0.2402in" draw:caption-point-y="0.6in">
              <dc:date>2018-06-28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4.9287in" svg:y="0.3559in" draw:caption-point-x="-0.2402in" draw:caption-point-y="0.6098in">
              <dc:date>2018-06-06T00:00:00</dc:date>
              <text:p text:style-name="P1"><text:span text:style-name="T1">Thi tốt nghiệp lái xe (lý thuyết)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9.2661in" svg:y="0.3559in" draw:caption-point-x="-0.2402in" draw:caption-point-y="0.6098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0.3559in" draw:caption-point-x="-0.2402in" draw:caption-point-y="0.6098in">
              <dc:date>2018-06-04T00:00:00</dc:date>
              <text:p text:style-name="P1"><text:span text:style-name="T1">Thi bằng lái xe (chính thức)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0.3559in" draw:caption-point-x="-0.2402in" draw:caption-point-y="0.6098in">
              <dc:date>2018-06-04T00:00:00</dc:date>
              <text:p text:style-name="P1"><text:span text:style-name="T1">Xin về sớm thực hành sa hình, 15h30 về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0.6031in" draw:caption-point-x="-0.2402in" draw:caption-point-y="0.6102in">
              <dc:date>2018-06-01T00:00:00</dc:date>
              <text:p text:style-name="P1"><text:span text:style-name="T1">Bể bánh xe, 8h14 đến cty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0.6043in" draw:caption-point-x="-0.2402in" draw:caption-point-y="0.6091in">
              <dc:date>2018-06-06T00:00:00</dc:date>
              <text:p text:style-name="P1"><text:span text:style-name="T1">Lầy đồ ở bến xe, 8h20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2.4622in" svg:y="0.6102in" draw:caption-point-x="-0.2402in" draw:caption-point-y="0.6031in">
              <dc:date>2018-06-22T00:00:00</dc:date>
              <text:p text:style-name="P1"><text:span text:style-name="T1">Chở người thân đi khám bệnh, xin đi trễ, 8h39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0.8524in" draw:caption-point-x="-0.2402in" draw:caption-point-y="0.6087in">
              <dc:date>2018-06-07T00:00:00</dc:date>
              <text:p text:style-name="P1"><text:span text:style-name="T1">Lủng bánh xe, xin đi trễ, 9h1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8.2878in" svg:y="0.8547in" draw:caption-point-x="-0.2402in" draw:caption-point-y="0.6063in">
              <dc:date>2018-06-14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0.8614in" draw:caption-point-x="-0.2402in" draw:caption-point-y="0.5996in">
              <dc:date>2018-06-29T00:00:00</dc:date>
              <text:p text:style-name="P1"><text:span text:style-name="T1">Ngủ quên, 9h27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1"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1.8417in" draw:caption-point-x="-0.2402in" draw:caption-point-y="0.6102in">
              <dc:date>2018-06-01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1.8425in" draw:caption-point-x="-0.2402in" draw:caption-point-y="0.6094in">
              <dc:date>2018-06-0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9287in" svg:y="1.8429in" draw:caption-point-x="-0.2402in" draw:caption-point-y="0.6091in">
              <dc:date>2018-06-06T00:00:00</dc:date>
              <text:p text:style-name="P1"><text:span text:style-name="T1">Ngủ dậy trễ, 8h35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7.3094in" svg:y="1.8449in" draw:caption-point-x="-0.2402in" draw:caption-point-y="0.6071in">
              <dc:date>2018-06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1.8476in" draw:caption-point-x="-0.2402in" draw:caption-point-y="0.6043in">
              <dc:date>2018-06-19T00:00:00</dc:date>
              <text:p text:style-name="P1"><text:span text:style-name="T1">Ngủ quên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0898in" draw:caption-point-x="-0.2402in" draw:caption-point-y="0.6098in">
              <dc:date>2018-06-04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2.0902in" draw:caption-point-x="-0.2402in" draw:caption-point-y="0.6094in">
              <dc:date>2018-06-05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0906in" draw:caption-point-x="-0.2402in" draw:caption-point-y="0.6091in">
              <dc:date>2018-06-06T00:00:00</dc:date>
              <text:p text:style-name="P1"><text:span text:style-name="T1">Bận việc gia đình, 8h56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3854in" svg:y="2.0909in" draw:caption-point-x="-0.2402in" draw:caption-point-y="0.6087in">
              <dc:date>2018-06-07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5.8421in" svg:y="2.0917in" draw:caption-point-x="-0.2402in" draw:caption-point-y="0.6079in">
              <dc:date>2018-06-08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2.0925in" draw:caption-point-x="-0.2402in" draw:caption-point-y="0.6071in">
              <dc:date>2018-06-11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7.7988in" svg:y="2.0929in" draw:caption-point-x="-0.2402in" draw:caption-point-y="0.6067in">
              <dc:date>2018-06-12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2.0929in" draw:caption-point-x="-0.2402in" draw:caption-point-y="0.6067in">
              <dc:date>2018-06-1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8-06-14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2.0949in" draw:caption-point-x="-0.2402in" draw:caption-point-y="0.6047in">
              <dc:date>2018-06-1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2.0953in" draw:caption-point-x="-0.2402in" draw:caption-point-y="0.6043in">
              <dc:date>2018-06-19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2.0957in" draw:caption-point-x="-0.2402in" draw:caption-point-y="0.6039in">
              <dc:date>2018-06-20T00:00:00</dc:date>
              <text:p text:style-name="P1"><text:span text:style-name="T1">Kẹt xe, 8h46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289in" svg:y="2.098in" draw:caption-point-x="-0.2402in" draw:caption-point-y="0.6016in">
              <dc:date>2018-06-26T00:00:00</dc:date>
              <text:p text:style-name="P1"><text:span text:style-name="T1">Bận việc gia đình, 8h48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4.7457in" svg:y="2.098in" draw:caption-point-x="-0.2402in" draw:caption-point-y="0.6016in">
              <dc:date>2018-06-27T00:00:00</dc:date>
              <text:p text:style-name="P1"><text:span text:style-name="T1">Kẹt xe, 8h45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202in" svg:y="2.098in" draw:caption-point-x="-0.2402in" draw:caption-point-y="0.6016in">
              <dc:date>2018-06-28T00:00:00</dc:date>
              <text:p text:style-name="P1"><text:span text:style-name="T1">Bận việc gia đình, 8h47 đến cty</text:span></text:p>
              <text:p text:style-name="P1"><text:span text:style-name="T1"/></text:p>
            </office:annotation>
            <text:p>0</text:p>
          </table:table-cell>
          <table:table-cell table:style-name="ce137" office:value-type="float" office:value="0">
            <office:annotation draw:style-name="gr3" draw:text-style-name="P1" svg:width="1.1413in" svg:height="0.7012in" svg:x="15.6587in" svg:y="2.098in" draw:caption-point-x="-0.2402in" draw:caption-point-y="0.6016in">
              <dc:date>2018-06-29T00:00:00</dc:date>
              <text:p text:style-name="P1"><text:span text:style-name="T1">Kẹt xe, 8h47 đến cty</text:span></text:p>
              <text:p text:style-name="P1"><text:span text:style-name="T1"/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3" table:formula="of:=SUM([.D13:.AH13])" office:value-type="float" office:value="4.5">
            <text:p>4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2.3378in" draw:caption-point-x="-0.2402in" draw:caption-point-y="0.6094in">
              <dc:date>2018-06-05T00:00:00</dc:date>
              <text:p text:style-name="P1"><text:span text:style-name="T1">Làm giấy tờ cho co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2.3382in" draw:caption-point-x="-0.2402in" draw:caption-point-y="0.6091in">
              <dc:date>2018-06-06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2.3409in" draw:caption-point-x="-0.2402in" draw:caption-point-y="0.6063in">
              <dc:date>2018-06-14T00:00:00</dc:date>
              <text:p text:style-name="P1"><text:span text:style-name="T1">Bận việc gia đình, xin đi trễ, 8h5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0059in" svg:y="2.3433in" draw:caption-point-x="-0.2402in" draw:caption-point-y="0.6039in">
              <dc:date>2018-06-20T00:00:00</dc:date>
              <text:p text:style-name="P1"><text:span text:style-name="T1">Coi thi học kỳ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1">
            <office:annotation draw:style-name="gr4" draw:text-style-name="P1" svg:width="1.1413in" svg:height="0.3902in" svg:x="14.7457in" svg:y="2.3433in" draw:caption-point-x="-0.2402in" draw:caption-point-y="0.6039in">
              <dc:date>2018-06-20T00:00:00</dc:date>
              <text:p text:style-name="P1"><text:span text:style-name="T1">Coi thi tốt nghiệp THPT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2.3476in" draw:caption-point-x="-0.2402in" draw:caption-point-y="0.5996in">
              <dc:date>2018-06-29T00:00:00</dc:date>
              <text:p text:style-name="P1"><text:span text:style-name="T1">Xin phép lên trường họp 2 tiếng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6587in" svg:y="2.3476in" draw:caption-point-x="-0.2402in" draw:caption-point-y="0.5996in">
              <dc:date>2018-06-29T00:00:00</dc:date>
              <text:p text:style-name="P1"><text:span text:style-name="T1">Bận việc riêng, xin đi trễ, 9h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ngDTT</text:p>
          </table:table-cell>
          <table:table-cell table:style-name="ce133" table:formula="of:=SUM([.D14:.AH14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2.585in" draw:caption-point-x="-0.2402in" draw:caption-point-y="0.6098in">
              <dc:date>2018-06-04T00:00:00</dc:date>
              <text:p text:style-name="P1"><text:span text:style-name="T1">Ra bến xe lấy đồ, 8h1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2.5898in" draw:caption-point-x="-0.2402in" draw:caption-point-y="0.6051in">
              <dc:date>2018-06-14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2.5913in" draw:caption-point-x="-0.2402in" draw:caption-point-y="0.6035in">
              <dc:date>2018-06-21T00:00:00</dc:date>
              <text:p text:style-name="P1"><text:span text:style-name="T1">Ngủ quên, xin đi trễ, 8h25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33" table:formula="of:=SUM([.D15:.AH15])" office:value-type="float" office:value="7.5">
            <text:p>7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9287in" svg:y="2.8343in" draw:caption-point-x="-0.2402in" draw:caption-point-y="0.6083in">
              <dc:date>2018-06-07T00:00:00</dc:date>
              <text:p text:style-name="P1"><text:span text:style-name="T1">Off chiều</text:span></text:p>
            </office:annotation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5.3854in" svg:y="2.8346in" draw:caption-point-x="-0.2402in" draw:caption-point-y="0.6079in">
              <dc:date>2018-06-07T00:00:00</dc:date>
              <text:p text:style-name="P1"><text:span text:style-name="T1">Off sáng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text:p>1</text:p>
          </table:table-cell>
          <table:table-cell table:style-name="ce137" office:value-type="float" office:value="0.5">
            <office:annotation draw:style-name="gr6" draw:text-style-name="P1" svg:width="1.1413in" svg:height="0.2634in" svg:x="9.2661in" svg:y="2.8378in" draw:caption-point-x="-0.2402in" draw:caption-point-y="0.6047in">
              <dc:date>2018-06-18T00:00:00</dc:date>
              <text:p text:style-name="P1"><text:span text:style-name="T1">Off sáng</text:span></text:p>
            </office:annotation>
            <text:p>0.5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1.5492in" svg:y="2.839in" draw:caption-point-x="-0.2402in" draw:caption-point-y="0.6035in">
              <dc:date>2018-06-20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1">
            <text:p>1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14.7457in" svg:y="2.8425in" draw:caption-point-x="-0.2402in" draw:caption-point-y="0.6in">
              <dc:date>2018-06-27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33" table:formula="of:=SUM([.D16:.AH16])" office:value-type="float" office:value="3.5">
            <text:p>3.5</text:p>
          </table:table-cell>
          <table:table-cell table:style-name="ce137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date>2018-06-01T00:00:00</dc:date>
              <text:p text:style-name="P1"><text:span text:style-name="T1">Có việc riêng gia đình. Xin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3.0803in" draw:caption-point-x="-0.2402in" draw:caption-point-y="0.6098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10.6358in" svg:y="3.0854in" draw:caption-point-x="-0.2402in" draw:caption-point-y="0.6047in">
              <dc:date>2018-06-18T00:00:00</dc:date>
              <text:p text:style-name="P1"><text:span text:style-name="T1">Đi nhổ răng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0862in" draw:caption-point-x="-0.2402in" draw:caption-point-y="0.6039in">
              <dc:date>2018-06-20T00:00:00</dc:date>
              <text:p text:style-name="P1"><text:span text:style-name="T1">Nhập viện nhổ <text:s/>răng</text:span></text:p>
            </office:annotation>
            <text:p>1</text:p>
          </table:table-cell>
          <table:table-cell table:style-name="ce137" office:value-type="float" office:value="0">
            <office:annotation draw:style-name="gr7" draw:text-style-name="P1" svg:width="1.1413in" svg:height="0.8567in" svg:x="12.4622in" svg:y="3.0862in" draw:caption-point-x="-0.2402in" draw:caption-point-y="0.6039in">
              <dc:date>2018-07-10T00:00:00</dc:date>
              <text:p text:style-name="P1"><text:span text:style-name="T1">Nhập viện nhổ <text:s/>răng</text:span></text:p>
              <text:p text:style-name="P1"><text:span text:style-name="T1">Trừ 8h làm remote ngày t7 07/07/2018</text:span></text:p>
            </office:annotation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3.0894in" draw:caption-point-x="-0.2402in" draw:caption-point-y="0.6008in">
              <dc:date>2018-06-27T00:00:00</dc:date>
              <text:p text:style-name="P1"><text:span text:style-name="T1">Bận việc riêng, xin đi trễ, 9h10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3.0906in" draw:caption-point-x="-0.2402in" draw:caption-point-y="0.5996in">
              <dc:date>2018-06-29T00:00:00</dc:date>
              <text:p text:style-name="P1"><text:span text:style-name="T1">Ngủ quên, 9h5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33" table:formula="of:=SUM([.D17:.AH17])" office:value-type="float" office:value="0.5">
            <text:p>0.5</text:p>
          </table:table-cell>
          <table:table-cell table:style-name="ce137" office:value-type="float" office:value="0.5">
            <office:annotation draw:style-name="gr6" draw:text-style-name="P1" svg:width="1.1413in" svg:height="0.2634in" svg:x="2.6457in" svg:y="3.328in" draw:caption-point-x="-0.2402in" draw:caption-point-y="0.6102in">
              <dc:date>2018-06-01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33" table:formula="of:=SUM([.D18:.AH18])" office:value-type="float" office:value="2.5">
            <text:p>2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6" draw:text-style-name="P1" svg:width="1.1413in" svg:height="0.2634in" svg:x="4.472in" svg:y="3.5764in" draw:caption-point-x="-0.2402in" draw:caption-point-y="0.6094in">
              <dc:date>2018-06-05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0925in" svg:y="3.5815in" draw:caption-point-x="-0.2402in" draw:caption-point-y="0.6043in">
              <dc:date>2018-06-19T00:00:00</dc:date>
              <text:p text:style-name="P1"><text:span text:style-name="T1">Ôn thực hành lái xe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0059in" svg:y="3.5819in" draw:caption-point-x="-0.2402in" draw:caption-point-y="0.6039in">
              <dc:date>2018-06-20T00:00:00</dc:date>
              <text:p text:style-name="P1"><text:span text:style-name="T1">Thi khảo sát lái xe B2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3" table:formula="of:=SUM([.D19:.AH19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1.5492in" svg:y="3.8295in" draw:caption-point-x="-0.2402in" draw:caption-point-y="0.6039in">
              <dc:date>2018-06-20T00:00:00</dc:date>
              <text:p text:style-name="P1"><text:span text:style-name="T1">Chụp ảnh cưới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date>2018-06-01T00:00:00</dc:date>
              <text:p text:style-name="P1"><text:span text:style-name="T1">Đau bụng, xin đi trễ, 8h47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4.0717in" draw:caption-point-x="-0.2402in" draw:caption-point-y="0.6094in">
              <dc:date>2018-06-05T00:00:00</dc:date>
              <text:p text:style-name="P1"><text:span text:style-name="T1">Để quên ví, 8h5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4.0744in" draw:caption-point-x="-0.2402in" draw:caption-point-y="0.6067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4.0748in" draw:caption-point-x="-0.2402in" draw:caption-point-y="0.6063in">
              <dc:date>2018-06-14T00:00:00</dc:date>
              <text:p text:style-name="P1"><text:span text:style-name="T1">Đau đầu, 9h57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2" draw:text-style-name="P1" svg:width="1.1413in" svg:height="0.5457in" svg:x="10.6358in" svg:y="4.0764in" draw:caption-point-x="-0.2402in" draw:caption-point-y="0.6047in">
              <dc:date>2018-06-18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4.078in" draw:caption-point-x="-0.2402in" draw:caption-point-y="0.6031in">
              <dc:date>2018-06-22T00:00:00</dc:date>
              <text:p text:style-name="P1"><text:span text:style-name="T1">Ngủ quên, 9h48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289in" svg:y="4.0795in" draw:caption-point-x="-0.2402in" draw:caption-point-y="0.6016in">
              <dc:date>2018-06-26T00:00:00</dc:date>
              <text:p text:style-name="P1"><text:span text:style-name="T1">Gửi đồ về cho mẹ, xin đi trễ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4.0815in" draw:caption-point-x="-0.2402in" draw:caption-point-y="0.5996in">
              <dc:date>2018-06-29T00:00:00</dc:date>
              <text:p text:style-name="P1"><text:span text:style-name="T1">Đau đầu, xin đi trễ, 8h48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ngNHH</text:p>
          </table:table-cell>
          <table:table-cell table:style-name="ce133" table:formula="of:=SUM([.D21:.AH21])" office:value-type="float" office:value="3.5">
            <text:p>3.5</text:p>
          </table:table-cell>
          <table:table-cell table:style-name="ce137" office:value-type="float" office:value="0.5">
            <office:annotation draw:style-name="gr4" draw:text-style-name="P1" svg:width="1.1413in" svg:height="0.3902in" svg:x="2.6457in" svg:y="4.3185in" draw:caption-point-x="-0.2402in" draw:caption-point-y="0.6102in">
              <dc:date>2018-06-01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4.3224in" draw:caption-point-x="-0.2402in" draw:caption-point-y="0.6063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2.0059in" svg:y="4.3252in" draw:caption-point-x="-0.2402in" draw:caption-point-y="0.6035in">
              <dc:date>2018-06-21T00:00:00</dc:date>
              <text:p text:style-name="P1"><text:span text:style-name="T1">Chờ người thân đi khám bệnh, off chiều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4.3272in" draw:caption-point-x="-0.2402in" draw:caption-point-y="0.601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5.202in" svg:y="4.322in" draw:caption-point-x="-0.2402in" draw:caption-point-y="0.6067in">
              <dc:date>2018-06-12T00:00:00</dc:date>
              <text:p text:style-name="P1"><text:span text:style-name="T1">Bận việc gia đình, xin đi trễ, 9h16 đến cty</text:span></text:p>
            </office:annotation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5.6587in" svg:y="4.3291in" draw:caption-point-x="-0.2402in" draw:caption-point-y="0.5996in">
              <dc:date>2018-06-2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ietNVT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LinhBT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MaiLT</text:p>
          </table:table-cell>
          <table:table-cell table:style-name="ce133" table:formula="of:=SUM([.D24:.AH24])" office:value-type="float" office:value="1.5">
            <text:p>1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5.0614in" draw:caption-point-x="-0.2402in" draw:caption-point-y="0.6102in">
              <dc:date>2018-06-01T00:00:00</dc:date>
              <text:p text:style-name="P1"><text:span text:style-name="T1">Bận việc nhà, 8h40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2.4622in" svg:y="5.0685in" draw:caption-point-x="-0.2402in" draw:caption-point-y="0.6031in">
              <dc:date>2018-06-22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202in" svg:y="5.0717in" draw:caption-point-x="-0.2402in" draw:caption-point-y="0.6in">
              <dc:date>2018-06-28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ManhNB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5.313in" draw:caption-point-x="-0.2402in" draw:caption-point-y="0.6063in">
              <dc:date>2018-06-14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5.313in" draw:caption-point-x="-0.2402in" draw:caption-point-y="0.6063in">
              <dc:date>2018-06-14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1.0925in" svg:y="5.315in" draw:caption-point-x="-0.2402in" draw:caption-point-y="0.6043in">
              <dc:date>2018-06-19T00:00:00</dc:date>
              <text:p text:style-name="P1"><text:span text:style-name="T1">Chờ chở chị Hà đi làm, 8h49 đê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5492in" svg:y="5.3154in" draw:caption-point-x="-0.2402in" draw:caption-point-y="0.6039in">
              <dc:date>2018-06-2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5.3157in" draw:caption-point-x="-0.2402in" draw:caption-point-y="0.6035in">
              <dc:date>2018-06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NamTH</text:p>
          </table:table-cell>
          <table:table-cell table:style-name="ce133" table:formula="of:=SUM([.D26:.AH26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6" draw:text-style-name="P1" svg:width="1.1413in" svg:height="0.2634in" svg:x="15.6587in" svg:y="5.5689in" draw:caption-point-x="-0.2402in" draw:caption-point-y="0.5984in">
              <dc:date>2018-07-02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NamTV</text:p>
          </table:table-cell>
          <table:table-cell table:style-name="ce133" table:formula="of:=SUM([.D27:.AH27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4.472in" svg:y="5.8055in" draw:caption-point-x="-0.2402in" draw:caption-point-y="0.6094in">
              <dc:date>2018-06-0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9.2661in" svg:y="5.8087in" draw:caption-point-x="-0.2402in" draw:caption-point-y="0.6063in">
              <dc:date>2018-06-18T00:00:00</dc:date>
              <text:p text:style-name="P1"><text:span text:style-name="T1">Có việc cần về quê, off sáng</text:span></text:p>
            </office:annotation>
            <text:p>0.5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hanHTH</text:p>
          </table:table-cell>
          <table:table-cell table:style-name="ce133" table:formula="of:=SUM([.D28:.AH28])" office:value-type="float" office:value="2">
            <text:p>2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6" draw:text-style-name="P1" svg:width="1.1413in" svg:height="0.2634in" svg:x="4.0157in" svg:y="6.0528in" draw:caption-point-x="-0.2402in" draw:caption-point-y="0.6098in">
              <dc:date>2018-06-04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6.061in" draw:caption-point-x="-0.2402in" draw:caption-point-y="0.6016in">
              <dc:date>2018-06-26T00:00:00</dc:date>
              <text:p text:style-name="P1"><text:span text:style-name="T1">Đưa em gái đi nhập viện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hanNM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2.6457in" svg:y="6.3in" draw:caption-point-x="-0.2402in" draw:caption-point-y="0.6102in">
              <dc:date>2018-06-01T00:00:00</dc:date>
              <text:p text:style-name="P1"><text:span text:style-name="T1">Làm giấy tờ, xin đi trễ, 8h43 đến cty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6.3024in" draw:caption-point-x="-0.2402in" draw:caption-point-y="0.6079in">
              <dc:date>2018-06-08T00:00:00</dc:date>
              <text:p text:style-name="P1"><text:span text:style-name="T1">Bận việc gia đình, xin đi trễ, 9h3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7.7988in" svg:y="6.3035in" draw:caption-point-x="-0.2402in" draw:caption-point-y="0.6067in">
              <dc:date>2018-06-12T00:00:00</dc:date>
              <text:p text:style-name="P1"><text:span text:style-name="T1">Chở chị Thúy đi bệnh viện, xin đi trễ, 8h43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8.7768in" svg:y="6.3039in" draw:caption-point-x="-0.2402in" draw:caption-point-y="0.6063in">
              <dc:date>2018-06-14T00:00:00</dc:date>
              <text:p text:style-name="P1"><text:span text:style-name="T1">Chờ chở chị Thúy đi làm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6.3067in" draw:caption-point-x="-0.2402in" draw:caption-point-y="0.6035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4.7457in" svg:y="6.3094in" draw:caption-point-x="-0.2402in" draw:caption-point-y="0.6008in">
              <dc:date>2018-06-27T00:00:00</dc:date>
              <text:p text:style-name="P1"><text:span text:style-name="T1">Bận việc riêng, xin đi trễ, 8h50</text:span></text:p>
              <text:p text:style-name="P1"><text:span text:style-name="T1"><text:s/></text:span><text:span text:style-name="T1">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uPHQ</text:p>
          </table:table-cell>
          <table:table-cell table:style-name="ce133" table:formula="of:=SUM([.D30:.AH30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6.548in" draw:caption-point-x="-0.2402in" draw:caption-point-y="0.6098in">
              <dc:date>2018-06-04T00:00:00</dc:date>
              <text:p text:style-name="P1"><text:span text:style-name="T1">Kẹt xe, 8h35 đé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6.5484in" draw:caption-point-x="-0.2402in" draw:caption-point-y="0.6094in">
              <dc:date>2018-06-05T00:00:00</dc:date>
              <text:p text:style-name="P1"><text:span text:style-name="T1">Ngủ quên, 8h40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6.5508in" draw:caption-point-x="-0.2402in" draw:caption-point-y="0.6071in">
              <dc:date>2018-06-1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6.5531in" draw:caption-point-x="-0.2402in" draw:caption-point-y="0.6047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1.0925in" svg:y="6.5535in" draw:caption-point-x="-0.2402in" draw:caption-point-y="0.6043in">
              <dc:date>2018-06-19T00:00:00</dc:date>
              <text:p text:style-name="P1"><text:span text:style-name="T1">Đau bụng tháng, 8h4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6.5543in" draw:caption-point-x="-0.2402in" draw:caption-point-y="0.6035in">
              <dc:date>2018-06-2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6.5555in" draw:caption-point-x="-0.2402in" draw:caption-point-y="0.6024in">
              <dc:date>2018-06-25T00:00:00</dc:date>
              <text:p text:style-name="P1"><text:span text:style-name="T1">Chóng mặt, 10h41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6.5563in" draw:caption-point-x="-0.2402in" draw:caption-point-y="0.6016in">
              <dc:date>2018-06-26T00:00:00</dc:date>
              <text:p text:style-name="P1"><text:span text:style-name="T1">Mệt trong người, off sáng</text:span></text:p>
              <text:p text:style-name="P1"><text:span text:style-name="T1">Sốt, off chiều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uVNQ</text:p>
          </table:table-cell>
          <table:table-cell table:style-name="ce133" table:formula="of:=SUM([.D31:.AH31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6.7992in" draw:caption-point-x="-0.2402in" draw:caption-point-y="0.6063in">
              <dc:date>2018-06-14T00:00:00</dc:date>
              <text:p text:style-name="P1"><text:span text:style-name="T1">Lên trường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6.7882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73" office:value-type="string">
            <text:p>PhatHDT</text:p>
          </table:table-cell>
          <table:table-cell table:style-name="ce133" table:formula="of:=SUM([.D32:.AH32])" office:value-type="float" office:value="4">
            <text:p>4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4.0157in" svg:y="7.0433in" draw:caption-point-x="-0.2402in" draw:caption-point-y="0.6098in">
              <dc:date>2018-06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8.7768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0496in" draw:caption-point-x="-0.2402in" draw:caption-point-y="0.6035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0469in" draw:caption-point-x="-0.2402in" draw:caption-point-y="0.6063in">
              <dc:date>2018-06-14T00:00:00</dc:date>
              <text:p text:style-name="P1"><text:span text:style-name="T1">Thi + báo cáo đồ án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5" office:value-type="string">
            <text:p>PhongPT</text:p>
          </table:table-cell>
          <table:table-cell table:style-name="ce133" table:formula="of:=SUM([.D33:.AH33])" office:value-type="float" office:value="2">
            <text:p>2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2906in" draw:caption-point-x="-0.2402in" draw:caption-point-y="0.6102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2906in" draw:caption-point-x="-0.2402in" draw:caption-point-y="0.6102in">
              <dc:date>2018-06-0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PhongTH</text:p>
          </table:table-cell>
          <table:table-cell table:style-name="ce133" table:formula="of:=SUM([.D34:.AH34])" office:value-type="float" office:value="7.5">
            <text:p>7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7.5382in" draw:caption-point-x="-0.2402in" draw:caption-point-y="0.6102in">
              <dc:date>2018-06-01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4.0157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5.3854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7.5406in" draw:caption-point-x="-0.2402in" draw:caption-point-y="0.6079in">
              <dc:date>2018-06-08T00:00:00</dc:date>
              <text:p text:style-name="P1"><text:span text:style-name="T1">Hôm qua làm bài khuya, xin đi trễ, 9h45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7.3094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office:annotation draw:style-name="gr3" draw:text-style-name="P1" svg:width="1.1413in" svg:height="0.7012in" svg:x="7.7988in" svg:y="7.5417in" draw:caption-point-x="-0.2402in" draw:caption-point-y="0.6067in">
              <dc:date>2018-06-12T00:00:00</dc:date>
              <text:p text:style-name="P1"><text:span text:style-name="T1">Chuyển sang nhà mới, chạy lạc đường, 8h43 đến cty</text:span></text:p>
            </office:annotation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2878in" svg:y="7.5421in" draw:caption-point-x="-0.2402in" draw:caption-point-y="0.6063in">
              <dc:date>2018-06-14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0.6358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11.5492in" svg:y="7.5445in" draw:caption-point-x="-0.2402in" draw:caption-point-y="0.6039in">
              <dc:date>2018-06-20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7.5449in" draw:caption-point-x="-0.2402in" draw:caption-point-y="0.6035in">
              <dc:date>2018-06-21T00:00:00</dc:date>
              <text:p text:style-name="P1"><text:span text:style-name="T1">Ngủ quên, 9h02 đến cty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5.202in" svg:y="7.5311in" draw:caption-point-x="-0.2402in" draw:caption-point-y="0.6173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PhuTV</text:p>
          </table:table-cell>
          <table:table-cell table:style-name="ce133" table:formula="of:=SUM([.D35:.AH35])" office:value-type="float" office:value="8">
            <text:p>8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7.7819in" draw:caption-point-x="-0.2402in" draw:caption-point-y="0.614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5.3854in" svg:y="7.7819in" draw:caption-point-x="-0.2402in" draw:caption-point-y="0.6146in">
              <dc:date>2018-06-07T00:00:00</dc:date>
              <text:p text:style-name="P1"><text:span text:style-name="T1">Lên trường tham gia seminar báo cáo khóa luận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9.2661in" svg:y="7.7913in" draw:caption-point-x="-0.2402in" draw:caption-point-y="0.6051in">
              <dc:date>2018-06-15T00:00:00</dc:date>
              <text:p text:style-name="P1"><text:span text:style-name="T1">Đi làm do bên dự án release</text:span></text:p>
            </office:annotation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2.4622in" svg:y="7.7819in" draw:caption-point-x="-0.2402in" draw:caption-point-y="0.6146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137" office:value-type="float" office:value="1">
            <office:annotation draw:style-name="gr2" draw:text-style-name="P1" svg:width="1.1413in" svg:height="0.5457in" svg:x="13.8323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289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4.7457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202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office:value-type="float" office:value="1">
            <office:annotation draw:style-name="gr2" draw:text-style-name="P1" svg:width="1.1413in" svg:height="0.5457in" svg:x="15.6587in" svg:y="7.7941in" draw:caption-point-x="-0.2402in" draw:caption-point-y="0.6024in">
              <dc:date>2018-06-25T00:00:00</dc:date>
              <text:p text:style-name="P1"><text:span text:style-name="T1">Chuẩn bị + phản biện khóa luận TN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TaiPA</text:p>
          </table:table-cell>
          <table:table-cell table:style-name="ce133" table:formula="of:=SUM([.D36:.AH36])" office:value-type="float" office:value="0.5"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2.6457in" svg:y="8.0339in" draw:caption-point-x="-0.2402in" draw:caption-point-y="0.6102in">
              <dc:date>2018-06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8.0346in" draw:caption-point-x="-0.2402in" draw:caption-point-y="0.6094in">
              <dc:date>2018-06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7" draw:text-style-name="P1" svg:width="1.1413in" svg:height="0.8567in" svg:x="5.8421in" svg:y="8.0362in" draw:caption-point-x="-0.2402in" draw:caption-point-y="0.6079in">
              <dc:date>2018-06-08T00:00:00</dc:date>
              <text:p text:style-name="P1"><text:span text:style-name="T1">Bị cảm mệt trong người, xin đi trễ, 8h38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8.037in" draw:caption-point-x="-0.2402in" draw:caption-point-y="0.6071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0394in" draw:caption-point-x="-0.2402in" draw:caption-point-y="0.6047in">
              <dc:date>2018-06-18T00:00:00</dc:date>
              <text:p text:style-name="P1"><text:span text:style-name="T1">Kẹt xe, 8h36 đến <text:s/>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0059in" svg:y="8.0406in" draw:caption-point-x="-0.2402in" draw:caption-point-y="0.6035in">
              <dc:date>2018-06-21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TanNN</text:p>
          </table:table-cell>
          <table:table-cell table:style-name="ce133" table:formula="of:=SUM([.D37:.AH3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2831in" draw:caption-point-x="-0.2402in" draw:caption-point-y="0.6087in">
              <dc:date>2018-06-06T00:00:00</dc:date>
              <text:p text:style-name="P1"><text:span text:style-name="T1">Bận việc cá nhân đột xuất, 9h44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1">
            <office:annotation draw:style-name="gr4" draw:text-style-name="P1" svg:width="1.1413in" svg:height="0.3902in" svg:x="13.8323in" svg:y="8.2894in" draw:caption-point-x="-0.2402in" draw:caption-point-y="0.6024in">
              <dc:date>2018-06-25T00:00:00</dc:date>
              <text:p text:style-name="P1"><text:span text:style-name="T1">Bị bệnh, đi khám bệnh</text:span></text:p>
            </office:annotation>
            <text:p>1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nNQ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4.9287in" svg:y="8.5307in" draw:caption-point-x="-0.2402in" draw:caption-point-y="0.6087in">
              <dc:date>2018-06-06T00:00:00</dc:date>
              <text:p text:style-name="P1"><text:span text:style-name="T1">Bận việc gia đình, 8h43 đến cty</text:span></text:p>
            </office:annotation>
            <text:p>0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3" table:formula="of:=SUM([.D39:.AH39])" office:value-type="float" office:value="1.5">
            <text:p>1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8.2878in" svg:y="8.7807in" draw:caption-point-x="-0.2402in" draw:caption-point-y="0.6063in">
              <dc:date>2018-06-14T00:00:00</dc:date>
              <text:p text:style-name="P1"><text:span text:style-name="T1">Chở vợ đi khám bệnh, off sáng</text:span></text:p>
            </office:annotation>
            <text:p>0.5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0.6358in" svg:y="8.7823in" draw:caption-point-x="-0.2402in" draw:caption-point-y="0.6047in">
              <dc:date>2018-06-18T00:00:00</dc:date>
              <text:p text:style-name="P1"><text:span text:style-name="T1">Kẹt xe, 8h34 đến <text:s/>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4.289in" svg:y="8.7854in" draw:caption-point-x="-0.2402in" draw:caption-point-y="0.6016in">
              <dc:date>2018-06-2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iNHQ</text:p>
          </table:table-cell>
          <table:table-cell table:style-name="ce133" table:formula="of:=SUM([.D40:.AH40])" office:value-type="float" office:value="1">
            <text:p>1</text:p>
          </table:table-cell>
          <table:table-cell table:style-name="ce137" office:value-type="float" office:value="1">
            <office:annotation draw:style-name="gr6" draw:text-style-name="P1" svg:width="1.1413in" svg:height="0.2634in" svg:x="2.6457in" svg:y="9.0244in" draw:caption-point-x="-0.2402in" draw:caption-point-y="0.6102in">
              <dc:date>2018-05-14T00:00:00</dc:date>
              <text:p text:style-name="P1"><text:span text:style-name="T1">Đi du lịc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5.6587in" svg:y="9.0354in" draw:caption-point-x="-0.2402in" draw:caption-point-y="0.5992in">
              <dc:date>2018-06-29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mDT</text:p>
          </table:table-cell>
          <table:table-cell table:style-name="ce133" table:formula="of:=SUM([.D41:.AH41])" office:value-type="float" office:value="1">
            <text:p>1</text:p>
          </table:table-cell>
          <table:table-cell table:style-name="ce137" table:number-columns-repeated="10"/>
          <table:table-cell table:style-name="ce137" office:value-type="float" office:value="0">
            <office:annotation draw:style-name="gr6" draw:text-style-name="P1" svg:width="1.1413in" svg:height="0.2634in" svg:x="7.3094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7.798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287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8.776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9.2661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6" draw:text-style-name="P1" svg:width="1.1413in" svg:height="0.2634in" svg:x="10.6358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0">
            <office:annotation draw:style-name="gr6" draw:text-style-name="P1" svg:width="1.1413in" svg:height="0.2634in" svg:x="11.0925in" svg:y="9.2756in" draw:caption-point-x="-0.2402in" draw:caption-point-y="0.6067in">
              <dc:date>2018-06-12T00:00:00</dc:date>
              <text:p text:style-name="P1"><text:span text:style-name="T1">Về sớm 1h</text:span></text:p>
            </office:annotation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11.5492in" svg:y="9.2807in" draw:caption-point-x="-0.2402in" draw:caption-point-y="0.6016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2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nhCH</text:p>
          </table:table-cell>
          <table:table-cell table:style-name="ce133" table:formula="of:=SUM([.D42:.AH42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2" draw:text-style-name="P1" svg:width="1.1413in" svg:height="0.5457in" svg:x="13.8323in" svg:y="9.528in" draw:caption-point-x="-0.2402in" draw:caption-point-y="0.602in">
              <dc:date>2018-06-2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33" table:formula="of:=SUM([.D43:.AH43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.5">
            <office:annotation draw:style-name="gr4" draw:text-style-name="P1" svg:width="1.1413in" svg:height="0.3902in" svg:x="4.0157in" svg:y="9.7677in" draw:caption-point-x="-0.2402in" draw:caption-point-y="0.6098in">
              <dc:date>2018-06-05T00:00:00</dc:date>
              <text:p text:style-name="P1"><text:span text:style-name="T1">Chóng mặt, off sáng</text:span></text:p>
            </office:annotation>
            <text:p>0.5</text:p>
          </table:table-cell>
          <table:table-cell table:style-name="ce137" office:value-type="float" office:value="0">
            <office:annotation draw:style-name="gr4" draw:text-style-name="P1" svg:width="1.1413in" svg:height="0.3902in" svg:x="4.472in" svg:y="9.7681in" draw:caption-point-x="-0.2402in" draw:caption-point-y="0.6094in">
              <dc:date>2018-06-0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7.3094in" svg:y="9.7705in" draw:caption-point-x="-0.2402in" draw:caption-point-y="0.6071in">
              <dc:date>2018-06-1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2"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2" draw:text-style-name="P1" svg:width="1.1413in" svg:height="0.5457in" svg:x="11.5492in" svg:y="9.7736in" draw:caption-point-x="-0.2402in" draw:caption-point-y="0.6039in">
              <dc:date>2018-06-20T00:00:00</dc:date>
              <text:p text:style-name="P1"><text:span text:style-name="T1">Chở mẹ đi tái khám, xin đi trễ, 10h05 đến cty</text:span></text:p>
            </office:annotation>
            <text:p>0.5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2.4622in" svg:y="9.7744in" draw:caption-point-x="-0.2402in" draw:caption-point-y="0.6031in">
              <dc:date>2018-06-22T00:00:00</dc:date>
              <text:p text:style-name="P1"><text:span text:style-name="T1">Kẹt xe, 8h34 đến t\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14.289in" svg:y="9.776in" draw:caption-point-x="-0.2402in" draw:caption-point-y="0.6016in">
              <dc:date>2018-06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33" table:formula="of:=SUM([.D44:.AH44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022in" draw:caption-point-x="-0.2402in" draw:caption-point-y="0.6035in">
              <dc:date>2018-06-21T00:00:00</dc:date>
              <text:p text:style-name="P1"><text:span text:style-name="T1">Lấy giấy tờ, xin đi trễ, 8h33 đến cty</text:span></text:p>
            </office:annotation>
            <text:p>0</text:p>
          </table:table-cell>
          <table:table-cell table:style-name="ce137" office:value-type="float" office:value="1">
            <office:annotation draw:style-name="gr2" draw:text-style-name="P1" svg:width="1.1413in" svg:height="0.5457in" svg:x="12.4622in" svg:y="10.0157in" draw:caption-point-x="-0.2402in" draw:caption-point-y="0.6098in">
              <dc:date>2018-06-04T00:00:00</dc:date>
              <text:p text:style-name="P1"><text:span text:style-name="T1">Về đặt cọc xe, rạp cưới, chụp h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3" table:formula="of:=SUM([.D45:.AH45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5.8421in" svg:y="10.2654in" draw:caption-point-x="-0.2402in" draw:caption-point-y="0.6079in">
              <dc:date>2018-06-08T00:00:00</dc:date>
              <text:p text:style-name="P1"><text:span text:style-name="T1">Bận việc gia đình, xin đi trễ, 9h40 đến cty</text:span></text:p>
            </office:annotation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7.7988in" svg:y="10.2669in" draw:caption-point-x="-0.2402in" draw:caption-point-y="0.6063in">
              <dc:date>2018-06-12T00:00:00</dc:date>
              <text:p text:style-name="P1"><text:span text:style-name="T1">Đau thắt hông, đi bệnh viên khám</text:span></text:p>
            </office:annotation>
            <text:p>1</text:p>
          </table:table-cell>
          <table:table-cell table:style-name="ce137" office:value-type="float" office:value="0">
            <text:p>0</text:p>
          </table:table-cell>
          <table:table-cell table:style-name="ce137" office:value-type="float" office:value="0">
            <office:annotation draw:style-name="gr4" draw:text-style-name="P1" svg:width="1.1413in" svg:height="0.3902in" svg:x="8.7768in" svg:y="10.2669in" draw:caption-point-x="-0.2402in" draw:caption-point-y="0.6063in">
              <dc:date>2018-06-14T00:00:00</dc:date>
              <text:p text:style-name="P1"><text:span text:style-name="T1">Mệt, xin đi trễ, 8h34 đến cty</text:span></text:p>
            </office:annotation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3" table:style-name="ce137" office:value-type="float" office:value="0"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0059in" svg:y="10.2697in" draw:caption-point-x="-0.2402in" draw:caption-point-y="0.6035in">
              <dc:date>2018-06-21T00:00:00</dc:date>
              <text:p text:style-name="P1"><text:span text:style-name="T1">Bận việc gia đình, xin đi trễ, 9h29 đến cty</text:span></text:p>
            </office:annotation>
            <text:p>0</text:p>
          </table:table-cell>
          <table:table-cell table:style-name="ce137" office:value-type="float" office:value="0">
            <office:annotation draw:style-name="gr2" draw:text-style-name="P1" svg:width="1.1413in" svg:height="0.5457in" svg:x="12.4622in" svg:y="10.2705in" draw:caption-point-x="-0.2402in" draw:caption-point-y="0.6028in">
              <dc:date>2018-06-22T00:00:00</dc:date>
              <text:p text:style-name="P1"><text:span text:style-name="T1">Qua ngân hàng, xin đi trễ, 9h52 đến cty</text:span></text:p>
            </office:annotation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NTX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enTTN</text:p>
          </table:table-cell>
          <table:table-cell table:style-name="ce133" table:formula="of:=SUM([.D47:.AH47])" office:value-type="float" office:value="1">
            <text:p>1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4" table:style-name="ce137" office:value-type="float" office:value="0">
            <text:p>0</text:p>
          </table:table-cell>
          <table:table-cell table:style-name="ce137" office:value-type="float" office:value="1">
            <office:annotation draw:style-name="gr4" draw:text-style-name="P1" svg:width="1.1413in" svg:height="0.3902in" svg:x="9.2661in" svg:y="10.763in" draw:caption-point-x="-0.2402in" draw:caption-point-y="0.6055in">
              <dc:date>2018-06-1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office:annotation draw:style-name="gr4" draw:text-style-name="P1" svg:width="1.1413in" svg:height="0.3902in" svg:x="13.8323in" svg:y="10.7665in" draw:caption-point-x="-0.2402in" draw:caption-point-y="0.602in">
              <dc:date>2018-06-25T00:00:00</dc:date>
              <text:p text:style-name="P1"><text:span text:style-name="T1">Bị mệt, xin đi trễ, 9h08 đến cty</text:span></text:p>
            </office:annotation>
            <text:p>0</text:p>
          </table:table-cell>
          <table:table-cell table:number-columns-repeated="4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74" office:value-type="string">
            <text:p>VietBA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VinhP</text:p>
          </table:table-cell>
          <table:table-cell table:style-name="ce133" table:formula="of:=SUM([.D49:.AH49])" office:value-type="float" office:value="0.5">
            <text:p>0.5</text:p>
          </table:table-cell>
          <table:table-cell table:style-name="ce137" office:value-type="float" office:value="0">
            <text:p>0</text:p>
          </table:table-cell>
          <table:table-cell table:style-name="ce137" table:number-columns-repeated="2"/>
          <table:table-cell table:style-name="ce137" office:value-type="float" office:value="0">
            <text:p>0</text:p>
          </table:table-cell>
          <table:table-cell table:style-name="ce137" office:value-type="float" office:value="0.5">
            <office:annotation draw:style-name="gr4" draw:text-style-name="P1" svg:width="1.1413in" svg:height="0.3902in" svg:x="4.472in" svg:y="11.2547in" draw:caption-point-x="-0.2402in" draw:caption-point-y="0.6091in">
              <dc:date>2018-06-05T00:00:00</dc:date>
              <text:p text:style-name="P1"><text:span text:style-name="T1">Đi khám tổng quát, off sáng</text:span></text:p>
            </office:annotation>
            <text:p>0.5</text:p>
          </table:table-cell>
          <table:table-cell table:number-columns-repeated="3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number-columns-repeated="5" table:style-name="ce137" office:value-type="float" office:value="0">
            <text:p>0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8" table:number-columns-repeated="24"/>
          <table:table-cell table:style-name="ce138" office:value-type="string">
            <text:p>làm</text:p>
          </table:table-cell>
          <table:table-cell table:style-name="ce138" table:number-columns-repeated="6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3">
            <text:p>3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0.1083in" draw:caption-point-x="-0.2402in" draw:caption-point-y="0.6098in">
              <dc:date>2018-07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0.1091in" draw:caption-point-x="-0.2402in" draw:caption-point-y="0.6091in">
              <dc:date>2018-07-03T00:00:00</dc:date>
              <text:p text:style-name="P1"><text:span text:style-name="T1">Bận việc gia đình, xin đi trễ, 8h5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06in" draw:caption-point-x="-0.2402in" draw:caption-point-y="0.6075in">
              <dc:date>2018-07-06T00:00:00</dc:date>
              <text:p text:style-name="P1"><text:span text:style-name="T1">Dậy trễ, 8h36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7988in" svg:y="0.1122in" draw:caption-point-x="-0.2402in" draw:caption-point-y="0.6059in">
              <dc:date>2018-07-12T00:00:00</dc:date>
              <text:p text:style-name="P1"><text:span text:style-name="T1">Ra quận lấy giấy tờ, xin đi trễ, 9h2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0.113in" draw:caption-point-x="-0.2402in" draw:caption-point-y="0.6051in">
              <dc:date>2018-07-16T00:00:00</dc:date>
              <text:p text:style-name="P1"><text:span text:style-name="T1">Không khỏe, xin đi trễ, 11h33 đến cty (tính off sáng)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0.1142in" draw:caption-point-x="-0.2402in" draw:caption-point-y="0.6039in">
              <dc:date>2018-07-17T00:00:00</dc:date>
              <text:p text:style-name="P1"><text:span text:style-name="T1">Không khỏe</text:span></text:p>
            </office:annotation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0.172in" draw:caption-point-x="-0.2402in" draw:caption-point-y="0.5461in">
              <dc:date>2018-07-18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0.115in" draw:caption-point-x="-0.2402in" draw:caption-point-y="0.6031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2.9189in" svg:y="0.1165in" draw:caption-point-x="-0.2402in" draw:caption-point-y="0.6016in">
              <dc:date>2018-07-24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0.1165in" draw:caption-point-x="-0.2402in" draw:caption-point-y="0.6016in">
              <dc:date>2018-07-24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8323in" svg:y="0.1169in" draw:caption-point-x="-0.2402in" draw:caption-point-y="0.6012in">
              <dc:date>2018-07-26T00:00:00</dc:date>
              <text:p text:style-name="P1"><text:span text:style-name="T1">Đi thăm bệnh, xin đi trễ, 10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0.1173in" draw:caption-point-x="-0.2402in" draw:caption-point-y="0.6008in">
              <dc:date>2018-07-27T00:00:00</dc:date>
              <text:p text:style-name="P1"><text:span text:style-name="T1">Đi lấy thuốc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0.1185in" draw:caption-point-x="-0.2402in" draw:caption-point-y="0.5996in">
              <dc:date>2018-07-30T00:00:00</dc:date>
              <text:p text:style-name="P1"><text:span text:style-name="T1">Bận việc, xin đi trễ, 9h đến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572in" svg:y="0.1193in" draw:caption-point-x="-0.2402in" draw:caption-point-y="0.5988in">
              <dc:date>2018-07-31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0.3587in" draw:caption-point-x="-0.2402in" draw:caption-point-y="0.6071in">
              <dc:date>2018-07-09T00:00:00</dc:date>
              <text:p text:style-name="P1"><text:span text:style-name="T1">Ra ngân hàng: 1h40 – 2h44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0.8579in" draw:caption-point-x="-0.2402in" draw:caption-point-y="0.6031in">
              <dc:date>2018-07-19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0.8583in" draw:caption-point-x="-0.2402in" draw:caption-point-y="0.6028in">
              <dc:date>2018-07-20T00:00:00</dc:date>
              <text:p text:style-name="P1"><text:span text:style-name="T1">Chở cô đi bệnh viện, xin đi trễ, 9h15 đến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0.8602in" draw:caption-point-x="-0.2402in" draw:caption-point-y="0.6008in">
              <dc:date>2018-07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73" office:value-type="string">
            <text:p>DaiPD</text:p>
          </table:table-cell>
          <table:table-cell table:style-name="ce144"/>
          <table:table-cell table:style-name="ce148" table:number-columns-repeated="5"/>
          <table:table-cell table:style-name="ce148" office:value-type="float" office:value="1">
            <text:p>1</text:p>
          </table:table-cell>
          <table:table-cell table:style-name="ce148" table:number-columns-repeated="23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44" table:formula="of:=SUM([.D9:.AH9])" office:value-type="float" office:value="1.5">
            <text:p>1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1.348in" draw:caption-point-x="-0.2402in" draw:caption-point-y="0.6087in">
              <dc:date>2018-07-04T00:00:00</dc:date>
              <text:p text:style-name="P1"><text:span text:style-name="T1">Bận việc gia đình, xin đi trẽ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3492in" draw:caption-point-x="-0.2402in" draw:caption-point-y="0.6075in">
              <dc:date>2018-07-06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1.3512in" draw:caption-point-x="-0.2402in" draw:caption-point-y="0.6055in">
              <dc:date>2018-07-13T00:00:00</dc:date>
              <text:p text:style-name="P1"><text:span text:style-name="T1">Bận việc nhà, xin đi trễ, 8h47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0.6358in" svg:y="1.3535in" draw:caption-point-x="-0.2402in" draw:caption-point-y="0.6031in">
              <dc:date>2018-07-19T00:00:00</dc:date>
              <text:p text:style-name="P1"><text:span text:style-name="T1">Giải quyết giấy tờ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8-07-20T00:00:00</dc:date>
              <text:p text:style-name="P1"><text:span text:style-name="T1">Bận việc nhà, xin đi trễ, 8h5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.3551in" draw:caption-point-x="-0.2402in" draw:caption-point-y="0.6016in">
              <dc:date>2018-07-24T00:00:00</dc:date>
              <text:p text:style-name="P1"><text:span text:style-name="T1">Bận việc nhà, 8h38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7457in" svg:y="1.3559in" draw:caption-point-x="-0.2402in" draw:caption-point-y="0.6008in">
              <dc:date>2018-07-27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1.3571in" draw:caption-point-x="-0.2402in" draw:caption-point-y="0.5996in">
              <dc:date>2018-07-30T00:00:00</dc:date>
              <text:p text:style-name="P1"><text:span text:style-name="T1">Chăm con, 8h34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572in" svg:y="1.3579in" draw:caption-point-x="-0.2402in" draw:caption-point-y="0.5988in">
              <dc:date>2018-07-31T00:00:00</dc:date>
              <text:p text:style-name="P1"><text:span text:style-name="T1">Làm giấy tờ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44" table:formula="of:=SUM([.D10:.AH1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0925in" svg:y="1.6012in" draw:caption-point-x="-0.2402in" draw:caption-point-y="0.6031in">
              <dc:date>2018-07-19T00:00:00</dc:date>
              <text:p text:style-name="P1"><text:span text:style-name="T1">Bị bệnh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1.6035in" draw:caption-point-x="-0.2402in" draw:caption-point-y="0.6008in">
              <dc:date>2018-07-27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16.1154in" svg:y="1.6047in" draw:caption-point-x="-0.2402in" draw:caption-point-y="0.5996in">
              <dc:date>2018-07-30T00:00:00</dc:date>
              <text:p text:style-name="P1"><text:span text:style-name="T1">Qua ngân hàng làm thủ tục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44" table:formula="of:=SUM([.D11:.AH11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5591in" svg:y="1.8429in" draw:caption-point-x="-0.2402in" draw:caption-point-y="0.6091in">
              <dc:date>2018-07-03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44" table:formula="of:=SUM([.D12:.AH12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6.3311in" svg:y="2.0929in" draw:caption-point-x="-0.2402in" draw:caption-point-y="0.6067in">
              <dc:date>2018-07-09T00:00:00</dc:date>
              <text:p text:style-name="P1"><text:span text:style-name="T1">Ra ngân hàng, xin đi trễ, 10h26 vào cty,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2.3374in" draw:caption-point-x="-0.2402in" draw:caption-point-y="0.6098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2.3374in" draw:caption-point-x="-0.2402in" draw:caption-point-y="0.6098in">
              <dc:date>2018-07-03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3386in" draw:caption-point-x="-0.2402in" draw:caption-point-y="0.6087in">
              <dc:date>2018-07-04T00:00:00</dc:date>
              <text:p text:style-name="P1"><text:span text:style-name="T1">Bận việc gia đình, 8h50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2.3386in" draw:caption-point-x="-0.2402in" draw:caption-point-y="0.6087in">
              <dc:date>2018-07-05T00:00:00</dc:date>
              <text:p text:style-name="P1"><text:span text:style-name="T1">Bận việc gia đình, 8h5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2.3386in" draw:caption-point-x="-0.2402in" draw:caption-point-y="0.6087in">
              <dc:date>2018-07-06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2.3398in" draw:caption-point-x="-0.2402in" draw:caption-point-y="0.6075in">
              <dc:date>2018-07-09T00:00:00</dc:date>
              <text:p text:style-name="P1"><text:span text:style-name="T1">Dậy muộn, 8h5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8205in" svg:y="2.3402in" draw:caption-point-x="-0.2402in" draw:caption-point-y="0.6071in">
              <dc:date>2018-07-1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2.3409in" draw:caption-point-x="-0.2402in" draw:caption-point-y="0.6063in">
              <dc:date>2018-07-11T00:00:00</dc:date>
              <text:p text:style-name="P1"><text:span text:style-name="T1">Sửa xe, xin đi trễ, 9h2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2.3413in" draw:caption-point-x="-0.2402in" draw:caption-point-y="0.6059in">
              <dc:date>2018-07-12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2.3413in" draw:caption-point-x="-0.2402in" draw:caption-point-y="0.6059in">
              <dc:date>2018-07-1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9.7228in" svg:y="2.3421in" draw:caption-point-x="-0.2402in" draw:caption-point-y="0.6051in">
              <dc:date>2018-07-16T00:00:00</dc:date>
              <text:p text:style-name="P1"><text:span text:style-name="T1">Bận việc gia đình, 8h5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2.3429in" draw:caption-point-x="-0.2402in" draw:caption-point-y="0.6043in">
              <dc:date>2018-07-17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3429in" draw:caption-point-x="-0.2402in" draw:caption-point-y="0.6043in">
              <dc:date>2018-07-19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0925in" svg:y="2.3441in" draw:caption-point-x="-0.2402in" draw:caption-point-y="0.6031in">
              <dc:date>2018-07-19T00:00:00</dc:date>
              <text:p text:style-name="P1"><text:span text:style-name="T1">Bận việc gia đình, 8h5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2.3457in" draw:caption-point-x="-0.2402in" draw:caption-point-y="0.6016in">
              <dc:date>2018-07-24T00:00:00</dc:date>
              <text:p text:style-name="P1"><text:span text:style-name="T1">Kẹt xe,. 8H4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2.4031in" draw:caption-point-x="-0.2402in" draw:caption-point-y="0.5441in">
              <dc:date>2018-07-2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2.3484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.5">
            <text:p>0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2.5862in" draw:caption-point-x="-0.2402in" draw:caption-point-y="0.6087in">
              <dc:date>2018-07-04T00:00:00</dc:date>
              <text:p text:style-name="P1"><text:span text:style-name="T1">Bận việc gia đình, xin đi trễ, 9h4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4.9287in" svg:y="2.5874in" draw:caption-point-x="-0.2402in" draw:caption-point-y="0.6075in">
              <dc:date>2018-07-06T00:00:00</dc:date>
              <text:p text:style-name="P1"><text:span text:style-name="T1">Làm hồ sơ nhập học cho con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2.5917in" draw:caption-point-x="-0.2402in" draw:caption-point-y="0.6031in">
              <dc:date>2018-07-19T00:00:00</dc:date>
              <text:p text:style-name="P1"><text:span text:style-name="T1">Bận việc nhà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2.6492in" draw:caption-point-x="-0.2402in" draw:caption-point-y="0.5457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2.9189in" svg:y="2.5933in" draw:caption-point-x="-0.2402in" draw:caption-point-y="0.6016in">
              <dc:date>2018-07-24T00:00:00</dc:date>
              <text:p text:style-name="P1"><text:span text:style-name="T1">Chở con đi chích ngừa, xin đi trễ, 10h27 vào cty, đã làm bù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2.5941in" draw:caption-point-x="-0.2402in" draw:caption-point-y="0.6008in">
              <dc:date>2018-07-27T00:00:00</dc:date>
              <text:p text:style-name="P1"><text:span text:style-name="T1">Bận việc nhà, 8h41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2.5969in" draw:caption-point-x="-0.2402in" draw:caption-point-y="0.598in">
              <dc:date>2018-08-01T00:00:00</dc:date>
              <text:p text:style-name="P1"><text:span text:style-name="T1">Bận việc gia đình, xin đi trễ, 9h50 đến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6.572in" svg:y="2.5961in" draw:caption-point-x="-0.2402in" draw:caption-point-y="0.5988in">
              <dc:date>2018-07-31T00:00:00</dc:date>
              <text:p text:style-name="P1"><text:span text:style-name="T1">Đăng ký nhập học cho con, xin đi trễ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6.8205in" svg:y="2.8354in" draw:caption-point-x="-0.2402in" draw:caption-point-y="0.6071in">
              <dc:date>2018-07-10T00:00:00</dc:date>
              <text:p text:style-name="P1"><text:span text:style-name="T1">Đau nhức chân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2.837in" draw:caption-point-x="-0.2402in" draw:caption-point-y="0.6055in">
              <dc:date>2018-07-13T00:00:00</dc:date>
              <text:p text:style-name="P1"><text:span text:style-name="T1">Bận việc riêng, xin đi trễ, 9h05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2.8398in" draw:caption-point-x="-0.2402in" draw:caption-point-y="0.6028in">
              <dc:date>2018-07-20T00:00:00</dc:date>
              <text:p text:style-name="P1"><text:span text:style-name="T1">Chiều đi tập huấn BHX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2.8417in" draw:caption-point-x="-0.2402in" draw:caption-point-y="0.6008in">
              <dc:date>2018-07-27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TTH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44" table:formula="of:=SUM([.D17:.AH17])" office:value-type="float" office:value="7">
            <text:p>7</text:p>
          </table:table-cell>
          <table:table-cell table:style-name="ce148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4.472in" svg:y="3.3303in" draw:caption-point-x="-0.2402in" draw:caption-point-y="0.6079in">
              <dc:date>2018-07-05T00:00:00</dc:date>
              <text:p text:style-name="P1"><text:span text:style-name="T1">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1.5492in" svg:y="3.3362in" draw:caption-point-x="-0.2402in" draw:caption-point-y="0.602in">
              <dc:date>2018-07-20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9287in" svg:y="3.5783in" draw:caption-point-x="-0.2402in" draw:caption-point-y="0.6075in">
              <dc:date>2018-07-06T00:00:00</dc:date>
              <text:p text:style-name="P1"><text:span text:style-name="T1">Người nhà vào chơi, xin đi trễ, 9h08 đến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03in" draw:caption-point-x="-0.2402in" draw:caption-point-y="0.6055in">
              <dc:date>2018-07-13T00:00:00</dc:date>
              <text:p text:style-name="P1"><text:span text:style-name="T1">Mệt trong người, 8h54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3.5843in" draw:caption-point-x="-0.2402in" draw:caption-point-y="0.6016in">
              <dc:date>2018-07-24T00:00:00</dc:date>
              <text:p text:style-name="P1"><text:span text:style-name="T1">Chở em trai ra sân bay, xin đi trễ, 9h1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3.587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2">
            <text:p>2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3.8307in" draw:caption-point-x="-0.2402in" draw:caption-point-y="0.6028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3.8307in" draw:caption-point-x="-0.2402in" draw:caption-point-y="0.6028in">
              <dc:date>2018-07-20T00:00:00</dc:date>
              <text:p text:style-name="P1"><text:span text:style-name="T1">Về quê nghỉ ngơi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4.0803in" draw:caption-point-x="-0.2402in" draw:caption-point-y="0.6008in">
              <dc:date>2018-07-27T00:00:00</dc:date>
              <text:p text:style-name="P1"><text:span text:style-name="T1">Chuyển nhà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144" table:formula="of:=SUM([.D21:.AH21])" office:value-type="float" office:value="7">
            <text:p>7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6.3311in" svg:y="4.3213in" draw:caption-point-x="-0.2402in" draw:caption-point-y="0.6075in">
              <dc:date>2018-07-09T00:00:00</dc:date>
              <text:p text:style-name="P1"><text:span text:style-name="T1">Ở quê vào sáng nay nên mệt, xin đi trễ, 9h1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7.7988in" svg:y="4.3189in" draw:caption-point-x="-0.2402in" draw:caption-point-y="0.6098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1.0122in" svg:x="8.2878in" svg:y="4.3189in" draw:caption-point-x="-0.2402in" draw:caption-point-y="0.6098in">
              <dc:date>2018-08-21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8" draw:text-style-name="P1" svg:width="1.1413in" svg:height="1.0122in" svg:x="9.7228in" svg:y="4.3189in" draw:caption-point-x="-0.2402in" draw:caption-point-y="0.6098in">
              <dc:date>2018-07-30T00:00:00</dc:date>
              <text:p text:style-name="P1"><text:span text:style-name="T1">Về quê làm đám cưới → áp dụng chính sách cưới cho staff → vẫn chấm công bình thường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0.6358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0925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2.9189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3.3756in" svg:y="4.3189in" draw:caption-point-x="-0.2402in" draw:caption-point-y="0.6098in">
              <dc:date>2018-07-02T00:00:00</dc:date>
              <text:p text:style-name="P1"><text:span text:style-name="T1">Về quê làm đám cưới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4.328in" draw:caption-point-x="-0.2402in" draw:caption-point-y="0.6008in">
              <dc:date>2018-07-27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4.3291in" draw:caption-point-x="-0.2402in" draw:caption-point-y="0.5996in">
              <dc:date>2018-07-3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4.5701in" draw:caption-point-x="-0.2402in" draw:caption-point-y="0.6063in">
              <dc:date>2018-07-11T00:00:00</dc:date>
              <text:p text:style-name="P1"><text:span text:style-name="T1">Đau đầu, xin đi trễ, 8h4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4.5705in" draw:caption-point-x="-0.2402in" draw:caption-point-y="0.6059in">
              <dc:date>2018-07-12T00:00:00</dc:date>
              <text:p text:style-name="P1"><text:span text:style-name="T1">Kiếm chìa khóa xe, 8h41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4.5709in" draw:caption-point-x="-0.2402in" draw:caption-point-y="0.6055in">
              <dc:date>2018-07-13T00:00:00</dc:date>
              <text:p text:style-name="P1"><text:span text:style-name="T1">Ngủ quên, xin đi trễ, 8h4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9.7228in" svg:y="4.5713in" draw:caption-point-x="-0.2402in" draw:caption-point-y="0.6051in">
              <dc:date>2018-07-16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4.5748in" draw:caption-point-x="-0.2402in" draw:caption-point-y="0.601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6.1154in" svg:y="4.5768in" draw:caption-point-x="-0.2402in" draw:caption-point-y="0.5996in">
              <dc:date>2018-07-30T00:00:00</dc:date>
              <text:p text:style-name="P1"><text:span text:style-name="T1">Mệt + đau đầu, xin đi trễ, 8h5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44" table:formula="of:=SUM([.D23:.AH23])" office:value-type="float" office:value="1.5">
            <text:p>1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3.5591in" svg:y="4.815in" draw:caption-point-x="-0.2402in" draw:caption-point-y="0.6091in">
              <dc:date>2018-07-03T00:00:00</dc:date>
              <text:p text:style-name="P1"><text:span text:style-name="T1">Chở người thân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6.8205in" svg:y="4.8169in" draw:caption-point-x="-0.2402in" draw:caption-point-y="0.6071in">
              <dc:date>2018-07-10T00:00:00</dc:date>
              <text:p text:style-name="P1"><text:span text:style-name="T1">Chở người thân đi khám bệnh,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5618in" draw:caption-point-x="-0.2402in" draw:caption-point-y="0.6055in">
              <dc:date>2018-07-13T00:00:00</dc:date>
              <text:p text:style-name="P1"><text:span text:style-name="T1">Bể bánh xe, 8h37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nhNB</text:p>
          </table:table-cell>
          <table:table-cell table:style-name="ce144" table:formula="of:=SUM([.D27:.AH27])" office:value-type="float" office:value="2">
            <text:p>2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5.8059in" draw:caption-point-x="-0.2402in" draw:caption-point-y="0.6091in">
              <dc:date>2018-07-03T00:00:00</dc:date>
              <text:p text:style-name="P1"><text:span text:style-name="T1">Hư xe, xin đi trễ, 9h31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0157in" svg:y="5.8063in" draw:caption-point-x="-0.2402in" draw:caption-point-y="0.6087in">
              <dc:date>2018-07-04T00:00:00</dc:date>
              <text:p text:style-name="P1"><text:span text:style-name="T1">Đợi chị Hà, xin đi trễ, 8h50 đến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472in" svg:y="5.8059in" draw:caption-point-x="-0.2402in" draw:caption-point-y="0.6091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5.8059in" draw:caption-point-x="-0.2402in" draw:caption-point-y="0.6091in">
              <dc:date>2018-07-03T00:00:00</dc:date>
              <text:p text:style-name="P1"><text:span text:style-name="T1">Đi du lịc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5.8098in" draw:caption-point-x="-0.2402in" draw:caption-point-y="0.6051in">
              <dc:date>2018-07-16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5.8118in" draw:caption-point-x="-0.2402in" draw:caption-point-y="0.6031in">
              <dc:date>2018-07-1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5.8161in" draw:caption-point-x="-0.2402in" draw:caption-point-y="0.5988in">
              <dc:date>2018-07-31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NamTH</text:p>
          </table:table-cell>
          <table:table-cell table:style-name="ce144" table:formula="of:=SUM([.D28:.AH28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2" draw:text-style-name="P1" svg:width="1.1413in" svg:height="0.5457in" svg:x="9.7228in" svg:y="6.0575in" draw:caption-point-x="-0.2402in" draw:caption-point-y="0.6051in">
              <dc:date>2018-07-16T00:00:00</dc:date>
              <text:p text:style-name="P1"><text:span text:style-name="T1">Nhà có việc ko lên SG kịp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V</text:p>
          </table:table-cell>
          <table:table-cell table:style-name="ce144" table:formula="of:=SUM([.D29:.AH29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6.3071in" draw:caption-point-x="-0.2402in" draw:caption-point-y="0.6031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7" draw:text-style-name="P1" svg:width="1.1413in" svg:height="0.8567in" svg:x="16.1154in" svg:y="6.3094in" draw:caption-point-x="-0.2402in" draw:caption-point-y="0.6008in">
              <dc:date>2018-07-27T00:00:00</dc:date>
              <text:p text:style-name="P1"><text:span text:style-name="T1">Nhà có đám cưới, xin off sáng</text:span></text:p>
              <text:p text:style-name="P1"><text:span text:style-name="T1">Chiều về sớm, 4h30 về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6.3098in" draw:caption-point-x="-0.2402in" draw:caption-point-y="0.6004in">
              <dc:date>2018-07-27T00:00:00</dc:date>
              <text:p text:style-name="P1"><text:span text:style-name="T1">Nhà có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hanHTH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hanNM</text:p>
          </table:table-cell>
          <table:table-cell table:style-name="ce144" table:formula="of:=SUM([.D31:.AH31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6.8004in" draw:caption-point-x="-0.2402in" draw:caption-point-y="0.6051in">
              <dc:date>2018-07-16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6.8039in" draw:caption-point-x="-0.2402in" draw:caption-point-y="0.601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PV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25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tNH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2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PHQ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7.5386in" draw:caption-point-x="-0.2402in" draw:caption-point-y="0.6098in">
              <dc:date>2018-07-0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0157in" svg:y="7.5398in" draw:caption-point-x="-0.2402in" draw:caption-point-y="0.6087in">
              <dc:date>2018-07-04T00:00:00</dc:date>
              <text:p text:style-name="P1"><text:span text:style-name="T1">Bể bánh xe, xin đi trễ, 8h4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7.5406in" draw:caption-point-x="-0.2402in" draw:caption-point-y="0.6079in">
              <dc:date>2018-07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6.3311in" svg:y="7.5409in" draw:caption-point-x="-0.2402in" draw:caption-point-y="0.6075in">
              <dc:date>2018-07-09T00:00:00</dc:date>
              <text:p text:style-name="P1"><text:span text:style-name="T1">Nhà nước ngập, kẹt xe, 8h4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7.5425in" draw:caption-point-x="-0.2402in" draw:caption-point-y="0.6059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7.5433in" draw:caption-point-x="-0.2402in" draw:caption-point-y="0.6051in">
              <dc:date>2018-07-1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6358in" svg:y="7.5453in" draw:caption-point-x="-0.2402in" draw:caption-point-y="0.6031in">
              <dc:date>2018-07-19T00:00:00</dc:date>
              <text:p text:style-name="P1"><text:span text:style-name="T1">Bể bánh xe, 8h46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7.6028in" draw:caption-point-x="-0.2402in" draw:caption-point-y="0.5457in">
              <dc:date>2018-07-1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7.5469in" draw:caption-point-x="-0.2402in" draw:caption-point-y="0.6016in">
              <dc:date>2018-07-2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7.6043in" draw:caption-point-x="-0.2402in" draw:caption-point-y="0.5441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7.5476in" draw:caption-point-x="-0.2402in" draw:caption-point-y="0.6008in">
              <dc:date>2018-07-27T00:00:00</dc:date>
              <text:p text:style-name="P1"><text:span text:style-name="T1">Đau bụng, xin đi trễ, 8h39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7.5496in" draw:caption-point-x="-0.2402in" draw:caption-point-y="0.5988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VNQ</text:p>
          </table:table-cell>
          <table:table-cell table:style-name="ce144" table:formula="of:=SUM([.D35:.AH35])" office:value-type="float" office:value="5.5">
            <text:p>5.5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4.472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7.7988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1.0925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14.289in" svg:y="7.7882in" draw:caption-point-x="-0.2402in" draw:caption-point-y="0.6083in">
              <dc:date>2018-07-05T00:00:00</dc:date>
              <text:p text:style-name="P1"><text:span text:style-name="T1">Lên trường gặp giảng viên hướng dẫn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6.1154in" svg:y="7.7969in" draw:caption-point-x="-0.2402in" draw:caption-point-y="0.5996in">
              <dc:date>2018-07-30T00:00:00</dc:date>
              <text:p text:style-name="P1"><text:span text:style-name="T1">Lên trường xin chữ ký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6.572in" svg:y="7.7976in" draw:caption-point-x="-0.2402in" draw:caption-point-y="0.5988in">
              <dc:date>2018-07-31T00:00:00</dc:date>
              <text:p text:style-name="P1"><text:span text:style-name="T1">Nộp báo cáo luận văn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73" office:value-type="string">
            <text:p>PhatHDT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8.0366in" draw:caption-point-x="-0.2402in" draw:caption-point-y="0.6075in">
              <dc:date>2018-07-09T00:00:00</dc:date>
              <text:p text:style-name="P1"><text:span text:style-name="T1">Ngủ quên, 8h36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8.0425in" draw:caption-point-x="-0.2402in" draw:caption-point-y="0.6016in">
              <dc:date>2018-07-24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8.0449in" draw:caption-point-x="-0.2402in" draw:caption-point-y="0.5992in">
              <dc:date>2018-07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5" office:value-type="string">
            <text:p>PhongPT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44" table:formula="of:=SUM([.D38:.AH38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5307in" draw:caption-point-x="-0.2402in" draw:caption-point-y="0.6087in">
              <dc:date>2018-07-04T00:00:00</dc:date>
              <text:p text:style-name="P1"><text:span text:style-name="T1">Có việc gấp phải lên gặp giáo viên hướng dẫ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8.5315in" draw:caption-point-x="-0.2402in" draw:caption-point-y="0.6079in">
              <dc:date>2018-07-06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6.3311in" svg:y="8.5319in" draw:caption-point-x="-0.2402in" draw:caption-point-y="0.6075in">
              <dc:date>2018-07-09T00:00:00</dc:date>
              <text:p text:style-name="P1"><text:span text:style-name="T1">Lên trường bảo vệ khóa luậ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9.7228in" svg:y="8.535in" draw:caption-point-x="-0.2402in" draw:caption-point-y="0.6043in">
              <dc:date>2018-07-16T00:00:00</dc:date>
              <text:p text:style-name="P1"><text:span text:style-name="T1">Lên trường nộp cuốn báo cáo cuối cùng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8.5362in" draw:caption-point-x="-0.2402in" draw:caption-point-y="0.6031in">
              <dc:date>2018-07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4.289in" svg:y="8.5386in" draw:caption-point-x="-0.2402in" draw:caption-point-y="0.6008in">
              <dc:date>2018-07-27T00:00:00</dc:date>
              <text:p text:style-name="P1"><text:span text:style-name="T1">Qua ngân hàng, xin đi trễ, 9h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PhuTV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4.0157in" svg:y="8.7783in" draw:caption-point-x="-0.2402in" draw:caption-point-y="0.6087in">
              <dc:date>2018-07-04T00:00:00</dc:date>
              <text:p text:style-name="P1"><text:span text:style-name="T1">lên trường nộp khóa luận tốt nghiệp, off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8.7862in" draw:caption-point-x="-0.2402in" draw:caption-point-y="0.6008in">
              <dc:date>2018-07-27T00:00:00</dc:date>
              <text:p text:style-name="P1"><text:span text:style-name="T1">Phản biện khóa luận, off sáng</text:span></text:p>
            </office:annotation>
            <text:p>0.5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aiPA</text:p>
          </table:table-cell>
          <table:table-cell table:style-name="ce144" table:formula="of:=SUM([.D40:.AH40])" office:value-type="float" office:value="0.5">
            <text:p>0.5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9.0256in" draw:caption-point-x="-0.2402in" draw:caption-point-y="0.6091in">
              <dc:date>2018-07-03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0272in" draw:caption-point-x="-0.2402in" draw:caption-point-y="0.6075in">
              <dc:date>2018-07-06T00:00:00</dc:date>
              <text:p text:style-name="P1"><text:span text:style-name="T1">Làm giấy tờ, xin đi trễ, 9h đến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9.7228in" svg:y="9.0295in" draw:caption-point-x="-0.2402in" draw:caption-point-y="0.6051in">
              <dc:date>2018-07-1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9.089in" draw:caption-point-x="-0.2402in" draw:caption-point-y="0.5457in">
              <dc:date>2018-07-1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0319in" draw:caption-point-x="-0.2402in" draw:caption-point-y="0.6028in">
              <dc:date>2018-07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9.0331in" draw:caption-point-x="-0.2402in" draw:caption-point-y="0.6016in">
              <dc:date>2018-07-2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3.8323in" svg:y="9.0339in" draw:caption-point-x="-0.2402in" draw:caption-point-y="0.6008in">
              <dc:date>2018-07-26T00:00:00</dc:date>
              <text:p text:style-name="P1"><text:span text:style-name="T1">Chở mẹ đi khám bệnh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14.7457in" svg:y="9.0339in" draw:caption-point-x="-0.2402in" draw:caption-point-y="0.6008in">
              <dc:date>2018-07-27T00:00:00</dc:date>
              <text:p text:style-name="P1"><text:span text:style-name="T1">Bận việc cá nhân đột xuất, xin đi trễ, 8h39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6.1154in" svg:y="9.0354in" draw:caption-point-x="-0.2402in" draw:caption-point-y="0.5992in">
              <dc:date>2018-07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9.0358in" draw:caption-point-x="-0.2402in" draw:caption-point-y="0.5988in">
              <dc:date>2018-07-3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amHVH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nNN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4.472in" svg:y="9.5217in" draw:caption-point-x="-0.2402in" draw:caption-point-y="0.6083in">
              <dc:date>2018-07-05T00:00:00</dc:date>
              <text:p text:style-name="P1"><text:span text:style-name="T1">Lấy giấy tờ bảo hiểm, xin đi trễ, 9h14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9.5224in" draw:caption-point-x="-0.2402in" draw:caption-point-y="0.6075in">
              <dc:date>2018-07-09T00:00:00</dc:date>
              <text:p text:style-name="P1"><text:span text:style-name="T1">Bị số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7.3094in" svg:y="9.5224in" draw:caption-point-x="-0.2402in" draw:caption-point-y="0.6075in">
              <dc:date>2018-07-11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0.1791in" svg:y="9.526in" draw:caption-point-x="-0.2402in" draw:caption-point-y="0.6039in">
              <dc:date>2018-07-17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6.1154in" svg:y="9.5303in" draw:caption-point-x="-0.2402in" draw:caption-point-y="0.5996in">
              <dc:date>2018-07-30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144" table:formula="of:=SUM([.D43:.AH43])" office:value-type="float" office:value="0.5">
            <text:p>0.5</text:p>
          </table:table-cell>
          <table:table-cell table:style-name="ce148"/>
          <table:table-cell table:style-name="ce148" office:value-type="float" office:value="0">
            <office:annotation draw:style-name="gr4" draw:text-style-name="P1" svg:width="1.1413in" svg:height="0.3902in" svg:x="3.1024in" svg:y="9.7681in" draw:caption-point-x="-0.2402in" draw:caption-point-y="0.6094in">
              <dc:date>2018-07-02T00:00:00</dc:date>
              <text:p text:style-name="P1"><text:span text:style-name="T1">Hư xe, 8h49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9.7681in" draw:caption-point-x="-0.2402in" draw:caption-point-y="0.6094in">
              <dc:date>2018-07-03T00:00:00</dc:date>
              <text:p text:style-name="P1"><text:span text:style-name="T1">Làm thẻ ngân hàng, xin đi trễ, 9h03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5492in" svg:y="9.7748in" draw:caption-point-x="-0.2402in" draw:caption-point-y="0.6028in">
              <dc:date>2018-07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3.3756in" svg:y="9.776in" draw:caption-point-x="-0.2402in" draw:caption-point-y="0.6016in">
              <dc:date>2018-07-24T00:00:00</dc:date>
              <text:p text:style-name="P1"><text:span text:style-name="T1">Làm giấy tờ, xin đi trễ, 8h45 đến cty</text:span></text:p>
            </office:annotation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3.8323in" svg:y="9.7764in" draw:caption-point-x="-0.2402in" draw:caption-point-y="0.6012in">
              <dc:date>2018-07-26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7457in" svg:y="9.7768in" draw:caption-point-x="-0.2402in" draw:caption-point-y="0.6008in">
              <dc:date>2018-07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3.5591in" svg:y="10.0165in" draw:caption-point-x="-0.2402in" draw:caption-point-y="0.6091in">
              <dc:date>2018-07-03T00:00:00</dc:date>
              <text:p text:style-name="P1"><text:span text:style-name="T1">Rửa vết thương do té xe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6.3311in" svg:y="10.0181in" draw:caption-point-x="-0.2402in" draw:caption-point-y="0.6075in">
              <dc:date>2018-07-09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6.8205in" svg:y="10.0189in" draw:caption-point-x="-0.2402in" draw:caption-point-y="0.6067in">
              <dc:date>2018-08-07T00:00:00</dc:date>
              <text:p text:style-name="P1"><text:span text:style-name="T1">Bà nhập viện, xin off chiều. Thứ 7 sẽ làm remote bù → Đã làm bù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0.0213in" draw:caption-point-x="-0.2402in" draw:caption-point-y="0.6043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0228in" draw:caption-point-x="-0.2402in" draw:caption-point-y="0.6028in">
              <dc:date>2018-07-19T00:00:00</dc:date>
              <text:p text:style-name="P1"><text:span text:style-name="T1">Làm giấy tờ, xin đi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4.289in" svg:y="10.0248in" draw:caption-point-x="-0.2402in" draw:caption-point-y="0.6008in">
              <dc:date>2018-07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144" table:formula="of:=SUM([.D45:.AH45])" office:value-type="float" office:value="1">
            <text:p>1</text:p>
          </table:table-cell>
          <table:table-cell table:style-name="ce148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10.2654in" draw:caption-point-x="-0.2402in" draw:caption-point-y="0.6079in">
              <dc:date>2018-07-06T00:00:00</dc:date>
              <text:p text:style-name="P1"><text:span text:style-name="T1">Không khỏe, 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0.2669in" draw:caption-point-x="-0.2402in" draw:caption-point-y="0.6063in">
              <dc:date>2018-07-11T00:00:00</dc:date>
              <text:p text:style-name="P1"><text:span text:style-name="T1">Qua ngân hàng, xin đi trễ, 8h55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144" table:formula="of:=SUM([.D46:.AH46])" office:value-type="float" office:value="2.5">
            <text:p>2.5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0.5102in" draw:caption-point-x="-0.2402in" draw:caption-point-y="0.6106in">
              <dc:date>2018-06-25T00:00:00</dc:date>
              <text:p text:style-name="P1"><text:span text:style-name="T1">Trừ 1h về sớm mỗi ngày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6.3311in" svg:y="10.5157in" draw:caption-point-x="-0.2402in" draw:caption-point-y="0.6051in">
              <dc:date>2018-07-16T00:00:00</dc:date>
              <text:p text:style-name="P1"><text:span text:style-name="T1">Trừ 1h về sớm mỗi ngày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6.8205in" svg:y="10.5138in" draw:caption-point-x="-0.2402in" draw:caption-point-y="0.6071in">
              <dc:date>2018-07-10T00:00:00</dc:date>
              <text:p text:style-name="P1"><text:span text:style-name="T1">Bận việc gia đình, xin đi trễ, 9h09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3094in" svg:y="10.5146in" draw:caption-point-x="-0.2402in" draw:caption-point-y="0.6063in">
              <dc:date>2018-07-11T00:00:00</dc:date>
              <text:p text:style-name="P1"><text:span text:style-name="T1">Kẹt xe, 8h54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0.5181in" draw:caption-point-x="-0.2402in" draw:caption-point-y="0.6028in">
              <dc:date>2018-07-1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5181in" draw:caption-point-x="-0.2402in" draw:caption-point-y="0.6028in">
              <dc:date>2018-07-20T00:00:00</dc:date>
              <text:p text:style-name="P1"><text:span text:style-name="T1">Qua lấy nem chả, 8h36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0.5768in" draw:caption-point-x="-0.2402in" draw:caption-point-y="0.5441in">
              <dc:date>2018-07-24T00:00:00</dc:date>
              <text:p text:style-name="P1"><text:span text:style-name="T1">Kẹt xe, 8h346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4.289in" svg:y="10.5201in" draw:caption-point-x="-0.2402in" draw:caption-point-y="0.6008in">
              <dc:date>2018-07-27T00:00:00</dc:date>
              <text:p text:style-name="P1"><text:span text:style-name="T1">Mẹ ốm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nhCH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5591in" svg:y="11.0071in" draw:caption-point-x="-0.2402in" draw:caption-point-y="0.6091in">
              <dc:date>2018-07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1.0083in" draw:caption-point-x="-0.2402in" draw:caption-point-y="0.6079in">
              <dc:date>2018-07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7.3094in" svg:y="11.0098in" draw:caption-point-x="-0.2402in" draw:caption-point-y="0.6063in">
              <dc:date>2018-07-11T00:00:00</dc:date>
              <text:p text:style-name="P1"><text:span text:style-name="T1">Lên phường làm giấy tờ, xin đi trễ, 9h48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1.0102in" draw:caption-point-x="-0.2402in" draw:caption-point-y="0.6059in">
              <dc:date>2018-07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11.0106in" draw:caption-point-x="-0.2402in" draw:caption-point-y="0.6055in">
              <dc:date>2018-07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1.0118in" draw:caption-point-x="-0.2402in" draw:caption-point-y="0.6043in">
              <dc:date>2018-07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1.0925in" svg:y="11.0134in" draw:caption-point-x="-0.2402in" draw:caption-point-y="0.6028in">
              <dc:date>2018-07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2.9189in" svg:y="11.0146in" draw:caption-point-x="-0.2402in" draw:caption-point-y="0.6016in">
              <dc:date>2018-07-24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1.0173in" draw:caption-point-x="-0.2402in" draw:caption-point-y="0.5988in">
              <dc:date>2018-07-3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144" table:formula="of:=SUM([.D49:.AH49])" office:value-type="float" office:value="2">
            <text:p>2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11.2539in" draw:caption-point-x="-0.2402in" draw:caption-point-y="0.6098in">
              <dc:date>2018-07-02T00:00:00</dc:date>
              <text:p text:style-name="P1"><text:span text:style-name="T1">Bận việc riêng ở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1.5492in" svg:y="11.2535in" draw:caption-point-x="-0.2402in" draw:caption-point-y="0.6102in">
              <dc:date>2018-06-04T00:00:00</dc:date>
              <text:p text:style-name="P1"><text:span text:style-name="T1">Chuẩn bị làm đám hỏi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44" table:formula="of:=SUM([.D50:.AH50])" office:value-type="float" office:value="2.5">
            <text:p>2.5</text:p>
          </table:table-cell>
          <table:table-cell table:style-name="ce148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4.0157in" svg:y="11.5028in" draw:caption-point-x="-0.2402in" draw:caption-point-y="0.6087in">
              <dc:date>2018-07-04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6.8205in" svg:y="11.5043in" draw:caption-point-x="-0.2402in" draw:caption-point-y="0.6071in">
              <dc:date>2018-07-10T00:00:00</dc:date>
              <text:p text:style-name="P1"><text:span text:style-name="T1">Mệt trong người, xin đi trễ, 10h20 đến cty → tính off sáng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0.1791in" svg:y="11.5063in" draw:caption-point-x="-0.2402in" draw:caption-point-y="0.6051in">
              <dc:date>2018-07-16T00:00:00</dc:date>
              <text:p text:style-name="P1"><text:span text:style-name="T1">Giỗ ba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10.6358in" svg:y="11.5083in" draw:caption-point-x="-0.2402in" draw:caption-point-y="0.6031in">
              <dc:date>2018-07-19T00:00:00</dc:date>
              <text:p text:style-name="P1"><text:span text:style-name="T1">Mệt, off sáng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3.3756in" svg:y="11.5098in" draw:caption-point-x="-0.2402in" draw:caption-point-y="0.6016in">
              <dc:date>2018-07-24T00:00:00</dc:date>
              <text:p text:style-name="P1"><text:span text:style-name="T1">Mất thẻ xe, xin đi trễ, 8h38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uyNTX</text:p>
          </table:table-cell>
          <table:table-cell table:style-name="ce144" table:formula="of:=SUM([.D51:.AH51])" office:value-type="float" office:value="1.5">
            <text:p>1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7.3094in" svg:y="11.7531in" draw:caption-point-x="-0.2402in" draw:caption-point-y="0.6059in">
              <dc:date>2018-07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12.9189in" svg:y="11.7575in" draw:caption-point-x="-0.2402in" draw:caption-point-y="0.6016in">
              <dc:date>2018-07-24T00:00:00</dc:date>
              <text:p text:style-name="P1"><text:span text:style-name="T1">Đau bụng, xin đi trễ, 10h07 đến cty → tính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144" table:formula="of:=SUM([.D52:.AH52])" office:value-type="float" office:value="1">
            <text:p>1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6.3311in" svg:y="11.9992in" draw:caption-point-x="-0.2402in" draw:caption-point-y="0.6075in">
              <dc:date>2018-07-09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0028in" draw:caption-point-x="-0.2402in" draw:caption-point-y="0.6039in">
              <dc:date>2018-07-17T00:00:00</dc:date>
              <text:p text:style-name="P1"><text:span text:style-name="T1">Bị mệt, xin đi trễ, 9h54 đến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572in" svg:y="12.0083in" draw:caption-point-x="-0.2402in" draw:caption-point-y="0.5984in">
              <dc:date>2018-07-31T00:00:00</dc:date>
              <text:p text:style-name="P1"><text:span text:style-name="T1">Đau đầum xin đi trễ, 9h17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144" table:formula="of:=SUM([.D53:.AH53])" office:value-type="float" office:value="0.5">
            <text:p>0.5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0.1791in" svg:y="12.2504in" draw:caption-point-x="-0.2402in" draw:caption-point-y="0.6043in">
              <dc:date>2018-07-17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8567in" svg:x="13.8323in" svg:y="12.2535in" draw:caption-point-x="-0.2402in" draw:caption-point-y="0.6012in">
              <dc:date>2018-07-31T00:00:00</dc:date>
              <text:p text:style-name="P1"><text:span text:style-name="T1">Bận việc <text:s/>gia đình, xin off chiều, sẽ làm bù sau → Đã làm bù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16.572in" svg:y="12.2559in" draw:caption-point-x="-0.2402in" draw:caption-point-y="0.5988in">
              <dc:date>2018-07-31T00:00:00</dc:date>
              <text:p text:style-name="P1"><text:span text:style-name="T1">Bận việc cá nhân đột xuất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5" table:formula="of:=SUM([.D4:.AH4])" office:value-type="float" office:value="2.5">
            <text:p>2.5</text:p>
          </table:table-cell>
          <table:table-cell table:style-name="ce159" table:number-columns-repeated="12"/>
          <table:table-cell table:style-name="ce159" office:value-type="float" office:value="0.5">
            <office:annotation draw:style-name="gr3" draw:text-style-name="P1" svg:width="1.1413in" svg:height="0.7012in" svg:x="8.2878in" svg:y="0.1709in" draw:caption-point-x="-0.2402in" draw:caption-point-y="0.5472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1709in" draw:caption-point-x="-0.2402in" draw:caption-point-y="0.5472in">
              <dc:date>2018-08-14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1134in" draw:caption-point-x="-0.2402in" draw:caption-point-y="0.6047in">
              <dc:date>2018-08-15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0.1142in" draw:caption-point-x="-0.2402in" draw:caption-point-y="0.6039in">
              <dc:date>2018-08-17T00:00:00</dc:date>
              <text:p text:style-name="P1"><text:span text:style-name="T1">Ghé nhà xe lấy đồ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1.5492in" svg:y="0.1724in" draw:caption-point-x="-0.2402in" draw:caption-point-y="0.5457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style-name="ce159" office:value-type="float" office:value="1">
            <office:annotation draw:style-name="gr6" draw:text-style-name="P1" svg:width="1.1413in" svg:height="0.2634in" svg:x="12.0059in" svg:y="0.1157in" draw:caption-point-x="-0.2402in" draw:caption-point-y="0.6024in">
              <dc:date>2018-08-2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0.1744in" draw:caption-point-x="-0.2402in" draw:caption-point-y="0.5437in">
              <dc:date>2018-08-24T00:00:00</dc:date>
              <text:p text:style-name="P1"><text:span text:style-name="T1">Mệt, dậy muộn, 8h3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3" draw:text-style-name="P1" svg:width="1.1413in" svg:height="0.7012in" svg:x="14.7457in" svg:y="0.1748in" draw:caption-point-x="-0.2402in" draw:caption-point-y="0.5433in">
              <dc:date>2018-08-14T00:00:00</dc:date>
              <text:p text:style-name="P1"><text:span text:style-name="T1">Làm đồ án tốt nghiệp, làm remote buổi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0.1189in" draw:caption-point-x="-0.2402in" draw:caption-point-y="0.5992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19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0.3677in" draw:caption-point-x="-0.2402in" draw:caption-point-y="0.598in">
              <dc:date>2018-08-31T00:00:00</dc:date>
              <text:p text:style-name="P1"><text:span text:style-name="T1">Thức khuya làm mail tech dept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5" table:formula="of:=SUM([.D6:.AH6])" office:value-type="float" office:value="2.5">
            <text:p>2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0.6004in" draw:caption-point-x="-0.2402in" draw:caption-point-y="0.613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4.9287in" svg:y="0.6016in" draw:caption-point-x="-0.2402in" draw:caption-point-y="0.6118in">
              <dc:date>2018-08-06T00:00:00</dc:date>
              <text:p text:style-name="P1"><text:span text:style-name="T1">Đau đầu, xin đi trễ, off sáng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0.6071in" draw:caption-point-x="-0.2402in" draw:caption-point-y="0.6063in">
              <dc:date>2018-08-14T00:00:00</dc:date>
              <text:p text:style-name="P1"><text:span text:style-name="T1">Xin đi trễ → 2h02 đến cty →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0.6079in" draw:caption-point-x="-0.2402in" draw:caption-point-y="0.6055in">
              <dc:date>2018-08-14T00:00:00</dc:date>
              <text:p text:style-name="P1"><text:span text:style-name="T1">Bận việc nhà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0.6661in" draw:caption-point-x="-0.2402in" draw:caption-point-y="0.5472in">
              <dc:date>2018-08-15T00:00:00</dc:date>
              <text:p text:style-name="P1"><text:span text:style-name="T1">Ngủ quên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0.6102in" draw:caption-point-x="-0.2402in" draw:caption-point-y="0.6031in">
              <dc:date>2018-08-20T00:00:00</dc:date>
              <text:p text:style-name="P1"><text:span text:style-name="T1">Ngủ quên, 9h08 đến cty</text:span></text:p>
            </office:annotation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0.611in" draw:caption-point-x="-0.2402in" draw:caption-point-y="0.6024in">
              <dc:date>2018-08-21T00:00:00</dc:date>
              <text:p text:style-name="P1"><text:span text:style-name="T1">Đau đầu, xin đi trễ → xin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0.6126in" draw:caption-point-x="-0.2402in" draw:caption-point-y="0.6008in">
              <dc:date>2018-08-27T00:00:00</dc:date>
              <text:p text:style-name="P1"><text:span text:style-name="T1">Đau đầu, xin đi trễ, 9h5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0.6134in" draw:caption-point-x="-0.2402in" draw:caption-point-y="0.6in">
              <dc:date>2018-08-28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16.572in" svg:y="0.6154in" draw:caption-point-x="-0.2402in" draw:caption-point-y="0.598in">
              <dc:date>2018-09-04T00:00:00</dc:date>
              <text:p text:style-name="P1"><text:span text:style-name="T1">Ngủ quên, xin đi trẽ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3.1024in" svg:y="0.8484in" draw:caption-point-x="-0.2402in" draw:caption-point-y="0.6126in">
              <dc:date>2018-08-02T00:00:00</dc:date>
              <text:p text:style-name="P1"><text:span text:style-name="T1">Bận việc cá nhân đột xuất → xin off sáng → 9h4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5" table:formula="of:=SUM([.D8:.AH8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1.1071in" draw:caption-point-x="-0.2402in" draw:caption-point-y="0.6016in">
              <dc:date>2018-08-23T00:00:00</dc:date>
              <text:p text:style-name="P1"><text:span text:style-name="T1">Xin về sớm ra sân bay, 3h33 về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2.9189in" svg:y="1.0933in" draw:caption-point-x="-0.2402in" draw:caption-point-y="0.6154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3.3756in" svg:y="1.0929in" draw:caption-point-x="-0.2402in" draw:caption-point-y="0.6157in">
              <dc:date>2018-07-20T00:00:00</dc:date>
              <text:p text:style-name="P1"><text:span text:style-name="T1">Về quê với gia đình</text:span></text:p>
            </office:annotation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1.1098in" draw:caption-point-x="-0.2402in" draw:caption-point-y="0.5988in">
              <dc:date>2018-08-30T00:00:00</dc:date>
              <text:p text:style-name="P1"><text:span text:style-name="T1">Đau bụ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55" table:formula="of:=SUM([.D9:.AH9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.4012in" draw:caption-point-x="-0.2402in" draw:caption-point-y="0.5555in">
              <dc:date>2018-08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1.3441in" draw:caption-point-x="-0.2402in" draw:caption-point-y="0.6126in">
              <dc:date>2018-08-02T00:00:00</dc:date>
              <text:p text:style-name="P1"><text:span text:style-name="T1">Lủng bánh xe, xin đi trễ, 9h03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.3445in" draw:caption-point-x="-0.2402in" draw:caption-point-y="0.6122in">
              <dc:date>2018-08-0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.3449in" draw:caption-point-x="-0.2402in" draw:caption-point-y="0.6118in">
              <dc:date>2018-08-06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6.3311in" svg:y="1.3484in" draw:caption-point-x="-0.2402in" draw:caption-point-y="0.6083in">
              <dc:date>2018-08-09T00:00:00</dc:date>
              <text:p text:style-name="P1"><text:span text:style-name="T1">Bị sốt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.352in" draw:caption-point-x="-0.2402in" draw:caption-point-y="0.6047in">
              <dc:date>2018-08-1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.3524in" draw:caption-point-x="-0.2402in" draw:caption-point-y="0.6043in">
              <dc:date>2018-08-16T00:00:00</dc:date>
              <text:p text:style-name="P1"><text:span text:style-name="T1">Ngủ quên, xin đi trễ, 8h5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.3567in" draw:caption-point-x="-0.2402in" draw:caption-point-y="0.6in">
              <dc:date>2018-08-28T00:00:00</dc:date>
              <text:p text:style-name="P1"><text:span text:style-name="T1">Ngủ quên, 8h5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.3587in" draw:caption-point-x="-0.2402in" draw:caption-point-y="0.598in">
              <dc:date>2018-08-31T00:00:00</dc:date>
              <text:p text:style-name="P1"><text:span text:style-name="T1">Kẹt xe, 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55" table:formula="of:=SUM([.D10:.AH10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ongDN</text:p>
          </table:table-cell>
          <table:table-cell table:style-name="ce155" table:formula="of:=SUM([.D11:.AH11])" office:value-type="float" office:value="4">
            <text:p>4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.8402in" draw:caption-point-x="-0.2402in" draw:caption-point-y="0.6118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.8402in" draw:caption-point-x="-0.2402in" draw:caption-point-y="0.6118in">
              <dc:date>2018-08-06T00:00:00</dc:date>
              <text:p text:style-name="P1"><text:span text:style-name="T1">Đi du lịch với công ty vợ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1154in" svg:y="1.8528in" draw:caption-point-x="-0.2402in" draw:caption-point-y="0.5992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.8528in" draw:caption-point-x="-0.2402in" draw:caption-point-y="0.5992in">
              <dc:date>2018-08-30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yNM</text:p>
          </table:table-cell>
          <table:table-cell table:style-name="ce155" table:formula="of:=SUM([.D12:.AH1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2.089in" draw:caption-point-x="-0.2402in" draw:caption-point-y="0.6106in">
              <dc:date>2018-08-07T00:00:00</dc:date>
              <text:p text:style-name="P1"><text:span text:style-name="T1">Mệt, dậy muộn, 9h20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7" draw:text-style-name="P1" svg:width="1.1413in" svg:height="0.8567in" svg:x="6.8205in" svg:y="2.0854in" draw:caption-point-x="-0.2402in" draw:caption-point-y="0.6142in">
              <dc:date>2018-09-28T00:00:00</dc:date>
              <text:p text:style-name="P1"><text:span text:style-name="T1">Chuẩn bị cho đám cưới</text:span></text:p>
              <text:p text:style-name="P1"><text:span text:style-name="T1">---&gt; Không tính off theo chính sách cưới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7" draw:text-style-name="P1" svg:width="1.1413in" svg:height="0.8567in" svg:x="8.2878in" svg:y="2.0854in" draw:caption-point-x="-0.2402in" draw:caption-point-y="0.6142in">
              <dc:date>2018-09-28T00:00:00</dc:date>
              <text:p text:style-name="P1"><text:span text:style-name="T1">Chuẩn bị cho đám cưới</text:span></text:p>
              <text:p text:style-name="P1"><text:span text:style-name="T1">---&gt; Không tính off theo chính sách cưới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2.098in" draw:caption-point-x="-0.2402in" draw:caption-point-y="0.6016in">
              <dc:date>2018-08-23T00:00:00</dc:date>
              <text:p text:style-name="P1"><text:span text:style-name="T1">Bận việc cá nhân, xin đi trễ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enLT</text:p>
          </table:table-cell>
          <table:table-cell table:style-name="ce155" table:formula="of:=SUM([.D13:.AH1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GiauNV</text:p>
          </table:table-cell>
          <table:table-cell table:style-name="ce155" table:formula="of:=SUM([.D14:.AH14])" office:value-type="float" office:value="2.5">
            <text:p>2.5</text:p>
          </table:table-cell>
          <table:table-cell table:style-name="ce159" office:value-type="float" office:value="1">
            <office:annotation draw:style-name="gr4" draw:text-style-name="P1" svg:width="1.1413in" svg:height="0.3902in" svg:x="2.6457in" svg:y="2.5819in" draw:caption-point-x="-0.2402in" draw:caption-point-y="0.613in">
              <dc:date>2018-08-01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2.5827in" draw:caption-point-x="-0.2402in" draw:caption-point-y="0.6122in">
              <dc:date>2018-08-03T00:00:00</dc:date>
              <text:p text:style-name="P1"><text:span text:style-name="T1">Ra ngân hàng, xin đi trễ, 8h51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11.5492in" svg:y="2.5929in" draw:caption-point-x="-0.2402in" draw:caption-point-y="0.602in">
              <dc:date>2018-08-21T00:00:00</dc:date>
              <text:p text:style-name="P1"><text:span text:style-name="T1">Bận việc riêng xin về sơm → 4h về → đã làm bù thứ 3</text:span></text:p>
            </office:annotation>
            <text:p>0</text:p>
          </table:table-cell>
          <table:table-cell table:style-name="ce159" office:value-type="float" office:value="1">
            <office:annotation draw:style-name="gr9" draw:text-style-name="P1" svg:width="1.1413in" svg:height="1.1677in" svg:x="12.0059in" svg:y="2.5925in" draw:caption-point-x="-0.2402in" draw:caption-point-y="0.6024in">
              <dc:date>2018-08-21T00:00:00</dc:date>
              <text:p text:style-name="P1"><text:span text:style-name="T1">Ghé ngân hàng, xin đi trễ</text:span></text:p>
              <text:p text:style-name="P1"><text:span text:style-name="T1">Bận việc cá nhân, off sáng</text:span></text:p>
              <text:p text:style-name="P1"><text:span text:style-name="T1">Xin phép 3h đến cty làm bù cho hôm qua về sớm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2.5953in" draw:caption-point-x="-0.2402in" draw:caption-point-y="0.5996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16.1154in" svg:y="2.6531in" draw:caption-point-x="-0.2402in" draw:caption-point-y="0.5417in">
              <dc:date>2018-08-30T00:00:00</dc:date>
              <text:p text:style-name="P1"><text:span text:style-name="T1">Hqua hơi quá chén, 8h39 đến cty</text:span></text:p>
              <text:p text:style-name="P1"><text:span text:style-name="T1">Sức khỏe không tốt, xin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74" office:value-type="string">
            <text:p>HaTH</text:p>
          </table:table-cell>
          <table:table-cell table:style-name="ce155" table:formula="of:=SUM([.D15:.AH15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2.887in" draw:caption-point-x="-0.2402in" draw:caption-point-y="0.5555in">
              <dc:date>2018-08-0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2.8307in" draw:caption-point-x="-0.2402in" draw:caption-point-y="0.6118in">
              <dc:date>2018-08-03T00:00:00</dc:date>
              <text:p text:style-name="P1"><text:span text:style-name="T1">Tối qua ở cty làm tới 12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2.8307in" draw:caption-point-x="-0.2402in" draw:caption-point-y="0.6118in">
              <dc:date>2018-08-06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5.3854in" svg:y="2.8319in" draw:caption-point-x="-0.2402in" draw:caption-point-y="0.6106in">
              <dc:date>2018-08-07T00:00:00</dc:date>
              <text:p text:style-name="P1"><text:span text:style-name="T1">8h35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2.8339in" draw:caption-point-x="-0.2402in" draw:caption-point-y="0.6087in">
              <dc:date>2018-08-0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3311in" svg:y="2.8343in" draw:caption-point-x="-0.2402in" draw:caption-point-y="0.6083in">
              <dc:date>2018-08-09T00:00:00</dc:date>
              <text:p text:style-name="P1"><text:span text:style-name="T1">Bận việc gia đình, 8h39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2.8354in" draw:caption-point-x="-0.2402in" draw:caption-point-y="0.6071in">
              <dc:date>2018-08-1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2.8362in" draw:caption-point-x="-0.2402in" draw:caption-point-y="0.6063in">
              <dc:date>2018-08-13T00:00:00</dc:date>
              <text:p text:style-name="P1"><text:span text:style-name="T1">Kẹt xe, 8h45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2.8409in" draw:caption-point-x="-0.2402in" draw:caption-point-y="0.6016in">
              <dc:date>2018-08-23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2.8406in" draw:caption-point-x="-0.2402in" draw:caption-point-y="0.602in">
              <dc:date>2018-08-24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2.8406in" draw:caption-point-x="-0.2402in" draw:caption-point-y="0.602in">
              <dc:date>2018-08-2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2.8425in" draw:caption-point-x="-0.2402in" draw:caption-point-y="0.6in">
              <dc:date>2018-08-28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2.9008in" draw:caption-point-x="-0.2402in" draw:caption-point-y="0.5417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iNM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3.0772in" draw:caption-point-x="-0.2402in" draw:caption-point-y="0.613in">
              <dc:date>2018-08-01T00:00:00</dc:date>
              <text:p text:style-name="P1"><text:span text:style-name="T1">Bận việc gia đình, 8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3.078in" draw:caption-point-x="-0.2402in" draw:caption-point-y="0.6122in">
              <dc:date>2018-08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3.0831in" draw:caption-point-x="-0.2402in" draw:caption-point-y="0.6071in">
              <dc:date>2018-08-10T00:00:00</dc:date>
              <text:p text:style-name="P1"><text:span text:style-name="T1">Bận việc gia đình, 8h46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8.7768in" svg:y="3.0846in" draw:caption-point-x="-0.2402in" draw:caption-point-y="0.6055in">
              <dc:date>2018-08-14T00:00:00</dc:date>
              <text:p text:style-name="P1"><text:span text:style-name="T1">Bận việc gia đình, xin đi trễ, 8h5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9.7228in" svg:y="3.0862in" draw:caption-point-x="-0.2402in" draw:caption-point-y="0.6039in">
              <dc:date>2018-08-16T00:00:00</dc:date>
              <text:p text:style-name="P1"><text:span text:style-name="T1">Bận việc nahf, xin đi trễ, 9h40 đến cty → sẽ làm bù sau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3.3756in" svg:y="3.089in" draw:caption-point-x="-0.2402in" draw:caption-point-y="0.6012in">
              <dc:date>2018-08-24T00:00:00</dc:date>
              <text:p text:style-name="P1"><text:span text:style-name="T1">Bận việc gđ, xin đi trễ, 9h15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14.7457in" svg:y="3.089in" draw:caption-point-x="-0.2402in" draw:caption-point-y="0.6012in">
              <dc:date>2018-08-27T00:00:00</dc:date>
              <text:p text:style-name="P1"><text:span text:style-name="T1">Bận việc gđ, 8h40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3.1484in" draw:caption-point-x="-0.2402in" draw:caption-point-y="0.5417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ngDTT</text:p>
          </table:table-cell>
          <table:table-cell table:style-name="ce155" table:formula="of:=SUM([.D17:.AH17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3.326in" draw:caption-point-x="-0.2402in" draw:caption-point-y="0.6122in">
              <dc:date>2018-08-02T00:00:00</dc:date>
              <text:p text:style-name="P1"><text:span text:style-name="T1">Mệt, ngủ quên, xin đi trễ, 9h10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3.3366in" draw:caption-point-x="-0.2402in" draw:caption-point-y="0.6016in">
              <dc:date>2018-08-23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TTH</text:p>
          </table:table-cell>
          <table:table-cell table:style-name="ce155" table:formula="of:=SUM([.D18:.AH1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3.5811in" draw:caption-point-x="-0.2402in" draw:caption-point-y="0.6047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nNV</text:p>
          </table:table-cell>
          <table:table-cell table:style-name="ce155" table:formula="of:=SUM([.D19:.AH19])" office:value-type="float" office:value="9.5">
            <text:p>9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office:annotation draw:style-name="gr6" draw:text-style-name="P1" svg:width="1.1413in" svg:height="0.2634in" svg:x="3.1024in" svg:y="3.8213in" draw:caption-point-x="-0.2402in" draw:caption-point-y="0.6122in">
              <dc:date>2018-08-02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number-columns-repeated="2"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8.7768in" svg:y="3.8303in" draw:caption-point-x="-0.2402in" draw:caption-point-y="0.6031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2" draw:text-style-name="P1" svg:width="1.1413in" svg:height="0.5457in" svg:x="9.2661in" svg:y="3.8303in" draw:caption-point-x="-0.2402in" draw:caption-point-y="0.6031in">
              <dc:date>2018-08-20T00:00:00</dc:date>
              <text:p text:style-name="P1"><text:span text:style-name="T1">Đến cty trễ hơn 10h – tính 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9.7228in" svg:y="3.8303in" draw:caption-point-x="-0.2402in" draw:caption-point-y="0.6031in">
              <dc:date>2018-08-20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0.5">
            <office:annotation draw:style-name="gr6" draw:text-style-name="P1" svg:width="1.1413in" svg:height="0.2634in" svg:x="10.1791in" svg:y="3.8303in" draw:caption-point-x="-0.2402in" draw:caption-point-y="0.6031in">
              <dc:date>2018-08-20T00:00:00</dc:date>
              <text:p text:style-name="P1"><text:span text:style-name="T1">Off chiều</text:span></text:p>
            </office:annotation>
            <text:p>0.5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12.0059in" svg:y="3.8311in" draw:caption-point-x="-0.2402in" draw:caption-point-y="0.6024in">
              <dc:date>2018-08-21T00:00:00</dc:date>
              <text:p text:style-name="P1"><text:span text:style-name="T1">Off sáng</text:span></text:p>
            </office:annotation>
            <text:p>0.5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.5">
            <text:p>0.5</text:p>
          </table:table-cell>
          <table:table-cell table:style-name="ce159" office:value-type="float" office:value="1">
            <text:p>1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pNH</text:p>
          </table:table-cell>
          <table:table-cell table:style-name="ce155" table:formula="of:=SUM([.D20:.AH20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4.0689in" draw:caption-point-x="-0.2402in" draw:caption-point-y="0.6122in">
              <dc:date>2018-08-02T00:00:00</dc:date>
              <text:p text:style-name="P1"><text:span text:style-name="T1">Bận việc riêng, xin đi trễ, 9h11 đến cty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3.5591in" svg:y="4.0689in" draw:caption-point-x="-0.2402in" draw:caption-point-y="0.6122in">
              <dc:date>2018-08-03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4.0728in" draw:caption-point-x="-0.2402in" draw:caption-point-y="0.6083in">
              <dc:date>2018-08-08T00:00:00</dc:date>
              <text:p text:style-name="P1"><text:span text:style-name="T1">Mệt trong người, 8h34 đến cty</text:span></text:p>
            </office:annotation>
            <text:p>0</text:p>
          </table:table-cell>
          <table:table-cell table:style-name="ce159" office:value-type="float" office:value="0.5">
            <office:annotation draw:style-name="gr3" draw:text-style-name="P1" svg:width="1.1413in" svg:height="0.7012in" svg:x="6.3311in" svg:y="4.0728in" draw:caption-point-x="-0.2402in" draw:caption-point-y="0.6083in">
              <dc:date>2018-08-09T00:00:00</dc:date>
              <text:p text:style-name="P1"><text:span text:style-name="T1">Chở em trai xuống Thủ Đức đăng ký KTX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4.0795in" draw:caption-point-x="-0.2402in" draw:caption-point-y="0.6016in">
              <dc:date>2018-08-23T00:00:00</dc:date>
              <text:p text:style-name="P1"><text:span text:style-name="T1">Bận việc cá nhân, xin đi trễ, 9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5" table:formula="of:=SUM([.D21:.AH2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55" table:formula="of:=SUM([.D22:.AH22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55" table:formula="of:=SUM([.D23:.AH23])" office:value-type="float" office:value="2.5">
            <text:p>2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4.8118in" draw:caption-point-x="-0.2402in" draw:caption-point-y="0.6122in">
              <dc:date>2018-08-03T00:00:00</dc:date>
              <text:p text:style-name="P1"><text:span text:style-name="T1">Hqua làm về trễ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4.8177in" draw:caption-point-x="-0.2402in" draw:caption-point-y="0.6063in">
              <dc:date>2018-08-13T00:00:00</dc:date>
              <text:p text:style-name="P1"><text:span text:style-name="T1">Ngủ quên, xin đi trễ, 8h41 đến cty</text:span></text:p>
            </office:annotation>
            <text:p>0</text:p>
          </table:table-cell>
          <table:table-cell table:style-name="ce159" office:value-type="float" office:value="0.5">
            <office:annotation draw:style-name="gr8" draw:text-style-name="P1" svg:width="1.1413in" svg:height="1.0122in" svg:x="8.7768in" svg:y="4.8185in" draw:caption-point-x="-0.2402in" draw:caption-point-y="0.6055in">
              <dc:date>2018-08-14T00:00:00</dc:date>
              <text:p text:style-name="P1"><text:span text:style-name="T1">đau thắt bụng + nhợn nhợn ở cổ, xin phép về sớm + off chiều (đã báo pm), 10h55 về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0.1791in" svg:y="4.8201in" draw:caption-point-x="-0.2402in" draw:caption-point-y="0.6039in">
              <dc:date>2018-08-17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4.8224in" draw:caption-point-x="-0.2402in" draw:caption-point-y="0.6016in">
              <dc:date>2018-08-23T00:00:00</dc:date>
              <text:p text:style-name="P1"><text:span text:style-name="T1">Đi lầy đồ, xin đi trễ, 8h3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10" draw:text-style-name="P3" svg:width="1.1413in" svg:height="0.4516in" svg:x="14.7457in" svg:y="4.8232in" draw:caption-point-x="-0.2402in" draw:caption-point-y="0.6008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style-name="ce159" office:value-type="float" office:value="1">
            <office:annotation draw:style-name="gr10" draw:text-style-name="P3" svg:width="1.1413in" svg:height="0.4516in" svg:x="15.202in" svg:y="4.8232in" draw:caption-point-x="-0.2402in" draw:caption-point-y="0.6008in">
              <dc:date>2018-08-27T00:00:00</dc:date>
              <text:p text:style-name="P3"><text:span text:style-name="T3">về quê làm giấy tờ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5.0598in" draw:caption-point-x="-0.2402in" draw:caption-point-y="0.6118in">
              <dc:date>2018-08-03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5.0598in" draw:caption-point-x="-0.2402in" draw:caption-point-y="0.6118in">
              <dc:date>2018-08-06T00:00:00</dc:date>
              <text:p text:style-name="P1"><text:span text:style-name="T1">Đau bụng, xin đi trễ, 9h0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5.061in" draw:caption-point-x="-0.2402in" draw:caption-point-y="0.6106in">
              <dc:date>2018-08-07T00:00:00</dc:date>
              <text:p text:style-name="P1"><text:span text:style-name="T1">Té xe, 8h36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5.063in" draw:caption-point-x="-0.2402in" draw:caption-point-y="0.6087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3311in" svg:y="5.0638in" draw:caption-point-x="-0.2402in" draw:caption-point-y="0.6079in">
              <dc:date>2018-08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6" draw:text-style-name="P1" svg:width="1.1413in" svg:height="0.2634in" svg:x="6.8205in" svg:y="5.0646in" draw:caption-point-x="-0.2402in" draw:caption-point-y="0.6071in">
              <dc:date>2018-08-10T00:00:00</dc:date>
              <text:p text:style-name="P1"><text:span text:style-name="T1">Xe hư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5.0654in" draw:caption-point-x="-0.2402in" draw:caption-point-y="0.6063in">
              <dc:date>2018-08-13T00:00:00</dc:date>
              <text:p text:style-name="P1"><text:span text:style-name="T1">Mệt, xin đi trễ, 8h41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5.0681in" draw:caption-point-x="-0.2402in" draw:caption-point-y="0.6035in">
              <dc:date>2018-08-17T00:00:00</dc:date>
              <text:p text:style-name="P1"><text:span text:style-name="T1">Lấy thuốc cho ba, xin đi trễ, 8h58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5.0685in" draw:caption-point-x="-0.2402in" draw:caption-point-y="0.6031in">
              <dc:date>2018-08-20T00:00:00</dc:date>
              <text:p text:style-name="P1"><text:span text:style-name="T1">Xe vô trễ, xin đi trễ, 9h1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5.0701in" draw:caption-point-x="-0.2402in" draw:caption-point-y="0.6016in">
              <dc:date>2018-08-23T00:00:00</dc:date>
              <text:p text:style-name="P1"><text:span text:style-name="T1">Ngủ quên, 8h4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5.0697in" draw:caption-point-x="-0.2402in" draw:caption-point-y="0.602in">
              <dc:date>2018-08-24T00:00:00</dc:date>
              <text:p text:style-name="P1"><text:span text:style-name="T1">Quên đồ quay về lấy 8h38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5.0717in" draw:caption-point-x="-0.2402in" draw:caption-point-y="0.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5.072in" draw:caption-point-x="-0.2402in" draw:caption-point-y="0.5996in">
              <dc:date>2018-08-29T00:00:00</dc:date>
              <text:p text:style-name="P1"><text:span text:style-name="T1">Bận việc cá nhân, xin đi trễ, 9h1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5.1299in" draw:caption-point-x="-0.2402in" draw:caption-point-y="0.5417in">
              <dc:date>2018-08-3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5.5563in" draw:caption-point-x="-0.2402in" draw:caption-point-y="0.611in">
              <dc:date>2018-08-06T00:00:00</dc:date>
              <text:p text:style-name="P1"><text:span text:style-name="T1">Bị trúng thực, off chiều</text:span></text:p>
            </office:annotation>
            <text:p>0.5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7" draw:text-style-name="P1" svg:width="1.1413in" svg:height="0.8567in" svg:x="12.4622in" svg:y="5.5657in" draw:caption-point-x="-0.2402in" draw:caption-point-y="0.6016in">
              <dc:date>2018-08-27T00:00:00</dc:date>
              <text:p text:style-name="P1"><text:span text:style-name="T1">Bận việc cá nhân đột xuất, xin off sáng → Đã làm bù đủ số giờ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3854in" svg:y="6.0528in" draw:caption-point-x="-0.2402in" draw:caption-point-y="0.6098in">
              <dc:date>2018-08-07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55" table:formula="of:=SUM([.D29:.AH29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2984in" draw:caption-point-x="-0.2402in" draw:caption-point-y="0.6118in">
              <dc:date>2018-08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6.2996in" draw:caption-point-x="-0.2402in" draw:caption-point-y="0.6106in">
              <dc:date>2018-08-07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6.3016in" draw:caption-point-x="-0.2402in" draw:caption-point-y="0.6087in">
              <dc:date>2018-08-08T00:00:00</dc:date>
              <text:p text:style-name="P1"><text:span text:style-name="T1">Ngủ dậy muộn, 8h44 đến cty</text:span></text:p>
            </office:annotation>
            <text:p>0</text:p>
          </table:table-cell>
          <table:table-cell table:style-name="ce159" office:value-type="float" office:value="0.5">
            <office:annotation draw:style-name="gr7" draw:text-style-name="P1" svg:width="1.1413in" svg:height="0.8567in" svg:x="6.3311in" svg:y="6.302in" draw:caption-point-x="-0.2402in" draw:caption-point-y="0.6083in">
              <dc:date>2018-08-09T00:00:00</dc:date>
              <text:p text:style-name="P1"><text:span text:style-name="T1">Cảm cúm, 8h37 đến cty</text:span></text:p>
              <text:p text:style-name="P1"><text:span text:style-name="T1">Bị ốm, xin về sớm, 2h46 về → tính off chiều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3031in" draw:caption-point-x="-0.2402in" draw:caption-point-y="0.6071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2" draw:text-style-name="P1" svg:width="1.1413in" svg:height="0.5457in" svg:x="8.2878in" svg:y="6.3039in" draw:caption-point-x="-0.2402in" draw:caption-point-y="0.6063in">
              <dc:date>2018-08-13T00:00:00</dc:date>
              <text:p text:style-name="P1"><text:span text:style-name="T1">Ghé rút tiền, xin đi trễ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6.3059in" draw:caption-point-x="-0.2402in" draw:caption-point-y="0.6043in">
              <dc:date>2018-08-1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3071in" draw:caption-point-x="-0.2402in" draw:caption-point-y="0.6031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1" draw:text-style-name="P4" svg:width="1.1413in" svg:height="0.824in" svg:x="14.7457in" svg:y="6.3094in" draw:caption-point-x="-0.2402in" draw:caption-point-y="0.6008in">
              <dc:date>2018-08-27T00:00:00</dc:date>
              <text:p text:style-name="P4"><text:span text:style-name="T4">tiễn chị Hà ra sân bay xin đi trễ, 9h0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6.3685in" draw:caption-point-x="-0.2402in" draw:caption-point-y="0.5417in">
              <dc:date>2018-08-30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55" table:formula="of:=SUM([.D30:.AH30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6.5508in" draw:caption-point-x="-0.2402in" draw:caption-point-y="0.6071in">
              <dc:date>2018-08-10T00:00:00</dc:date>
              <text:p text:style-name="P1"><text:span text:style-name="T1">về nhà dọn dẹp phụ ba mẹ làm đám giỗ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6.5547in" draw:caption-point-x="-0.2402in" draw:caption-point-y="0.6031in">
              <dc:date>2018-08-20T00:00:00</dc:date>
              <text:p text:style-name="P1"><text:span text:style-name="T1">Lủng bánh xe, 8h38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55" table:formula="of:=SUM([.D31:.AH31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6.7937in" draw:caption-point-x="-0.2402in" draw:caption-point-y="0.6118in">
              <dc:date>2018-08-06T00:00:00</dc:date>
              <text:p text:style-name="P1"><text:span text:style-name="T1">Ngủ quên, 8h42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6.7984in" draw:caption-point-x="-0.2402in" draw:caption-point-y="0.6071in">
              <dc:date>2018-08-10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4622in" svg:y="6.8039in" draw:caption-point-x="-0.2402in" draw:caption-point-y="0.6016in">
              <dc:date>2018-08-23T00:00:00</dc:date>
              <text:p text:style-name="P1"><text:span text:style-name="T1">Con ốm, xin đi trễ, 8h4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6.8055in" draw:caption-point-x="-0.2402in" draw:caption-point-y="0.6in">
              <dc:date>2018-08-28T00:00:00</dc:date>
              <text:p text:style-name="P1"><text:span text:style-name="T1">Kẹt xe, 8h44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155" table:formula="of:=SUM([.D32:.AH32])" office:value-type="float" office:value="0"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5591in" svg:y="7.0409in" draw:caption-point-x="-0.2402in" draw:caption-point-y="0.6122in">
              <dc:date>2018-08-03T00:00:00</dc:date>
              <text:p text:style-name="P1"><text:span text:style-name="T1">Bận việc cá nhân, xin đi trễ, 9h27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155" table:formula="of:=SUM([.D33:.AH33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7.2878in" draw:caption-point-x="-0.2402in" draw:caption-point-y="0.613in">
              <dc:date>2018-08-01T00:00:00</dc:date>
              <text:p text:style-name="P1"><text:span text:style-name="T1">Đi du lịch với gia đì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7.2878in" draw:caption-point-x="-0.2402in" draw:caption-point-y="0.613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2" draw:text-style-name="P1" svg:width="1.1413in" svg:height="0.5457in" svg:x="8.2878in" svg:y="7.2945in" draw:caption-point-x="-0.2402in" draw:caption-point-y="0.6063in">
              <dc:date>2018-08-13T00:00:00</dc:date>
              <text:p text:style-name="P1"><text:span text:style-name="T1">Đi du lịch xa mới về hơi mệt, xin đi trễ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7.2969in" draw:caption-point-x="-0.2402in" draw:caption-point-y="0.6039in">
              <dc:date>2018-08-17T00:00:00</dc:date>
              <text:p text:style-name="P1"><text:span text:style-name="T1">Bận việc nhà, xin đi trễ, 8h58 đến cty</text:span></text:p>
            </office:annotation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3012in" draw:caption-point-x="-0.2402in" draw:caption-point-y="0.5996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PV</text:p>
          </table:table-cell>
          <table:table-cell table:style-name="ce155" table:formula="of:=SUM([.D34:.AH34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tNH</text:p>
          </table:table-cell>
          <table:table-cell table:style-name="ce155" table:formula="of:=SUM([.D35:.AH35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5.3854in" svg:y="7.7858in" draw:caption-point-x="-0.2402in" draw:caption-point-y="0.6106in">
              <dc:date>2018-08-07T00:00:00</dc:date>
              <text:p text:style-name="P1"><text:span text:style-name="T1">Có việc đột xuất, xin đi trễ, 9h15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7.7909in" draw:caption-point-x="-0.2402in" draw:caption-point-y="0.6055in">
              <dc:date>2018-08-1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9.2661in" svg:y="7.7917in" draw:caption-point-x="-0.2402in" draw:caption-point-y="0.6047in">
              <dc:date>2018-08-15T00:00:00</dc:date>
              <text:p text:style-name="P1"><text:span text:style-name="T1">Đi lấy xe nhà gửi, xin đi trễ, 9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7.7941in" draw:caption-point-x="-0.2402in" draw:caption-point-y="0.6024in">
              <dc:date>2018-08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7.7949in" draw:caption-point-x="-0.2402in" draw:caption-point-y="0.6016in">
              <dc:date>2018-08-23T00:00:00</dc:date>
              <text:p text:style-name="P1"><text:span text:style-name="T1">Bận việc cá nhân, xin đi trễ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9189in" svg:y="7.7949in" draw:caption-point-x="-0.2402in" draw:caption-point-y="0.6016in">
              <dc:date>2018-08-23T00:00:00</dc:date>
              <text:p text:style-name="P1"><text:span text:style-name="T1">Bận việc cá nhân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7.7969in" draw:caption-point-x="-0.2402in" draw:caption-point-y="0.5996in">
              <dc:date>2018-08-2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1154in" svg:y="7.7972in" draw:caption-point-x="-0.2402in" draw:caption-point-y="0.5992in">
              <dc:date>2018-08-30T00:00:00</dc:date>
              <text:p text:style-name="P1"><text:span text:style-name="T1">Bận việc cá nhâ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55" table:formula="of:=SUM([.D36:.AH36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8.0886in" draw:caption-point-x="-0.2402in" draw:caption-point-y="0.5555in">
              <dc:date>2018-08-01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8.0323in" draw:caption-point-x="-0.2402in" draw:caption-point-y="0.6118in">
              <dc:date>2018-08-06T00:00:00</dc:date>
              <text:p text:style-name="P1"><text:span text:style-name="T1">Trật chân, xin đi trễ, 9h1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8.0354in" draw:caption-point-x="-0.2402in" draw:caption-point-y="0.6087in">
              <dc:date>2018-08-08T00:00:00</dc:date>
              <text:p text:style-name="P1"><text:span text:style-name="T1">Chân đau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0378in" draw:caption-point-x="-0.2402in" draw:caption-point-y="0.6063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8.0394in" draw:caption-point-x="-0.2402in" draw:caption-point-y="0.6047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1">
            <office:annotation draw:style-name="gr6" draw:text-style-name="P1" svg:width="1.1413in" svg:height="0.2634in" svg:x="11.5492in" svg:y="8.0409in" draw:caption-point-x="-0.2402in" draw:caption-point-y="0.6031in">
              <dc:date>2018-08-20T00:00:00</dc:date>
              <text:p text:style-name="P1"><text:span text:style-name="T1">Trứng thực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8.0445in" draw:caption-point-x="-0.2402in" draw:caption-point-y="0.5996in">
              <dc:date>2018-08-29T00:00:00</dc:date>
              <text:p text:style-name="P4"><text:span text:style-name="T4">bể bánh xe, 8h35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55" table:formula="of:=SUM([.D37:.AH37])" office:value-type="float" office:value="2">
            <text:p>2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6.8205in" svg:y="8.2846in" draw:caption-point-x="-0.2402in" draw:caption-point-y="0.6071in">
              <dc:date>2018-08-10T00:00:00</dc:date>
              <text:p text:style-name="P1"><text:span text:style-name="T1">Có việc cần lên trường gặp thầy gấp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.5">
            <office:annotation draw:style-name="gr7" draw:text-style-name="P1" svg:width="1.1413in" svg:height="0.8567in" svg:x="8.2878in" svg:y="8.2854in" draw:caption-point-x="-0.2402in" draw:caption-point-y="0.6063in">
              <dc:date>2018-08-13T00:00:00</dc:date>
              <text:p text:style-name="P1"><text:span text:style-name="T1">Thấy hướng dẫn báo lên trường gấp, xin về sớm lúc 10h30 và off chiều</text:span></text:p>
            </office:annotation>
            <text:p>0.5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1154in" svg:y="8.2925in" draw:caption-point-x="-0.2402in" draw:caption-point-y="0.5992in">
              <dc:date>2018-08-30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55" table:formula="of:=SUM([.D38:.AH38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8.5331in" draw:caption-point-x="-0.2402in" draw:caption-point-y="0.6063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8.5378in" draw:caption-point-x="-0.2402in" draw:caption-point-y="0.6016in">
              <dc:date>2018-08-23T00:00:00</dc:date>
              <text:p text:style-name="P1"><text:span text:style-name="T1">Không khỏe</text:span></text:p>
            </office:annotation>
            <text:p>1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4.7457in" svg:y="8.5386in" draw:caption-point-x="-0.2402in" draw:caption-point-y="0.6008in">
              <dc:date>2018-08-2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8.5394in" draw:caption-point-x="-0.2402in" draw:caption-point-y="0.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55" table:formula="of:=SUM([.D39:.AH39])" office:value-type="float" office:value="2.5">
            <text:p>2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8421in" svg:y="8.778in" draw:caption-point-x="-0.2402in" draw:caption-point-y="0.6091in">
              <dc:date>2018-08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6.3311in" svg:y="8.7787in" draw:caption-point-x="-0.2402in" draw:caption-point-y="0.6083in">
              <dc:date>2018-08-09T00:00:00</dc:date>
              <text:p text:style-name="P1"><text:span text:style-name="T1">Xe gặp sự cố nên vô trễ, xin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5.6587in" svg:y="8.7874in" draw:caption-point-x="-0.2402in" draw:caption-point-y="0.5996in">
              <dc:date>2018-08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6.572in" svg:y="8.789in" draw:caption-point-x="-0.2402in" draw:caption-point-y="0.598in">
              <dc:date>2018-08-31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55" table:formula="of:=SUM([.D40:.AH40])" office:value-type="float" office:value="1"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9.0217in" draw:caption-point-x="-0.2402in" draw:caption-point-y="0.613in">
              <dc:date>2018-08-01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9.0224in" draw:caption-point-x="-0.2402in" draw:caption-point-y="0.6122in">
              <dc:date>2018-08-0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9.024in" draw:caption-point-x="-0.2402in" draw:caption-point-y="0.6106in">
              <dc:date>2018-08-07T00:00:00</dc:date>
              <text:p text:style-name="P1"><text:span text:style-name="T1">Ngủ quên 8h36 vào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9.0272in" draw:caption-point-x="-0.2402in" draw:caption-point-y="0.6075in">
              <dc:date>2018-08-09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3" draw:text-style-name="P1" svg:width="1.1413in" svg:height="0.7012in" svg:x="8.7768in" svg:y="9.0291in" draw:caption-point-x="-0.2402in" draw:caption-point-y="0.6055in">
              <dc:date>2018-08-14T00:00:00</dc:date>
              <text:p text:style-name="P1"><text:span text:style-name="T1">Hôm qua OT nên ngủ quên, xin đi trễ, 9h4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9.0307in" draw:caption-point-x="-0.2402in" draw:caption-point-y="0.6039in">
              <dc:date>2018-08-16T00:00:00</dc:date>
              <text:p text:style-name="P1"><text:span text:style-name="T1">Ngủ quên, 9h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0059in" svg:y="9.0323in" draw:caption-point-x="-0.2402in" draw:caption-point-y="0.6024in">
              <dc:date>2018-08-21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4622in" svg:y="9.0331in" draw:caption-point-x="-0.2402in" draw:caption-point-y="0.6016in">
              <dc:date>2018-08-23T00:00:00</dc:date>
              <text:p text:style-name="P1"><text:span text:style-name="T1">Mệt trong người, xin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6.572in" svg:y="9.0366in" draw:caption-point-x="-0.2402in" draw:caption-point-y="0.598in">
              <dc:date>2018-08-31T00:00:00</dc:date>
              <text:p text:style-name="P1"><text:span text:style-name="T1">Bận việc cá nhân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uTV</text:p>
          </table:table-cell>
          <table:table-cell table:style-name="ce155" table:formula="of:=SUM([.D41:.AH41])" office:value-type="float" office:value="1.5">
            <text:p>1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3.1024in" svg:y="9.2701in" draw:caption-point-x="-0.2402in" draw:caption-point-y="0.6122in">
              <dc:date>2018-08-02T00:00:00</dc:date>
              <text:p text:style-name="P1"><text:span text:style-name="T1">Lủng bánh xe, xin đi trễ, 8h5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5.3854in" svg:y="9.2717in" draw:caption-point-x="-0.2402in" draw:caption-point-y="0.6106in">
              <dc:date>2018-08-07T00:00:00</dc:date>
              <text:p text:style-name="P1"><text:span text:style-name="T1">Bảo vệ khóa luận TN</text:span></text:p>
            </office:annotation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9.2799in" draw:caption-point-x="-0.2402in" draw:caption-point-y="0.6024in">
              <dc:date>2018-08-21T00:00:00</dc:date>
              <text:p text:style-name="P1"><text:span text:style-name="T1">Lên trường nộp khóa luận, off sáng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aiPA</text:p>
          </table:table-cell>
          <table:table-cell table:style-name="ce155" table:formula="of:=SUM([.D42:.AH42])" office:value-type="float" office:value="0.5"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3.5591in" svg:y="9.5177in" draw:caption-point-x="-0.2402in" draw:caption-point-y="0.6122in">
              <dc:date>2018-08-03T00:00:00</dc:date>
              <text:p text:style-name="P1"><text:span text:style-name="T1">Trật chân, xin off sáng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8421in" svg:y="9.5213in" draw:caption-point-x="-0.2402in" draw:caption-point-y="0.6087in">
              <dc:date>2018-08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9.5236in" draw:caption-point-x="-0.2402in" draw:caption-point-y="0.6063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9.5252in" draw:caption-point-x="-0.2402in" draw:caption-point-y="0.6047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9.5268in" draw:caption-point-x="-0.2402in" draw:caption-point-y="0.6031in">
              <dc:date>2018-08-20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9.5283in" draw:caption-point-x="-0.2402in" draw:caption-point-y="0.6016in">
              <dc:date>2018-08-2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3.3756in" svg:y="9.528in" draw:caption-point-x="-0.2402in" draw:caption-point-y="0.602in">
              <dc:date>2018-08-24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9.5291in" draw:caption-point-x="-0.2402in" draw:caption-point-y="0.6008in">
              <dc:date>2018-08-27T00:00:00</dc:date>
              <text:p text:style-name="P4"><text:span text:style-name="T4">xe chết máy, 8h4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9.5299in" draw:caption-point-x="-0.2402in" draw:caption-point-y="0.6in">
              <dc:date>2018-08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9.5299in" draw:caption-point-x="-0.2402in" draw:caption-point-y="0.6in">
              <dc:date>2018-08-2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9.5882in" draw:caption-point-x="-0.2402in" draw:caption-point-y="0.5417in">
              <dc:date>2018-08-30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9.5319in" draw:caption-point-x="-0.2402in" draw:caption-point-y="0.598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amHVH</text:p>
          </table:table-cell>
          <table:table-cell table:style-name="ce155" table:formula="of:=SUM([.D43:.AH43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nNN</text:p>
          </table:table-cell>
          <table:table-cell table:style-name="ce155" table:formula="of:=SUM([.D44:.AH44])" office:value-type="float" office:value="1"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3.5591in" svg:y="10.0138in" draw:caption-point-x="-0.2402in" draw:caption-point-y="0.6118in">
              <dc:date>2018-08-03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inNQ</text:p>
          </table:table-cell>
          <table:table-cell table:style-name="ce155" table:formula="of:=SUM([.D45:.AH45])" office:value-type="float" office:value="0.5"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1024in" svg:y="10.261in" draw:caption-point-x="-0.2402in" draw:caption-point-y="0.6122in">
              <dc:date>2018-08-0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0.2614in" draw:caption-point-x="-0.2402in" draw:caption-point-y="0.6118in">
              <dc:date>2018-08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0.2626in" draw:caption-point-x="-0.2402in" draw:caption-point-y="0.6106in">
              <dc:date>2018-08-07T00:00:00</dc:date>
              <text:p text:style-name="P1"><text:span text:style-name="T1">Kẹt xe, 8h36 vào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3.3756in" svg:y="10.2713in" draw:caption-point-x="-0.2402in" draw:caption-point-y="0.602in">
              <dc:date>2018-08-24T00:00:00</dc:date>
              <text:p text:style-name="P1"><text:span text:style-name="T1">Bận việc nhà, off chiều</text:span></text:p>
            </office:annotation>
            <text:p>0.5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5.6587in" svg:y="10.2736in" draw:caption-point-x="-0.2402in" draw:caption-point-y="0.5996in">
              <dc:date>2018-08-29T00:00:00</dc:date>
              <text:p text:style-name="P1"><text:span text:style-name="T1">Bận việc đột xuất, xin đi trễ, 9h08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0.2752in" draw:caption-point-x="-0.2402in" draw:caption-point-y="0.598in">
              <dc:date>2018-08-31T00:00:00</dc:date>
              <text:p text:style-name="P1"><text:span text:style-name="T1">Bị lạc chìa khóa, 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155" table:formula="of:=SUM([.D46:.AH46])" office:value-type="float" office:value="3.5">
            <text:p>3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5.8421in" svg:y="10.5122in" draw:caption-point-x="-0.2402in" draw:caption-point-y="0.6087in">
              <dc:date>2018-08-08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0.5154in" draw:caption-point-x="-0.2402in" draw:caption-point-y="0.6055in">
              <dc:date>2018-08-14T00:00:00</dc:date>
              <text:p text:style-name="P1"><text:span text:style-name="T1">Đau bụng, xin đi trễ, 9h20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2" draw:text-style-name="P1" svg:width="1.1413in" svg:height="0.5457in" svg:x="12.4622in" svg:y="10.5193in" draw:caption-point-x="-0.2402in" draw:caption-point-y="0.6016in">
              <dc:date>2018-09-04T00:00:00</dc:date>
              <text:p text:style-name="P1"><text:span text:style-name="T1">Bận việc gia đinh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2.9189in" svg:y="10.5193in" draw:caption-point-x="-0.2402in" draw:caption-point-y="0.6016in">
              <dc:date>2018-08-23T00:00:00</dc:date>
              <text:p text:style-name="P1"><text:span text:style-name="T1">Bà mất</text:span></text:p>
            </office:annotation>
            <text:p>1</text:p>
          </table:table-cell>
          <table:table-cell table:style-name="ce159" office:value-type="float" office:value="1">
            <office:annotation draw:style-name="gr6" draw:text-style-name="P1" svg:width="1.1413in" svg:height="0.2634in" svg:x="13.3756in" svg:y="10.5189in" draw:caption-point-x="-0.2402in" draw:caption-point-y="0.602in">
              <dc:date>2018-08-24T00:00:00</dc:date>
              <text:p text:style-name="P1"><text:span text:style-name="T1">Bà mấ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0.5209in" draw:caption-point-x="-0.2402in" draw:caption-point-y="0.6in">
              <dc:date>2018-08-28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4" svg:width="1.1413in" svg:height="0.4516in" svg:x="15.6587in" svg:y="10.5213in" draw:caption-point-x="-0.2402in" draw:caption-point-y="0.5996in">
              <dc:date>2018-08-2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0.5791in" draw:caption-point-x="-0.2402in" draw:caption-point-y="0.5417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oanBV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7"/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55" table:formula="of:=SUM([.D48:.AH48])" office:value-type="float" office:value="1">
            <text:p>1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0.1791in" svg:y="11.0043in" draw:caption-point-x="-0.2402in" draw:caption-point-y="0.6118in">
              <dc:date>2018-08-06T00:00:00</dc:date>
              <text:p text:style-name="P1"><text:span text:style-name="T1">Đi du lịch với vợ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013in" draw:caption-point-x="-0.2402in" draw:caption-point-y="0.6031in">
              <dc:date>2018-08-2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55" table:formula="of:=SUM([.D49:.AH49])" office:value-type="float" office:value="0.5">
            <text:p>0.5</text:p>
          </table:table-cell>
          <table:table-cell table:style-name="ce159" office:value-type="float" office:value="0">
            <office:annotation draw:style-name="gr4" draw:text-style-name="P1" svg:width="1.1413in" svg:height="0.3902in" svg:x="2.6457in" svg:y="11.2508in" draw:caption-point-x="-0.2402in" draw:caption-point-y="0.613in">
              <dc:date>2018-08-01T00:00:00</dc:date>
              <text:p text:style-name="P1"><text:span text:style-name="T1">Ngủ quên, 8h36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4.9287in" svg:y="11.252in" draw:caption-point-x="-0.2402in" draw:caption-point-y="0.6118in">
              <dc:date>2018-08-06T00:00:00</dc:date>
              <text:p text:style-name="P1"><text:span text:style-name="T1">Tắc đường, 8h3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6.8205in" svg:y="11.2567in" draw:caption-point-x="-0.2402in" draw:caption-point-y="0.6071in">
              <dc:date>2018-08-10T00:00:00</dc:date>
              <text:p text:style-name="P1"><text:span text:style-name="T1">Con ốm, xin đi trễ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8.2878in" svg:y="11.2575in" draw:caption-point-x="-0.2402in" draw:caption-point-y="0.6063in">
              <dc:date>2018-08-1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11.5492in" svg:y="11.2606in" draw:caption-point-x="-0.2402in" draw:caption-point-y="0.6031in">
              <dc:date>2018-08-20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4622in" svg:y="11.2622in" draw:caption-point-x="-0.2402in" draw:caption-point-y="0.6016in">
              <dc:date>2018-08-23T00:00:00</dc:date>
              <text:p text:style-name="P1"><text:span text:style-name="T1">Bị công an thổi phạt, 8h49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322in" draw:caption-point-x="-0.2402in" draw:caption-point-y="0.5417in">
              <dc:date>2018-08-30T00:00:00</dc:date>
              <text:p text:style-name="P1"><text:span text:style-name="T1">Bị cảm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nhCH</text:p>
          </table:table-cell>
          <table:table-cell table:style-name="ce155" table:formula="of:=SUM([.D50:.AH50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0059in" svg:y="11.5091in" draw:caption-point-x="-0.2402in" draw:caption-point-y="0.6024in">
              <dc:date>2018-08-21T00:00:00</dc:date>
              <text:p text:style-name="P1"><text:span text:style-name="T1">Bận việc nhà, off chiều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55" table:formula="of:=SUM([.D51:.AH51])" office:value-type="float" office:value="0.5"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5.3854in" svg:y="11.7484in" draw:caption-point-x="-0.2402in" draw:caption-point-y="0.6106in">
              <dc:date>2018-08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6.8205in" svg:y="11.752in" draw:caption-point-x="-0.2402in" draw:caption-point-y="0.6071in">
              <dc:date>2018-08-10T00:00:00</dc:date>
              <text:p text:style-name="P1"><text:span text:style-name="T1">Để quên đồ chạy về lấy, 8h37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.5">
            <office:annotation draw:style-name="gr4" draw:text-style-name="P1" svg:width="1.1413in" svg:height="0.3902in" svg:x="8.2878in" svg:y="11.7528in" draw:caption-point-x="-0.2402in" draw:caption-point-y="0.6063in">
              <dc:date>2018-08-13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2661in" svg:y="11.7543in" draw:caption-point-x="-0.2402in" draw:caption-point-y="0.6047in">
              <dc:date>2018-08-1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9.7228in" svg:y="11.7551in" draw:caption-point-x="-0.2402in" draw:caption-point-y="0.6039in">
              <dc:date>2018-08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1.5492in" svg:y="11.7559in" draw:caption-point-x="-0.2402in" draw:caption-point-y="0.6031in">
              <dc:date>2018-08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1.7567in" draw:caption-point-x="-0.2402in" draw:caption-point-y="0.6024in">
              <dc:date>2018-08-21T00:00:00</dc:date>
              <text:p text:style-name="P1"><text:span text:style-name="T1">Ghé ngân hàng, xin đi trễ, 9h29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1.7575in" draw:caption-point-x="-0.2402in" draw:caption-point-y="0.6016in">
              <dc:date>2018-08-2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4" draw:text-style-name="P1" svg:width="1.1413in" svg:height="0.3902in" svg:x="14.7457in" svg:y="11.7575in" draw:caption-point-x="-0.2402in" draw:caption-point-y="0.6016in">
              <dc:date>2018-08-2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5.202in" svg:y="11.7591in" draw:caption-point-x="-0.2402in" draw:caption-point-y="0.6in">
              <dc:date>2018-08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office:annotation draw:style-name="gr10" draw:text-style-name="P1" svg:width="1.1413in" svg:height="0.4516in" svg:x="15.6587in" svg:y="11.7594in" draw:caption-point-x="-0.2402in" draw:caption-point-y="0.5996in">
              <dc:date>2018-08-29T00:00:00</dc:date>
              <text:p text:style-name="P1"><text:span text:style-name="T4">kẹt xe, 8h35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1154in" svg:y="11.8173in" draw:caption-point-x="-0.2402in" draw:caption-point-y="0.5417in">
              <dc:date>2018-08-30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6.572in" svg:y="11.761in" draw:caption-point-x="-0.2402in" draw:caption-point-y="0.598in">
              <dc:date>2018-08-31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inhC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1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2.0059in" svg:y="12.0043in" draw:caption-point-x="-0.2402in" draw:caption-point-y="0.6024in">
              <dc:date>2018-08-21T00:00:00</dc:date>
              <text:p text:style-name="P1"><text:span text:style-name="T1">Giải quyết việc cá nhân, 8h58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inhT</text:p>
          </table:table-cell>
          <table:table-cell table:style-name="ce155" table:formula="of:=SUM([.D53:.AH53])" office:value-type="float" office:value="8.5">
            <text:p>8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3.5591in" svg:y="12.2429in" draw:caption-point-x="-0.2402in" draw:caption-point-y="0.6118in">
              <dc:date>2018-08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9" draw:text-style-name="P1" svg:width="1.1413in" svg:height="1.1677in" svg:x="4.9287in" svg:y="12.2429in" draw:caption-point-x="-0.2402in" draw:caption-point-y="0.6118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3854in" svg:y="12.2429in" draw:caption-point-x="-0.2402in" draw:caption-point-y="0.6118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0">
            <office:annotation draw:style-name="gr9" draw:text-style-name="P1" svg:width="1.1413in" svg:height="1.1677in" svg:x="5.8421in" svg:y="12.2429in" draw:caption-point-x="-0.2402in" draw:caption-point-y="0.6118in">
              <dc:date>2018-08-21T00:00:00</dc:date>
              <text:p text:style-name="P1"><text:span text:style-name="T1">Chuẩn bị + đám cưới</text:span></text:p>
              <text:p text:style-name="P1"><text:span text:style-name="T1"><text:s/></text:span><text:span text:style-name="T1">áp dụng chính sách cưới cho staff → vẫn chấm công bình thường</text:span></text:p>
            </office:annotation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3311in" svg:y="12.2429in" draw:caption-point-x="-0.2402in" draw:caption-point-y="0.6118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2429in" draw:caption-point-x="-0.2402in" draw:caption-point-y="0.6118in">
              <dc:date>2018-08-06T00:00:00</dc:date>
              <text:p text:style-name="P1"><text:span text:style-name="T1">Chuẩn bị + đám cưới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2.2429in" draw:caption-point-x="-0.2402in" draw:caption-point-y="0.6118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2.2429in" draw:caption-point-x="-0.2402in" draw:caption-point-y="0.6118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2.2429in" draw:caption-point-x="-0.2402in" draw:caption-point-y="0.6118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2.2429in" draw:caption-point-x="-0.2402in" draw:caption-point-y="0.6118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2.2429in" draw:caption-point-x="-0.2402in" draw:caption-point-y="0.6118in">
              <dc:date>2018-08-06T00:00:00</dc:date>
              <text:p text:style-name="P1"><text:span text:style-name="T1">Đi chơi tuần trăng mật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2.2516in" draw:caption-point-x="-0.2402in" draw:caption-point-y="0.6031in">
              <dc:date>2018-08-2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59" office:value-type="float" office:value="0.5">
            <office:annotation draw:style-name="gr2" draw:text-style-name="P1" svg:width="1.1413in" svg:height="0.5457in" svg:x="12.0059in" svg:y="12.2524in" draw:caption-point-x="-0.2402in" draw:caption-point-y="0.6024in">
              <dc:date>2018-08-21T00:00:00</dc:date>
              <text:p text:style-name="P1"><text:span text:style-name="T1">Chở mẹ đi khám cho xong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12.9189in" svg:y="12.2531in" draw:caption-point-x="-0.2402in" draw:caption-point-y="0.6016in">
              <dc:date>2018-08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uyLTT</text:p>
          </table:table-cell>
          <table:table-cell table:style-name="ce155" table:formula="of:=SUM([.D54:.AH54])" office:value-type="float" office:value="4.5">
            <text:p>4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4894in" draw:caption-point-x="-0.2402in" draw:caption-point-y="0.613in">
              <dc:date>2018-08-01T00:00:00</dc:date>
              <text:p text:style-name="P1"><text:span text:style-name="T1">Mệt, xin đi trễ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8421in" svg:y="12.4937in" draw:caption-point-x="-0.2402in" draw:caption-point-y="0.6087in">
              <dc:date>2018-08-08T00:00:00</dc:date>
              <text:p text:style-name="P1"><text:span text:style-name="T1">Mệt, off sáng</text:span></text:p>
            </office:annotation>
            <text:p>0.5</text:p>
          </table:table-cell>
          <table:table-cell table:style-name="ce159" office:value-type="float" office:value="0.5">
            <office:annotation draw:style-name="gr4" draw:text-style-name="P1" svg:width="1.1413in" svg:height="0.3902in" svg:x="6.3311in" svg:y="12.4894in" draw:caption-point-x="-0.2402in" draw:caption-point-y="0.613in">
              <dc:date>2018-08-06T00:00:00</dc:date>
              <text:p text:style-name="P1"><text:span text:style-name="T1">Đi đám cưới anh Thịnh, off chiều</text:span></text:p>
            </office:annotation>
            <text:p>0.5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2.4894in" draw:caption-point-x="-0.2402in" draw:caption-point-y="0.613in">
              <dc:date>2018-08-01T00:00:00</dc:date>
              <text:p text:style-name="P1"><text:span text:style-name="T1">Đi du lịch với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0">
            <office:annotation draw:style-name="gr3" draw:text-style-name="P1" svg:width="1.1413in" svg:height="0.7012in" svg:x="8.2878in" svg:y="12.4961in" draw:caption-point-x="-0.2402in" draw:caption-point-y="0.6063in">
              <dc:date>2018-08-13T00:00:00</dc:date>
              <text:p text:style-name="P1"><text:span text:style-name="T1">Đi du lịch xa mới về hơi mệt, xin đi trễ, 10h03 đến cty → </text:span></text:p>
            </office:annotation>
            <text:p>0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9.2661in" svg:y="12.4976in" draw:caption-point-x="-0.2402in" draw:caption-point-y="0.6047in">
              <dc:date>2018-08-15T00:00:00</dc:date>
              <text:p text:style-name="P1"><text:span text:style-name="T1">Nhà có việc, xin đi trễ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2" draw:text-style-name="P1" svg:width="1.1413in" svg:height="0.5457in" svg:x="10.1791in" svg:y="12.4984in" draw:caption-point-x="-0.2402in" draw:caption-point-y="0.6039in">
              <dc:date>2018-08-17T00:00:00</dc:date>
              <text:p text:style-name="P1"><text:span text:style-name="T1">Bận việc nhà, xin đi trễ, 9h04 đến cty</text:span></text:p>
            </office:annotation>
            <text:p>0</text:p>
          </table:table-cell>
          <table:table-cell table:style-name="ce159" table:number-columns-repeated="2"/>
          <table:table-cell table:number-columns-repeated="3"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4" draw:text-style-name="P1" svg:width="1.1413in" svg:height="0.3902in" svg:x="12.9189in" svg:y="12.5008in" draw:caption-point-x="-0.2402in" draw:caption-point-y="0.6016in">
              <dc:date>2018-08-2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202in" svg:y="12.5024in" draw:caption-point-x="-0.2402in" draw:caption-point-y="0.6in">
              <dc:date>2018-08-28T00:00:00</dc:date>
              <text:p text:style-name="P1"><text:span text:style-name="T1">Chóng mặt, off nguyên ngày</text:span></text:p>
            </office:annotation>
            <text:p>1</text:p>
          </table:table-cell>
          <table:table-cell table:style-name="ce159" office:value-type="float" office:value="0">
            <office:annotation draw:style-name="gr4" draw:text-style-name="P1" svg:width="1.1413in" svg:height="0.3902in" svg:x="15.6587in" svg:y="12.5028in" draw:caption-point-x="-0.2402in" draw:caption-point-y="0.5996in">
              <dc:date>2018-08-29T00:00:00</dc:date>
              <text:p text:style-name="P1"><text:span text:style-name="T1">Mệt, xin đi trễ, 9h đến cty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uyNTX</text:p>
          </table:table-cell>
          <table:table-cell table:style-name="ce155" table:formula="of:=SUM([.D55:.AH55])" office:value-type="float" office:value="1.5">
            <text:p>1.5</text:p>
          </table:table-cell>
          <table:table-cell table:style-name="ce159" office:value-type="float" office:value="0.5">
            <office:annotation draw:style-name="gr4" draw:text-style-name="P1" svg:width="1.1413in" svg:height="0.3902in" svg:x="2.6457in" svg:y="12.737in" draw:caption-point-x="-0.2402in" draw:caption-point-y="0.613in">
              <dc:date>2018-08-01T00:00:00</dc:date>
              <text:p text:style-name="P1"><text:span text:style-name="T1">Chăm cháu bị ốm, off sáng</text:span></text:p>
            </office:annotation>
            <text:p>0.5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6.572in" svg:y="12.7508in" draw:caption-point-x="-0.2402in" draw:caption-point-y="0.5992in">
              <dc:date>2018-08-30T00:00:00</dc:date>
              <text:p text:style-name="P1"><text:span text:style-name="T1">Đưa người thân đi khám bệ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enTTN</text:p>
          </table:table-cell>
          <table:table-cell table:style-name="ce155" table:formula="of:=SUM([.D56:.AH56])" office:value-type="float" office:value="1.5">
            <text:p>1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.5">
            <office:annotation draw:style-name="gr6" draw:text-style-name="P1" svg:width="1.1413in" svg:height="0.2634in" svg:x="5.3854in" svg:y="12.987in" draw:caption-point-x="-0.2402in" draw:caption-point-y="0.6106in">
              <dc:date>2018-08-07T00:00:00</dc:date>
              <text:p text:style-name="P1"><text:span text:style-name="T1">Bị cảm</text:span></text:p>
            </office:annotation>
            <text:p>0.5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6" draw:text-style-name="P1" svg:width="1.1413in" svg:height="0.2634in" svg:x="16.572in" svg:y="12.9976in" draw:caption-point-x="-0.2402in" draw:caption-point-y="0.6in">
              <dc:date>2018-08-28T00:00:00</dc:date>
              <text:p text:style-name="P1"><text:span text:style-name="T1">Về quê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74" office:value-type="string">
            <text:p>VietBA</text:p>
          </table:table-cell>
          <table:table-cell table:style-name="ce155" table:formula="of:=SUM([.D57:.AH57])" office:value-type="float" office:value="8">
            <text:p>8</text:p>
          </table:table-cell>
          <table:table-cell table:style-name="ce159" office:value-type="float" office:value="0">
            <office:annotation draw:style-name="gr2" draw:text-style-name="P1" svg:width="1.1413in" svg:height="0.5457in" svg:x="2.6457in" svg:y="13.2323in" draw:caption-point-x="-0.2402in" draw:caption-point-y="0.613in">
              <dc:date>2018-08-07T00:00:00</dc:date>
              <text:p text:style-name="P1"><text:span text:style-name="T1">Bận việc cá nhân, off chiều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4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6.8205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8.2878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8.7768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2661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9.7228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office:value-type="float" office:value="1">
            <office:annotation draw:style-name="gr4" draw:text-style-name="P1" svg:width="1.1413in" svg:height="0.3902in" svg:x="10.1791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style-name="ce159" table:number-columns-repeated="2"/>
          <table:table-cell table:style-name="ce159" office:value-type="float" office:value="1">
            <office:annotation draw:style-name="gr4" draw:text-style-name="P1" svg:width="1.1413in" svg:height="0.3902in" svg:x="11.5492in" svg:y="13.2335in" draw:caption-point-x="-0.2402in" draw:caption-point-y="0.6118in">
              <dc:date>2018-08-06T00:00:00</dc:date>
              <text:p text:style-name="P1"><text:span text:style-name="T1">Về quê thăm gia đình</text:span></text:p>
            </office:annotation>
            <text:p>1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2" table:style-name="ce159" office:value-type="float" office:value="0">
            <text:p>0</text:p>
          </table:table-cell>
          <table:table-cell table:style-name="ce159" office:value-type="float" office:value="1">
            <office:annotation draw:style-name="gr4" draw:text-style-name="P1" svg:width="1.1413in" svg:height="0.3902in" svg:x="15.6587in" svg:y="13.2457in" draw:caption-point-x="-0.2402in" draw:caption-point-y="0.5996in">
              <dc:date>2018-08-29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VinhP</text:p>
          </table:table-cell>
          <table:table-cell table:style-name="ce155" table:formula="of:=SUM([.D58:.AH58])" office:value-type="float" office:value="0"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THT</text:p>
          </table:table-cell>
          <table:table-cell table:style-name="ce155" table:formula="of:=SUM([.D59:.AH59])" office:value-type="float" office:value="1">
            <text:p>1</text:p>
          </table:table-cell>
          <table:table-cell table:style-name="ce159" office:value-type="float" office:value="1">
            <office:annotation draw:style-name="gr2" draw:text-style-name="P1" svg:width="1.1413in" svg:height="0.5457in" svg:x="2.6457in" svg:y="13.7283in" draw:caption-point-x="-0.2402in" draw:caption-point-y="0.6122in">
              <dc:date>2018-08-01T00:00:00</dc:date>
              <text:p text:style-name="P1"><text:span text:style-name="T1">Đăng ký khóa luận + chở bà đi khám bệnh</text:span></text:p>
            </office:annotation>
            <text:p>1</text:p>
          </table:table-cell>
          <table:table-cell table:number-columns-repeated="2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text:p>0</text:p>
          </table:table-cell>
          <table:table-cell table:style-name="ce159" office:value-type="float" office:value="0">
            <office:annotation draw:style-name="gr4" draw:text-style-name="P1" svg:width="1.1413in" svg:height="0.3902in" svg:x="8.7768in" svg:y="13.7354in" draw:caption-point-x="-0.2402in" draw:caption-point-y="0.6051in">
              <dc:date>2018-08-14T00:00:00</dc:date>
              <text:p text:style-name="P1"><text:span text:style-name="T1">Ngủ quên, 8h45 đến cty</text:span></text:p>
            </office:annotation>
            <text:p>0</text:p>
          </table:table-cell>
          <table:table-cell table:number-columns-repeated="3" table:style-name="ce159" office:value-type="float" office:value="0">
            <text:p>0</text:p>
          </table:table-cell>
          <table:table-cell table:style-name="ce159" table:number-columns-repeated="2"/>
          <table:table-cell table:number-columns-repeated="5" table:style-name="ce159" office:value-type="float" office:value="0">
            <text:p>0</text:p>
          </table:table-cell>
          <table:table-cell table:style-name="ce159" table:number-columns-repeated="2"/>
          <table:table-cell table:style-name="ce159" office:value-type="float" office:value="0">
            <office:annotation draw:style-name="gr10" draw:text-style-name="P4" svg:width="1.1413in" svg:height="0.4516in" svg:x="14.7457in" svg:y="13.7398in" draw:caption-point-x="-0.2402in" draw:caption-point-y="0.6008in">
              <dc:date>2018-08-2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15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5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4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6" table:formula="of:=SUM([.D4:.AG4])" office:value-type="float" office:value="3.5">
            <text:p>3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3" draw:text-style-name="P1" svg:width="1.1413in" svg:height="0.7012in" svg:x="4.0157in" svg:y="0.1106in" draw:caption-point-x="-0.2402in" draw:caption-point-y="0.6075in">
              <dc:date>2018-09-07T00:00:00</dc:date>
              <text:p text:style-name="P1"><text:span text:style-name="T1">Ngủ quên, 9h07 đến cty</text:span></text:p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5.3854in" svg:y="0.113in" draw:caption-point-x="-0.2402in" draw:caption-point-y="0.6051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6.8205in" svg:y="0.1709in" draw:caption-point-x="-0.2402in" draw:caption-point-y="0.5472in">
              <dc:date>2018-09-07T00:00:00</dc:date>
              <text:p text:style-name="P1"><text:span text:style-name="T1">Đi học</text:span></text:p>
            </office:annotation>
            <text:p>0.5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0.1146in" draw:caption-point-x="-0.2402in" draw:caption-point-y="0.6035in">
              <dc:date>2018-09-11T00:00:00</dc:date>
              <text:p text:style-name="P1"><text:span text:style-name="T1">Ngủ dậy muộn, 8h39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0.1161in" draw:caption-point-x="-0.2402in" draw:caption-point-y="0.602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0.1165in" draw:caption-point-x="-0.2402in" draw:caption-point-y="0.6016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0.1181in" draw:caption-point-x="-0.2402in" draw:caption-point-y="0.6in">
              <dc:date>2018-09-20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2.0059in" svg:y="0.1764in" draw:caption-point-x="-0.2402in" draw:caption-point-y="0.5417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3.3756in" svg:y="0.1768in" draw:caption-point-x="-0.2402in" draw:caption-point-y="0.5413in">
              <dc:date>2018-09-17T00:00:00</dc:date>
              <text:p text:style-name="P1"><text:span text:style-name="T1">Đi học. Off sáng</text:span></text:p>
            </office:annotation>
            <text:p>0.5</text:p>
          </table:table-cell>
          <table:table-cell table:style-name="ce170" office:value-type="float" office:value="0.5">
            <office:annotation draw:style-name="gr6" draw:text-style-name="P1" svg:width="1.1413in" svg:height="0.2634in" svg:x="13.8323in" svg:y="0.1768in" draw:caption-point-x="-0.2402in" draw:caption-point-y="0.5413in">
              <dc:date>2018-09-24T00:00:00</dc:date>
              <text:p text:style-name="P1"><text:span text:style-name="T1">Đi học.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0.1209in" draw:caption-point-x="-0.2402in" draw:caption-point-y="0.5972in">
              <dc:date>2018-09-26T00:00:00</dc:date>
              <text:p text:style-name="P1"><text:span text:style-name="T1">Lầy đồ + kẹt xe, 8h4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0.1217in" draw:caption-point-x="-0.2402in" draw:caption-point-y="0.5965in">
              <dc:date>2018-09-27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6" table:formula="of:=SUM([.D5:.AG5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6" table:formula="of:=SUM([.D6:.AG6])" office:value-type="float" office:value="4.5">
            <text:p>4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0.6079in" draw:caption-point-x="-0.2402in" draw:caption-point-y="0.6055in">
              <dc:date>2018-09-06T00:00:00</dc:date>
              <text:p text:style-name="P1"><text:span text:style-name="T1">Đau đầu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2" draw:text-style-name="P1" svg:width="1.1413in" svg:height="0.5457in" svg:x="6.8205in" svg:y="0.6087in" draw:caption-point-x="-0.2402in" draw:caption-point-y="0.6047in">
              <dc:date>2018-09-10T00:00:00</dc:date>
              <text:p text:style-name="P1"><text:span text:style-name="T1">Chóng mặt, xin đi trễ, 11h11 vào cty, tính off sáng</text:span></text:p>
            </office:annotation>
            <text:p>0.5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0.6098in" draw:caption-point-x="-0.2402in" draw:caption-point-y="0.6035in">
              <dc:date>2018-09-11T00:00:00</dc:date>
              <text:p text:style-name="P1"><text:span text:style-name="T1">Cảm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0.611in" draw:caption-point-x="-0.2402in" draw:caption-point-y="0.6024in">
              <dc:date>2018-09-13T00:00:00</dc:date>
              <text:p text:style-name="P1"><text:span text:style-name="T1">Mệt trong người, Xin đi trễ, 9h2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0.6118in" draw:caption-point-x="-0.2402in" draw:caption-point-y="0.6016in">
              <dc:date>2018-09-17T00:00:00</dc:date>
              <text:p text:style-name="P4"><text:span text:style-name="T4">trời mưa + kẹt xe, 8h45 đến cty</text:span></text:p>
            </office:annotation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0.6358in" svg:y="0.6126in" draw:caption-point-x="-0.2402in" draw:caption-point-y="0.6008in">
              <dc:date>2018-09-18T00:00:00</dc:date>
              <text:p text:style-name="P1"><text:span text:style-name="T1">Tối qua thức khuya, xin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0.6134in" draw:caption-point-x="-0.2402in" draw:caption-point-y="0.6in">
              <dc:date>2018-09-20T00:00:00</dc:date>
              <text:p text:style-name="P1"><text:span text:style-name="T1">Mệt trong người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0.6142in" draw:caption-point-x="-0.2402in" draw:caption-point-y="0.5992in">
              <dc:date>2018-09-21T00:00:00</dc:date>
              <text:p text:style-name="P1"><text:span text:style-name="T1">Ngủ dậy muộn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3" draw:text-style-name="P1" svg:width="1.1413in" svg:height="0.7012in" svg:x="13.3756in" svg:y="0.6146in" draw:caption-point-x="-0.2402in" draw:caption-point-y="0.5988in">
              <dc:date>2018-09-24T00:00:00</dc:date>
              <text:p text:style-name="P1"><text:span text:style-name="T1">Bận việc nhà, xin đi trễ</text:span></text:p>
              <text:p text:style-name="P1"><text:span text:style-name="T1">Không khỏe, off nguyên ngày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9" draw:text-style-name="P1" svg:width="1.1413in" svg:height="1.1677in" svg:x="14.7457in" svg:y="0.6169in" draw:caption-point-x="-0.2402in" draw:caption-point-y="0.5965in">
              <dc:date>2018-09-27T00:00:00</dc:date>
              <text:p text:style-name="P1"><text:span text:style-name="T1">Đi lấy thuốc, off sáng </text:span></text:p>
              <text:p text:style-name="P1"><text:span text:style-name="T1">Do lấy sai thuốc nên phải ở bệnh viện check lại, xin vào trễ → 2h57 đến cty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6" table:formula="of:=SUM([.D7:.AG7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0.8547in" draw:caption-point-x="-0.2402in" draw:caption-point-y="0.6063in">
              <dc:date>2018-09-05T00:00:00</dc:date>
              <text:p text:style-name="P1"><text:span text:style-name="T1">Sửa xe, xđt,8h41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6" table:formula="of:=SUM([.D8:.AG8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1024in" draw:caption-point-x="-0.2402in" draw:caption-point-y="0.6063in">
              <dc:date>2018-09-05T00:00:00</dc:date>
              <text:p text:style-name="P1"><text:span text:style-name="T1">Ghé ngân hàng, xđt, 8h33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66" table:formula="of:=SUM([.D9:.AG9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.3504in" draw:caption-point-x="-0.2402in" draw:caption-point-y="0.6063in">
              <dc:date>2018-09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.3516in" draw:caption-point-x="-0.2402in" draw:caption-point-y="0.6051in">
              <dc:date>2018-09-0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.352in" draw:caption-point-x="-0.2402in" draw:caption-point-y="0.6047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.3531in" draw:caption-point-x="-0.2402in" draw:caption-point-y="0.6035in">
              <dc:date>2018-09-11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.3535in" draw:caption-point-x="-0.2402in" draw:caption-point-y="0.6031in">
              <dc:date>2018-09-12T00:00:00</dc:date>
              <text:p text:style-name="P1"><text:span text:style-name="T1">Kẹt xe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.3543in" draw:caption-point-x="-0.2402in" draw:caption-point-y="0.6024in">
              <dc:date>2018-09-13T00:00:00</dc:date>
              <text:p text:style-name="P1"><text:span text:style-name="T1">Ngủ dậy muộn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0.6358in" svg:y="1.3551in" draw:caption-point-x="-0.2402in" draw:caption-point-y="0.6016in">
              <dc:date>2018-09-17T00:00:00</dc:date>
              <text:p text:style-name="P1"><text:span text:style-name="T1">Về quê khám nvqs, xin phép làm remote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66" table:formula="of:=SUM([.D10:.AG1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12" draw:text-style-name="P4" svg:width="1.1413in" svg:height="0.6378in" svg:x="10.1791in" svg:y="1.6028in" draw:caption-point-x="-0.2402in" draw:caption-point-y="0.6016in">
              <dc:date>2018-09-17T00:00:00</dc:date>
              <text:p text:style-name="P4"><text:span text:style-name="T4">ghé ngân hàng làm thẻ, 8h37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66" table:formula="of:=SUM([.D11:.AG11])" office:value-type="float" office:value="0">
            <text:p>0</text:p>
          </table:table-cell>
          <table:table-cell table:style-name="ce170" table:number-columns-repeated="6"/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66" table:formula="of:=SUM([.D12:.AG12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66" table:formula="of:=SUM([.D13:.AG13])" office:value-type="float" office:value="1.5">
            <text:p>1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9287in" svg:y="2.3417in" draw:caption-point-x="-0.2402in" draw:caption-point-y="0.6055in">
              <dc:date>2018-09-06T00:00:00</dc:date>
              <text:p text:style-name="P1"><text:span text:style-name="T1">Làm giấy tờ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2.3441in" draw:caption-point-x="-0.2402in" draw:caption-point-y="0.6031in">
              <dc:date>2018-09-12T00:00:00</dc:date>
              <text:p text:style-name="P1"><text:span text:style-name="T1">Hư xe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2.3449in" draw:caption-point-x="-0.2402in" draw:caption-point-y="0.6024in">
              <dc:date>2018-09-13T00:00:00</dc:date>
              <text:p text:style-name="P1"><text:span text:style-name="T1">Công chứng giấy tờ, xin đi trễ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14.7457in" svg:y="2.3327in" draw:caption-point-x="-0.2402in" draw:caption-point-y="0.6146in">
              <dc:date>2018-09-28T00:00:00</dc:date>
              <text:p text:style-name="P1"><text:span text:style-name="T1">Nghỉ trước đám cưới</text:span></text:p>
              <text:p text:style-name="P1"><text:span text:style-name="T1">---&gt; Không tính off theo chính sách cưới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2.3358in" draw:caption-point-x="-0.2402in" draw:caption-point-y="0.6114in">
              <dc:date>2018-07-24T00:00:00</dc:date>
              <text:p text:style-name="P1"><text:span text:style-name="T1">Nghỉ trước đám cưới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66" table:formula="of:=SUM([.D14:.AG14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66" table:formula="of:=SUM([.D15:.AG15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0.6358in" svg:y="2.8417in" draw:caption-point-x="-0.2402in" draw:caption-point-y="0.6008in">
              <dc:date>2018-09-18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2.8425in" draw:caption-point-x="-0.2402in" draw:caption-point-y="0.6in">
              <dc:date>2018-09-20T00:00:00</dc:date>
              <text:p text:style-name="P1"><text:span text:style-name="T1">Sửa laptop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66" table:formula="of:=SUM([.D16:.AG16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3.0839in" draw:caption-point-x="-0.2402in" draw:caption-point-y="0.6063in">
              <dc:date>2018-09-05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3.0846in" draw:caption-point-x="-0.2402in" draw:caption-point-y="0.6055in">
              <dc:date>2018-09-0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3.085in" draw:caption-point-x="-0.2402in" draw:caption-point-y="0.6051in">
              <dc:date>2018-09-07T00:00:00</dc:date>
              <text:p text:style-name="P1"><text:span text:style-name="T1">Bận việc gia đình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3.0854in" draw:caption-point-x="-0.2402in" draw:caption-point-y="0.6047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3.087in" draw:caption-point-x="-0.2402in" draw:caption-point-y="0.6031in">
              <dc:date>2018-09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0882in" draw:caption-point-x="-0.2402in" draw:caption-point-y="0.602in">
              <dc:date>2018-09-14T00:00:00</dc:date>
              <text:p text:style-name="P1"><text:span text:style-name="T1">Bận việc riêng, 8h47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0886in" draw:caption-point-x="-0.2402in" draw:caption-point-y="0.6016in">
              <dc:date>2018-09-17T00:00:00</dc:date>
              <text:p text:style-name="P1"><text:span text:style-name="T1">Kẹt xe, 8h42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3.0909in" draw:caption-point-x="-0.2402in" draw:caption-point-y="0.5992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6" table:formula="of:=SUM([.D17:.AG17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3.335in" draw:caption-point-x="-0.2402in" draw:caption-point-y="0.6031in">
              <dc:date>2018-09-12T00:00:00</dc:date>
              <text:p text:style-name="P1"><text:span text:style-name="T1">Bận việc gia đìnhm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3.3358in" draw:caption-point-x="-0.2402in" draw:caption-point-y="0.6024in">
              <dc:date>2018-09-13T00:00:00</dc:date>
              <text:p text:style-name="P1"><text:span text:style-name="T1">Đi dạy ở trường, xin đi trễ, 9h59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3.3362in" draw:caption-point-x="-0.2402in" draw:caption-point-y="0.602in">
              <dc:date>2018-09-20T00:00:00</dc:date>
              <text:p text:style-name="P1"><text:span text:style-name="T1">Bận việc gia đình, off sáng</text:span></text:p>
              <text:p text:style-name="P1"><text:span text:style-name="T1">→ </text:span><text:span text:style-name="T1">Đã làm bù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3.3366in" draw:caption-point-x="-0.2402in" draw:caption-point-y="0.6016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2.0059in" svg:y="3.339in" draw:caption-point-x="-0.2402in" draw:caption-point-y="0.5992in">
              <dc:date>2018-09-21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8" draw:text-style-name="P1" svg:width="1.1413in" svg:height="1.0122in" svg:x="14.7457in" svg:y="3.3417in" draw:caption-point-x="-0.2402in" draw:caption-point-y="0.5965in">
              <dc:date>2018-09-27T00:00:00</dc:date>
              <text:p text:style-name="P1"><text:span text:style-name="T1">Đi dạy ở trường, xin đi trễ, 10h02 đến cty</text:span></text:p>
              <text:p text:style-name="P1"><text:span text:style-name="T1">---&gt; Tính off sáng, nếu có bù sẽ ko tính nữa</text:span></text:p>
            </office:annotation>
            <text:p>0.5</text:p>
          </table:table-cell>
          <table:table-cell table:style-name="ce170" office:value-type="float" office:value="0.5">
            <office:annotation draw:style-name="gr4" draw:text-style-name="P1" svg:width="1.1413in" svg:height="0.3902in" svg:x="15.202in" svg:y="3.3421in" draw:caption-point-x="-0.2402in" draw:caption-point-y="0.5961in">
              <dc:date>2018-09-28T00:00:00</dc:date>
              <text:p text:style-name="P1"><text:span text:style-name="T1">Đi họp ở trường, off sáng</text:span></text:p>
            </office:annotation>
            <text:p>0.5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6" table:formula="of:=SUM([.D18:.AG18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3.5839in" draw:caption-point-x="-0.2402in" draw:caption-point-y="0.602in">
              <dc:date>2018-09-14T00:00:00</dc:date>
              <text:p text:style-name="P1"><text:span text:style-name="T1">Đau bụng, xđt, 8h59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6" table:formula="of:=SUM([.D19:.AG19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3.8335in" draw:caption-point-x="-0.2402in" draw:caption-point-y="0.6in">
              <dc:date>2018-09-2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6" table:formula="of:=SUM([.D20:.AG20])" office:value-type="float" office:value="8">
            <text:p>8</text:p>
          </table:table-cell>
          <table:table-cell table:style-name="ce170" table:number-columns-repeated="3"/>
          <table:table-cell table:style-name="ce170" office:value-type="float" office:value="0">
            <office:annotation draw:style-name="gr6" draw:text-style-name="P1" svg:width="1.1413in" svg:height="0.2634in" svg:x="4.0157in" svg:y="4.0736in" draw:caption-point-x="-0.2402in" draw:caption-point-y="0.6075in">
              <dc:date>2018-09-04T00:00:00</dc:date>
              <text:p text:style-name="P1"><text:span text:style-name="T1">9h5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text:p>1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0791in" draw:caption-point-x="-0.2402in" draw:caption-point-y="0.602in">
              <dc:date>2018-09-14T00:00:00</dc:date>
              <text:p text:style-name="P1"><text:span text:style-name="T1">10h10 đến cty → tính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.5">
            <office:annotation draw:style-name="gr6" draw:text-style-name="P1" svg:width="1.1413in" svg:height="0.2634in" svg:x="10.1791in" svg:y="4.0803in" draw:caption-point-x="-0.2402in" draw:caption-point-y="0.6008in">
              <dc:date>2018-09-17T00:00:00</dc:date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number-columns-repeated="2" table:style-name="ce170" office:value-type="float" office:value="1"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4.0831in" draw:caption-point-x="-0.2402in" draw:caption-point-y="0.598in">
              <dc:date>2018-09-24T00:00:00</dc:date>
              <text:p text:style-name="P1"><text:span text:style-name="T1">10h41 đến cty → tính off sáng</text:span></text:p>
            </office:annotation>
            <text:p>0.5</text:p>
          </table:table-cell>
          <table:table-cell table:style-name="ce170" office:value-type="float" office:value="0.5">
            <office:annotation draw:style-name="gr6" draw:text-style-name="P1" svg:width="1.1413in" svg:height="0.2634in" svg:x="13.8323in" svg:y="4.0835in" draw:caption-point-x="-0.2402in" draw:caption-point-y="0.5976in">
              <dc:date>2018-09-25T00:00:00</dc:date>
              <text:p text:style-name="P1"><text:span text:style-name="T1">10h19 đến cty</text:span></text:p>
            </office:annotation>
            <text:p>0.5</text:p>
          </table:table-cell>
          <table:table-cell table:style-name="ce170" office:value-type="float" office:value="1"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6" table:formula="of:=SUM([.D21:.AG21])" office:value-type="float" office:value="2">
            <text:p>2</text:p>
          </table:table-cell>
          <table:table-cell table:style-name="ce170" table:number-columns-repeated="3"/>
          <table:table-cell table:style-name="ce170" office:value-type="float" office:value="1">
            <office:annotation draw:style-name="gr2" draw:text-style-name="P1" svg:width="1.1413in" svg:height="0.5457in" svg:x="4.0157in" svg:y="4.3209in" draw:caption-point-x="-0.2402in" draw:caption-point-y="0.6079in">
              <dc:date>2018-08-28T00:00:00</dc:date>
              <text:p text:style-name="P1"><text:span text:style-name="T1">Còn ở dưới quê để giải quyết việc cá nhân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1.0925in" svg:y="4.328in" draw:caption-point-x="-0.2402in" draw:caption-point-y="0.6008in">
              <dc:date>2018-09-19T00:00:00</dc:date>
              <text:p text:style-name="P1"><text:span text:style-name="T1">Chăm chị ở bv</text:span></text:p>
            </office:annotation>
            <text:p>0.5</text:p>
          </table:table-cell>
          <table:table-cell table:style-name="ce170" office:value-type="float" office:value="0.5">
            <office:annotation draw:style-name="gr2" draw:text-style-name="P1" svg:width="1.1413in" svg:height="0.5457in" svg:x="11.5492in" svg:y="4.328in" draw:caption-point-x="-0.2402in" draw:caption-point-y="0.6008in">
              <dc:date>2018-09-18T00:00:00</dc:date>
              <text:p text:style-name="P1"><text:span text:style-name="T1">Chăm chị ở bệnh việ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66" table:formula="of:=SUM([.D22:.AG22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8.7768in" svg:y="4.5744in" draw:caption-point-x="-0.2402in" draw:caption-point-y="0.602in">
              <dc:date>2018-09-14T00:00:00</dc:date>
              <text:p text:style-name="P1"><text:span text:style-name="T1">Chở mẹ đi khám bệnh, off sáng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66" table:formula="of:=SUM([.D23:.AG23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4.472in" svg:y="4.8177in" draw:caption-point-x="-0.2402in" draw:caption-point-y="0.6063in">
              <dc:date>2018-09-05T00:00:00</dc:date>
              <text:p text:style-name="P1"><text:span text:style-name="T1">Đi bv chụp film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4.8209in" draw:caption-point-x="-0.2402in" draw:caption-point-y="0.6031in">
              <dc:date>2018-09-12T00:00:00</dc:date>
              <text:p text:style-name="P1"><text:span text:style-name="T1">Sửa xe, xin đi trễ, 8h38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4.8264in" draw:caption-point-x="-0.2402in" draw:caption-point-y="0.5976in">
              <dc:date>2018-09-25T00:00:00</dc:date>
              <text:p text:style-name="P1"><text:span text:style-name="T1">Ghé ngân hàng, xdt, 8h46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4.828in" draw:caption-point-x="-0.2402in" draw:caption-point-y="0.5961in">
              <dc:date>2018-09-28T00:00:00</dc:date>
              <text:p text:style-name="P1"><text:span text:style-name="T1">Làm giấy tờ, xin đi trễ, 9h1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G24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5.0642in" draw:caption-point-x="-0.2402in" draw:caption-point-y="0.6075in">
              <dc:date>2018-09-04T00:00:00</dc:date>
              <text:p text:style-name="P1"><text:span text:style-name="T1">Xe vô trễ, 8h4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5.0654in" draw:caption-point-x="-0.2402in" draw:caption-point-y="0.6063in">
              <dc:date>2018-09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5.0665in" draw:caption-point-x="-0.2402in" draw:caption-point-y="0.6051in">
              <dc:date>2018-09-07T00:00:00</dc:date>
              <text:p text:style-name="P1"><text:span text:style-name="T1">Bận việc gia đình, xin đi trễ, 9h2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5.0681in" draw:caption-point-x="-0.2402in" draw:caption-point-y="0.6035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0685in" draw:caption-point-x="-0.2402in" draw:caption-point-y="0.6031in">
              <dc:date>2018-09-12T00:00:00</dc:date>
              <text:p text:style-name="P1"><text:span text:style-name="T1">Chờ sửa ống nước, 9h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5.0693in" draw:caption-point-x="-0.2402in" draw:caption-point-y="0.6024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5.1272in" draw:caption-point-x="-0.2402in" draw:caption-point-y="0.5445in">
              <dc:date>2018-09-1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5.0701in" draw:caption-point-x="-0.2402in" draw:caption-point-y="0.6016in">
              <dc:date>2018-09-17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0925in" svg:y="5.0709in" draw:caption-point-x="-0.2402in" draw:caption-point-y="0.6008in">
              <dc:date>2018-09-19T00:00:00</dc:date>
              <text:p text:style-name="P1"><text:span text:style-name="T1">Đi lấy đồ cho mẹ, xin đi trễ, 8h58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5.0717in" draw:caption-point-x="-0.2402in" draw:caption-point-y="0.6in">
              <dc:date>2018-09-20T00:00:00</dc:date>
              <text:p text:style-name="P1"><text:span text:style-name="T1">Bận việc cá nhâ, 8h40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5.0724in" draw:caption-point-x="-0.2402in" draw:caption-point-y="0.5992in">
              <dc:date>2018-09-21T00:00:00</dc:date>
              <text:p text:style-name="P1"><text:span text:style-name="T1">Ngủ quên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3" draw:text-style-name="P1" svg:width="1.1413in" svg:height="0.7012in" svg:x="13.3756in" svg:y="5.0728in" draw:caption-point-x="-0.2402in" draw:caption-point-y="0.5988in">
              <dc:date>2018-09-24T00:00:00</dc:date>
              <text:p text:style-name="P1"><text:span text:style-name="T1">Lấy bảng điểm giùm em trai, xin đi trễ, 9h06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5.0756in" draw:caption-point-x="-0.2402in" draw:caption-point-y="0.5961in">
              <dc:date>2018-09-28T00:00:00</dc:date>
              <text:p text:style-name="P1"><text:span text:style-name="T1">Lủng bánh xe chờ vá, xin đi trễ, 8h56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G25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1.0925in" svg:y="5.3185in" draw:caption-point-x="-0.2402in" draw:caption-point-y="0.6008in">
              <dc:date>2018-09-19T00:00:00</dc:date>
              <text:p text:style-name="P1"><text:span text:style-name="T1">Đi khám bệnh, làm remote ½ ngày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hVH</text:p>
          </table:table-cell>
          <table:table-cell table:style-name="ce166" table:formula="of:=SUM([.D26:.AG26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3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G27])" office:value-type="float" office:value="3">
            <text:p>3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5.8118in" draw:caption-point-x="-0.2402in" draw:caption-point-y="0.6031in">
              <dc:date>2018-09-12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5.8126in" draw:caption-point-x="-0.2402in" draw:caption-point-y="0.602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5.8126in" draw:caption-point-x="-0.2402in" draw:caption-point-y="0.602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5.8126in" draw:caption-point-x="-0.2402in" draw:caption-point-y="0.6024in">
              <dc:date>2018-09-1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G28])" office:value-type="float" office:value="7.5">
            <text:p>7.5</text:p>
          </table:table-cell>
          <table:table-cell table:style-name="ce170" table:number-columns-repeated="3"/>
          <table:table-cell table:style-name="ce170" office:value-type="float" office:value="1">
            <office:annotation draw:style-name="gr6" draw:text-style-name="P1" svg:width="1.1413in" svg:height="0.2634in" svg:x="4.0157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472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4.9287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6.8205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3094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7.7988in" svg:y="6.0551in" draw:caption-point-x="-0.2402in" draw:caption-point-y="0.6075in">
              <dc:date>2018-09-04T00:00:00</dc:date>
              <text:p text:style-name="P1"><text:span text:style-name="T1">Nghỉ thai sản vợ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12.0059in" svg:y="6.0634in" draw:caption-point-x="-0.2402in" draw:caption-point-y="0.5992in">
              <dc:date>2018-09-21T00:00:00</dc:date>
              <text:p text:style-name="P1"><text:span text:style-name="T1">Làm giấy tờ khai sinh, tạm trú, off chiều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ocNB</text:p>
          </table:table-cell>
          <table:table-cell table:style-name="ce166" table:formula="of:=SUM([.D29:.AG29])" office:value-type="float" office:value="0">
            <text:p>0</text:p>
          </table:table-cell>
          <table:table-cell table:style-name="ce170" table:number-columns-repeated="23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66" table:formula="of:=SUM([.D30:.AG30])" office:value-type="float" office:value="4">
            <text:p>4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6.5504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6.5504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5492in" svg:y="6.5579in" draw:caption-point-x="-0.2402in" draw:caption-point-y="0.6in">
              <dc:date>2018-09-20T00:00:00</dc:date>
              <text:p text:style-name="P1"><text:span text:style-name="T1">Đi khám bệnh, 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6.5618in" draw:caption-point-x="-0.2402in" draw:caption-point-y="0.5961in">
              <dc:date>2018-09-28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66" table:formula="of:=SUM([.D31:.AG31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6.8in" draw:caption-point-x="-0.2402in" draw:caption-point-y="0.6055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6.802in" draw:caption-point-x="-0.2402in" draw:caption-point-y="0.6035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6.8031in" draw:caption-point-x="-0.2402in" draw:caption-point-y="0.6024in">
              <dc:date>2018-09-1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6.8055in" draw:caption-point-x="-0.2402in" draw:caption-point-y="0.6in">
              <dc:date>2018-09-20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6.8083in" draw:caption-point-x="-0.2402in" draw:caption-point-y="0.5972in">
              <dc:date>2018-09-2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6.8079in" draw:caption-point-x="-0.2402in" draw:caption-point-y="0.5976in">
              <dc:date>2018-09-25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66" table:formula="of:=SUM([.D32:.AG32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11.0925in" svg:y="7.0531in" draw:caption-point-x="-0.2402in" draw:caption-point-y="0.6in">
              <dc:date>2018-09-19T00:00:00</dc:date>
              <text:p text:style-name="P1"><text:span text:style-name="T1">Bị bệnh, 2h50 về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1" draw:text-style-name="P1" svg:width="1.1413in" svg:height="1.3232in" svg:x="14.289in" svg:y="7.0559in" draw:caption-point-x="-0.2402in" draw:caption-point-y="0.5972in">
              <dc:date>2018-09-26T00:00:00</dc:date>
              <text:p text:style-name="P1"><text:span text:style-name="T1">lên công an quận làm việc về chiếc xe bị mất</text:span></text:p>
              <text:p text:style-name="P1"><text:span text:style-name="T1">Xin off sáng ---&gt; 9h58 đến cty → xin chuyển thành đi trễ + làm bù giờ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6" table:formula="of:=SUM([.D33:.AG33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7.2933in" draw:caption-point-x="-0.2402in" draw:caption-point-y="0.6075in">
              <dc:date>2018-09-04T00:00:00</dc:date>
              <text:p text:style-name="P1"><text:span text:style-name="T1">Con ốm, xin đi trễ, 9h1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7.2953in" draw:caption-point-x="-0.2402in" draw:caption-point-y="0.6055in">
              <dc:date>2018-09-06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7988in" svg:y="7.2976in" draw:caption-point-x="-0.2402in" draw:caption-point-y="0.6031in">
              <dc:date>2018-09-12T00:00:00</dc:date>
              <text:p text:style-name="P1"><text:span text:style-name="T1">Ngủ quên, 8h33 đến cty</text:span></text:p>
              <text:p text:style-name="P1"><text:span text:style-name="T1">Đau đầu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7.2933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7.2933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7.3in" draw:caption-point-x="-0.2402in" draw:caption-point-y="0.6008in">
              <dc:date>2018-09-19T00:00:00</dc:date>
              <text:p text:style-name="P1"><text:span text:style-name="T1">Xe lủng bánh, 8h58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6" table:formula="of:=SUM([.D34:.AG34])" office:value-type="float" office:value="2.5">
            <text:p>2.5</text:p>
          </table:table-cell>
          <table:table-cell table:style-name="ce170" table:number-columns-repeated="3"/>
          <table:table-cell table:style-name="ce170" office:value-type="float" office:value="1">
            <office:annotation draw:style-name="gr4" draw:text-style-name="P1" svg:width="1.1413in" svg:height="0.3902in" svg:x="4.0157in" svg:y="7.5406in" draw:caption-point-x="-0.2402in" draw:caption-point-y="0.6079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4.472in" svg:y="7.5406in" draw:caption-point-x="-0.2402in" draw:caption-point-y="0.6079in">
              <dc:date>2018-08-30T00:00:00</dc:date>
              <text:p text:style-name="P1"><text:span text:style-name="T1">Đi du lịch cùng gia đình</text:span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7.7988in" svg:y="7.5453in" draw:caption-point-x="-0.2402in" draw:caption-point-y="0.6031in">
              <dc:date>2018-09-12T00:00:00</dc:date>
              <text:p text:style-name="P1"><text:span text:style-name="T1">Chở người nhà đi bệnh viện, off sáng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6" table:formula="of:=SUM([.D35:.AG35])" office:value-type="float" office:value="0">
            <text:p>0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7.7913in" draw:caption-point-x="-0.2402in" draw:caption-point-y="0.6051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7.7941in" draw:caption-point-x="-0.2402in" draw:caption-point-y="0.6024in">
              <dc:date>2018-09-13T00:00:00</dc:date>
              <text:p text:style-name="P1"><text:span text:style-name="T1">Đau đầu, xin đi trễ, 9h1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7.7945in" draw:caption-point-x="-0.2402in" draw:caption-point-y="0.602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7.7957in" draw:caption-point-x="-0.2402in" draw:caption-point-y="0.6008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PV</text:p>
          </table:table-cell>
          <table:table-cell table:style-name="ce166" table:formula="of:=SUM([.D36:.AG36])" office:value-type="float" office:value="0">
            <text:p>0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4.9287in" svg:y="8.0386in" draw:caption-point-x="-0.2402in" draw:caption-point-y="0.6055in">
              <dc:date>2018-09-06T00:00:00</dc:date>
              <text:p text:style-name="P1"><text:span text:style-name="T1">Làm thủ tục ở ktx, xin đi trễ, 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tNH</text:p>
          </table:table-cell>
          <table:table-cell table:style-name="ce166" table:formula="of:=SUM([.D37:.AG37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8.2843in" draw:caption-point-x="-0.2402in" draw:caption-point-y="0.6075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4.472in" svg:y="8.2854in" draw:caption-point-x="-0.2402in" draw:caption-point-y="0.6063in">
              <dc:date>2018-09-05T00:00:00</dc:date>
              <text:p text:style-name="P1"><text:span text:style-name="T1">Bận việc cá nhân, xđt, 9h29 đến cty</text:span></text:p>
              <text:p text:style-name="P1"><text:span text:style-name="T1">Bị cảm →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8.2866in" draw:caption-point-x="-0.2402in" draw:caption-point-y="0.6051in">
              <dc:date>2018-09-07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8.2874in" draw:caption-point-x="-0.2402in" draw:caption-point-y="0.6043in">
              <dc:date>2018-09-10T00:00:00</dc:date>
              <text:p text:style-name="P1"><text:span text:style-name="T1">Bị công an bắt, 8h5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2886in" draw:caption-point-x="-0.2402in" draw:caption-point-y="0.6031in">
              <dc:date>2018-09-1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8.2898in" draw:caption-point-x="-0.2402in" draw:caption-point-y="0.602in">
              <dc:date>2018-09-14T00:00:00</dc:date>
              <text:p text:style-name="P1"><text:span text:style-name="T1">Đi lấy đồ, xin đi trễ, 9h58 đến cty</text:span></text:p>
            </office:annotation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7" draw:text-style-name="P1" svg:width="1.1413in" svg:height="0.8567in" svg:x="12.0059in" svg:y="8.2925in" draw:caption-point-x="-0.2402in" draw:caption-point-y="0.5992in">
              <dc:date>2018-09-24T00:00:00</dc:date>
              <text:p text:style-name="P1"><text:span text:style-name="T1">Làm giấy tờ, xin đi trễ, 10h15 đến cty</text:span></text:p>
              <text:p text:style-name="P1"><text:span text:style-name="T1">→ </text:span><text:span text:style-name="T1">tính off sáng, 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8.2929in" draw:caption-point-x="-0.2402in" draw:caption-point-y="0.5988in">
              <dc:date>2018-09-24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8.2945in" draw:caption-point-x="-0.2402in" draw:caption-point-y="0.5972in">
              <dc:date>2018-09-26T00:00:00</dc:date>
              <text:p text:style-name="P1"><text:span text:style-name="T1">Kẹt xe, 9h06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ngLM</text:p>
          </table:table-cell>
          <table:table-cell table:style-name="ce166" table:formula="of:=SUM([.D38:.AG38])" office:value-type="float" office:value="0.5">
            <text:p>0.5</text:p>
          </table:table-cell>
          <table:table-cell table:style-name="ce170" table:number-columns-repeated="4"/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8.5362in" draw:caption-point-x="-0.2402in" draw:caption-point-y="0.6031in">
              <dc:date>2018-09-12T00:00:00</dc:date>
              <text:p text:style-name="P1"><text:span text:style-name="T1">Hư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8.5374in" draw:caption-point-x="-0.2402in" draw:caption-point-y="0.602in">
              <dc:date>2018-09-14T00:00:00</dc:date>
              <text:p text:style-name="P1"><text:span text:style-name="T1">Nộp hồ sơ cho con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2" draw:text-style-name="P1" svg:width="1.1413in" svg:height="0.5457in" svg:x="13.3756in" svg:y="8.5413in" draw:caption-point-x="-0.2402in" draw:caption-point-y="0.598in">
              <dc:date>2018-09-24T00:00:00</dc:date>
              <text:p text:style-name="P1"><text:span text:style-name="T1">Em bé bị ói nhiều, xin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4.7457in" svg:y="8.5429in" draw:caption-point-x="-0.2402in" draw:caption-point-y="0.5965in">
              <dc:date>2018-09-27T00:00:00</dc:date>
              <text:p text:style-name="P1"><text:span text:style-name="T1">Bận việc cá nhân, xin đi trễ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66" table:formula="of:=SUM([.D39:.AG39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8.7815in" draw:caption-point-x="-0.2402in" draw:caption-point-y="0.6055in">
              <dc:date>2018-09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7768in" svg:y="8.785in" draw:caption-point-x="-0.2402in" draw:caption-point-y="0.602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8.7858in" draw:caption-point-x="-0.2402in" draw:caption-point-y="0.6012in">
              <dc:date>2018-09-19T00:00:00</dc:date>
              <text:p text:style-name="P1"><text:span text:style-name="T1">Xe hư, xin đi trễ, 9h12 vào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8.7909in" draw:caption-point-x="-0.2402in" draw:caption-point-y="0.5961in">
              <dc:date>2018-09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66" table:formula="of:=SUM([.D40:.AG40])" office:value-type="float" office:value="3.5">
            <text:p>3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4.9287in" svg:y="9.0291in" draw:caption-point-x="-0.2402in" draw:caption-point-y="0.6055in">
              <dc:date>2018-09-06T00:00:00</dc:date>
              <text:p text:style-name="P1"><text:span text:style-name="T1">Lên trường xin chữ ký thầy hướng dẫn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9.0311in" draw:caption-point-x="-0.2402in" draw:caption-point-y="0.6035in">
              <dc:date>2018-09-11T00:00:00</dc:date>
              <text:p text:style-name="P1"><text:span text:style-name="T1">Lên trường nộp luận văn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7768in" svg:y="9.0327in" draw:caption-point-x="-0.2402in" draw:caption-point-y="0.602in">
              <dc:date>2018-09-14T00:00:00</dc:date>
              <text:p text:style-name="P1"><text:span text:style-name="T1">Lên trường, xin đi trễ, 9h17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9.0358in" draw:caption-point-x="-0.2402in" draw:caption-point-y="0.5988in">
              <dc:date>2018-09-24T00:00:00</dc:date>
              <text:p text:style-name="P1"><text:span text:style-name="T1">Có việc cần lên trường,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4.7457in" svg:y="9.037in" draw:caption-point-x="-0.2402in" draw:caption-point-y="0.5976in">
              <dc:date>2018-09-25T00:00:00</dc:date>
              <text:p text:style-name="P1"><text:span text:style-name="T1">Tổng duyệt tốt nghiệp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9.037in" draw:caption-point-x="-0.2402in" draw:caption-point-y="0.5976in">
              <dc:date>2018-09-25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73" office:value-type="string">
            <text:p>PhatHDT</text:p>
          </table:table-cell>
          <table:table-cell table:style-name="ce166" table:formula="of:=SUM([.D41:.AG41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9.2748in" draw:caption-point-x="-0.2402in" draw:caption-point-y="0.6075in">
              <dc:date>2018-09-04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2776in" draw:caption-point-x="-0.2402in" draw:caption-point-y="0.6047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9.2807in" draw:caption-point-x="-0.2402in" draw:caption-point-y="0.6016in">
              <dc:date>2018-09-17T00:00:00</dc:date>
              <text:p text:style-name="P1"><text:span text:style-name="T1">Ngủ dậy trễ, 8h38 đến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9.285in" draw:caption-point-x="-0.2402in" draw:caption-point-y="0.5972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166" table:formula="of:=SUM([.D42:.AG42])" office:value-type="float" office:value="1">
            <text:p>1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8.2878in" svg:y="9.5276in" draw:caption-point-x="-0.2402in" draw:caption-point-y="0.6024in">
              <dc:date>2018-09-13T00:00:00</dc:date>
              <text:p text:style-name="P1"><text:span text:style-name="T1">Bận việc cá nhân, xđt, 8h33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9.528in" draw:caption-point-x="-0.2402in" draw:caption-point-y="0.602in">
              <dc:date>2018-09-14T00:00:00</dc:date>
              <text:p text:style-name="P1"><text:span text:style-name="T1">Bị bện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3.8323in" svg:y="9.5323in" draw:caption-point-x="-0.2402in" draw:caption-point-y="0.5976in">
              <dc:date>2018-09-25T00:00:00</dc:date>
              <text:p text:style-name="P1"><text:span text:style-name="T1">Bận việc cá nhân, xđt, 8h42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166" table:formula="of:=SUM([.D43:.AG43])" office:value-type="float" office:value="5">
            <text:p>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9.772in" draw:caption-point-x="-0.2402in" draw:caption-point-y="0.6055in">
              <dc:date>2018-09-06T00:00:00</dc:date>
              <text:p text:style-name="P1"><text:span text:style-name="T1">Ngủ quên,8h5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9.7728in" draw:caption-point-x="-0.2402in" draw:caption-point-y="0.6047in">
              <dc:date>2018-09-10T00:00:00</dc:date>
              <text:p text:style-name="P1"><text:span text:style-name="T1">Ngủ quên, 8h33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9.7744in" draw:caption-point-x="-0.2402in" draw:caption-point-y="0.6031in">
              <dc:date>2018-09-12T00:00:00</dc:date>
              <text:p text:style-name="P1"><text:span text:style-name="T1">Bận việc cá nhân, xin đi trễ, 9h03 đến cty</text:span></text:p>
            </office:annotation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8.2878in" svg:y="9.7752in" draw:caption-point-x="-0.2402in" draw:caption-point-y="0.6024in">
              <dc:date>2018-09-13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9.7701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1">
            <office:annotation draw:style-name="gr6" draw:text-style-name="P1" svg:width="1.1413in" svg:height="0.2634in" svg:x="10.6358in" svg:y="9.7701in" draw:caption-point-x="-0.2402in" draw:caption-point-y="0.6075in">
              <dc:date>2018-09-04T00:00:00</dc:date>
              <text:p text:style-name="P1"><text:span text:style-name="T1">Đi du lịch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1.5492in" svg:y="9.7776in" draw:caption-point-x="-0.2402in" draw:caption-point-y="0.6in">
              <dc:date>2018-09-20T00:00:00</dc:date>
              <text:p text:style-name="P1"><text:span text:style-name="T1">Bận việc đột xuất,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3.3756in" svg:y="9.7787in" draw:caption-point-x="-0.2402in" draw:caption-point-y="0.5988in">
              <dc:date>2018-09-24T00:00:00</dc:date>
              <text:p text:style-name="P1"><text:span text:style-name="T1">Ngủ quên, 8h4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9.7803in" draw:caption-point-x="-0.2402in" draw:caption-point-y="0.5972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4.7457in" svg:y="9.7811in" draw:caption-point-x="-0.2402in" draw:caption-point-y="0.5965in">
              <dc:date>2018-09-27T00:00:00</dc:date>
              <text:p text:style-name="P1"><text:span text:style-name="T1">Đau bụng, off sáng</text:span></text:p>
            </office:annotation>
            <text:p>0.5</text:p>
          </table:table-cell>
          <table:table-cell table:style-name="ce170" office:value-type="float" office:value="1">
            <office:annotation draw:style-name="gr4" draw:text-style-name="P1" svg:width="1.1413in" svg:height="0.3902in" svg:x="15.202in" svg:y="9.7815in" draw:caption-point-x="-0.2402in" draw:caption-point-y="0.5961in">
              <dc:date>2018-09-28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uTV</text:p>
          </table:table-cell>
          <table:table-cell table:style-name="ce166" table:formula="of:=SUM([.D44:.AG44])" office:value-type="float" office:value="0.5">
            <text:p>0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10.0232in" draw:caption-point-x="-0.2402in" draw:caption-point-y="0.6024in">
              <dc:date>2018-09-13T00:00:00</dc:date>
              <text:p text:style-name="P1"><text:span text:style-name="T1">Lên trường làm hồ sơ tốt nghiệp, off chiều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3" draw:text-style-name="P1" svg:width="1.1413in" svg:height="0.7012in" svg:x="14.7457in" svg:y="10.0291in" draw:caption-point-x="-0.2402in" draw:caption-point-y="0.5965in">
              <dc:date>2018-09-27T00:00:00</dc:date>
              <text:p text:style-name="P1"><text:span text:style-name="T1">Lên trường xin giấy xác nhận sv, xin đi trễ, 8h34 d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66" table:formula="of:=SUM([.D45:.AG45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2677in" draw:caption-point-x="-0.2402in" draw:caption-point-y="0.6055in">
              <dc:date>2018-09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2685in" draw:caption-point-x="-0.2402in" draw:caption-point-y="0.6047in">
              <dc:date>2018-09-1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0" office:value-type="float" office:value="0.5">
            <office:annotation draw:style-name="gr3" draw:text-style-name="P1" svg:width="1.1413in" svg:height="0.7012in" svg:x="7.3094in" svg:y="10.2697in" draw:caption-point-x="-0.2402in" draw:caption-point-y="0.6035in">
              <dc:date>2018-09-11T00:00:00</dc:date>
              <text:p text:style-name="P1"><text:span text:style-name="T1">Kẹt xe, 8h34 đến cty</text:span></text:p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0.2685in" draw:caption-point-x="-0.2402in" draw:caption-point-y="0.6047in">
              <dc:date>2018-09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0.2709in" draw:caption-point-x="-0.2402in" draw:caption-point-y="0.6024in">
              <dc:date>2018-09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0.2713in" draw:caption-point-x="-0.2402in" draw:caption-point-y="0.602in">
              <dc:date>2018-09-14T00:00:00</dc:date>
              <text:p text:style-name="P1"><text:span text:style-name="T1">Ngủ quên, 8h41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2717in" draw:caption-point-x="-0.2402in" draw:caption-point-y="0.6016in">
              <dc:date>2018-09-17T00:00:00</dc:date>
              <text:p text:style-name="P1"><text:span text:style-name="T1">Hư xe, xin đi trễ, 9h1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2724in" draw:caption-point-x="-0.2402in" draw:caption-point-y="0.6008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272in" draw:caption-point-x="-0.2402in" draw:caption-point-y="0.6012in">
              <dc:date>2018-09-1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0.2732in" draw:caption-point-x="-0.2402in" draw:caption-point-y="0.6in">
              <dc:date>2018-09-2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0.274in" draw:caption-point-x="-0.2402in" draw:caption-point-y="0.5992in">
              <dc:date>2018-09-21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0.2756in" draw:caption-point-x="-0.2402in" draw:caption-point-y="0.5976in">
              <dc:date>2018-09-2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0.276in" draw:caption-point-x="-0.2402in" draw:caption-point-y="0.5972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0.276in" draw:caption-point-x="-0.2402in" draw:caption-point-y="0.5972in">
              <dc:date>2018-09-27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mHVH</text:p>
          </table:table-cell>
          <table:table-cell table:style-name="ce166" table:formula="of:=SUM([.D46:.AG46])" office:value-type="float" office:value="0.5">
            <text:p>0.5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0.5154in" draw:caption-point-x="-0.2402in" draw:caption-point-y="0.6055in">
              <dc:date>2018-09-06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0.5161in" draw:caption-point-x="-0.2402in" draw:caption-point-y="0.6047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0.5193in" draw:caption-point-x="-0.2402in" draw:caption-point-y="0.6016in">
              <dc:date>2018-09-1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0.5201in" draw:caption-point-x="-0.2402in" draw:caption-point-y="0.6008in">
              <dc:date>2018-09-1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5197in" draw:caption-point-x="-0.2402in" draw:caption-point-y="0.6012in">
              <dc:date>2018-09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2.0059in" svg:y="10.5217in" draw:caption-point-x="-0.2402in" draw:caption-point-y="0.5992in">
              <dc:date>2018-09-21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anNN</text:p>
          </table:table-cell>
          <table:table-cell table:style-name="ce166" table:formula="of:=SUM([.D47:.AG47])" office:value-type="float" office:value="2">
            <text:p>2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6" draw:text-style-name="P1" svg:width="1.1413in" svg:height="0.2634in" svg:x="7.3094in" svg:y="10.765in" draw:caption-point-x="-0.2402in" draw:caption-point-y="0.6035in">
              <dc:date>2018-09-11T00:00:00</dc:date>
              <text:p text:style-name="P1"><text:span text:style-name="T1">Bệnh, off sáng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6" draw:text-style-name="P1" svg:width="1.1413in" svg:height="0.2634in" svg:x="10.1791in" svg:y="10.7669in" draw:caption-point-x="-0.2402in" draw:caption-point-y="0.6016in">
              <dc:date>2018-09-17T00:00:00</dc:date>
              <text:p text:style-name="P1"><text:span text:style-name="T1">Bị sốt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0925in" svg:y="10.7673in" draw:caption-point-x="-0.2402in" draw:caption-point-y="0.6012in">
              <dc:date>2018-09-1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0.7685in" draw:caption-point-x="-0.2402in" draw:caption-point-y="0.6in">
              <dc:date>2018-09-20T00:00:00</dc:date>
              <text:p text:style-name="P1"><text:span text:style-name="T1">Bận việc cá nhân, xin đi trễ, 9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10.7697in" draw:caption-point-x="-0.2402in" draw:caption-point-y="0.5988in">
              <dc:date>2018-09-24T00:00:00</dc:date>
              <text:p text:style-name="P1"><text:span text:style-name="T1">Ko về SG kịp, off sáng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0.7724in" draw:caption-point-x="-0.2402in" draw:caption-point-y="0.5961in">
              <dc:date>2018-09-28T00:00:00</dc:date>
              <text:p text:style-name="P1"><text:span text:style-name="T1">Bận việc đột xuất, 8h45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nNQ</text:p>
          </table:table-cell>
          <table:table-cell table:style-name="ce166" table:formula="of:=SUM([.D48:.AG48])" office:value-type="float" office:value="1">
            <text:p>1</text:p>
          </table:table-cell>
          <table:table-cell table:style-name="ce170" table:number-columns-repeated="3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1.0106in" draw:caption-point-x="-0.2402in" draw:caption-point-y="0.6055in">
              <dc:date>2018-09-0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1.011in" draw:caption-point-x="-0.2402in" draw:caption-point-y="0.6051in">
              <dc:date>2018-09-07T00:00:00</dc:date>
              <text:p text:style-name="P1"><text:span text:style-name="T1">Ghé ngân hàng, xin đi trễ, 9h10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1.0126in" draw:caption-point-x="-0.2402in" draw:caption-point-y="0.6035in">
              <dc:date>2018-09-1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7988in" svg:y="11.013in" draw:caption-point-x="-0.2402in" draw:caption-point-y="0.6031in">
              <dc:date>2018-09-12T00:00:00</dc:date>
              <text:p text:style-name="P1"><text:span text:style-name="T1">Xe hết xăng giữa chừng, 8h55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2878in" svg:y="11.0138in" draw:caption-point-x="-0.2402in" draw:caption-point-y="0.6024in">
              <dc:date>2018-09-13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1.0142in" draw:caption-point-x="-0.2402in" draw:caption-point-y="0.602in">
              <dc:date>2018-09-14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1.0154in" draw:caption-point-x="-0.2402in" draw:caption-point-y="0.6008in">
              <dc:date>2018-09-1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1.5492in" svg:y="11.0161in" draw:caption-point-x="-0.2402in" draw:caption-point-y="0.6in">
              <dc:date>2018-09-20T00:00:00</dc:date>
              <text:p text:style-name="P1"><text:span text:style-name="T1">Ghé ngân hàng, xin đi trễ, 8h36 đến cty</text:span></text:p>
            </office:annotation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2.0059in" svg:y="11.0169in" draw:caption-point-x="-0.2402in" draw:caption-point-y="0.5992in">
              <dc:date>2018-09-21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1.0185in" draw:caption-point-x="-0.2402in" draw:caption-point-y="0.5976in">
              <dc:date>2018-09-25T00:00:00</dc:date>
              <text:p text:style-name="P1"><text:span text:style-name="T1">Ngủ quên, 8h37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1.0201in" draw:caption-point-x="-0.2402in" draw:caption-point-y="0.5961in">
              <dc:date>2018-09-28T00:00:00</dc:date>
              <text:p text:style-name="P1"><text:span text:style-name="T1">Xe đứt thắng chạy chậm, 8h39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ienND</text:p>
          </table:table-cell>
          <table:table-cell table:style-name="ce166" table:formula="of:=SUM([.D49:.AG49])" office:value-type="float" office:value="0">
            <text:p>0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1.2563in" draw:caption-point-x="-0.2402in" draw:caption-point-y="0.6075in">
              <dc:date>2018-09-04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1.2591in" draw:caption-point-x="-0.2402in" draw:caption-point-y="0.6047in">
              <dc:date>2018-09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1.2602in" draw:caption-point-x="-0.2402in" draw:caption-point-y="0.6035in">
              <dc:date>2018-09-11T00:00:00</dc:date>
              <text:p text:style-name="P1"><text:span text:style-name="T1">Kẹt xe, 8h37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7" draw:text-style-name="P1" svg:width="1.1413in" svg:height="0.8567in" svg:x="8.7768in" svg:y="11.2618in" draw:caption-point-x="-0.2402in" draw:caption-point-y="0.602in">
              <dc:date>2018-09-17T00:00:00</dc:date>
              <text:p text:style-name="P1"><text:span text:style-name="T1">Té xe, chân đau ko đi đc, xin làm remote</text:span></text:p>
              <text:p text:style-name="P1"><text:span text:style-name="T1">–</text:span><text:span text:style-name="T1">&gt; Đã làm đủ số giờ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1.2622in" draw:caption-point-x="-0.2402in" draw:caption-point-y="0.6016in">
              <dc:date>2018-09-17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1.263in" draw:caption-point-x="-0.2402in" draw:caption-point-y="0.6008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1.2638in" draw:caption-point-x="-0.2402in" draw:caption-point-y="0.6in">
              <dc:date>2018-09-20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1.2646in" draw:caption-point-x="-0.2402in" draw:caption-point-y="0.5992in">
              <dc:date>2018-09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1.2661in" draw:caption-point-x="-0.2402in" draw:caption-point-y="0.5976in">
              <dc:date>2018-09-25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11.2677in" draw:caption-point-x="-0.2402in" draw:caption-point-y="0.5961in">
              <dc:date>2018-09-2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oanBV</text:p>
          </table:table-cell>
          <table:table-cell table:style-name="ce166" table:formula="of:=SUM([.D50:.AG5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iNHQ</text:p>
          </table:table-cell>
          <table:table-cell table:style-name="ce166" table:formula="of:=SUM([.D51:.AG51])" office:value-type="float" office:value="2">
            <text:p>2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6.8205in" svg:y="11.7543in" draw:caption-point-x="-0.2402in" draw:caption-point-y="0.6047in">
              <dc:date>2018-09-10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7.3094in" svg:y="11.7555in" draw:caption-point-x="-0.2402in" draw:caption-point-y="0.6035in">
              <dc:date>2018-09-11T00:00:00</dc:date>
              <text:p text:style-name="P1"><text:span text:style-name="T1">Lấy kết quả xét nghiệm, xin đi trễ, 8h50 đến cty</text:span></text:p>
            </office:annotation>
            <text:p>0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10" draw:text-style-name="P4" svg:width="1.1413in" svg:height="0.4516in" svg:x="12.0059in" svg:y="11.7598in" draw:caption-point-x="-0.2402in" draw:caption-point-y="0.5992in">
              <dc:date>2018-09-21T00:00:00</dc:date>
              <text:p text:style-name="P4"><text:span text:style-name="T4">ngủ dậy trễ, 8h34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1.7602in" draw:caption-point-x="-0.2402in" draw:caption-point-y="0.5988in">
              <dc:date>2018-09-24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70" office:value-type="float" office:value="0.5">
            <office:annotation draw:style-name="gr4" draw:text-style-name="P1" svg:width="1.1413in" svg:height="0.3902in" svg:x="13.8323in" svg:y="11.7614in" draw:caption-point-x="-0.2402in" draw:caption-point-y="0.5976in">
              <dc:date>2018-09-25T00:00:00</dc:date>
              <text:p text:style-name="P1"><text:span text:style-name="T1">Bận việc gđ, off sáng</text:span></text:p>
            </office:annotation>
            <text:p>0.5</text:p>
          </table:table-cell>
          <table:table-cell table:style-name="ce170" office:value-type="float" office:value="0.5">
            <office:annotation draw:style-name="gr2" draw:text-style-name="P1" svg:width="1.1413in" svg:height="0.5457in" svg:x="14.289in" svg:y="11.7626in" draw:caption-point-x="-0.2402in" draw:caption-point-y="0.5965in">
              <dc:date>2018-09-26T00:00:00</dc:date>
              <text:p text:style-name="P1"><text:span text:style-name="T1">Bận việc gia đình đột xuất, off chiều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1.7626in" draw:caption-point-x="-0.2402in" draw:caption-point-y="0.5965in">
              <dc:date>2018-09-27T00:00:00</dc:date>
              <text:p text:style-name="P1"><text:span text:style-name="T1">Dưới quê chạy lên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mDT</text:p>
          </table:table-cell>
          <table:table-cell table:style-name="ce166" table:formula="of:=SUM([.D52:.AG52])" office:value-type="float" office:value="0.5">
            <text:p>0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2.0004in" draw:caption-point-x="-0.2402in" draw:caption-point-y="0.6063in">
              <dc:date>2018-09-05T00:00:00</dc:date>
              <text:p text:style-name="P1"><text:span text:style-name="T1">Đau bụng, xin đi trễ, 9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2.0012in" draw:caption-point-x="-0.2402in" draw:caption-point-y="0.6055in">
              <dc:date>2018-09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0016in" draw:caption-point-x="-0.2402in" draw:caption-point-y="0.6051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2.0035in" draw:caption-point-x="-0.2402in" draw:caption-point-y="0.6031in">
              <dc:date>2018-09-12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7768in" svg:y="12.0047in" draw:caption-point-x="-0.2402in" draw:caption-point-y="0.602in">
              <dc:date>2018-09-14T00:00:00</dc:date>
              <text:p text:style-name="P1"><text:span text:style-name="T1">Mệt, đau đầu, đau bụng, off sáng</text:span></text:p>
            </office:annotation>
            <text:p>0.5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2.0051in" draw:caption-point-x="-0.2402in" draw:caption-point-y="0.6016in">
              <dc:date>2018-09-1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2.0059in" draw:caption-point-x="-0.2402in" draw:caption-point-y="0.6008in">
              <dc:date>2018-09-18T00:00:00</dc:date>
              <text:p text:style-name="P1"><text:span text:style-name="T1">Bận việc nhà, 8h35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1.5492in" svg:y="12.0067in" draw:caption-point-x="-0.2402in" draw:caption-point-y="0.6in">
              <dc:date>2018-09-20T00:00:00</dc:date>
              <text:p text:style-name="P1"><text:span text:style-name="T1">Nhà có việc, xdt, 8h59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2.0094in" draw:caption-point-x="-0.2402in" draw:caption-point-y="0.5972in">
              <dc:date>2018-09-26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7457in" svg:y="12.0102in" draw:caption-point-x="-0.2402in" draw:caption-point-y="0.5965in">
              <dc:date>2018-09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nhCH</text:p>
          </table:table-cell>
          <table:table-cell table:style-name="ce166" table:formula="of:=SUM([.D53:.AG53])" office:value-type="float" office:value="1">
            <text:p>1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2.2476in" draw:caption-point-x="-0.2402in" draw:caption-point-y="0.6071in">
              <dc:date>2018-09-04T00:00:00</dc:date>
              <text:p text:style-name="P1"><text:span text:style-name="T1">Đau bụng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15.202in" svg:y="12.2598in" draw:caption-point-x="-0.2402in" draw:caption-point-y="0.5949in">
              <dc:date>2018-09-28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aoDTN</text:p>
          </table:table-cell>
          <table:table-cell table:style-name="ce166" table:formula="of:=SUM([.D54:.AG54])" office:value-type="float" office:value="3">
            <text:p>3</text:p>
          </table:table-cell>
          <table:table-cell table:style-name="ce170" table:number-columns-repeated="3"/>
          <table:table-cell table:style-name="ce170" office:value-type="float" office:value="0">
            <office:annotation draw:style-name="gr4" draw:text-style-name="P1" svg:width="1.1413in" svg:height="0.3902in" svg:x="4.0157in" svg:y="12.4949in" draw:caption-point-x="-0.2402in" draw:caption-point-y="0.6075in">
              <dc:date>2018-09-04T00:00:00</dc:date>
              <text:p text:style-name="P1"><text:span text:style-name="T1">Hư xe, xin đi trễ, 9h28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472in" svg:y="12.4961in" draw:caption-point-x="-0.2402in" draw:caption-point-y="0.6063in">
              <dc:date>2018-09-05T00:00:00</dc:date>
              <text:p text:style-name="P1"><text:span text:style-name="T1">Ketj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4.9287in" svg:y="12.4969in" draw:caption-point-x="-0.2402in" draw:caption-point-y="0.6055in">
              <dc:date>2018-09-0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4972in" draw:caption-point-x="-0.2402in" draw:caption-point-y="0.6051in">
              <dc:date>2018-09-07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2.4976in" draw:caption-point-x="-0.2402in" draw:caption-point-y="0.6047in">
              <dc:date>2018-09-10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7.3094in" svg:y="12.4988in" draw:caption-point-x="-0.2402in" draw:caption-point-y="0.6035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7.7988in" svg:y="12.4988in" draw:caption-point-x="-0.2402in" draw:caption-point-y="0.6035in">
              <dc:date>2018-09-11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3" draw:text-style-name="P1" svg:width="1.1413in" svg:height="0.7012in" svg:x="10.1791in" svg:y="12.5008in" draw:caption-point-x="-0.2402in" draw:caption-point-y="0.6016in">
              <dc:date>2018-09-17T00:00:00</dc:date>
              <text:p text:style-name="P1"><text:span text:style-name="T1">Chở mẹ đi khám bệnh, xin đi trễ</text:span></text:p>
              <text:p text:style-name="P1"><text:span text:style-name="T1">→ </text:span><text:span text:style-name="T1">khám lâu, xịn off sáng</text:span></text:p>
            </office:annotation>
            <text:p>0.5</text:p>
          </table:table-cell>
          <table:table-cell table:style-name="ce170" office:value-type="float" office:value="0.5">
            <office:annotation draw:style-name="gr3" draw:text-style-name="P1" svg:width="1.1413in" svg:height="0.7012in" svg:x="10.6358in" svg:y="12.5016in" draw:caption-point-x="-0.2402in" draw:caption-point-y="0.6008in">
              <dc:date>2018-09-18T00:00:00</dc:date>
              <text:p text:style-name="P1"><text:span text:style-name="T1">Kẹt xe, 8h34 đến cty</text:span></text:p>
              <text:p text:style-name="P1"><text:span text:style-name="T1">Đi khám bệnh, xin off chiều</text:span></text:p>
            </office:annotation>
            <text:p>0.5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2.5031in" draw:caption-point-x="-0.2402in" draw:caption-point-y="0.5992in">
              <dc:date>2018-09-2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2.5035in" draw:caption-point-x="-0.2402in" draw:caption-point-y="0.5988in">
              <dc:date>2018-09-24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70" office:value-type="float" office:value="0">
            <office:annotation draw:style-name="gr4" draw:text-style-name="P1" svg:width="1.1413in" svg:height="0.3902in" svg:x="13.8323in" svg:y="12.5047in" draw:caption-point-x="-0.2402in" draw:caption-point-y="0.5976in">
              <dc:date>2018-09-2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4.289in" svg:y="12.5051in" draw:caption-point-x="-0.2402in" draw:caption-point-y="0.5972in">
              <dc:date>2018-09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5.202in" svg:y="12.5063in" draw:caption-point-x="-0.2402in" draw:caption-point-y="0.5961in">
              <dc:date>2018-09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CT</text:p>
          </table:table-cell>
          <table:table-cell table:style-name="ce166" table:formula="of:=SUM([.D55:.AG55])" office:value-type="float" office:value="1">
            <text:p>1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1">
            <office:annotation draw:style-name="gr6" draw:text-style-name="P1" svg:width="1.1413in" svg:height="0.2634in" svg:x="5.3854in" svg:y="12.7437in" draw:caption-point-x="-0.2402in" draw:caption-point-y="0.6063in">
              <dc:date>2018-09-05T00:00:00</dc:date>
              <text:p text:style-name="P1"><text:span text:style-name="T1">Đi du lịch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inhT</text:p>
          </table:table-cell>
          <table:table-cell table:style-name="ce166" table:formula="of:=SUM([.D56:.AG56])" office:value-type="float" office:value="1">
            <text:p>1</text:p>
          </table:table-cell>
          <table:table-cell table:style-name="ce170" table:number-columns-repeated="3"/>
          <table:table-cell table:number-columns-repeated="3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5.3854in" svg:y="12.9925in" draw:caption-point-x="-0.2402in" draw:caption-point-y="0.6051in">
              <dc:date>2018-09-07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3.8323in" svg:y="13in" draw:caption-point-x="-0.2402in" draw:caption-point-y="0.5976in">
              <dc:date>2018-09-25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LTT</text:p>
          </table:table-cell>
          <table:table-cell table:style-name="ce166" table:formula="of:=SUM([.D57:.AG57])" office:value-type="float" office:value="4.5">
            <text:p>4.5</text:p>
          </table:table-cell>
          <table:table-cell table:style-name="ce170" table:number-columns-repeated="3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4.472in" svg:y="13.239in" draw:caption-point-x="-0.2402in" draw:caption-point-y="0.6063in">
              <dc:date>2018-09-05T00:00:00</dc:date>
              <text:p text:style-name="P1"><text:span text:style-name="T1">Mệt, xđt, 11h28 đến cty → chấm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">
            <office:annotation draw:style-name="gr2" draw:text-style-name="P1" svg:width="1.1413in" svg:height="0.5457in" svg:x="5.3854in" svg:y="13.2402in" draw:caption-point-x="-0.2402in" draw:caption-point-y="0.6051in">
              <dc:date>2018-09-07T00:00:00</dc:date>
              <text:p text:style-name="P1"><text:span text:style-name="T1">Làm giấy tờ, xin đi trễ, 8h4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4" draw:text-style-name="P1" svg:width="1.1413in" svg:height="0.3902in" svg:x="7.3094in" svg:y="13.2417in" draw:caption-point-x="-0.2402in" draw:caption-point-y="0.6035in">
              <dc:date>2018-09-11T00:00:00</dc:date>
              <text:p text:style-name="P1"><text:span text:style-name="T1">Mệt, xin đi trễ</text:span></text:p>
              <text:p text:style-name="P1"><text:span text:style-name="T1">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0.5">
            <office:annotation draw:style-name="gr2" draw:text-style-name="P1" svg:width="1.1413in" svg:height="0.5457in" svg:x="8.2878in" svg:y="13.2429in" draw:caption-point-x="-0.2402in" draw:caption-point-y="0.6024in">
              <dc:date>2018-09-13T00:00:00</dc:date>
              <text:p text:style-name="P1"><text:span text:style-name="T1">Ghé bác sĩ, xin đi trễ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">
            <office:annotation draw:style-name="gr4" draw:text-style-name="P1" svg:width="1.1413in" svg:height="0.3902in" svg:x="8.7768in" svg:y="13.2433in" draw:caption-point-x="-0.2402in" draw:caption-point-y="0.602in">
              <dc:date>2018-09-14T00:00:00</dc:date>
              <text:p text:style-name="P1"><text:span text:style-name="T1">Bể bánh xe, 8h33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3" draw:text-style-name="P1" svg:width="1.1413in" svg:height="0.7012in" svg:x="10.1791in" svg:y="13.2445in" draw:caption-point-x="-0.2402in" draw:caption-point-y="0.6008in">
              <dc:date>2018-09-17T00:00:00</dc:date>
              <text:p text:style-name="P1"><text:span text:style-name="T1">Ghé ngân hàng làm cv cho cty, xin đi trễ, 11h12 đến cty</text:span></text:p>
            </office:annotation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0.6358in" svg:y="13.2445in" draw:caption-point-x="-0.2402in" draw:caption-point-y="0.6008in">
              <dc:date>2018-09-1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1.5492in" svg:y="13.2445in" draw:caption-point-x="-0.2402in" draw:caption-point-y="0.6008in">
              <dc:date>2018-09-18T00:00:00</dc:date>
              <text:p text:style-name="P1"><text:span text:style-name="T1">Lý do sức khỏe + cá nhân, tạm nghỉ dài hạn</text:span></text:p>
            </office:annotation>
            <text:p>1</text:p>
          </table:table-cell>
          <table:table-cell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13.3756in" svg:y="13.2465in" draw:caption-point-x="-0.2402in" draw:caption-point-y="0.5988in">
              <dc:date>2018-09-24T00:00:00</dc:date>
              <text:p text:style-name="P1"><text:span text:style-name="T1">Mệt, xin đi trễ</text:span></text:p>
              <text:p text:style-name="P1"><text:span text:style-name="T1">→ </text:span><text:span text:style-name="T1">off sáng</text:span></text:p>
            </office:annotation>
            <text:p>0.5</text:p>
          </table:table-cell>
          <table:table-cell table:style-name="ce170" office:value-type="float" office:value="0.5">
            <office:annotation draw:style-name="gr3" draw:text-style-name="P1" svg:width="1.1413in" svg:height="0.7012in" svg:x="13.8323in" svg:y="13.2476in" draw:caption-point-x="-0.2402in" draw:caption-point-y="0.5976in">
              <dc:date>2018-09-25T00:00:00</dc:date>
              <text:p text:style-name="P1"><text:span text:style-name="T1">Đau bụng, xin đi trễ, 10h29 đến cty</text:span><text:span text:style-name="T1"><text:line-break/></text:span><text:span text:style-name="T1">---&gt; tính off sáng</text:span></text:p>
            </office:annotation>
            <text:p>0.5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2" draw:text-style-name="P1" svg:width="1.1413in" svg:height="0.5457in" svg:x="14.7457in" svg:y="13.2445in" draw:caption-point-x="-0.2402in" draw:caption-point-y="0.6008in">
              <dc:date>2018-09-27T00:00:00</dc:date>
              <text:p text:style-name="P1"><text:span text:style-name="T1">Off hàng tuần theo plan</text:span></text:p>
            </office:annotation>
            <text:p>1</text:p>
          </table:table-cell>
          <table:table-cell table:style-name="ce170" office:value-type="float" office:value="0">
            <office:annotation draw:style-name="gr2" draw:text-style-name="P1" svg:width="1.1413in" svg:height="0.5457in" svg:x="15.202in" svg:y="13.2492in" draw:caption-point-x="-0.2402in" draw:caption-point-y="0.5961in">
              <dc:date>2018-09-28T00:00:00</dc:date>
              <text:p text:style-name="P1"><text:span text:style-name="T1">Ghé ngân hàng, xin đi trễ, 8h33 đến cty</text:span></text:p>
            </office:annotation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NTX</text:p>
          </table:table-cell>
          <table:table-cell table:style-name="ce166" table:formula="of:=SUM([.D58:.AG58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ThuyenTTN</text:p>
          </table:table-cell>
          <table:table-cell table:style-name="ce166" table:formula="of:=SUM([.D59:.AG59])" office:value-type="float" office:value="1.5">
            <text:p>1.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.5">
            <office:annotation draw:style-name="gr4" draw:text-style-name="P1" svg:width="1.1413in" svg:height="0.3902in" svg:x="6.8205in" svg:y="13.7358in" draw:caption-point-x="-0.2402in" draw:caption-point-y="0.6047in">
              <dc:date>2018-09-10T00:00:00</dc:date>
              <text:p text:style-name="P1"><text:span text:style-name="T1">Đau đầu, off sáng</text:span></text:p>
            </office:annotation>
            <text:p>0.5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0">
            <office:annotation draw:style-name="gr4" draw:text-style-name="P1" svg:width="1.1413in" svg:height="0.3902in" svg:x="10.1791in" svg:y="13.739in" draw:caption-point-x="-0.2402in" draw:caption-point-y="0.6016in">
              <dc:date>2018-09-17T00:00:00</dc:date>
              <text:p text:style-name="P1"><text:span text:style-name="T1">Hư xe, xin đi trễ, 8h26 đến cty</text:span></text:p>
            </office:annotation>
            <text:p>0</text:p>
          </table:table-cell>
          <table:table-cell table:style-name="ce170" office:value-type="float" office:value="0">
            <text:p>0</text:p>
          </table:table-cell>
          <table:table-cell table:style-name="ce170" office:value-type="float" office:value="1">
            <office:annotation draw:style-name="gr4" draw:text-style-name="P1" svg:width="1.1413in" svg:height="0.3902in" svg:x="11.0925in" svg:y="13.7394in" draw:caption-point-x="-0.2402in" draw:caption-point-y="0.6012in">
              <dc:date>2018-09-19T00:00:00</dc:date>
              <text:p text:style-name="P1"><text:span text:style-name="T1">Mệt trong người, </text:span></text:p>
              <text:p text:style-name="P1"><text:span text:style-name="T1"/></text:p>
            </office:annotation>
            <text:p>1</text:p>
          </table:table-cell>
          <table:table-cell table:number-columns-repeated="2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74" office:value-type="string">
            <text:p>VietBA</text:p>
          </table:table-cell>
          <table:table-cell table:style-name="ce166" table:formula="of:=SUM([.D60:.AG60])" office:value-type="float" office:value="0">
            <text:p>0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58">
            <text:p>58</text:p>
          </table:table-cell>
          <table:table-cell table:style-name="ce44" office:value-type="string">
            <text:p>VinhP</text:p>
          </table:table-cell>
          <table:table-cell table:style-name="ce166" table:formula="of:=SUM([.D61:.AG61])" office:value-type="float" office:value="5">
            <text:p>5</text:p>
          </table:table-cell>
          <table:table-cell table:style-name="ce170" table:number-columns-repeated="3"/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6.8205in" svg:y="14.2283in" draw:caption-point-x="-0.2402in" draw:caption-point-y="0.607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3094in" svg:y="14.2283in" draw:caption-point-x="-0.2402in" draw:caption-point-y="0.607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7.7988in" svg:y="14.2283in" draw:caption-point-x="-0.2402in" draw:caption-point-y="0.607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2878in" svg:y="14.2283in" draw:caption-point-x="-0.2402in" draw:caption-point-y="0.607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office:value-type="float" office:value="1">
            <office:annotation draw:style-name="gr4" draw:text-style-name="P1" svg:width="1.1413in" svg:height="0.3902in" svg:x="8.7768in" svg:y="14.2283in" draw:caption-point-x="-0.2402in" draw:caption-point-y="0.6075in">
              <dc:date>2018-09-10T00:00:00</dc:date>
              <text:p text:style-name="P1"><text:span text:style-name="T1">Không khỏe,off nghỉ ngơi</text:span></text:p>
            </office:annotation>
            <text:p>1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9">
            <text:p>59</text:p>
          </table:table-cell>
          <table:table-cell table:style-name="ce44" office:value-type="string">
            <text:p>ViTHT</text:p>
          </table:table-cell>
          <table:table-cell table:style-name="ce166" table:formula="of:=SUM([.D62:.AG62])" office:value-type="float" office:value="1.5">
            <text:p>1.5</text:p>
          </table:table-cell>
          <table:table-cell table:style-name="ce170" table:number-columns-repeated="3"/>
          <table:table-cell table:style-name="ce170" office:value-type="float" office:value="0.5">
            <office:annotation draw:style-name="gr4" draw:text-style-name="P1" svg:width="1.1413in" svg:height="0.3902in" svg:x="4.0157in" svg:y="14.4772in" draw:caption-point-x="-0.2402in" draw:caption-point-y="0.6067in">
              <dc:date>2018-09-04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3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5" table:style-name="ce170" office:value-type="float" office:value="0">
            <text:p>0</text:p>
          </table:table-cell>
          <table:table-cell table:style-name="ce170" table:number-columns-repeated="2"/>
          <table:table-cell table:number-columns-repeated="4" table:style-name="ce170" office:value-type="float" office:value="0">
            <text:p>0</text:p>
          </table:table-cell>
          <table:table-cell table:style-name="ce170" office:value-type="float" office:value="0">
            <office:annotation draw:style-name="gr4" draw:text-style-name="P1" svg:width="1.1413in" svg:height="0.3902in" svg:x="12.0059in" svg:y="14.4846in" draw:caption-point-x="-0.2402in" draw:caption-point-y="0.5992in">
              <dc:date>2018-09-21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70" table:number-columns-repeated="2"/>
          <table:table-cell table:style-name="ce170" office:value-type="float" office:value="1">
            <office:annotation draw:style-name="gr4" draw:text-style-name="P1" svg:width="1.1413in" svg:height="0.3902in" svg:x="13.3756in" svg:y="14.485in" draw:caption-point-x="-0.2402in" draw:caption-point-y="0.5988in">
              <dc:date>2018-09-24T00:00:00</dc:date>
              <text:p text:style-name="P1"><text:span text:style-name="T1">Đăng ký luận án + đk thi toeic</text:span></text:p>
            </office:annotation>
            <text:p>1</text:p>
          </table:table-cell>
          <table:table-cell table:number-columns-repeated="4" table:style-name="ce170" office:value-type="float" office:value="0">
            <text:p>0</text:p>
          </table:table-cell>
          <table:table-cell table:style-name="ce170" table:number-columns-repeated="2"/>
          <table:table-cell table:style-name="ce43" table:number-columns-repeated="952"/>
        </table:table-row>
        <table:table-row table:style-name="ro2" table:number-rows-repeated="65344">
          <table:table-cell table:style-name="ce43" table:number-columns-repeated="3"/>
          <table:table-cell table:style-name="ce171" table:number-columns-repeated="30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2"/>
          <table:table-cell table:style-name="ce43" table:number-columns-repeated="952"/>
        </table:table-row>
        <table:table-row table:style-name="ro2" table:number-rows-repeated="98312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810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2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49"/>
          <table:table-cell table:number-columns-repeated="3"/>
        </table:table-row>
        <table:table-row table:style-name="ro2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77" table:formula="of:=SUM([.D9:.AH9])" office:value-type="float" office:value="1">
            <text:p>1</text:p>
          </table:table-cell>
          <table:table-cell table:style-name="ce181" office:value-type="float" office:value="1">
            <office:annotation draw:style-name="gr6" draw:text-style-name="P1" svg:width="1.1413in" svg:height="0.2634in" svg:x="2.6457in" svg:y="1.2886in" draw:caption-point-x="-0.2402in" draw:caption-point-y="0.5949in">
              <dc:date>2018-10-01T00:00:00</dc:date>
              <text:p text:style-name="P1">Bị sốt</text:p>
            </office:annotation>
            <text:p>1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77" table:formula="of:=SUM([.D13:.AH13])" office:value-type="float" office:value="4">
            <text:p>4</text:p>
          </table:table-cell>
          <table:table-cell table:style-name="ce181" office:value-type="float" office:value="1">
            <office:annotation draw:style-name="gr4" draw:text-style-name="P1" svg:width="1.1413in" svg:height="0.3902in" svg:x="2.6457in" svg:y="2.215in" draw:caption-point-x="-0.2402in" draw:caption-point-y="0.6012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1024in" svg:y="2.215in" draw:caption-point-x="-0.2402in" draw:caption-point-y="0.6012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5591in" svg:y="2.215in" draw:caption-point-x="-0.2402in" draw:caption-point-y="0.6012in">
              <dc:date>2018-07-24T00:00:00</dc:date>
              <text:p text:style-name="P1"><text:span text:style-name="T1">Nghỉ sau đám cưới</text:span></text:p>
            </office:annotation>
            <text:p>1</text:p>
          </table:table-cell>
          <table:table-cell table:style-name="ce181" table:number-columns-repeated="11"/>
          <table:table-cell table:style-name="ce181" office:value-type="float" office:value="1">
            <office:annotation draw:style-name="gr4" draw:text-style-name="P1" svg:width="1.1413in" svg:height="0.3902in" svg:x="9.2661in" svg:y="2.215in" draw:caption-point-x="-0.2402in" draw:caption-point-y="0.6012in">
              <dc:date>2018-07-24T00:00:00</dc:date>
              <text:p text:style-name="P1"><text:span text:style-name="T1">Nghỉ sau tiệc báo hỉ</text:span></text:p>
            </office:annotation>
            <text:p>1</text:p>
          </table:table-cell>
          <table:table-cell table:style-name="ce181" table:number-columns-repeated="16"/>
          <table:table-cell table:style-name="ce43" table:number-columns-repeated="952"/>
        </table:table-row>
        <table:table-row table:style-name="ro2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5">
            <text:p>25</text:p>
          </table:table-cell>
          <table:table-cell table:style-name="ce44" office:value-type="string">
            <text:p>LocNB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77" table:formula="of:=SUM([.D29:.AH29])" office:value-type="float" office:value="4">
            <text:p>4</text:p>
          </table:table-cell>
          <table:table-cell table:style-name="ce181" office:value-type="float" office:value="1">
            <office:annotation draw:style-name="gr4" draw:text-style-name="P1" svg:width="1.1413in" svg:height="0.3902in" svg:x="2.6457in" svg:y="5.9807in" draw:caption-point-x="-0.2402in" draw:caption-point-y="0.5949in">
              <dc:date>2018-10-01T00:00:00</dc:date>
              <text:p text:style-name="P1">Bận việc gia đình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1024in" svg:y="5.9807in" draw:caption-point-x="-0.2402in" draw:caption-point-y="0.5949in">
              <dc:date>2018-10-01T00:00:00</dc:date>
              <text:p text:style-name="P1">Bận việc gia đình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3.5591in" svg:y="5.9807in" draw:caption-point-x="-0.2402in" draw:caption-point-y="0.5949in">
              <dc:date>2018-10-01T00:00:00</dc:date>
              <text:p text:style-name="P1">Bận việc gia đình</text:p>
            </office:annotation>
            <text:p>1</text:p>
          </table:table-cell>
          <table:table-cell table:style-name="ce181" office:value-type="float" office:value="1">
            <office:annotation draw:style-name="gr4" draw:text-style-name="P1" svg:width="1.1413in" svg:height="0.3902in" svg:x="4.0157in" svg:y="5.9807in" draw:caption-point-x="-0.2402in" draw:caption-point-y="0.5949in">
              <dc:date>2018-10-01T00:00:00</dc:date>
              <text:p text:style-name="P1">Bận việc gia đình</text:p>
            </office:annotation>
            <text:p>1</text:p>
          </table:table-cell>
          <table:table-cell table:style-name="ce181" table:number-columns-repeated="27"/>
          <table:table-cell table:style-name="ce43" table:number-columns-repeated="952"/>
        </table:table-row>
        <table:table-row table:style-name="ro2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office:value-type="float" office:value="0">
            <office:annotation draw:style-name="gr2" draw:text-style-name="P1" svg:width="1.1413in" svg:height="0.5457in" svg:x="2.6457in" svg:y="6.9134in" draw:caption-point-x="-0.2402in" draw:caption-point-y="0.5949in">
              <dc:date>2018-10-01T00:00:00</dc:date>
              <text:p text:style-name="P1">Ghé ngân hàng, xin đi trễ, 9h17 đến cty</text:p>
            </office:annotation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49"/>
          <table:table-cell table:number-columns-repeated="3"/>
        </table:table-row>
        <table:table-row table:style-name="ro2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77" table:formula="of:=SUM([.D44:.AH44])" office:value-type="float" office:value="2">
            <text:p>2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20"/>
          <table:table-cell table:style-name="ce181" office:value-type="float" office:value="1">
            <office:annotation draw:style-name="gr6" draw:text-style-name="P1" svg:width="1.1413in" svg:height="0.2634in" svg:x="12.4622in" svg:y="9.4772in" draw:caption-point-x="-0.2402in" draw:caption-point-y="0.5957in">
              <dc:date>2018-09-25T00:00:00</dc:date>
              <text:p text:style-name="P1"><text:span text:style-name="T1">Đi du lịch</text:span></text:p>
            </office:annotation>
            <text:p>1</text:p>
          </table:table-cell>
          <table:table-cell table:style-name="ce181" office:value-type="float" office:value="1">
            <office:annotation draw:style-name="gr6" draw:text-style-name="P1" svg:width="1.1413in" svg:height="0.2634in" svg:x="12.9189in" svg:y="9.4772in" draw:caption-point-x="-0.2402in" draw:caption-point-y="0.5957in">
              <dc:date>2018-09-25T00:00:00</dc:date>
              <text:p text:style-name="P1"><text:span text:style-name="T1">Đi du lịch</text:span></text:p>
            </office:annotation>
            <text:p>1</text:p>
          </table:table-cell>
          <table:table-cell table:style-name="ce181" table:number-columns-repeated="8"/>
          <table:table-cell table:style-name="ce43" table:number-columns-repeated="952"/>
        </table:table-row>
        <table:table-row table:style-name="ro2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77" table:formula="of:=SUM([.D46:.AH46])" office:value-type="float" office:value="0.5">
            <text:p>0.5</text:p>
          </table:table-cell>
          <table:table-cell table:style-name="ce181" office:value-type="float" office:value="0.5">
            <office:annotation draw:style-name="gr6" draw:text-style-name="P1" svg:width="1.1413in" svg:height="0.2634in" svg:x="2.6457in" svg:y="9.9445in" draw:caption-point-x="-0.2402in" draw:caption-point-y="0.5949in">
              <dc:date>2018-10-01T00:00:00</dc:date>
              <text:p text:style-name="P1">Đi khám bệnh</text:p>
            </office:annotation>
            <text:p>0.5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office:value-type="float" office:value="0">
            <office:annotation draw:style-name="gr2" draw:text-style-name="P1" svg:width="1.1413in" svg:height="0.5457in" svg:x="2.6457in" svg:y="11.1102in" draw:caption-point-x="-0.2402in" draw:caption-point-y="0.5949in">
              <dc:date>2018-10-01T00:00:00</dc:date>
              <text:p text:style-name="P1">Ghé ngân hàng, xin đi trễ, 8h57 đến cty</text:p>
            </office:annotation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77" table:formula="of:=SUM([.D56:.AH56])" office:value-type="float" office:value="1">
            <text:p>1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2"/>
          <table:table-cell table:style-name="ce181" office:value-type="float" office:value="1">
            <office:annotation draw:style-name="gr2" draw:text-style-name="P1" svg:width="1.1413in" svg:height="0.5457in" svg:x="4.0157in" svg:y="12.2713in" draw:caption-point-x="-0.2402in" draw:caption-point-y="0.5996in">
              <dc:date>2018-09-27T00:00:00</dc:date>
              <text:p text:style-name="P1"><text:span text:style-name="T1">Off hàng tuần theo plan</text:span></text:p>
            </office:annotation>
            <text:p>1</text:p>
          </table:table-cell>
          <table:table-cell table:style-name="ce181" table:number-columns-repeated="27"/>
          <table:table-cell table:style-name="ce43" table:number-columns-repeated="952"/>
        </table:table-row>
        <table:table-row table:style-name="ro2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77" table:formula="of:=SUM([.D58:.AH58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2"/>
        </table:table-row>
        <table:table-row table:style-name="ro2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77" table:formula="of:=SUM([.D59:.AH59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1"/>
          <table:table-cell/>
        </table:table-row>
        <table:table-row table:style-name="ro2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77" table:formula="of:=SUM([.D60:.AH60])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style-name="ce181" table:number-columns-repeated="30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ocNB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88" table:formula="of:=SUM([.D57:.AH57])" office:value-type="float" office:value="3">
            <text:p>3</text:p>
          </table:table-cell>
          <table:table-cell table:style-name="ce192" table:number-columns-repeated="4"/>
          <table:table-cell table:style-name="ce192" office:value-type="float" office:value="1">
            <office:annotation draw:style-name="gr4" draw:text-style-name="P1" svg:width="1.1413in" svg:height="0.3902in" svg:x="4.472in" svg:y="13.25in" draw:caption-point-x="-0.2402in" draw:caption-point-y="0.5953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2" office:value-type="float" office:value="1">
            <office:annotation draw:style-name="gr4" draw:text-style-name="P1" svg:width="1.1413in" svg:height="0.3902in" svg:x="4.9287in" svg:y="13.25in" draw:caption-point-x="-0.2402in" draw:caption-point-y="0.5953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2" office:value-type="float" office:value="1">
            <office:annotation draw:style-name="gr4" draw:text-style-name="P1" svg:width="1.1413in" svg:height="0.3902in" svg:x="5.3854in" svg:y="13.25in" draw:caption-point-x="-0.2402in" draw:caption-point-y="0.5953in">
              <dc:date>2018-09-25T00:00:00</dc:date>
              <text:p text:style-name="P1"><text:span text:style-name="T1">Đi du lịch Thái Lan</text:span></text:p>
            </office:annotation>
            <text:p>1</text:p>
          </table:table-cell>
          <table:table-cell table:style-name="ce192" table:number-columns-repeated="24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88" table:formula="of:=SUM([.D58:.AH5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88" table:formula="of:=SUM([.D59:.AH5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88" table:formula="of:=SUM([.D60:.AH6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1"/>
          <table:table-cell/>
        </table:table-row>
        <table:table-row table:style-name="ro2" table:number-rows-repeated="65342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73" office:value-type="string">
            <text:p>Cuong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73" office:value-type="string">
            <text:p>DaiPD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DauDQ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74" office:value-type="string">
            <text:p>HaTH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LV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ocNB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PV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tN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ngLM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VNQ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atHD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aiPA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amHVH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anNN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oanBV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aiNHQ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amDT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anhCH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ThinhCT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ThinhT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3">
            <text:p>53</text:p>
          </table:table-cell>
          <table:table-cell table:style-name="ce44" office:value-type="string">
            <text:p>ThuyLTT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4">
            <text:p>54</text:p>
          </table:table-cell>
          <table:table-cell table:style-name="ce44" office:value-type="string">
            <text:p>ThuyNTX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5">
            <text:p>55</text:p>
          </table:table-cell>
          <table:table-cell table:style-name="ce44" office:value-type="string">
            <text:p>ThuyenTTN</text:p>
          </table:table-cell>
          <table:table-cell table:style-name="ce199" table:formula="of:=SUM([.D58:.AH5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99" table:formula="of:=SUM([.D59:.AH5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1"/>
          <table:table-cell/>
        </table:table-row>
        <table:table-row table:style-name="ro6">
          <table:table-cell table:style-name="ce71" office:value-type="float" office:value="57">
            <text:p>57</text:p>
          </table:table-cell>
          <table:table-cell table:style-name="ce44" office:value-type="string">
            <text:p>ViTHT</text:p>
          </table:table-cell>
          <table:table-cell table:style-name="ce199" table:formula="of:=SUM([.D60:.AH6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1"/>
          <table:table-cell/>
        </table:table-row>
        <table:table-row table:style-name="ro2" table:number-rows-repeated="65339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9:Tong_Hop_Ngay_Nghi_2018.O63" table:display-filter-buttons="true"/>
        <table:database-range table:name="__Anonymous_Sheet_DB__2" table:target-range-address="Tong_Hop_Ngay_Nghi_2018.A6:Tong_Hop_Ngay_Nghi_2018.O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10/01/2018</text:date>, <text:time>09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10-01">10/01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174</meta:editing-cycles>
    <meta:editing-duration>P31DT12H41M10S</meta:editing-duration>
    <meta:generator>OpenOffice/4.1.2$Win32 OpenOffice.org_project/412m3$Build-9782</meta:generator>
    <dc:date>2018-10-01T09:45:13.56</dc:date>
    <meta:print-date>2018-01-05T11:35:11.94</meta:print-date>
    <meta:document-statistic meta:table-count="15" meta:cell-count="12475" meta:object-count="0"/>
    <meta:user-defined meta:name="Info 1"/>
    <meta:user-defined meta:name="Info 2"/>
    <meta:user-defined meta:name="Info 3"/>
    <meta:user-defined meta:name="Info 4"/>
  </office:meta>
</office:document-meta>
</file>